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3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 style:data-style-name="N11"/>
    <style:style style:name="ce7" style:family="table-cell" style:parent-style-name="Default" style:data-style-name="N100"/>
    <style:style style:name="ce8" style:family="table-cell" style:parent-style-name="Default" style:data-style-name="N128">
      <style:table-cell-properties fo:background-color="#ffff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tiger" table:style-name="ta1">
        <table:shapes>
          <draw:frame draw:z-index="0" draw:style-name="gr1" draw:text-style-name="P1" svg:width="453.51pt" svg:height="148.03pt" svg:x="457.51pt" svg:y="524.83pt">
            <loext:p draw:notify-on-update-of-ranges="tiger.C22:tiger.C22 tiger.D22:tiger.W22 tiger.C55:tiger.C55 tiger.D55:tiger.W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48.03pt" svg:x="456.89pt" svg:y="681.7pt">
            <loext:p draw:notify-on-update-of-ranges="tiger.C20:tiger.C20 tiger.D20:tiger.W20 tiger.C53:tiger.C53 tiger.D53:tiger.W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453.51pt" svg:height="255.09pt" svg:x="743.07pt" svg:y="1483.09pt">
            <loext:p draw:notify-on-update-of-ranges="tiger.C126:tiger.C126 tiger.D126:tiger.W126 tiger.C128:tiger.C128 tiger.D128:tiger.W128 tiger.C134:tiger.C134 tiger.D134:tiger.W1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1" svg:width="453.51pt" svg:height="255.09pt" svg:x="946.97pt" svg:y="1789.06pt">
            <loext:p draw:notify-on-update-of-ranges="tiger.C153:tiger.C153 tiger.D153:tiger.M153 tiger.C155:tiger.C155 tiger.D155:tiger.M155 tiger.C161:tiger.C161 tiger.D161:tiger.M16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2" draw:text-style-name="P1" svg:width="453.51pt" svg:height="255.09pt" svg:x="970.72pt" svg:y="2172.02pt">
            <loext:p draw:notify-on-update-of-ranges="tiger.C180:tiger.C180 tiger.D180:tiger.M180 tiger.C182:tiger.C182 tiger.D182:tiger.M182 tiger.C188:tiger.C188 tiger.D188:tiger.M18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2" draw:text-style-name="P1" svg:width="453.51pt" svg:height="255.09pt" svg:x="934.55pt" svg:y="2538.77pt">
            <loext:p draw:notify-on-update-of-ranges="tiger.C207:tiger.C207 tiger.D207:tiger.M207 tiger.C209:tiger.C209 tiger.D209:tiger.M209 tiger.C215:tiger.C215 tiger.D215:tiger.M2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2" draw:text-style-name="P1" svg:width="453.51pt" svg:height="255.09pt" svg:x="946.97pt" svg:y="2860.33pt">
            <loext:p draw:notify-on-update-of-ranges="tiger.C234:tiger.C234 tiger.D234:tiger.M234 tiger.C236:tiger.C236 tiger.D236:tiger.M236 tiger.C242:tiger.C242 tiger.D242:tiger.M24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2" draw:text-style-name="P1" svg:width="453.51pt" svg:height="255.09pt" svg:x="922.05pt" svg:y="3150.82pt">
            <loext:p draw:notify-on-update-of-ranges="tiger.C246:tiger.C246 tiger.D246:tiger.M246 tiger.C247:tiger.C247 tiger.D247:tiger.M247 tiger.C248:tiger.C248 tiger.D248:tiger.M248 tiger.C249:tiger.C249 tiger.D249:tiger.M249 tiger.C250:tiger.C250 tiger.D250:tiger.M25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2" draw:text-style-name="P1" svg:width="453.51pt" svg:height="255.09pt" svg:x="913.41pt" svg:y="3420.31pt">
            <loext:p draw:notify-on-update-of-ranges="tiger.C253:tiger.C253 tiger.D253:tiger.M253 tiger.C254:tiger.C254 tiger.D254:tiger.M254 tiger.C255:tiger.C255 tiger.D255:tiger.M255 tiger.C256:tiger.C256 tiger.D256:tiger.M256 tiger.C257:tiger.C257 tiger.D257:tiger.M25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2" draw:text-style-name="P1" svg:width="453.51pt" svg:height="255.09pt" svg:x="437.61pt" svg:y="3509.18pt">
            <loext:p draw:notify-on-update-of-ranges="tiger.C260:tiger.C260 tiger.D260:tiger.M260 tiger.C261:tiger.C261 tiger.D261:tiger.M261 tiger.C262:tiger.C262 tiger.D262:tiger.M262 tiger.C263:tiger.C263 tiger.D263:tiger.M263 tiger.C264:tiger.C264 tiger.D264:tiger.M26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/>
          <table:table-cell table:style-name="ce2" office:value-type="string" calcext:value-type="string">
            <text:p>Size / 0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5]+1" office:value-type="float" office:value="2" calcext:value-type="float">
            <text:p>2</text:p>
          </table:table-cell>
          <table:table-cell table:style-name="ce2" table:formula="of:=[.E5]+1" office:value-type="float" office:value="3" calcext:value-type="float">
            <text:p>3</text:p>
          </table:table-cell>
          <table:table-cell table:style-name="ce2" table:formula="of:=[.F5]+1" office:value-type="float" office:value="4" calcext:value-type="float">
            <text:p>4</text:p>
          </table:table-cell>
          <table:table-cell table:style-name="ce2" table:formula="of:=[.G5]+1" office:value-type="float" office:value="5" calcext:value-type="float">
            <text:p>5</text:p>
          </table:table-cell>
          <table:table-cell table:style-name="ce2" table:formula="of:=[.H5]+1" office:value-type="float" office:value="6" calcext:value-type="float">
            <text:p>6</text:p>
          </table:table-cell>
          <table:table-cell table:style-name="ce2" table:formula="of:=[.I5]+1" office:value-type="float" office:value="7" calcext:value-type="float">
            <text:p>7</text:p>
          </table:table-cell>
          <table:table-cell table:style-name="ce2" table:formula="of:=[.J5]+1" office:value-type="float" office:value="8" calcext:value-type="float">
            <text:p>8</text:p>
          </table:table-cell>
          <table:table-cell table:style-name="ce2" table:formula="of:=[.K5]+1" office:value-type="float" office:value="9" calcext:value-type="float">
            <text:p>9</text:p>
          </table:table-cell>
          <table:table-cell table:style-name="ce2" table:formula="of:=[.L5]+1" office:value-type="float" office:value="10" calcext:value-type="float">
            <text:p>10</text:p>
          </table:table-cell>
          <table:table-cell table:style-name="ce2" table:formula="of:=[.M5]+1" office:value-type="float" office:value="11" calcext:value-type="float">
            <text:p>11</text:p>
          </table:table-cell>
          <table:table-cell table:style-name="ce2" table:formula="of:=[.N5]+1" office:value-type="float" office:value="12" calcext:value-type="float">
            <text:p>12</text:p>
          </table:table-cell>
          <table:table-cell table:style-name="ce2" table:formula="of:=[.O5]+1" office:value-type="float" office:value="13" calcext:value-type="float">
            <text:p>13</text:p>
          </table:table-cell>
          <table:table-cell table:style-name="ce2" table:formula="of:=[.P5]+1" office:value-type="float" office:value="14" calcext:value-type="float">
            <text:p>14</text:p>
          </table:table-cell>
          <table:table-cell table:style-name="ce2" table:formula="of:=[.Q5]+1" office:value-type="float" office:value="15" calcext:value-type="float">
            <text:p>15</text:p>
          </table:table-cell>
          <table:table-cell table:style-name="ce2" table:formula="of:=[.R5]+1" office:value-type="float" office:value="16" calcext:value-type="float">
            <text:p>16</text:p>
          </table:table-cell>
          <table:table-cell table:style-name="ce2" table:formula="of:=[.S5]+1" office:value-type="float" office:value="17" calcext:value-type="float">
            <text:p>17</text:p>
          </table:table-cell>
          <table:table-cell table:style-name="ce2" table:formula="of:=[.T5]+1" office:value-type="float" office:value="18" calcext:value-type="float">
            <text:p>18</text:p>
          </table:table-cell>
          <table:table-cell table:style-name="ce2" table:formula="of:=[.U5]+1" office:value-type="float" office:value="19" calcext:value-type="float">
            <text:p>19</text:p>
          </table:table-cell>
          <table:table-cell table:style-name="ce2" table:formula="of:=[.V5]+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0.78" calcext:value-type="float">
            <text:p>0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72" calcext:value-type="float">
            <text:p>3.72</text:p>
          </table:table-cell>
          <table:table-cell office:value-type="float" office:value="3.75" calcext:value-type="float">
            <text:p>3.75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5" calcext:value-type="float">
            <text:p>3.65</text:p>
          </table:table-cell>
          <table:table-cell office:value-type="float" office:value="3.74" calcext:value-type="float">
            <text:p>3.74</text:p>
          </table:table-cell>
          <table:table-cell office:value-type="float" office:value="3.73" calcext:value-type="float">
            <text:p>3.73</text:p>
          </table:table-cell>
          <table:table-cell office:value-type="float" office:value="3.62" calcext:value-type="float">
            <text:p>3.62</text:p>
          </table:table-cell>
          <table:table-cell office:value-type="float" office:value="3.7" calcext:value-type="float">
            <text:p>3.7</text:p>
          </table:table-cell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3.69" calcext:value-type="float">
            <text:p>3.69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7" calcext:value-type="float">
            <text:p>3.7</text:p>
          </table:table-cell>
          <table:table-cell office:value-type="float" office:value="3.76" calcext:value-type="float">
            <text:p>3.76</text:p>
          </table:table-cell>
          <table:table-cell office:value-type="float" office:value="3.68" calcext:value-type="float">
            <text:p>3.68</text:p>
          </table:table-cell>
          <table:table-cell office:value-type="float" office:value="3.7" calcext:value-type="float">
            <text:p>3.7</text:p>
          </table:table-cell>
          <table:table-cell office:value-type="float" office:value="3.64" calcext:value-type="float">
            <text:p>3.64</text:p>
          </table:table-cell>
          <table:table-cell office:value-type="float" office:value="3.69" calcext:value-type="float">
            <text:p>3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7.47" calcext:value-type="float">
            <text:p>7.47</text:p>
          </table:table-cell>
          <table:table-cell office:value-type="float" office:value="7.32" calcext:value-type="float">
            <text:p>7.32</text:p>
          </table:table-cell>
          <table:table-cell office:value-type="float" office:value="7.35" calcext:value-type="float">
            <text:p>7.35</text:p>
          </table:table-cell>
          <table:table-cell office:value-type="float" office:value="7.29" calcext:value-type="float">
            <text:p>7.29</text:p>
          </table:table-cell>
          <table:table-cell office:value-type="float" office:value="7.41" calcext:value-type="float">
            <text:p>7.41</text:p>
          </table:table-cell>
          <table:table-cell office:value-type="float" office:value="7.33" calcext:value-type="float">
            <text:p>7.33</text:p>
          </table:table-cell>
          <table:table-cell office:value-type="float" office:value="7.24" calcext:value-type="float">
            <text:p>7.24</text:p>
          </table:table-cell>
          <table:table-cell office:value-type="float" office:value="7.29" calcext:value-type="float">
            <text:p>7.29</text:p>
          </table:table-cell>
          <table:table-cell office:value-type="float" office:value="7.23" calcext:value-type="float">
            <text:p>7.23</text:p>
          </table:table-cell>
          <table:table-cell office:value-type="float" office:value="7.4" calcext:value-type="float">
            <text:p>7.4</text:p>
          </table:table-cell>
          <table:table-cell office:value-type="float" office:value="7.34" calcext:value-type="float">
            <text:p>7.34</text:p>
          </table:table-cell>
          <table:table-cell office:value-type="float" office:value="7.31" calcext:value-type="float">
            <text:p>7.31</text:p>
          </table:table-cell>
          <table:table-cell office:value-type="float" office:value="7.49" calcext:value-type="float">
            <text:p>7.49</text:p>
          </table:table-cell>
          <table:table-cell office:value-type="float" office:value="7.39" calcext:value-type="float">
            <text:p>7.39</text:p>
          </table:table-cell>
          <table:table-cell office:value-type="float" office:value="7.45" calcext:value-type="float">
            <text:p>7.45</text:p>
          </table:table-cell>
          <table:table-cell office:value-type="float" office:value="7.35" calcext:value-type="float">
            <text:p>7.35</text:p>
          </table:table-cell>
          <table:table-cell office:value-type="float" office:value="7.45" calcext:value-type="float">
            <text:p>7.45</text:p>
          </table:table-cell>
          <table:table-cell office:value-type="float" office:value="7.37" calcext:value-type="float">
            <text:p>7.37</text:p>
          </table:table-cell>
          <table:table-cell office:value-type="float" office:value="7.44" calcext:value-type="float">
            <text:p>7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.02" calcext:value-type="float">
            <text:p>15.02</text:p>
          </table:table-cell>
          <table:table-cell office:value-type="float" office:value="15.01" calcext:value-type="float">
            <text:p>15.01</text:p>
          </table:table-cell>
          <table:table-cell office:value-type="float" office:value="14.65" calcext:value-type="float">
            <text:p>14.65</text:p>
          </table:table-cell>
          <table:table-cell office:value-type="float" office:value="14.72" calcext:value-type="float">
            <text:p>14.72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88" calcext:value-type="float">
            <text:p>14.88</text:p>
          </table:table-cell>
          <table:table-cell office:value-type="float" office:value="14.48" calcext:value-type="float">
            <text:p>14.48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" calcext:value-type="float">
            <text:p>14.7</text:p>
          </table:table-cell>
          <table:table-cell office:value-type="float" office:value="14.78" calcext:value-type="float">
            <text:p>14.78</text:p>
          </table:table-cell>
          <table:table-cell office:value-type="float" office:value="14.72" calcext:value-type="float">
            <text:p>14.72</text:p>
          </table:table-cell>
          <table:table-cell office:value-type="float" office:value="14.45" calcext:value-type="float">
            <text:p>14.45</text:p>
          </table:table-cell>
          <table:table-cell office:value-type="float" office:value="14.86" calcext:value-type="float">
            <text:p>14.86</text:p>
          </table:table-cell>
          <table:table-cell office:value-type="float" office:value="14.66" calcext:value-type="float">
            <text:p>14.66</text:p>
          </table:table-cell>
          <table:table-cell office:value-type="float" office:value="15.1" calcext:value-type="float">
            <text:p>15.1</text:p>
          </table:table-cell>
          <table:table-cell office:value-type="float" office:value="14.78" calcext:value-type="float">
            <text:p>14.78</text:p>
          </table:table-cell>
          <table:table-cell office:value-type="float" office:value="14.95" calcext:value-type="float">
            <text:p>14.95</text:p>
          </table:table-cell>
          <table:table-cell office:value-type="float" office:value="14.76" calcext:value-type="float">
            <text:p>14.76</text:p>
          </table:table-cell>
          <table:table-cell office:value-type="float" office:value="14.98" calcext:value-type="float">
            <text:p>14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.74" calcext:value-type="float">
            <text:p>29.74</text:p>
          </table:table-cell>
          <table:table-cell office:value-type="float" office:value="29.78" calcext:value-type="float">
            <text:p>29.78</text:p>
          </table:table-cell>
          <table:table-cell office:value-type="float" office:value="29.3" calcext:value-type="float">
            <text:p>29.3</text:p>
          </table:table-cell>
          <table:table-cell office:value-type="float" office:value="29.19" calcext:value-type="float">
            <text:p>29.19</text:p>
          </table:table-cell>
          <table:table-cell office:value-type="float" office:value="29.17" calcext:value-type="float">
            <text:p>29.17</text:p>
          </table:table-cell>
          <table:table-cell office:value-type="float" office:value="29.74" calcext:value-type="float">
            <text:p>29.74</text:p>
          </table:table-cell>
          <table:table-cell office:value-type="float" office:value="29.49" calcext:value-type="float">
            <text:p>29.49</text:p>
          </table:table-cell>
          <table:table-cell office:value-type="float" office:value="28.81" calcext:value-type="float">
            <text:p>28.81</text:p>
          </table:table-cell>
          <table:table-cell office:value-type="float" office:value="29.3" calcext:value-type="float">
            <text:p>29.3</text:p>
          </table:table-cell>
          <table:table-cell office:value-type="float" office:value="28.9" calcext:value-type="float">
            <text:p>28.9</text:p>
          </table:table-cell>
          <table:table-cell office:value-type="float" office:value="29.56" calcext:value-type="float">
            <text:p>29.56</text:p>
          </table:table-cell>
          <table:table-cell office:value-type="float" office:value="29.36" calcext:value-type="float">
            <text:p>29.36</text:p>
          </table:table-cell>
          <table:table-cell office:value-type="float" office:value="28.95" calcext:value-type="float">
            <text:p>28.95</text:p>
          </table:table-cell>
          <table:table-cell office:value-type="float" office:value="29.7" calcext:value-type="float">
            <text:p>29.7</text:p>
          </table:table-cell>
          <table:table-cell office:value-type="float" office:value="29.5" calcext:value-type="float">
            <text:p>29.5</text:p>
          </table:table-cell>
          <table:table-cell office:value-type="float" office:value="29.99" calcext:value-type="float">
            <text:p>29.99</text:p>
          </table:table-cell>
          <table:table-cell office:value-type="float" office:value="29.6" calcext:value-type="float">
            <text:p>29.6</text:p>
          </table:table-cell>
          <table:table-cell office:value-type="float" office:value="29.63" calcext:value-type="float">
            <text:p>29.63</text:p>
          </table:table-cell>
          <table:table-cell office:value-type="float" office:value="29.72" calcext:value-type="float">
            <text:p>29.72</text:p>
          </table:table-cell>
          <table:table-cell office:value-type="float" office:value="30.04" calcext:value-type="float">
            <text:p>30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0.2" calcext:value-type="float">
            <text:p>60.2</text:p>
          </table:table-cell>
          <table:table-cell office:value-type="float" office:value="59.38" calcext:value-type="float">
            <text:p>59.38</text:p>
          </table:table-cell>
          <table:table-cell office:value-type="float" office:value="58.82" calcext:value-type="float">
            <text:p>58.82</text:p>
          </table:table-cell>
          <table:table-cell office:value-type="float" office:value="58.67" calcext:value-type="float">
            <text:p>58.67</text:p>
          </table:table-cell>
          <table:table-cell office:value-type="float" office:value="57.74" calcext:value-type="float">
            <text:p>57.74</text:p>
          </table:table-cell>
          <table:table-cell office:value-type="float" office:value="58.68" calcext:value-type="float">
            <text:p>58.68</text:p>
          </table:table-cell>
          <table:table-cell office:value-type="float" office:value="59.04" calcext:value-type="float">
            <text:p>59.04</text:p>
          </table:table-cell>
          <table:table-cell office:value-type="float" office:value="56.77" calcext:value-type="float">
            <text:p>56.77</text:p>
          </table:table-cell>
          <table:table-cell office:value-type="float" office:value="58.14" calcext:value-type="float">
            <text:p>58.14</text:p>
          </table:table-cell>
          <table:table-cell office:value-type="float" office:value="58.5" calcext:value-type="float">
            <text:p>58.5</text:p>
          </table:table-cell>
          <table:table-cell office:value-type="float" office:value="58.47" calcext:value-type="float">
            <text:p>58.47</text:p>
          </table:table-cell>
          <table:table-cell office:value-type="float" office:value="58.04" calcext:value-type="float">
            <text:p>58.04</text:p>
          </table:table-cell>
          <table:table-cell office:value-type="float" office:value="57.29" calcext:value-type="float">
            <text:p>57.29</text:p>
          </table:table-cell>
          <table:table-cell office:value-type="float" office:value="59.48" calcext:value-type="float">
            <text:p>59.48</text:p>
          </table:table-cell>
          <table:table-cell office:value-type="float" office:value="58.9" calcext:value-type="float">
            <text:p>58.9</text:p>
          </table:table-cell>
          <table:table-cell office:value-type="float" office:value="59.17" calcext:value-type="float">
            <text:p>59.17</text:p>
          </table:table-cell>
          <table:table-cell office:value-type="float" office:value="59.7" calcext:value-type="float">
            <text:p>59.7</text:p>
          </table:table-cell>
          <table:table-cell office:value-type="float" office:value="58.8" calcext:value-type="float">
            <text:p>58.8</text:p>
          </table:table-cell>
          <table:table-cell office:value-type="float" office:value="59.11" calcext:value-type="float">
            <text:p>59.11</text:p>
          </table:table-cell>
          <table:table-cell office:value-type="float" office:value="59.96" calcext:value-type="float">
            <text:p>59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13.33" calcext:value-type="float">
            <text:p>113.33</text:p>
          </table:table-cell>
          <table:table-cell office:value-type="float" office:value="114.49" calcext:value-type="float">
            <text:p>114.49</text:p>
          </table:table-cell>
          <table:table-cell office:value-type="float" office:value="111.15" calcext:value-type="float">
            <text:p>111.15</text:p>
          </table:table-cell>
          <table:table-cell office:value-type="float" office:value="114.1" calcext:value-type="float">
            <text:p>114.1</text:p>
          </table:table-cell>
          <table:table-cell office:value-type="float" office:value="111.32" calcext:value-type="float">
            <text:p>111.32</text:p>
          </table:table-cell>
          <table:table-cell office:value-type="float" office:value="114.19" calcext:value-type="float">
            <text:p>114.19</text:p>
          </table:table-cell>
          <table:table-cell office:value-type="float" office:value="112.19" calcext:value-type="float">
            <text:p>112.19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1.23" calcext:value-type="float">
            <text:p>111.23</text:p>
          </table:table-cell>
          <table:table-cell office:value-type="float" office:value="111.37" calcext:value-type="float">
            <text:p>111.37</text:p>
          </table:table-cell>
          <table:table-cell office:value-type="float" office:value="112.54" calcext:value-type="float">
            <text:p>112.54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1.08" calcext:value-type="float">
            <text:p>111.08</text:p>
          </table:table-cell>
          <table:table-cell office:value-type="float" office:value="114.31" calcext:value-type="float">
            <text:p>114.31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2.87" calcext:value-type="float">
            <text:p>112.87</text:p>
          </table:table-cell>
          <table:table-cell office:value-type="float" office:value="114" calcext:value-type="float">
            <text:p>114</text:p>
          </table:table-cell>
          <table:table-cell office:value-type="float" office:value="113.29" calcext:value-type="float">
            <text:p>113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29.24" calcext:value-type="float">
            <text:p>229.24</text:p>
          </table:table-cell>
          <table:table-cell office:value-type="float" office:value="228.79" calcext:value-type="float">
            <text:p>228.79</text:p>
          </table:table-cell>
          <table:table-cell office:value-type="float" office:value="224.76" calcext:value-type="float">
            <text:p>224.76</text:p>
          </table:table-cell>
          <table:table-cell office:value-type="float" office:value="227.33" calcext:value-type="float">
            <text:p>227.33</text:p>
          </table:table-cell>
          <table:table-cell office:value-type="float" office:value="224.46" calcext:value-type="float">
            <text:p>224.46</text:p>
          </table:table-cell>
          <table:table-cell office:value-type="float" office:value="228.05" calcext:value-type="float">
            <text:p>228.05</text:p>
          </table:table-cell>
          <table:table-cell office:value-type="float" office:value="227.06" calcext:value-type="float">
            <text:p>227.06</text:p>
          </table:table-cell>
          <table:table-cell office:value-type="float" office:value="224.04" calcext:value-type="float">
            <text:p>224.04</text:p>
          </table:table-cell>
          <table:table-cell office:value-type="float" office:value="224.94" calcext:value-type="float">
            <text:p>224.94</text:p>
          </table:table-cell>
          <table:table-cell office:value-type="float" office:value="223.38" calcext:value-type="float">
            <text:p>223.38</text:p>
          </table:table-cell>
          <table:table-cell office:value-type="float" office:value="227.63" calcext:value-type="float">
            <text:p>227.63</text:p>
          </table:table-cell>
          <table:table-cell office:value-type="float" office:value="225.9" calcext:value-type="float">
            <text:p>225.9</text:p>
          </table:table-cell>
          <table:table-cell office:value-type="float" office:value="221.92" calcext:value-type="float">
            <text:p>221.92</text:p>
          </table:table-cell>
          <table:table-cell office:value-type="float" office:value="229.02" calcext:value-type="float">
            <text:p>229.02</text:p>
          </table:table-cell>
          <table:table-cell office:value-type="float" office:value="230.65" calcext:value-type="float">
            <text:p>230.65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1.53" calcext:value-type="float">
            <text:p>231.53</text:p>
          </table:table-cell>
          <table:table-cell office:value-type="float" office:value="227.07" calcext:value-type="float">
            <text:p>227.07</text:p>
          </table:table-cell>
          <table:table-cell office:value-type="float" office:value="229" calcext:value-type="float">
            <text:p>229</text:p>
          </table:table-cell>
          <table:table-cell office:value-type="float" office:value="228.81" calcext:value-type="float">
            <text:p>228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36.51" calcext:value-type="float">
            <text:p>436.51</text:p>
          </table:table-cell>
          <table:table-cell office:value-type="float" office:value="436.52" calcext:value-type="float">
            <text:p>436.52</text:p>
          </table:table-cell>
          <table:table-cell office:value-type="float" office:value="428.78" calcext:value-type="float">
            <text:p>428.78</text:p>
          </table:table-cell>
          <table:table-cell office:value-type="float" office:value="436.92" calcext:value-type="float">
            <text:p>436.92</text:p>
          </table:table-cell>
          <table:table-cell office:value-type="float" office:value="428.7" calcext:value-type="float">
            <text:p>428.7</text:p>
          </table:table-cell>
          <table:table-cell office:value-type="float" office:value="432.27" calcext:value-type="float">
            <text:p>432.27</text:p>
          </table:table-cell>
          <table:table-cell office:value-type="float" office:value="434.73" calcext:value-type="float">
            <text:p>434.73</text:p>
          </table:table-cell>
          <table:table-cell office:value-type="float" office:value="428.06" calcext:value-type="float">
            <text:p>428.06</text:p>
          </table:table-cell>
          <table:table-cell office:value-type="float" office:value="426.9" calcext:value-type="float">
            <text:p>426.9</text:p>
          </table:table-cell>
          <table:table-cell office:value-type="float" office:value="426.81" calcext:value-type="float">
            <text:p>426.81</text:p>
          </table:table-cell>
          <table:table-cell office:value-type="float" office:value="432.91" calcext:value-type="float">
            <text:p>432.91</text:p>
          </table:table-cell>
          <table:table-cell office:value-type="float" office:value="429.71" calcext:value-type="float">
            <text:p>429.71</text:p>
          </table:table-cell>
          <table:table-cell office:value-type="float" office:value="421.04" calcext:value-type="float">
            <text:p>421.04</text:p>
          </table:table-cell>
          <table:table-cell office:value-type="float" office:value="439.54" calcext:value-type="float">
            <text:p>439.54</text:p>
          </table:table-cell>
          <table:table-cell office:value-type="float" office:value="436.5" calcext:value-type="float">
            <text:p>436.5</text:p>
          </table:table-cell>
          <table:table-cell office:value-type="float" office:value="437.48" calcext:value-type="float">
            <text:p>437.48</text:p>
          </table:table-cell>
          <table:table-cell office:value-type="float" office:value="437.35" calcext:value-type="float">
            <text:p>437.35</text:p>
          </table:table-cell>
          <table:table-cell office:value-type="float" office:value="434.71" calcext:value-type="float">
            <text:p>434.71</text:p>
          </table:table-cell>
          <table:table-cell office:value-type="float" office:value="436.21" calcext:value-type="float">
            <text:p>436.21</text:p>
          </table:table-cell>
          <table:table-cell office:value-type="float" office:value="435.47" calcext:value-type="float">
            <text:p>435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783.38" calcext:value-type="float">
            <text:p>783.38</text:p>
          </table:table-cell>
          <table:table-cell office:value-type="float" office:value="784.55" calcext:value-type="float">
            <text:p>784.55</text:p>
          </table:table-cell>
          <table:table-cell office:value-type="float" office:value="766.7" calcext:value-type="float">
            <text:p>766.7</text:p>
          </table:table-cell>
          <table:table-cell office:value-type="float" office:value="782.13" calcext:value-type="float">
            <text:p>782.13</text:p>
          </table:table-cell>
          <table:table-cell office:value-type="float" office:value="767.62" calcext:value-type="float">
            <text:p>767.62</text:p>
          </table:table-cell>
          <table:table-cell office:value-type="float" office:value="780.34" calcext:value-type="float">
            <text:p>780.34</text:p>
          </table:table-cell>
          <table:table-cell office:value-type="float" office:value="776.91" calcext:value-type="float">
            <text:p>776.91</text:p>
          </table:table-cell>
          <table:table-cell office:value-type="float" office:value="770.42" calcext:value-type="float">
            <text:p>770.42</text:p>
          </table:table-cell>
          <table:table-cell office:value-type="float" office:value="769.98" calcext:value-type="float">
            <text:p>769.98</text:p>
          </table:table-cell>
          <table:table-cell office:value-type="float" office:value="762.19" calcext:value-type="float">
            <text:p>762.19</text:p>
          </table:table-cell>
          <table:table-cell office:value-type="float" office:value="772.89" calcext:value-type="float">
            <text:p>772.89</text:p>
          </table:table-cell>
          <table:table-cell office:value-type="float" office:value="772.3" calcext:value-type="float">
            <text:p>772.3</text:p>
          </table:table-cell>
          <table:table-cell office:value-type="float" office:value="770.47" calcext:value-type="float">
            <text:p>770.47</text:p>
          </table:table-cell>
          <table:table-cell office:value-type="float" office:value="784.1" calcext:value-type="float">
            <text:p>784.1</text:p>
          </table:table-cell>
          <table:table-cell office:value-type="float" office:value="781.05" calcext:value-type="float">
            <text:p>781.05</text:p>
          </table:table-cell>
          <table:table-cell office:value-type="float" office:value="783.77" calcext:value-type="float">
            <text:p>783.77</text:p>
          </table:table-cell>
          <table:table-cell office:value-type="float" office:value="785.06" calcext:value-type="float">
            <text:p>785.06</text:p>
          </table:table-cell>
          <table:table-cell office:value-type="float" office:value="774.06" calcext:value-type="float">
            <text:p>774.06</text:p>
          </table:table-cell>
          <table:table-cell office:value-type="float" office:value="780.37" calcext:value-type="float">
            <text:p>780.37</text:p>
          </table:table-cell>
          <table:table-cell office:value-type="float" office:value="779.77" calcext:value-type="float">
            <text:p>779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23.45" calcext:value-type="float">
            <text:p>1223.45</text:p>
          </table:table-cell>
          <table:table-cell office:value-type="float" office:value="1240.5" calcext:value-type="float">
            <text:p>1240.5</text:p>
          </table:table-cell>
          <table:table-cell office:value-type="float" office:value="1205.99" calcext:value-type="float">
            <text:p>1205.99</text:p>
          </table:table-cell>
          <table:table-cell office:value-type="float" office:value="1224.81" calcext:value-type="float">
            <text:p>1224.81</text:p>
          </table:table-cell>
          <table:table-cell office:value-type="float" office:value="1207.79" calcext:value-type="float">
            <text:p>1207.79</text:p>
          </table:table-cell>
          <table:table-cell office:value-type="float" office:value="1222.17" calcext:value-type="float">
            <text:p>1222.17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208.19" calcext:value-type="float">
            <text:p>1208.19</text:p>
          </table:table-cell>
          <table:table-cell office:value-type="float" office:value="1228.37" calcext:value-type="float">
            <text:p>1228.37</text:p>
          </table:table-cell>
          <table:table-cell office:value-type="float" office:value="1210.47" calcext:value-type="float">
            <text:p>1210.47</text:p>
          </table:table-cell>
          <table:table-cell office:value-type="float" office:value="1226.83" calcext:value-type="float">
            <text:p>1226.83</text:p>
          </table:table-cell>
          <table:table-cell office:value-type="float" office:value="1211.01" calcext:value-type="float">
            <text:p>1211.01</text:p>
          </table:table-cell>
          <table:table-cell office:value-type="float" office:value="1216.58" calcext:value-type="float">
            <text:p>1216.58</text:p>
          </table:table-cell>
          <table:table-cell office:value-type="float" office:value="1243.03" calcext:value-type="float">
            <text:p>1243.03</text:p>
          </table:table-cell>
          <table:table-cell office:value-type="float" office:value="1220.18" calcext:value-type="float">
            <text:p>1220.18</text:p>
          </table:table-cell>
          <table:table-cell office:value-type="float" office:value="1232.47" calcext:value-type="float">
            <text:p>1232.47</text:p>
          </table:table-cell>
          <table:table-cell office:value-type="float" office:value="1223.49" calcext:value-type="float">
            <text:p>1223.49</text:p>
          </table:table-cell>
          <table:table-cell office:value-type="float" office:value="1223.71" calcext:value-type="float">
            <text:p>1223.71</text:p>
          </table:table-cell>
          <table:table-cell office:value-type="float" office:value="1226.05" calcext:value-type="float">
            <text:p>1226.05</text:p>
          </table:table-cell>
          <table:table-cell office:value-type="float" office:value="1241.66" calcext:value-type="float">
            <text:p>124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750.91" calcext:value-type="float">
            <text:p>1750.91</text:p>
          </table:table-cell>
          <table:table-cell office:value-type="float" office:value="1750.65" calcext:value-type="float">
            <text:p>1750.65</text:p>
          </table:table-cell>
          <table:table-cell office:value-type="float" office:value="1703.51" calcext:value-type="float">
            <text:p>1703.51</text:p>
          </table:table-cell>
          <table:table-cell office:value-type="float" office:value="1721.26" calcext:value-type="float">
            <text:p>1721.26</text:p>
          </table:table-cell>
          <table:table-cell office:value-type="float" office:value="1699.83" calcext:value-type="float">
            <text:p>1699.83</text:p>
          </table:table-cell>
          <table:table-cell office:value-type="float" office:value="1726.81" calcext:value-type="float">
            <text:p>1726.81</text:p>
          </table:table-cell>
          <table:table-cell office:value-type="float" office:value="1725.91" calcext:value-type="float">
            <text:p>1725.91</text:p>
          </table:table-cell>
          <table:table-cell office:value-type="float" office:value="1712.27" calcext:value-type="float">
            <text:p>1712.27</text:p>
          </table:table-cell>
          <table:table-cell office:value-type="float" office:value="1725.07" calcext:value-type="float">
            <text:p>1725.07</text:p>
          </table:table-cell>
          <table:table-cell office:value-type="float" office:value="1706.85" calcext:value-type="float">
            <text:p>1706.85</text:p>
          </table:table-cell>
          <table:table-cell office:value-type="float" office:value="1730.97" calcext:value-type="float">
            <text:p>1730.97</text:p>
          </table:table-cell>
          <table:table-cell office:value-type="float" office:value="1720.43" calcext:value-type="float">
            <text:p>1720.43</text:p>
          </table:table-cell>
          <table:table-cell office:value-type="float" office:value="1723.32" calcext:value-type="float">
            <text:p>1723.32</text:p>
          </table:table-cell>
          <table:table-cell office:value-type="float" office:value="1758.47" calcext:value-type="float">
            <text:p>1758.47</text:p>
          </table:table-cell>
          <table:table-cell office:value-type="float" office:value="1721.7" calcext:value-type="float">
            <text:p>1721.7</text:p>
          </table:table-cell>
          <table:table-cell office:value-type="float" office:value="1757.15" calcext:value-type="float">
            <text:p>1757.15</text:p>
          </table:table-cell>
          <table:table-cell office:value-type="float" office:value="1747.33" calcext:value-type="float">
            <text:p>1747.33</text:p>
          </table:table-cell>
          <table:table-cell office:value-type="float" office:value="1729.69" calcext:value-type="float">
            <text:p>1729.69</text:p>
          </table:table-cell>
          <table:table-cell office:value-type="float" office:value="1717.9" calcext:value-type="float">
            <text:p>1717.9</text:p>
          </table:table-cell>
          <table:table-cell office:value-type="float" office:value="1757.76" calcext:value-type="float">
            <text:p>1757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883.32" calcext:value-type="float">
            <text:p>4883.32</text:p>
          </table:table-cell>
          <table:table-cell office:value-type="float" office:value="4940.29" calcext:value-type="float">
            <text:p>4940.29</text:p>
          </table:table-cell>
          <table:table-cell office:value-type="float" office:value="4861.17" calcext:value-type="float">
            <text:p>4861.17</text:p>
          </table:table-cell>
          <table:table-cell office:value-type="float" office:value="4907.73" calcext:value-type="float">
            <text:p>4907.73</text:p>
          </table:table-cell>
          <table:table-cell office:value-type="float" office:value="4831.61" calcext:value-type="float">
            <text:p>4831.61</text:p>
          </table:table-cell>
          <table:table-cell office:value-type="float" office:value="4907.31" calcext:value-type="float">
            <text:p>4907.31</text:p>
          </table:table-cell>
          <table:table-cell office:value-type="float" office:value="4887.41" calcext:value-type="float">
            <text:p>4887.41</text:p>
          </table:table-cell>
          <table:table-cell office:value-type="float" office:value="4919.85" calcext:value-type="float">
            <text:p>4919.85</text:p>
          </table:table-cell>
          <table:table-cell office:value-type="float" office:value="4831.47" calcext:value-type="float">
            <text:p>4831.47</text:p>
          </table:table-cell>
          <table:table-cell office:value-type="float" office:value="4909.52" calcext:value-type="float">
            <text:p>4909.52</text:p>
          </table:table-cell>
          <table:table-cell office:value-type="float" office:value="4905.1" calcext:value-type="float">
            <text:p>4905.1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4893.26" calcext:value-type="float">
            <text:p>4893.26</text:p>
          </table:table-cell>
          <table:table-cell office:value-type="float" office:value="4890.3" calcext:value-type="float">
            <text:p>4890.3</text:p>
          </table:table-cell>
          <table:table-cell office:value-type="float" office:value="4869.23" calcext:value-type="float">
            <text:p>4869.23</text:p>
          </table:table-cell>
          <table:table-cell office:value-type="float" office:value="4917.49" calcext:value-type="float">
            <text:p>4917.49</text:p>
          </table:table-cell>
          <table:table-cell office:value-type="float" office:value="4934.94" calcext:value-type="float">
            <text:p>4934.94</text:p>
          </table:table-cell>
          <table:table-cell office:value-type="float" office:value="4897.34" calcext:value-type="float">
            <text:p>4897.34</text:p>
          </table:table-cell>
          <table:table-cell office:value-type="float" office:value="4916.29" calcext:value-type="float">
            <text:p>4916.29</text:p>
          </table:table-cell>
          <table:table-cell office:value-type="float" office:value="4897.34" calcext:value-type="float">
            <text:p>4897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6503.42" calcext:value-type="float">
            <text:p>6503.42</text:p>
          </table:table-cell>
          <table:table-cell office:value-type="float" office:value="5881.84" calcext:value-type="float">
            <text:p>5881.84</text:p>
          </table:table-cell>
          <table:table-cell table:number-columns-repeated="4" office:value-type="float" office:value="6555.12" calcext:value-type="float">
            <text:p>6555.12</text:p>
          </table:table-cell>
          <table:table-cell office:value-type="float" office:value="6503.42" calcext:value-type="float">
            <text:p>6503.42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6422.38" calcext:value-type="float">
            <text:p>6422.38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6544.71" calcext:value-type="float">
            <text:p>6544.71</text:p>
          </table:table-cell>
          <table:table-cell office:value-type="float" office:value="6462.65" calcext:value-type="float">
            <text:p>6462.65</text:p>
          </table:table-cell>
          <table:table-cell table:number-columns-repeated="2" office:value-type="float" office:value="6555.12" calcext:value-type="float">
            <text:p>6555.12</text:p>
          </table:table-cell>
          <table:table-cell office:value-type="float" office:value="6544.71" calcext:value-type="float">
            <text:p>6544.71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6462.65" calcext:value-type="float">
            <text:p>6462.65</text:p>
          </table:table-cell>
          <table:table-cell office:value-type="float" office:value="6513.69" calcext:value-type="float">
            <text:p>6513.69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6472.79" calcext:value-type="float">
            <text:p>6472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7389.19" calcext:value-type="float">
            <text:p>7389.19</text:p>
          </table:table-cell>
          <table:table-cell office:value-type="float" office:value="7593.31" calcext:value-type="float">
            <text:p>7593.31</text:p>
          </table:table-cell>
          <table:table-cell office:value-type="float" office:value="6803.91" calcext:value-type="float">
            <text:p>6803.91</text:p>
          </table:table-cell>
          <table:table-cell office:value-type="float" office:value="7152.07" calcext:value-type="float">
            <text:p>7152.07</text:p>
          </table:table-cell>
          <table:table-cell office:value-type="float" office:value="6737.2" calcext:value-type="float">
            <text:p>6737.2</text:p>
          </table:table-cell>
          <table:table-cell office:value-type="float" office:value="7121.19" calcext:value-type="float">
            <text:p>7121.19</text:p>
          </table:table-cell>
          <table:table-cell office:value-type="float" office:value="7018.16" calcext:value-type="float">
            <text:p>7018.16</text:p>
          </table:table-cell>
          <table:table-cell office:value-type="float" office:value="7145.87" calcext:value-type="float">
            <text:p>7145.87</text:p>
          </table:table-cell>
          <table:table-cell office:value-type="float" office:value="7476.28" calcext:value-type="float">
            <text:p>7476.28</text:p>
          </table:table-cell>
          <table:table-cell office:value-type="float" office:value="7121.19" calcext:value-type="float">
            <text:p>7121.19</text:p>
          </table:table-cell>
          <table:table-cell office:value-type="float" office:value="7048.15" calcext:value-type="float">
            <text:p>7048.15</text:p>
          </table:table-cell>
          <table:table-cell office:value-type="float" office:value="6775.95" calcext:value-type="float">
            <text:p>6775.95</text:p>
          </table:table-cell>
          <table:table-cell office:value-type="float" office:value="7072.33" calcext:value-type="float">
            <text:p>7072.33</text:p>
          </table:table-cell>
          <table:table-cell office:value-type="float" office:value="7024.14" calcext:value-type="float">
            <text:p>7024.14</text:p>
          </table:table-cell>
          <table:table-cell office:value-type="float" office:value="7145.87" calcext:value-type="float">
            <text:p>7145.87</text:p>
          </table:table-cell>
          <table:table-cell table:number-columns-repeated="2" office:value-type="float" office:value="7389.19" calcext:value-type="float">
            <text:p>7389.19</text:p>
          </table:table-cell>
          <table:table-cell office:value-type="float" office:value="6970.7" calcext:value-type="float">
            <text:p>6970.7</text:p>
          </table:table-cell>
          <table:table-cell office:value-type="float" office:value="7145.87" calcext:value-type="float">
            <text:p>7145.87</text:p>
          </table:table-cell>
          <table:table-cell office:value-type="float" office:value="7415.77" calcext:value-type="float">
            <text:p>7415.7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0M</text:p>
          </table:table-cell>
          <table:table-cell office:value-type="float" office:value="65536" calcext:value-type="float">
            <text:p>65536</text:p>
          </table:table-cell>
          <table:table-cell office:value-type="float" office:value="8585.46" calcext:value-type="float">
            <text:p>8585.46</text:p>
          </table:table-cell>
          <table:table-cell office:value-type="float" office:value="8680.35" calcext:value-type="float">
            <text:p>8680.35</text:p>
          </table:table-cell>
          <table:table-cell table:number-columns-repeated="2" office:value-type="float" office:value="8363.43" calcext:value-type="float">
            <text:p>8363.43</text:p>
          </table:table-cell>
          <table:table-cell office:value-type="float" office:value="8384.68" calcext:value-type="float">
            <text:p>8384.68</text:p>
          </table:table-cell>
          <table:table-cell office:value-type="float" office:value="8492.62" calcext:value-type="float">
            <text:p>8492.62</text:p>
          </table:table-cell>
          <table:table-cell office:value-type="float" office:value="8401.77" calcext:value-type="float">
            <text:p>8401.77</text:p>
          </table:table-cell>
          <table:table-cell office:value-type="float" office:value="8418.93" calcext:value-type="float">
            <text:p>8418.93</text:p>
          </table:table-cell>
          <table:table-cell office:value-type="float" office:value="8639.43" calcext:value-type="float">
            <text:p>8639.43</text:p>
          </table:table-cell>
          <table:table-cell office:value-type="float" office:value="8457.78" calcext:value-type="float">
            <text:p>8457.78</text:p>
          </table:table-cell>
          <table:table-cell office:value-type="float" office:value="8172.78" calcext:value-type="float">
            <text:p>8172.78</text:p>
          </table:table-cell>
          <table:table-cell office:value-type="float" office:value="8510.15" calcext:value-type="float">
            <text:p>8510.15</text:p>
          </table:table-cell>
          <table:table-cell office:value-type="float" office:value="8436.15" calcext:value-type="float">
            <text:p>8436.15</text:p>
          </table:table-cell>
          <table:table-cell table:number-columns-repeated="2" office:value-type="float" office:value="8384.68" calcext:value-type="float">
            <text:p>8384.68</text:p>
          </table:table-cell>
          <table:table-cell table:number-columns-repeated="2" office:value-type="float" office:value="8680.35" calcext:value-type="float">
            <text:p>8680.35</text:p>
          </table:table-cell>
          <table:table-cell office:value-type="float" office:value="8401.77" calcext:value-type="float">
            <text:p>8401.77</text:p>
          </table:table-cell>
          <table:table-cell office:value-type="float" office:value="8418.93" calcext:value-type="float">
            <text:p>8418.93</text:p>
          </table:table-cell>
          <table:table-cell office:value-type="float" office:value="8643.96" calcext:value-type="float">
            <text:p>8643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317.9" calcext:value-type="float">
            <text:p>9317.9</text:p>
          </table:table-cell>
          <table:table-cell office:value-type="float" office:value="9252.55" calcext:value-type="float">
            <text:p>9252.55</text:p>
          </table:table-cell>
          <table:table-cell office:value-type="float" office:value="9167.69" calcext:value-type="float">
            <text:p>9167.69</text:p>
          </table:table-cell>
          <table:table-cell office:value-type="float" office:value="9218.93" calcext:value-type="float">
            <text:p>9218.93</text:p>
          </table:table-cell>
          <table:table-cell office:value-type="float" office:value="8975.61" calcext:value-type="float">
            <text:p>8975.61</text:p>
          </table:table-cell>
          <table:table-cell office:value-type="float" office:value="9157.51" calcext:value-type="float">
            <text:p>9157.51</text:p>
          </table:table-cell>
          <table:table-cell office:value-type="float" office:value="9051.96" calcext:value-type="float">
            <text:p>9051.96</text:p>
          </table:table-cell>
          <table:table-cell office:value-type="float" office:value="9339" calcext:value-type="float">
            <text:p>9339</text:p>
          </table:table-cell>
          <table:table-cell office:value-type="float" office:value="9019.78" calcext:value-type="float">
            <text:p>9019.78</text:p>
          </table:table-cell>
          <table:table-cell office:value-type="float" office:value="9007.47" calcext:value-type="float">
            <text:p>9007.47</text:p>
          </table:table-cell>
          <table:table-cell office:value-type="float" office:value="9307.38" calcext:value-type="float">
            <text:p>9307.38</text:p>
          </table:table-cell>
          <table:table-cell office:value-type="float" office:value="9339" calcext:value-type="float">
            <text:p>9339</text:p>
          </table:table-cell>
          <table:table-cell office:value-type="float" office:value="9328.44" calcext:value-type="float">
            <text:p>9328.44</text:p>
          </table:table-cell>
          <table:table-cell office:value-type="float" office:value="9294.27" calcext:value-type="float">
            <text:p>9294.27</text:p>
          </table:table-cell>
          <table:table-cell office:value-type="float" office:value="9157.51" calcext:value-type="float">
            <text:p>9157.51</text:p>
          </table:table-cell>
          <table:table-cell office:value-type="float" office:value="9252.55" calcext:value-type="float">
            <text:p>9252.55</text:p>
          </table:table-cell>
          <table:table-cell office:value-type="float" office:value="9352.24" calcext:value-type="float">
            <text:p>9352.24</text:p>
          </table:table-cell>
          <table:table-cell office:value-type="float" office:value="8936.7" calcext:value-type="float">
            <text:p>8936.7</text:p>
          </table:table-cell>
          <table:table-cell office:value-type="float" office:value="9339" calcext:value-type="float">
            <text:p>9339</text:p>
          </table:table-cell>
          <table:table-cell office:value-type="float" office:value="8948.82" calcext:value-type="float">
            <text:p>8948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481.27" calcext:value-type="float">
            <text:p>9481.27</text:p>
          </table:table-cell>
          <table:table-cell office:value-type="float" office:value="9412.28" calcext:value-type="float">
            <text:p>9412.28</text:p>
          </table:table-cell>
          <table:table-cell table:number-columns-repeated="2" office:value-type="float" office:value="9378.83" calcext:value-type="float">
            <text:p>9378.83</text:p>
          </table:table-cell>
          <table:table-cell office:value-type="float" office:value="9274.67" calcext:value-type="float">
            <text:p>9274.67</text:p>
          </table:table-cell>
          <table:table-cell office:value-type="float" office:value="9625.14" calcext:value-type="float">
            <text:p>9625.14</text:p>
          </table:table-cell>
          <table:table-cell office:value-type="float" office:value="9424.39" calcext:value-type="float">
            <text:p>9424.39</text:p>
          </table:table-cell>
          <table:table-cell office:value-type="float" office:value="9625.14" calcext:value-type="float">
            <text:p>9625.14</text:p>
          </table:table-cell>
          <table:table-cell office:value-type="float" office:value="9440.57" calcext:value-type="float">
            <text:p>9440.57</text:p>
          </table:table-cell>
          <table:table-cell office:value-type="float" office:value="9396.2" calcext:value-type="float">
            <text:p>9396.2</text:p>
          </table:table-cell>
          <table:table-cell office:value-type="float" office:value="9486.73" calcext:value-type="float">
            <text:p>9486.73</text:p>
          </table:table-cell>
          <table:table-cell office:value-type="float" office:value="9579.02" calcext:value-type="float">
            <text:p>9579.02</text:p>
          </table:table-cell>
          <table:table-cell office:value-type="float" office:value="9619.52" calcext:value-type="float">
            <text:p>9619.52</text:p>
          </table:table-cell>
          <table:table-cell office:value-type="float" office:value="9440.57" calcext:value-type="float">
            <text:p>9440.57</text:p>
          </table:table-cell>
          <table:table-cell office:value-type="float" office:value="9335.04" calcext:value-type="float">
            <text:p>9335.04</text:p>
          </table:table-cell>
          <table:table-cell office:value-type="float" office:value="9549.9" calcext:value-type="float">
            <text:p>9549.9</text:p>
          </table:table-cell>
          <table:table-cell office:value-type="float" office:value="9626.54" calcext:value-type="float">
            <text:p>9626.54</text:p>
          </table:table-cell>
          <table:table-cell office:value-type="float" office:value="9435.17" calcext:value-type="float">
            <text:p>9435.17</text:p>
          </table:table-cell>
          <table:table-cell office:value-type="float" office:value="9632.16" calcext:value-type="float">
            <text:p>9632.16</text:p>
          </table:table-cell>
          <table:table-cell office:value-type="float" office:value="9440.57" calcext:value-type="float">
            <text:p>9440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655.43" calcext:value-type="float">
            <text:p>9655.43</text:p>
          </table:table-cell>
          <table:table-cell office:value-type="float" office:value="9547.13" calcext:value-type="float">
            <text:p>9547.13</text:p>
          </table:table-cell>
          <table:table-cell office:value-type="float" office:value="9673.12" calcext:value-type="float">
            <text:p>9673.12</text:p>
          </table:table-cell>
          <table:table-cell office:value-type="float" office:value="9787.21" calcext:value-type="float">
            <text:p>9787.21</text:p>
          </table:table-cell>
          <table:table-cell office:value-type="float" office:value="9673.83" calcext:value-type="float">
            <text:p>9673.83</text:p>
          </table:table-cell>
          <table:table-cell office:value-type="float" office:value="9787.21" calcext:value-type="float">
            <text:p>9787.21</text:p>
          </table:table-cell>
          <table:table-cell office:value-type="float" office:value="9697.29" calcext:value-type="float">
            <text:p>9697.29</text:p>
          </table:table-cell>
          <table:table-cell office:value-type="float" office:value="9581.8" calcext:value-type="float">
            <text:p>9581.8</text:p>
          </table:table-cell>
          <table:table-cell office:value-type="float" office:value="9673.12" calcext:value-type="float">
            <text:p>9673.12</text:p>
          </table:table-cell>
          <table:table-cell office:value-type="float" office:value="9455.45" calcext:value-type="float">
            <text:p>9455.45</text:p>
          </table:table-cell>
          <table:table-cell office:value-type="float" office:value="9723.74" calcext:value-type="float">
            <text:p>9723.74</text:p>
          </table:table-cell>
          <table:table-cell office:value-type="float" office:value="9745.28" calcext:value-type="float">
            <text:p>9745.28</text:p>
          </table:table-cell>
          <table:table-cell office:value-type="float" office:value="9787.94" calcext:value-type="float">
            <text:p>9787.94</text:p>
          </table:table-cell>
          <table:table-cell office:value-type="float" office:value="9649.07" calcext:value-type="float">
            <text:p>9649.07</text:p>
          </table:table-cell>
          <table:table-cell office:value-type="float" office:value="9753.93" calcext:value-type="float">
            <text:p>9753.93</text:p>
          </table:table-cell>
          <table:table-cell office:value-type="float" office:value="9705.86" calcext:value-type="float">
            <text:p>9705.86</text:p>
          </table:table-cell>
          <table:table-cell office:value-type="float" office:value="9787.94" calcext:value-type="float">
            <text:p>9787.94</text:p>
          </table:table-cell>
          <table:table-cell office:value-type="float" office:value="9742.41" calcext:value-type="float">
            <text:p>9742.41</text:p>
          </table:table-cell>
          <table:table-cell office:value-type="float" office:value="9793.75" calcext:value-type="float">
            <text:p>9793.75</text:p>
          </table:table-cell>
          <table:table-cell office:value-type="float" office:value="9760.42" calcext:value-type="float">
            <text:p>9760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779.96" calcext:value-type="float">
            <text:p>9779.96</text:p>
          </table:table-cell>
          <table:table-cell office:value-type="float" office:value="9833.53" calcext:value-type="float">
            <text:p>9833.53</text:p>
          </table:table-cell>
          <table:table-cell office:value-type="float" office:value="9695.51" calcext:value-type="float">
            <text:p>9695.51</text:p>
          </table:table-cell>
          <table:table-cell office:value-type="float" office:value="9796.66" calcext:value-type="float">
            <text:p>9796.66</text:p>
          </table:table-cell>
          <table:table-cell office:value-type="float" office:value="9712.29" calcext:value-type="float">
            <text:p>9712.29</text:p>
          </table:table-cell>
          <table:table-cell office:value-type="float" office:value="9856.67" calcext:value-type="float">
            <text:p>9856.67</text:p>
          </table:table-cell>
          <table:table-cell office:value-type="float" office:value="9784.31" calcext:value-type="float">
            <text:p>9784.31</text:p>
          </table:table-cell>
          <table:table-cell office:value-type="float" office:value="9875.11" calcext:value-type="float">
            <text:p>9875.11</text:p>
          </table:table-cell>
          <table:table-cell office:value-type="float" office:value="9790.84" calcext:value-type="float">
            <text:p>9790.84</text:p>
          </table:table-cell>
          <table:table-cell office:value-type="float" office:value="9716.58" calcext:value-type="float">
            <text:p>9716.58</text:p>
          </table:table-cell>
          <table:table-cell office:value-type="float" office:value="9769.09" calcext:value-type="float">
            <text:p>9769.09</text:p>
          </table:table-cell>
          <table:table-cell office:value-type="float" office:value="9751.05" calcext:value-type="float">
            <text:p>9751.05</text:p>
          </table:table-cell>
          <table:table-cell office:value-type="float" office:value="9825.84" calcext:value-type="float">
            <text:p>9825.84</text:p>
          </table:table-cell>
          <table:table-cell office:value-type="float" office:value="9796.66" calcext:value-type="float">
            <text:p>9796.66</text:p>
          </table:table-cell>
          <table:table-cell office:value-type="float" office:value="9811.96" calcext:value-type="float">
            <text:p>9811.96</text:p>
          </table:table-cell>
          <table:table-cell office:value-type="float" office:value="9799.57" calcext:value-type="float">
            <text:p>9799.57</text:p>
          </table:table-cell>
          <table:table-cell office:value-type="float" office:value="9851.89" calcext:value-type="float">
            <text:p>9851.89</text:p>
          </table:table-cell>
          <table:table-cell office:value-type="float" office:value="9769.09" calcext:value-type="float">
            <text:p>9769.09</text:p>
          </table:table-cell>
          <table:table-cell office:value-type="float" office:value="9869.2" calcext:value-type="float">
            <text:p>9869.2</text:p>
          </table:table-cell>
          <table:table-cell office:value-type="float" office:value="9801.39" calcext:value-type="float">
            <text:p>9801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848.03" calcext:value-type="float">
            <text:p>9848.03</text:p>
          </table:table-cell>
          <table:table-cell office:value-type="float" office:value="9846.56" calcext:value-type="float">
            <text:p>9846.56</text:p>
          </table:table-cell>
          <table:table-cell office:value-type="float" office:value="9769.28" calcext:value-type="float">
            <text:p>9769.28</text:p>
          </table:table-cell>
          <table:table-cell office:value-type="float" office:value="9839.76" calcext:value-type="float">
            <text:p>9839.76</text:p>
          </table:table-cell>
          <table:table-cell office:value-type="float" office:value="9747.26" calcext:value-type="float">
            <text:p>9747.26</text:p>
          </table:table-cell>
          <table:table-cell office:value-type="float" office:value="9793.57" calcext:value-type="float">
            <text:p>9793.57</text:p>
          </table:table-cell>
          <table:table-cell office:value-type="float" office:value="9762.59" calcext:value-type="float">
            <text:p>9762.59</text:p>
          </table:table-cell>
          <table:table-cell office:value-type="float" office:value="9853.54" calcext:value-type="float">
            <text:p>9853.54</text:p>
          </table:table-cell>
          <table:table-cell office:value-type="float" office:value="9718.01" calcext:value-type="float">
            <text:p>9718.01</text:p>
          </table:table-cell>
          <table:table-cell office:value-type="float" office:value="9816.52" calcext:value-type="float">
            <text:p>9816.52</text:p>
          </table:table-cell>
          <table:table-cell office:value-type="float" office:value="9815.79" calcext:value-type="float">
            <text:p>9815.79</text:p>
          </table:table-cell>
          <table:table-cell office:value-type="float" office:value="9780.86" calcext:value-type="float">
            <text:p>9780.86</text:p>
          </table:table-cell>
          <table:table-cell office:value-type="float" office:value="9828.04" calcext:value-type="float">
            <text:p>9828.04</text:p>
          </table:table-cell>
          <table:table-cell office:value-type="float" office:value="9749.78" calcext:value-type="float">
            <text:p>9749.78</text:p>
          </table:table-cell>
          <table:table-cell office:value-type="float" office:value="9821.27" calcext:value-type="float">
            <text:p>9821.27</text:p>
          </table:table-cell>
          <table:table-cell office:value-type="float" office:value="9784.49" calcext:value-type="float">
            <text:p>9784.49</text:p>
          </table:table-cell>
          <table:table-cell office:value-type="float" office:value="9850.42" calcext:value-type="float">
            <text:p>9850.42</text:p>
          </table:table-cell>
          <table:table-cell office:value-type="float" office:value="9818.89" calcext:value-type="float">
            <text:p>9818.89</text:p>
          </table:table-cell>
          <table:table-cell office:value-type="float" office:value="9889.18" calcext:value-type="float">
            <text:p>9889.18</text:p>
          </table:table-cell>
          <table:table-cell office:value-type="float" office:value="9861.28" calcext:value-type="float">
            <text:p>9861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9811.68" calcext:value-type="float">
            <text:p>9811.68</text:p>
          </table:table-cell>
          <table:table-cell office:value-type="float" office:value="9803.57" calcext:value-type="float">
            <text:p>9803.57</text:p>
          </table:table-cell>
          <table:table-cell office:value-type="float" office:value="9792.21" calcext:value-type="float">
            <text:p>9792.21</text:p>
          </table:table-cell>
          <table:table-cell office:value-type="float" office:value="9783.04" calcext:value-type="float">
            <text:p>9783.04</text:p>
          </table:table-cell>
          <table:table-cell office:value-type="float" office:value="9689.55" calcext:value-type="float">
            <text:p>9689.55</text:p>
          </table:table-cell>
          <table:table-cell office:value-type="float" office:value="9698.9" calcext:value-type="float">
            <text:p>9698.9</text:p>
          </table:table-cell>
          <table:table-cell office:value-type="float" office:value="9753.48" calcext:value-type="float">
            <text:p>9753.48</text:p>
          </table:table-cell>
          <table:table-cell office:value-type="float" office:value="9845.73" calcext:value-type="float">
            <text:p>9845.73</text:p>
          </table:table-cell>
          <table:table-cell office:value-type="float" office:value="9702.38" calcext:value-type="float">
            <text:p>9702.38</text:p>
          </table:table-cell>
          <table:table-cell office:value-type="float" office:value="9754.2" calcext:value-type="float">
            <text:p>9754.2</text:p>
          </table:table-cell>
          <table:table-cell office:value-type="float" office:value="9805.94" calcext:value-type="float">
            <text:p>9805.94</text:p>
          </table:table-cell>
          <table:table-cell office:value-type="float" office:value="9666.92" calcext:value-type="float">
            <text:p>9666.92</text:p>
          </table:table-cell>
          <table:table-cell office:value-type="float" office:value="9757.26" calcext:value-type="float">
            <text:p>9757.26</text:p>
          </table:table-cell>
          <table:table-cell office:value-type="float" office:value="9763.31" calcext:value-type="float">
            <text:p>9763.31</text:p>
          </table:table-cell>
          <table:table-cell office:value-type="float" office:value="9783.4" calcext:value-type="float">
            <text:p>9783.4</text:p>
          </table:table-cell>
          <table:table-cell office:value-type="float" office:value="9819.26" calcext:value-type="float">
            <text:p>9819.26</text:p>
          </table:table-cell>
          <table:table-cell office:value-type="float" office:value="9827.76" calcext:value-type="float">
            <text:p>9827.76</text:p>
          </table:table-cell>
          <table:table-cell office:value-type="float" office:value="9760.24" calcext:value-type="float">
            <text:p>9760.24</text:p>
          </table:table-cell>
          <table:table-cell office:value-type="float" office:value="9795.57" calcext:value-type="float">
            <text:p>9795.57</text:p>
          </table:table-cell>
          <table:table-cell office:value-type="float" office:value="9836.19" calcext:value-type="float">
            <text:p>9836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9403.4" calcext:value-type="float">
            <text:p>9403.4</text:p>
          </table:table-cell>
          <table:table-cell office:value-type="float" office:value="9598.66" calcext:value-type="float">
            <text:p>9598.66</text:p>
          </table:table-cell>
          <table:table-cell office:value-type="float" office:value="9393.56" calcext:value-type="float">
            <text:p>9393.56</text:p>
          </table:table-cell>
          <table:table-cell office:value-type="float" office:value="9475.1" calcext:value-type="float">
            <text:p>9475.1</text:p>
          </table:table-cell>
          <table:table-cell office:value-type="float" office:value="9408.84" calcext:value-type="float">
            <text:p>9408.84</text:p>
          </table:table-cell>
          <table:table-cell office:value-type="float" office:value="9561.32" calcext:value-type="float">
            <text:p>9561.32</text:p>
          </table:table-cell>
          <table:table-cell office:value-type="float" office:value="9403.77" calcext:value-type="float">
            <text:p>9403.77</text:p>
          </table:table-cell>
          <table:table-cell office:value-type="float" office:value="9483.62" calcext:value-type="float">
            <text:p>9483.62</text:p>
          </table:table-cell>
          <table:table-cell office:value-type="float" office:value="9288.7" calcext:value-type="float">
            <text:p>9288.7</text:p>
          </table:table-cell>
          <table:table-cell office:value-type="float" office:value="9472.76" calcext:value-type="float">
            <text:p>9472.76</text:p>
          </table:table-cell>
          <table:table-cell office:value-type="float" office:value="9389.89" calcext:value-type="float">
            <text:p>9389.89</text:p>
          </table:table-cell>
          <table:table-cell office:value-type="float" office:value="9385.88" calcext:value-type="float">
            <text:p>9385.88</text:p>
          </table:table-cell>
          <table:table-cell office:value-type="float" office:value="9481.15" calcext:value-type="float">
            <text:p>9481.15</text:p>
          </table:table-cell>
          <table:table-cell office:value-type="float" office:value="9364.19" calcext:value-type="float">
            <text:p>9364.19</text:p>
          </table:table-cell>
          <table:table-cell office:value-type="float" office:value="9464.78" calcext:value-type="float">
            <text:p>9464.78</text:p>
          </table:table-cell>
          <table:table-cell office:value-type="float" office:value="9421.19" calcext:value-type="float">
            <text:p>9421.19</text:p>
          </table:table-cell>
          <table:table-cell office:value-type="float" office:value="9495.99" calcext:value-type="float">
            <text:p>9495.99</text:p>
          </table:table-cell>
          <table:table-cell office:value-type="float" office:value="9342.97" calcext:value-type="float">
            <text:p>9342.97</text:p>
          </table:table-cell>
          <table:table-cell office:value-type="float" office:value="9477.4" calcext:value-type="float">
            <text:p>9477.4</text:p>
          </table:table-cell>
          <table:table-cell office:value-type="float" office:value="9410.56" calcext:value-type="float">
            <text:p>9410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9376.41" calcext:value-type="float">
            <text:p>9376.41</text:p>
          </table:table-cell>
          <table:table-cell office:value-type="float" office:value="9585.78" calcext:value-type="float">
            <text:p>9585.78</text:p>
          </table:table-cell>
          <table:table-cell office:value-type="float" office:value="9379.66" calcext:value-type="float">
            <text:p>9379.66</text:p>
          </table:table-cell>
          <table:table-cell office:value-type="float" office:value="9452.21" calcext:value-type="float">
            <text:p>9452.21</text:p>
          </table:table-cell>
          <table:table-cell office:value-type="float" office:value="9425.31" calcext:value-type="float">
            <text:p>9425.31</text:p>
          </table:table-cell>
          <table:table-cell office:value-type="float" office:value="9524.39" calcext:value-type="float">
            <text:p>9524.39</text:p>
          </table:table-cell>
          <table:table-cell office:value-type="float" office:value="9381.48" calcext:value-type="float">
            <text:p>9381.48</text:p>
          </table:table-cell>
          <table:table-cell office:value-type="float" office:value="9455.05" calcext:value-type="float">
            <text:p>9455.05</text:p>
          </table:table-cell>
          <table:table-cell office:value-type="float" office:value="9320.34" calcext:value-type="float">
            <text:p>9320.34</text:p>
          </table:table-cell>
          <table:table-cell office:value-type="float" office:value="9407.08" calcext:value-type="float">
            <text:p>9407.08</text:p>
          </table:table-cell>
          <table:table-cell office:value-type="float" office:value="9387.69" calcext:value-type="float">
            <text:p>9387.69</text:p>
          </table:table-cell>
          <table:table-cell office:value-type="float" office:value="9410.61" calcext:value-type="float">
            <text:p>9410.61</text:p>
          </table:table-cell>
          <table:table-cell office:value-type="float" office:value="9441.86" calcext:value-type="float">
            <text:p>9441.86</text:p>
          </table:table-cell>
          <table:table-cell office:value-type="float" office:value="9372.48" calcext:value-type="float">
            <text:p>9372.48</text:p>
          </table:table-cell>
          <table:table-cell office:value-type="float" office:value="9416.34" calcext:value-type="float">
            <text:p>9416.34</text:p>
          </table:table-cell>
          <table:table-cell office:value-type="float" office:value="9376.69" calcext:value-type="float">
            <text:p>9376.69</text:p>
          </table:table-cell>
          <table:table-cell office:value-type="float" office:value="9451.33" calcext:value-type="float">
            <text:p>9451.33</text:p>
          </table:table-cell>
          <table:table-cell office:value-type="float" office:value="9386.63" calcext:value-type="float">
            <text:p>9386.63</text:p>
          </table:table-cell>
          <table:table-cell office:value-type="float" office:value="9451.77" calcext:value-type="float">
            <text:p>9451.77</text:p>
          </table:table-cell>
          <table:table-cell office:value-type="float" office:value="9383.48" calcext:value-type="float">
            <text:p>9383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9384.76" calcext:value-type="float">
            <text:p>9384.76</text:p>
          </table:table-cell>
          <table:table-cell office:value-type="float" office:value="9569.62" calcext:value-type="float">
            <text:p>9569.62</text:p>
          </table:table-cell>
          <table:table-cell office:value-type="float" office:value="9376.95" calcext:value-type="float">
            <text:p>9376.95</text:p>
          </table:table-cell>
          <table:table-cell office:value-type="float" office:value="9425.75" calcext:value-type="float">
            <text:p>9425.75</text:p>
          </table:table-cell>
          <table:table-cell office:value-type="float" office:value="9478.74" calcext:value-type="float">
            <text:p>9478.74</text:p>
          </table:table-cell>
          <table:table-cell office:value-type="float" office:value="9529.12" calcext:value-type="float">
            <text:p>9529.12</text:p>
          </table:table-cell>
          <table:table-cell office:value-type="float" office:value="9387.04" calcext:value-type="float">
            <text:p>9387.04</text:p>
          </table:table-cell>
          <table:table-cell office:value-type="float" office:value="9448.41" calcext:value-type="float">
            <text:p>9448.41</text:p>
          </table:table-cell>
          <table:table-cell office:value-type="float" office:value="9330.05" calcext:value-type="float">
            <text:p>9330.05</text:p>
          </table:table-cell>
          <table:table-cell office:value-type="float" office:value="9417.03" calcext:value-type="float">
            <text:p>9417.03</text:p>
          </table:table-cell>
          <table:table-cell office:value-type="float" office:value="9388.61" calcext:value-type="float">
            <text:p>9388.61</text:p>
          </table:table-cell>
          <table:table-cell office:value-type="float" office:value="9430.09" calcext:value-type="float">
            <text:p>9430.09</text:p>
          </table:table-cell>
          <table:table-cell office:value-type="float" office:value="9414.25" calcext:value-type="float">
            <text:p>9414.25</text:p>
          </table:table-cell>
          <table:table-cell office:value-type="float" office:value="9374.88" calcext:value-type="float">
            <text:p>9374.88</text:p>
          </table:table-cell>
          <table:table-cell office:value-type="float" office:value="9426.65" calcext:value-type="float">
            <text:p>9426.65</text:p>
          </table:table-cell>
          <table:table-cell office:value-type="float" office:value="9371.91" calcext:value-type="float">
            <text:p>9371.91</text:p>
          </table:table-cell>
          <table:table-cell office:value-type="float" office:value="9416.06" calcext:value-type="float">
            <text:p>9416.06</text:p>
          </table:table-cell>
          <table:table-cell office:value-type="float" office:value="9379.52" calcext:value-type="float">
            <text:p>9379.52</text:p>
          </table:table-cell>
          <table:table-cell office:value-type="float" office:value="9425.81" calcext:value-type="float">
            <text:p>9425.81</text:p>
          </table:table-cell>
          <table:table-cell office:value-type="float" office:value="9364.16" calcext:value-type="float">
            <text:p>9364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108864" calcext:value-type="float">
            <text:p>67108864</text:p>
          </table:table-cell>
          <table:table-cell office:value-type="float" office:value="9187.43" calcext:value-type="float">
            <text:p>9187.43</text:p>
          </table:table-cell>
          <table:table-cell office:value-type="float" office:value="9456.81" calcext:value-type="float">
            <text:p>9456.81</text:p>
          </table:table-cell>
          <table:table-cell office:value-type="float" office:value="9184.76" calcext:value-type="float">
            <text:p>9184.76</text:p>
          </table:table-cell>
          <table:table-cell office:value-type="float" office:value="9242.12" calcext:value-type="float">
            <text:p>9242.12</text:p>
          </table:table-cell>
          <table:table-cell office:value-type="float" office:value="9317.1" calcext:value-type="float">
            <text:p>9317.1</text:p>
          </table:table-cell>
          <table:table-cell office:value-type="float" office:value="9394.92" calcext:value-type="float">
            <text:p>9394.92</text:p>
          </table:table-cell>
          <table:table-cell office:value-type="float" office:value="9196.06" calcext:value-type="float">
            <text:p>9196.06</text:p>
          </table:table-cell>
          <table:table-cell office:value-type="float" office:value="9254.67" calcext:value-type="float">
            <text:p>9254.67</text:p>
          </table:table-cell>
          <table:table-cell office:value-type="float" office:value="9163.75" calcext:value-type="float">
            <text:p>9163.75</text:p>
          </table:table-cell>
          <table:table-cell office:value-type="float" office:value="9249.81" calcext:value-type="float">
            <text:p>9249.81</text:p>
          </table:table-cell>
          <table:table-cell office:value-type="float" office:value="9182.85" calcext:value-type="float">
            <text:p>9182.85</text:p>
          </table:table-cell>
          <table:table-cell office:value-type="float" office:value="9247.04" calcext:value-type="float">
            <text:p>9247.04</text:p>
          </table:table-cell>
          <table:table-cell office:value-type="float" office:value="9254.41" calcext:value-type="float">
            <text:p>9254.41</text:p>
          </table:table-cell>
          <table:table-cell office:value-type="float" office:value="9190.33" calcext:value-type="float">
            <text:p>9190.33</text:p>
          </table:table-cell>
          <table:table-cell office:value-type="float" office:value="9250.08" calcext:value-type="float">
            <text:p>9250.08</text:p>
          </table:table-cell>
          <table:table-cell office:value-type="float" office:value="9186.24" calcext:value-type="float">
            <text:p>9186.24</text:p>
          </table:table-cell>
          <table:table-cell office:value-type="float" office:value="9248.19" calcext:value-type="float">
            <text:p>9248.19</text:p>
          </table:table-cell>
          <table:table-cell office:value-type="float" office:value="9187.52" calcext:value-type="float">
            <text:p>9187.52</text:p>
          </table:table-cell>
          <table:table-cell office:value-type="float" office:value="9256.93" calcext:value-type="float">
            <text:p>9256.93</text:p>
          </table:table-cell>
          <table:table-cell office:value-type="float" office:value="9189.05" calcext:value-type="float">
            <text:p>9189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217728" calcext:value-type="float">
            <text:p>134217728</text:p>
          </table:table-cell>
          <table:table-cell office:value-type="float" office:value="9060.37" calcext:value-type="float">
            <text:p>9060.37</text:p>
          </table:table-cell>
          <table:table-cell office:value-type="float" office:value="9369.73" calcext:value-type="float">
            <text:p>9369.73</text:p>
          </table:table-cell>
          <table:table-cell office:value-type="float" office:value="9062.2" calcext:value-type="float">
            <text:p>9062.2</text:p>
          </table:table-cell>
          <table:table-cell office:value-type="float" office:value="9157.87" calcext:value-type="float">
            <text:p>9157.87</text:p>
          </table:table-cell>
          <table:table-cell office:value-type="float" office:value="9212.57" calcext:value-type="float">
            <text:p>9212.57</text:p>
          </table:table-cell>
          <table:table-cell office:value-type="float" office:value="9311.71" calcext:value-type="float">
            <text:p>9311.71</text:p>
          </table:table-cell>
          <table:table-cell office:value-type="float" office:value="9067.55" calcext:value-type="float">
            <text:p>9067.55</text:p>
          </table:table-cell>
          <table:table-cell office:value-type="float" office:value="9176.06" calcext:value-type="float">
            <text:p>9176.06</text:p>
          </table:table-cell>
          <table:table-cell office:value-type="float" office:value="9041.64" calcext:value-type="float">
            <text:p>9041.64</text:p>
          </table:table-cell>
          <table:table-cell office:value-type="float" office:value="9154.57" calcext:value-type="float">
            <text:p>9154.57</text:p>
          </table:table-cell>
          <table:table-cell office:value-type="float" office:value="9068.77" calcext:value-type="float">
            <text:p>9068.77</text:p>
          </table:table-cell>
          <table:table-cell office:value-type="float" office:value="9154.03" calcext:value-type="float">
            <text:p>9154.03</text:p>
          </table:table-cell>
          <table:table-cell office:value-type="float" office:value="9161.84" calcext:value-type="float">
            <text:p>9161.84</text:p>
          </table:table-cell>
          <table:table-cell office:value-type="float" office:value="9065.79" calcext:value-type="float">
            <text:p>9065.79</text:p>
          </table:table-cell>
          <table:table-cell office:value-type="float" office:value="9152.09" calcext:value-type="float">
            <text:p>9152.09</text:p>
          </table:table-cell>
          <table:table-cell office:value-type="float" office:value="9064.55" calcext:value-type="float">
            <text:p>9064.55</text:p>
          </table:table-cell>
          <table:table-cell office:value-type="float" office:value="9155.39" calcext:value-type="float">
            <text:p>9155.39</text:p>
          </table:table-cell>
          <table:table-cell office:value-type="float" office:value="9060.37" calcext:value-type="float">
            <text:p>9060.37</text:p>
          </table:table-cell>
          <table:table-cell office:value-type="float" office:value="9157.92" calcext:value-type="float">
            <text:p>9157.92</text:p>
          </table:table-cell>
          <table:table-cell office:value-type="float" office:value="9061.83" calcext:value-type="float">
            <text:p>9061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8435456" calcext:value-type="float">
            <text:p>268435456</text:p>
          </table:table-cell>
          <table:table-cell office:value-type="float" office:value="8999.54" calcext:value-type="float">
            <text:p>8999.54</text:p>
          </table:table-cell>
          <table:table-cell office:value-type="float" office:value="9356.66" calcext:value-type="float">
            <text:p>9356.66</text:p>
          </table:table-cell>
          <table:table-cell office:value-type="float" office:value="9005.02" calcext:value-type="float">
            <text:p>9005.02</text:p>
          </table:table-cell>
          <table:table-cell office:value-type="float" office:value="9104.82" calcext:value-type="float">
            <text:p>9104.82</text:p>
          </table:table-cell>
          <table:table-cell office:value-type="float" office:value="9167.93" calcext:value-type="float">
            <text:p>9167.93</text:p>
          </table:table-cell>
          <table:table-cell office:value-type="float" office:value="9265.23" calcext:value-type="float">
            <text:p>9265.23</text:p>
          </table:table-cell>
          <table:table-cell office:value-type="float" office:value="9005.38" calcext:value-type="float">
            <text:p>9005.38</text:p>
          </table:table-cell>
          <table:table-cell office:value-type="float" office:value="9125.19" calcext:value-type="float">
            <text:p>9125.19</text:p>
          </table:table-cell>
          <table:table-cell office:value-type="float" office:value="8994.44" calcext:value-type="float">
            <text:p>8994.44</text:p>
          </table:table-cell>
          <table:table-cell office:value-type="float" office:value="9105.65" calcext:value-type="float">
            <text:p>9105.65</text:p>
          </table:table-cell>
          <table:table-cell office:value-type="float" office:value="9005.76" calcext:value-type="float">
            <text:p>9005.76</text:p>
          </table:table-cell>
          <table:table-cell office:value-type="float" office:value="9105.25" calcext:value-type="float">
            <text:p>9105.25</text:p>
          </table:table-cell>
          <table:table-cell office:value-type="float" office:value="9099.03" calcext:value-type="float">
            <text:p>9099.03</text:p>
          </table:table-cell>
          <table:table-cell office:value-type="float" office:value="9004.36" calcext:value-type="float">
            <text:p>9004.36</text:p>
          </table:table-cell>
          <table:table-cell office:value-type="float" office:value="9099.17" calcext:value-type="float">
            <text:p>9099.17</text:p>
          </table:table-cell>
          <table:table-cell office:value-type="float" office:value="9005.03" calcext:value-type="float">
            <text:p>9005.03</text:p>
          </table:table-cell>
          <table:table-cell office:value-type="float" office:value="9094.02" calcext:value-type="float">
            <text:p>9094.02</text:p>
          </table:table-cell>
          <table:table-cell office:value-type="float" office:value="9002.82" calcext:value-type="float">
            <text:p>9002.82</text:p>
          </table:table-cell>
          <table:table-cell office:value-type="float" office:value="9105.91" calcext:value-type="float">
            <text:p>9105.91</text:p>
          </table:table-cell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style-name="ce2" office:value-type="string" calcext:value-type="string">
            <text:p>Size / 2M</text:p>
          </table:table-cell>
          <table:table-cell table:style-name="ce3" office:value-type="string" calcext:value-type="string">
            <text:p>MB/se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38]+1" office:value-type="float" office:value="3" calcext:value-type="float">
            <text:p>3</text:p>
          </table:table-cell>
          <table:table-cell table:style-name="ce2" table:formula="of:=[.F38]+1" office:value-type="float" office:value="4" calcext:value-type="float">
            <text:p>4</text:p>
          </table:table-cell>
          <table:table-cell table:style-name="ce2" table:formula="of:=[.G38]+1" office:value-type="float" office:value="5" calcext:value-type="float">
            <text:p>5</text:p>
          </table:table-cell>
          <table:table-cell table:style-name="ce2" table:formula="of:=[.H38]+1" office:value-type="float" office:value="6" calcext:value-type="float">
            <text:p>6</text:p>
          </table:table-cell>
          <table:table-cell table:style-name="ce2" table:formula="of:=[.I38]+1" office:value-type="float" office:value="7" calcext:value-type="float">
            <text:p>7</text:p>
          </table:table-cell>
          <table:table-cell table:style-name="ce2" table:formula="of:=[.J38]+1" office:value-type="float" office:value="8" calcext:value-type="float">
            <text:p>8</text:p>
          </table:table-cell>
          <table:table-cell table:style-name="ce2" table:formula="of:=[.K38]+1" office:value-type="float" office:value="9" calcext:value-type="float">
            <text:p>9</text:p>
          </table:table-cell>
          <table:table-cell table:style-name="ce2" table:formula="of:=[.L38]+1" office:value-type="float" office:value="10" calcext:value-type="float">
            <text:p>10</text:p>
          </table:table-cell>
          <table:table-cell table:style-name="ce2" table:formula="of:=[.M38]+1" office:value-type="float" office:value="11" calcext:value-type="float">
            <text:p>11</text:p>
          </table:table-cell>
          <table:table-cell table:style-name="ce2" table:formula="of:=[.N38]+1" office:value-type="float" office:value="12" calcext:value-type="float">
            <text:p>12</text:p>
          </table:table-cell>
          <table:table-cell table:style-name="ce2" table:formula="of:=[.O38]+1" office:value-type="float" office:value="13" calcext:value-type="float">
            <text:p>13</text:p>
          </table:table-cell>
          <table:table-cell table:style-name="ce2" table:formula="of:=[.P38]+1" office:value-type="float" office:value="14" calcext:value-type="float">
            <text:p>14</text:p>
          </table:table-cell>
          <table:table-cell table:style-name="ce2" table:formula="of:=[.Q38]+1" office:value-type="float" office:value="15" calcext:value-type="float">
            <text:p>15</text:p>
          </table:table-cell>
          <table:table-cell table:style-name="ce2" table:formula="of:=[.R38]+1" office:value-type="float" office:value="16" calcext:value-type="float">
            <text:p>16</text:p>
          </table:table-cell>
          <table:table-cell table:style-name="ce2" table:formula="of:=[.S38]+1" office:value-type="float" office:value="17" calcext:value-type="float">
            <text:p>17</text:p>
          </table:table-cell>
          <table:table-cell table:style-name="ce2" table:formula="of:=[.T38]+1" office:value-type="float" office:value="18" calcext:value-type="float">
            <text:p>18</text:p>
          </table:table-cell>
          <table:table-cell table:style-name="ce2" table:formula="of:=[.U38]+1" office:value-type="float" office:value="19" calcext:value-type="float">
            <text:p>19</text:p>
          </table:table-cell>
          <table:table-cell table:style-name="ce2" table:formula="of:=[.V38]+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4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.81" calcext:value-type="float">
            <text:p>0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3.72" calcext:value-type="float">
            <text:p>3.72</text:p>
          </table:table-cell>
          <table:table-cell office:value-type="float" office:value="3.79" calcext:value-type="float">
            <text:p>3.79</text:p>
          </table:table-cell>
          <table:table-cell office:value-type="float" office:value="3.76" calcext:value-type="float">
            <text:p>3.76</text:p>
          </table:table-cell>
          <table:table-cell office:value-type="float" office:value="3.72" calcext:value-type="float">
            <text:p>3.72</text:p>
          </table:table-cell>
          <table:table-cell office:value-type="float" office:value="3.79" calcext:value-type="float">
            <text:p>3.79</text:p>
          </table:table-cell>
          <table:table-cell office:value-type="float" office:value="3.81" calcext:value-type="float">
            <text:p>3.81</text:p>
          </table:table-cell>
          <table:table-cell office:value-type="float" office:value="3.74" calcext:value-type="float">
            <text:p>3.74</text:p>
          </table:table-cell>
          <table:table-cell office:value-type="float" office:value="3.82" calcext:value-type="float">
            <text:p>3.82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float" office:value="3.78" calcext:value-type="float">
            <text:p>3.78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table:number-columns-repeated="4" office:value-type="float" office:value="3.8" calcext:value-type="float">
            <text:p>3.8</text:p>
          </table:table-cell>
          <table:table-cell office:value-type="float" office:value="3.83" calcext:value-type="float">
            <text:p>3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53" calcext:value-type="float">
            <text:p>7.53</text:p>
          </table:table-cell>
          <table:table-cell office:value-type="float" office:value="7.46" calcext:value-type="float">
            <text:p>7.46</text:p>
          </table:table-cell>
          <table:table-cell office:value-type="float" office:value="7.62" calcext:value-type="float">
            <text:p>7.62</text:p>
          </table:table-cell>
          <table:table-cell office:value-type="float" office:value="7.63" calcext:value-type="float">
            <text:p>7.63</text:p>
          </table:table-cell>
          <table:table-cell office:value-type="float" office:value="7.43" calcext:value-type="float">
            <text:p>7.43</text:p>
          </table:table-cell>
          <table:table-cell office:value-type="float" office:value="7.62" calcext:value-type="float">
            <text:p>7.62</text:p>
          </table:table-cell>
          <table:table-cell office:value-type="float" office:value="7.59" calcext:value-type="float">
            <text:p>7.59</text:p>
          </table:table-cell>
          <table:table-cell office:value-type="float" office:value="7.53" calcext:value-type="float">
            <text:p>7.53</text:p>
          </table:table-cell>
          <table:table-cell office:value-type="float" office:value="7.67" calcext:value-type="float">
            <text:p>7.67</text:p>
          </table:table-cell>
          <table:table-cell office:value-type="float" office:value="7.51" calcext:value-type="float">
            <text:p>7.51</text:p>
          </table:table-cell>
          <table:table-cell office:value-type="float" office:value="7.61" calcext:value-type="float">
            <text:p>7.61</text:p>
          </table:table-cell>
          <table:table-cell office:value-type="float" office:value="7.53" calcext:value-type="float">
            <text:p>7.53</text:p>
          </table:table-cell>
          <table:table-cell office:value-type="float" office:value="7.58" calcext:value-type="float">
            <text:p>7.58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7.63" calcext:value-type="float">
            <text:p>7.63</text:p>
          </table:table-cell>
          <table:table-cell office:value-type="float" office:value="7.54" calcext:value-type="float">
            <text:p>7.54</text:p>
          </table:table-cell>
          <table:table-cell office:value-type="float" office:value="7.6" calcext:value-type="float">
            <text:p>7.6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.09" calcext:value-type="float">
            <text:p>15.09</text:p>
          </table:table-cell>
          <table:table-cell office:value-type="float" office:value="14.91" calcext:value-type="float">
            <text:p>14.91</text:p>
          </table:table-cell>
          <table:table-cell office:value-type="float" office:value="15.22" calcext:value-type="float">
            <text:p>15.22</text:p>
          </table:table-cell>
          <table:table-cell office:value-type="float" office:value="15.36" calcext:value-type="float">
            <text:p>15.36</text:p>
          </table:table-cell>
          <table:table-cell office:value-type="float" office:value="14.86" calcext:value-type="float">
            <text:p>14.86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1" calcext:value-type="float">
            <text:p>15.21</text:p>
          </table:table-cell>
          <table:table-cell office:value-type="float" office:value="15" calcext:value-type="float">
            <text:p>15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5" calcext:value-type="float">
            <text:p>15.05</text:p>
          </table:table-cell>
          <table:table-cell office:value-type="float" office:value="15.12" calcext:value-type="float">
            <text:p>15.12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8" calcext:value-type="float">
            <text:p>15.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office:value-type="float" office:value="15.27" calcext:value-type="float">
            <text:p>15.27</text:p>
          </table:table-cell>
          <table:table-cell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.01" calcext:value-type="float">
            <text:p>30.01</text:p>
          </table:table-cell>
          <table:table-cell office:value-type="float" office:value="29.79" calcext:value-type="float">
            <text:p>29.79</text:p>
          </table:table-cell>
          <table:table-cell office:value-type="float" office:value="30.13" calcext:value-type="float">
            <text:p>30.13</text:p>
          </table:table-cell>
          <table:table-cell office:value-type="float" office:value="30.34" calcext:value-type="float">
            <text:p>30.34</text:p>
          </table:table-cell>
          <table:table-cell office:value-type="float" office:value="29.85" calcext:value-type="float">
            <text:p>29.85</text:p>
          </table:table-cell>
          <table:table-cell office:value-type="float" office:value="30.24" calcext:value-type="float">
            <text:p>30.24</text:p>
          </table:table-cell>
          <table:table-cell office:value-type="float" office:value="30.22" calcext:value-type="float">
            <text:p>30.22</text:p>
          </table:table-cell>
          <table:table-cell office:value-type="float" office:value="29.88" calcext:value-type="float">
            <text:p>29.88</text:p>
          </table:table-cell>
          <table:table-cell office:value-type="float" office:value="30.43" calcext:value-type="float">
            <text:p>30.43</text:p>
          </table:table-cell>
          <table:table-cell office:value-type="float" office:value="29.72" calcext:value-type="float">
            <text:p>29.72</text:p>
          </table:table-cell>
          <table:table-cell office:value-type="float" office:value="30.14" calcext:value-type="float">
            <text:p>30.14</text:p>
          </table:table-cell>
          <table:table-cell office:value-type="float" office:value="30.42" calcext:value-type="float">
            <text:p>30.42</text:p>
          </table:table-cell>
          <table:table-cell office:value-type="float" office:value="30.15" calcext:value-type="float">
            <text:p>30.15</text:p>
          </table:table-cell>
          <table:table-cell office:value-type="float" office:value="30.32" calcext:value-type="float">
            <text:p>30.32</text:p>
          </table:table-cell>
          <table:table-cell office:value-type="float" office:value="30.6" calcext:value-type="float">
            <text:p>30.6</text:p>
          </table:table-cell>
          <table:table-cell office:value-type="float" office:value="30.13" calcext:value-type="float">
            <text:p>30.13</text:p>
          </table:table-cell>
          <table:table-cell office:value-type="float" office:value="30.34" calcext:value-type="float">
            <text:p>30.34</text:p>
          </table:table-cell>
          <table:table-cell office:value-type="float" office:value="30.05" calcext:value-type="float">
            <text:p>30.05</text:p>
          </table:table-cell>
          <table:table-cell office:value-type="float" office:value="30.07" calcext:value-type="float">
            <text:p>30.07</text:p>
          </table:table-cell>
          <table:table-cell office:value-type="float" office:value="30.29" calcext:value-type="float">
            <text:p>30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9.86" calcext:value-type="float">
            <text:p>59.86</text:p>
          </table:table-cell>
          <table:table-cell office:value-type="float" office:value="59.02" calcext:value-type="float">
            <text:p>59.02</text:p>
          </table:table-cell>
          <table:table-cell office:value-type="float" office:value="59.62" calcext:value-type="float">
            <text:p>59.62</text:p>
          </table:table-cell>
          <table:table-cell office:value-type="float" office:value="60.57" calcext:value-type="float">
            <text:p>60.57</text:p>
          </table:table-cell>
          <table:table-cell office:value-type="float" office:value="58.43" calcext:value-type="float">
            <text:p>58.43</text:p>
          </table:table-cell>
          <table:table-cell office:value-type="float" office:value="60.28" calcext:value-type="float">
            <text:p>60.28</text:p>
          </table:table-cell>
          <table:table-cell office:value-type="float" office:value="60.22" calcext:value-type="float">
            <text:p>60.22</text:p>
          </table:table-cell>
          <table:table-cell office:value-type="float" office:value="58.99" calcext:value-type="float">
            <text:p>58.99</text:p>
          </table:table-cell>
          <table:table-cell office:value-type="float" office:value="60.06" calcext:value-type="float">
            <text:p>60.06</text:p>
          </table:table-cell>
          <table:table-cell office:value-type="float" office:value="59.51" calcext:value-type="float">
            <text:p>59.51</text:p>
          </table:table-cell>
          <table:table-cell office:value-type="float" office:value="59.02" calcext:value-type="float">
            <text:p>59.02</text:p>
          </table:table-cell>
          <table:table-cell office:value-type="float" office:value="59.82" calcext:value-type="float">
            <text:p>59.82</text:p>
          </table:table-cell>
          <table:table-cell office:value-type="float" office:value="59.56" calcext:value-type="float">
            <text:p>59.56</text:p>
          </table:table-cell>
          <table:table-cell office:value-type="float" office:value="60.29" calcext:value-type="float">
            <text:p>60.29</text:p>
          </table:table-cell>
          <table:table-cell office:value-type="float" office:value="60.49" calcext:value-type="float">
            <text:p>60.49</text:p>
          </table:table-cell>
          <table:table-cell office:value-type="float" office:value="60.16" calcext:value-type="float">
            <text:p>60.16</text:p>
          </table:table-cell>
          <table:table-cell office:value-type="float" office:value="59.29" calcext:value-type="float">
            <text:p>59.29</text:p>
          </table:table-cell>
          <table:table-cell office:value-type="float" office:value="59.83" calcext:value-type="float">
            <text:p>59.83</text:p>
          </table:table-cell>
          <table:table-cell office:value-type="float" office:value="60.2" calcext:value-type="float">
            <text:p>60.2</text:p>
          </table:table-cell>
          <table:table-cell office:value-type="float" office:value="60.7" calcext:value-type="float">
            <text:p>6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14.14" calcext:value-type="float">
            <text:p>114.14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5.38" calcext:value-type="float">
            <text:p>115.38</text:p>
          </table:table-cell>
          <table:table-cell office:value-type="float" office:value="120.8" calcext:value-type="float">
            <text:p>120.8</text:p>
          </table:table-cell>
          <table:table-cell office:value-type="float" office:value="113.02" calcext:value-type="float">
            <text:p>113.02</text:p>
          </table:table-cell>
          <table:table-cell office:value-type="float" office:value="115.81" calcext:value-type="float">
            <text:p>115.81</text:p>
          </table:table-cell>
          <table:table-cell office:value-type="float" office:value="115.23" calcext:value-type="float">
            <text:p>115.23</text:p>
          </table:table-cell>
          <table:table-cell office:value-type="float" office:value="114.78" calcext:value-type="float">
            <text:p>114.78</text:p>
          </table:table-cell>
          <table:table-cell office:value-type="float" office:value="115.31" calcext:value-type="float">
            <text:p>115.31</text:p>
          </table:table-cell>
          <table:table-cell office:value-type="float" office:value="115.11" calcext:value-type="float">
            <text:p>115.11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6.38" calcext:value-type="float">
            <text:p>116.3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5.14" calcext:value-type="float">
            <text:p>115.14</text:p>
          </table:table-cell>
          <table:table-cell office:value-type="float" office:value="116.07" calcext:value-type="float">
            <text:p>116.07</text:p>
          </table:table-cell>
          <table:table-cell office:value-type="float" office:value="115.14" calcext:value-type="float">
            <text:p>115.14</text:p>
          </table:table-cell>
          <table:table-cell office:value-type="float" office:value="116.21" calcext:value-type="float">
            <text:p>116.21</text:p>
          </table:table-cell>
          <table:table-cell office:value-type="float" office:value="115.39" calcext:value-type="float">
            <text:p>115.39</text:p>
          </table:table-cell>
          <table:table-cell office:value-type="float" office:value="115.55" calcext:value-type="float">
            <text:p>115.55</text:p>
          </table:table-cell>
          <table:table-cell office:value-type="float" office:value="117.9" calcext:value-type="float">
            <text:p>117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31.43" calcext:value-type="float">
            <text:p>231.43</text:p>
          </table:table-cell>
          <table:table-cell office:value-type="float" office:value="227.7" calcext:value-type="float">
            <text:p>227.7</text:p>
          </table:table-cell>
          <table:table-cell office:value-type="float" office:value="232.54" calcext:value-type="float">
            <text:p>232.54</text:p>
          </table:table-cell>
          <table:table-cell office:value-type="float" office:value="236.24" calcext:value-type="float">
            <text:p>236.24</text:p>
          </table:table-cell>
          <table:table-cell office:value-type="float" office:value="229.86" calcext:value-type="float">
            <text:p>229.86</text:p>
          </table:table-cell>
          <table:table-cell office:value-type="float" office:value="233.53" calcext:value-type="float">
            <text:p>233.53</text:p>
          </table:table-cell>
          <table:table-cell office:value-type="float" office:value="232.96" calcext:value-type="float">
            <text:p>232.96</text:p>
          </table:table-cell>
          <table:table-cell office:value-type="float" office:value="229.78" calcext:value-type="float">
            <text:p>229.78</text:p>
          </table:table-cell>
          <table:table-cell office:value-type="float" office:value="233.16" calcext:value-type="float">
            <text:p>233.16</text:p>
          </table:table-cell>
          <table:table-cell office:value-type="float" office:value="232.19" calcext:value-type="float">
            <text:p>232.19</text:p>
          </table:table-cell>
          <table:table-cell office:value-type="float" office:value="229.56" calcext:value-type="float">
            <text:p>229.56</text:p>
          </table:table-cell>
          <table:table-cell office:value-type="float" office:value="231.79" calcext:value-type="float">
            <text:p>231.79</text:p>
          </table:table-cell>
          <table:table-cell office:value-type="float" office:value="232.22" calcext:value-type="float">
            <text:p>232.22</text:p>
          </table:table-cell>
          <table:table-cell office:value-type="float" office:value="234.41" calcext:value-type="float">
            <text:p>234.41</text:p>
          </table:table-cell>
          <table:table-cell office:value-type="float" office:value="234.18" calcext:value-type="float">
            <text:p>234.18</text:p>
          </table:table-cell>
          <table:table-cell office:value-type="float" office:value="232.16" calcext:value-type="float">
            <text:p>232.16</text:p>
          </table:table-cell>
          <table:table-cell office:value-type="float" office:value="231.72" calcext:value-type="float">
            <text:p>231.72</text:p>
          </table:table-cell>
          <table:table-cell office:value-type="float" office:value="233.45" calcext:value-type="float">
            <text:p>233.45</text:p>
          </table:table-cell>
          <table:table-cell office:value-type="float" office:value="232.24" calcext:value-type="float">
            <text:p>232.24</text:p>
          </table:table-cell>
          <table:table-cell office:value-type="float" office:value="232.65" calcext:value-type="float">
            <text:p>232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42.12" calcext:value-type="float">
            <text:p>442.12</text:p>
          </table:table-cell>
          <table:table-cell office:value-type="float" office:value="431.92" calcext:value-type="float">
            <text:p>431.92</text:p>
          </table:table-cell>
          <table:table-cell office:value-type="float" office:value="445.59" calcext:value-type="float">
            <text:p>445.59</text:p>
          </table:table-cell>
          <table:table-cell office:value-type="float" office:value="451.46" calcext:value-type="float">
            <text:p>451.46</text:p>
          </table:table-cell>
          <table:table-cell office:value-type="float" office:value="435.88" calcext:value-type="float">
            <text:p>435.88</text:p>
          </table:table-cell>
          <table:table-cell office:value-type="float" office:value="443.23" calcext:value-type="float">
            <text:p>443.23</text:p>
          </table:table-cell>
          <table:table-cell office:value-type="float" office:value="441.55" calcext:value-type="float">
            <text:p>441.55</text:p>
          </table:table-cell>
          <table:table-cell office:value-type="float" office:value="436.06" calcext:value-type="float">
            <text:p>436.06</text:p>
          </table:table-cell>
          <table:table-cell office:value-type="float" office:value="444.29" calcext:value-type="float">
            <text:p>444.29</text:p>
          </table:table-cell>
          <table:table-cell office:value-type="float" office:value="443.97" calcext:value-type="float">
            <text:p>443.97</text:p>
          </table:table-cell>
          <table:table-cell office:value-type="float" office:value="437.62" calcext:value-type="float">
            <text:p>437.62</text:p>
          </table:table-cell>
          <table:table-cell office:value-type="float" office:value="444.41" calcext:value-type="float">
            <text:p>444.41</text:p>
          </table:table-cell>
          <table:table-cell office:value-type="float" office:value="440.18" calcext:value-type="float">
            <text:p>440.18</text:p>
          </table:table-cell>
          <table:table-cell office:value-type="float" office:value="446.73" calcext:value-type="float">
            <text:p>446.73</text:p>
          </table:table-cell>
          <table:table-cell office:value-type="float" office:value="444.93" calcext:value-type="float">
            <text:p>444.93</text:p>
          </table:table-cell>
          <table:table-cell office:value-type="float" office:value="444.81" calcext:value-type="float">
            <text:p>444.81</text:p>
          </table:table-cell>
          <table:table-cell office:value-type="float" office:value="443.1" calcext:value-type="float">
            <text:p>443.1</text:p>
          </table:table-cell>
          <table:table-cell office:value-type="float" office:value="443.5" calcext:value-type="float">
            <text:p>443.5</text:p>
          </table:table-cell>
          <table:table-cell office:value-type="float" office:value="442.7" calcext:value-type="float">
            <text:p>442.7</text:p>
          </table:table-cell>
          <table:table-cell office:value-type="float" office:value="444.89" calcext:value-type="float">
            <text:p>444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781.44" calcext:value-type="float">
            <text:p>781.44</text:p>
          </table:table-cell>
          <table:table-cell office:value-type="float" office:value="770.97" calcext:value-type="float">
            <text:p>770.97</text:p>
          </table:table-cell>
          <table:table-cell office:value-type="float" office:value="785.7" calcext:value-type="float">
            <text:p>785.7</text:p>
          </table:table-cell>
          <table:table-cell office:value-type="float" office:value="818.28" calcext:value-type="float">
            <text:p>818.28</text:p>
          </table:table-cell>
          <table:table-cell office:value-type="float" office:value="773.94" calcext:value-type="float">
            <text:p>773.94</text:p>
          </table:table-cell>
          <table:table-cell office:value-type="float" office:value="785.64" calcext:value-type="float">
            <text:p>785.64</text:p>
          </table:table-cell>
          <table:table-cell office:value-type="float" office:value="786.06" calcext:value-type="float">
            <text:p>786.06</text:p>
          </table:table-cell>
          <table:table-cell office:value-type="float" office:value="778.24" calcext:value-type="float">
            <text:p>778.24</text:p>
          </table:table-cell>
          <table:table-cell office:value-type="float" office:value="779.8" calcext:value-type="float">
            <text:p>779.8</text:p>
          </table:table-cell>
          <table:table-cell office:value-type="float" office:value="810.87" calcext:value-type="float">
            <text:p>810.87</text:p>
          </table:table-cell>
          <table:table-cell office:value-type="float" office:value="783.15" calcext:value-type="float">
            <text:p>783.15</text:p>
          </table:table-cell>
          <table:table-cell office:value-type="float" office:value="786.63" calcext:value-type="float">
            <text:p>786.63</text:p>
          </table:table-cell>
          <table:table-cell office:value-type="float" office:value="784.68" calcext:value-type="float">
            <text:p>784.68</text:p>
          </table:table-cell>
          <table:table-cell office:value-type="float" office:value="787.84" calcext:value-type="float">
            <text:p>787.84</text:p>
          </table:table-cell>
          <table:table-cell office:value-type="float" office:value="786.7" calcext:value-type="float">
            <text:p>786.7</text:p>
          </table:table-cell>
          <table:table-cell office:value-type="float" office:value="774.7" calcext:value-type="float">
            <text:p>774.7</text:p>
          </table:table-cell>
          <table:table-cell office:value-type="float" office:value="786.63" calcext:value-type="float">
            <text:p>786.63</text:p>
          </table:table-cell>
          <table:table-cell office:value-type="float" office:value="785.61" calcext:value-type="float">
            <text:p>785.61</text:p>
          </table:table-cell>
          <table:table-cell office:value-type="float" office:value="782.87" calcext:value-type="float">
            <text:p>782.87</text:p>
          </table:table-cell>
          <table:table-cell office:value-type="float" office:value="789.15" calcext:value-type="float">
            <text:p>789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50.19" calcext:value-type="float">
            <text:p>1250.19</text:p>
          </table:table-cell>
          <table:table-cell office:value-type="float" office:value="1237.35" calcext:value-type="float">
            <text:p>1237.35</text:p>
          </table:table-cell>
          <table:table-cell office:value-type="float" office:value="1251.91" calcext:value-type="float">
            <text:p>1251.91</text:p>
          </table:table-cell>
          <table:table-cell office:value-type="float" office:value="1283.77" calcext:value-type="float">
            <text:p>1283.77</text:p>
          </table:table-cell>
          <table:table-cell office:value-type="float" office:value="1235" calcext:value-type="float">
            <text:p>1235</text:p>
          </table:table-cell>
          <table:table-cell office:value-type="float" office:value="1247.08" calcext:value-type="float">
            <text:p>1247.08</text:p>
          </table:table-cell>
          <table:table-cell office:value-type="float" office:value="1256.82" calcext:value-type="float">
            <text:p>1256.82</text:p>
          </table:table-cell>
          <table:table-cell office:value-type="float" office:value="1240.58" calcext:value-type="float">
            <text:p>1240.58</text:p>
          </table:table-cell>
          <table:table-cell office:value-type="float" office:value="1265.76" calcext:value-type="float">
            <text:p>1265.76</text:p>
          </table:table-cell>
          <table:table-cell office:value-type="float" office:value="1282.33" calcext:value-type="float">
            <text:p>1282.33</text:p>
          </table:table-cell>
          <table:table-cell office:value-type="float" office:value="1248.32" calcext:value-type="float">
            <text:p>1248.32</text:p>
          </table:table-cell>
          <table:table-cell office:value-type="float" office:value="1247.3" calcext:value-type="float">
            <text:p>1247.3</text:p>
          </table:table-cell>
          <table:table-cell office:value-type="float" office:value="1236.82" calcext:value-type="float">
            <text:p>1236.82</text:p>
          </table:table-cell>
          <table:table-cell office:value-type="float" office:value="1268.42" calcext:value-type="float">
            <text:p>1268.42</text:p>
          </table:table-cell>
          <table:table-cell office:value-type="float" office:value="1259.57" calcext:value-type="float">
            <text:p>1259.57</text:p>
          </table:table-cell>
          <table:table-cell office:value-type="float" office:value="1256.06" calcext:value-type="float">
            <text:p>1256.06</text:p>
          </table:table-cell>
          <table:table-cell office:value-type="float" office:value="1246.12" calcext:value-type="float">
            <text:p>1246.12</text:p>
          </table:table-cell>
          <table:table-cell office:value-type="float" office:value="1253.9" calcext:value-type="float">
            <text:p>1253.9</text:p>
          </table:table-cell>
          <table:table-cell office:value-type="float" office:value="1253.6" calcext:value-type="float">
            <text:p>1253.6</text:p>
          </table:table-cell>
          <table:table-cell office:value-type="float" office:value="1268.69" calcext:value-type="float">
            <text:p>1268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750.16" calcext:value-type="float">
            <text:p>1750.16</text:p>
          </table:table-cell>
          <table:table-cell office:value-type="float" office:value="1746.69" calcext:value-type="float">
            <text:p>1746.69</text:p>
          </table:table-cell>
          <table:table-cell office:value-type="float" office:value="1749.08" calcext:value-type="float">
            <text:p>1749.08</text:p>
          </table:table-cell>
          <table:table-cell office:value-type="float" office:value="1811.78" calcext:value-type="float">
            <text:p>1811.78</text:p>
          </table:table-cell>
          <table:table-cell office:value-type="float" office:value="1729.98" calcext:value-type="float">
            <text:p>1729.98</text:p>
          </table:table-cell>
          <table:table-cell office:value-type="float" office:value="1756.92" calcext:value-type="float">
            <text:p>1756.92</text:p>
          </table:table-cell>
          <table:table-cell office:value-type="float" office:value="1756.8" calcext:value-type="float">
            <text:p>1756.8</text:p>
          </table:table-cell>
          <table:table-cell office:value-type="float" office:value="1738.65" calcext:value-type="float">
            <text:p>1738.65</text:p>
          </table:table-cell>
          <table:table-cell office:value-type="float" office:value="1781.41" calcext:value-type="float">
            <text:p>1781.41</text:p>
          </table:table-cell>
          <table:table-cell office:value-type="float" office:value="1811.23" calcext:value-type="float">
            <text:p>1811.23</text:p>
          </table:table-cell>
          <table:table-cell office:value-type="float" office:value="1747.63" calcext:value-type="float">
            <text:p>1747.63</text:p>
          </table:table-cell>
          <table:table-cell office:value-type="float" office:value="1753.16" calcext:value-type="float">
            <text:p>1753.16</text:p>
          </table:table-cell>
          <table:table-cell office:value-type="float" office:value="1753.42" calcext:value-type="float">
            <text:p>1753.42</text:p>
          </table:table-cell>
          <table:table-cell office:value-type="float" office:value="1783.74" calcext:value-type="float">
            <text:p>1783.74</text:p>
          </table:table-cell>
          <table:table-cell office:value-type="float" office:value="1776.89" calcext:value-type="float">
            <text:p>1776.89</text:p>
          </table:table-cell>
          <table:table-cell office:value-type="float" office:value="1744.91" calcext:value-type="float">
            <text:p>1744.91</text:p>
          </table:table-cell>
          <table:table-cell office:value-type="float" office:value="1750.81" calcext:value-type="float">
            <text:p>1750.81</text:p>
          </table:table-cell>
          <table:table-cell office:value-type="float" office:value="1763.8" calcext:value-type="float">
            <text:p>1763.8</text:p>
          </table:table-cell>
          <table:table-cell office:value-type="float" office:value="1755" calcext:value-type="float">
            <text:p>1755</text:p>
          </table:table-cell>
          <table:table-cell office:value-type="float" office:value="1780.94" calcext:value-type="float">
            <text:p>1780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916.89" calcext:value-type="float">
            <text:p>4916.89</text:p>
          </table:table-cell>
          <table:table-cell office:value-type="float" office:value="4961.55" calcext:value-type="float">
            <text:p>4961.55</text:p>
          </table:table-cell>
          <table:table-cell office:value-type="float" office:value="4951.33" calcext:value-type="float">
            <text:p>4951.33</text:p>
          </table:table-cell>
          <table:table-cell office:value-type="float" office:value="4999.82" calcext:value-type="float">
            <text:p>4999.82</text:p>
          </table:table-cell>
          <table:table-cell office:value-type="float" office:value="4908.5" calcext:value-type="float">
            <text:p>4908.5</text:p>
          </table:table-cell>
          <table:table-cell office:value-type="float" office:value="4966.97" calcext:value-type="float">
            <text:p>4966.97</text:p>
          </table:table-cell>
          <table:table-cell office:value-type="float" office:value="4961.55" calcext:value-type="float">
            <text:p>4961.55</text:p>
          </table:table-cell>
          <table:table-cell office:value-type="float" office:value="4932.56" calcext:value-type="float">
            <text:p>4932.56</text:p>
          </table:table-cell>
          <table:table-cell office:value-type="float" office:value="4969.37" calcext:value-type="float">
            <text:p>4969.37</text:p>
          </table:table-cell>
          <table:table-cell office:value-type="float" office:value="4993.31" calcext:value-type="float">
            <text:p>4993.31</text:p>
          </table:table-cell>
          <table:table-cell office:value-type="float" office:value="4947.01" calcext:value-type="float">
            <text:p>4947.01</text:p>
          </table:table-cell>
          <table:table-cell office:value-type="float" office:value="4935.82" calcext:value-type="float">
            <text:p>4935.82</text:p>
          </table:table-cell>
          <table:table-cell office:value-type="float" office:value="4956.58" calcext:value-type="float">
            <text:p>4956.58</text:p>
          </table:table-cell>
          <table:table-cell office:value-type="float" office:value="4992.84" calcext:value-type="float">
            <text:p>4992.84</text:p>
          </table:table-cell>
          <table:table-cell office:value-type="float" office:value="4983.1" calcext:value-type="float">
            <text:p>4983.1</text:p>
          </table:table-cell>
          <table:table-cell office:value-type="float" office:value="4935.4" calcext:value-type="float">
            <text:p>4935.4</text:p>
          </table:table-cell>
          <table:table-cell office:value-type="float" office:value="4966.5" calcext:value-type="float">
            <text:p>4966.5</text:p>
          </table:table-cell>
          <table:table-cell office:value-type="float" office:value="4966.18" calcext:value-type="float">
            <text:p>4966.18</text:p>
          </table:table-cell>
          <table:table-cell office:value-type="float" office:value="4934.79" calcext:value-type="float">
            <text:p>4934.79</text:p>
          </table:table-cell>
          <table:table-cell office:value-type="float" office:value="4984.15" calcext:value-type="float">
            <text:p>4984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6072.41" calcext:value-type="float">
            <text:p>6072.41</text:p>
          </table:table-cell>
          <table:table-cell office:value-type="float" office:value="6597.07" calcext:value-type="float">
            <text:p>6597.07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6639.56" calcext:value-type="float">
            <text:p>6639.56</text:p>
          </table:table-cell>
          <table:table-cell office:value-type="float" office:value="6597.07" calcext:value-type="float">
            <text:p>6597.07</text:p>
          </table:table-cell>
          <table:table-cell office:value-type="float" office:value="6650.27" calcext:value-type="float">
            <text:p>6650.27</text:p>
          </table:table-cell>
          <table:table-cell office:value-type="float" office:value="6597.07" calcext:value-type="float">
            <text:p>6597.07</text:p>
          </table:table-cell>
          <table:table-cell office:value-type="float" office:value="6028.02" calcext:value-type="float">
            <text:p>6028.02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6639.56" calcext:value-type="float">
            <text:p>6639.56</text:p>
          </table:table-cell>
          <table:table-cell table:number-columns-repeated="3" office:value-type="float" office:value="6597.07" calcext:value-type="float">
            <text:p>6597.07</text:p>
          </table:table-cell>
          <table:table-cell office:value-type="float" office:value="6555.12" calcext:value-type="float">
            <text:p>6555.12</text:p>
          </table:table-cell>
          <table:table-cell office:value-type="float" office:value="5958.34" calcext:value-type="float">
            <text:p>5958.34</text:p>
          </table:table-cell>
          <table:table-cell table:number-columns-repeated="4" office:value-type="float" office:value="6597.07" calcext:value-type="float">
            <text:p>6597.07</text:p>
          </table:table-cell>
          <table:table-cell office:value-type="float" office:value="5815.47" calcext:value-type="float">
            <text:p>5815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6803.91" calcext:value-type="float">
            <text:p>6803.91</text:p>
          </table:table-cell>
          <table:table-cell office:value-type="float" office:value="7072.33" calcext:value-type="float">
            <text:p>7072.33</text:p>
          </table:table-cell>
          <table:table-cell office:value-type="float" office:value="6508.55" calcext:value-type="float">
            <text:p>6508.55</text:p>
          </table:table-cell>
          <table:table-cell office:value-type="float" office:value="7127.34" calcext:value-type="float">
            <text:p>7127.34</text:p>
          </table:table-cell>
          <table:table-cell office:value-type="float" office:value="6994.35" calcext:value-type="float">
            <text:p>6994.35</text:p>
          </table:table-cell>
          <table:table-cell table:number-columns-repeated="2" office:value-type="float" office:value="7048.15" calcext:value-type="float">
            <text:p>7048.15</text:p>
          </table:table-cell>
          <table:table-cell office:value-type="float" office:value="7145.87" calcext:value-type="float">
            <text:p>7145.87</text:p>
          </table:table-cell>
          <table:table-cell office:value-type="float" office:value="7278.32" calcext:value-type="float">
            <text:p>7278.32</text:p>
          </table:table-cell>
          <table:table-cell office:value-type="float" office:value="7362.8" calcext:value-type="float">
            <text:p>7362.8</text:p>
          </table:table-cell>
          <table:table-cell office:value-type="float" office:value="6775.95" calcext:value-type="float">
            <text:p>6775.95</text:p>
          </table:table-cell>
          <table:table-cell office:value-type="float" office:value="7018.16" calcext:value-type="float">
            <text:p>7018.16</text:p>
          </table:table-cell>
          <table:table-cell office:value-type="float" office:value="6826.44" calcext:value-type="float">
            <text:p>6826.44</text:p>
          </table:table-cell>
          <table:table-cell office:value-type="float" office:value="6970.7" calcext:value-type="float">
            <text:p>6970.7</text:p>
          </table:table-cell>
          <table:table-cell office:value-type="float" office:value="6947.21" calcext:value-type="float">
            <text:p>6947.21</text:p>
          </table:table-cell>
          <table:table-cell office:value-type="float" office:value="7127.34" calcext:value-type="float">
            <text:p>7127.34</text:p>
          </table:table-cell>
          <table:table-cell office:value-type="float" office:value="6947.21" calcext:value-type="float">
            <text:p>6947.21</text:p>
          </table:table-cell>
          <table:table-cell office:value-type="float" office:value="6618.25" calcext:value-type="float">
            <text:p>6618.25</text:p>
          </table:table-cell>
          <table:table-cell office:value-type="float" office:value="7048.15" calcext:value-type="float">
            <text:p>7048.15</text:p>
          </table:table-cell>
          <table:table-cell office:value-type="float" office:value="6682.61" calcext:value-type="float">
            <text:p>6682.6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2M</text:p>
          </table:table-cell>
          <table:table-cell office:value-type="float" office:value="65536" calcext:value-type="float">
            <text:p>65536</text:p>
          </table:table-cell>
          <table:table-cell office:value-type="float" office:value="7783.23" calcext:value-type="float">
            <text:p>7783.23</text:p>
          </table:table-cell>
          <table:table-cell office:value-type="float" office:value="7831.28" calcext:value-type="float">
            <text:p>7831.28</text:p>
          </table:table-cell>
          <table:table-cell office:value-type="float" office:value="7710.46" calcext:value-type="float">
            <text:p>7710.46</text:p>
          </table:table-cell>
          <table:table-cell office:value-type="float" office:value="7530.9" calcext:value-type="float">
            <text:p>7530.9</text:p>
          </table:table-cell>
          <table:table-cell office:value-type="float" office:value="7925.36" calcext:value-type="float">
            <text:p>7925.36</text:p>
          </table:table-cell>
          <table:table-cell office:value-type="float" office:value="7783.23" calcext:value-type="float">
            <text:p>7783.23</text:p>
          </table:table-cell>
          <table:table-cell office:value-type="float" office:value="7849.92" calcext:value-type="float">
            <text:p>7849.92</text:p>
          </table:table-cell>
          <table:table-cell office:value-type="float" office:value="7739.41" calcext:value-type="float">
            <text:p>7739.41</text:p>
          </table:table-cell>
          <table:table-cell office:value-type="float" office:value="8057" calcext:value-type="float">
            <text:p>8057</text:p>
          </table:table-cell>
          <table:table-cell office:value-type="float" office:value="7940.62" calcext:value-type="float">
            <text:p>7940.62</text:p>
          </table:table-cell>
          <table:table-cell office:value-type="float" office:value="7820.14" calcext:value-type="float">
            <text:p>7820.14</text:p>
          </table:table-cell>
          <table:table-cell office:value-type="float" office:value="7849.92" calcext:value-type="float">
            <text:p>7849.92</text:p>
          </table:table-cell>
          <table:table-cell office:value-type="float" office:value="8209.39" calcext:value-type="float">
            <text:p>8209.39</text:p>
          </table:table-cell>
          <table:table-cell office:value-type="float" office:value="7449.27" calcext:value-type="float">
            <text:p>7449.27</text:p>
          </table:table-cell>
          <table:table-cell office:value-type="float" office:value="8108.49" calcext:value-type="float">
            <text:p>8108.49</text:p>
          </table:table-cell>
          <table:table-cell office:value-type="float" office:value="7959.78" calcext:value-type="float">
            <text:p>7959.78</text:p>
          </table:table-cell>
          <table:table-cell office:value-type="float" office:value="7864.89" calcext:value-type="float">
            <text:p>7864.89</text:p>
          </table:table-cell>
          <table:table-cell office:value-type="float" office:value="7786.91" calcext:value-type="float">
            <text:p>7786.91</text:p>
          </table:table-cell>
          <table:table-cell office:value-type="float" office:value="7959.78" calcext:value-type="float">
            <text:p>7959.78</text:p>
          </table:table-cell>
          <table:table-cell office:value-type="float" office:value="7929.17" calcext:value-type="float">
            <text:p>7929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328.44" calcext:value-type="float">
            <text:p>9328.44</text:p>
          </table:table-cell>
          <table:table-cell office:value-type="float" office:value="9286.42" calcext:value-type="float">
            <text:p>9286.42</text:p>
          </table:table-cell>
          <table:table-cell office:value-type="float" office:value="9339" calcext:value-type="float">
            <text:p>9339</text:p>
          </table:table-cell>
          <table:table-cell office:value-type="float" office:value="9360.2" calcext:value-type="float">
            <text:p>9360.2</text:p>
          </table:table-cell>
          <table:table-cell office:value-type="float" office:value="9317.9" calcext:value-type="float">
            <text:p>9317.9</text:p>
          </table:table-cell>
          <table:table-cell office:value-type="float" office:value="9352.24" calcext:value-type="float">
            <text:p>9352.24</text:p>
          </table:table-cell>
          <table:table-cell office:value-type="float" office:value="9328.44" calcext:value-type="float">
            <text:p>9328.44</text:p>
          </table:table-cell>
          <table:table-cell office:value-type="float" office:value="9362.86" calcext:value-type="float">
            <text:p>9362.86</text:p>
          </table:table-cell>
          <table:table-cell office:value-type="float" office:value="9231.84" calcext:value-type="float">
            <text:p>9231.84</text:p>
          </table:table-cell>
          <table:table-cell office:value-type="float" office:value="9362.86" calcext:value-type="float">
            <text:p>9362.86</text:p>
          </table:table-cell>
          <table:table-cell office:value-type="float" office:value="9328.44" calcext:value-type="float">
            <text:p>9328.44</text:p>
          </table:table-cell>
          <table:table-cell office:value-type="float" office:value="9341.65" calcext:value-type="float">
            <text:p>9341.65</text:p>
          </table:table-cell>
          <table:table-cell table:number-columns-repeated="2" office:value-type="float" office:value="9352.24" calcext:value-type="float">
            <text:p>9352.24</text:p>
          </table:table-cell>
          <table:table-cell office:value-type="float" office:value="9362.86" calcext:value-type="float">
            <text:p>9362.86</text:p>
          </table:table-cell>
          <table:table-cell office:value-type="float" office:value="9331.07" calcext:value-type="float">
            <text:p>9331.07</text:p>
          </table:table-cell>
          <table:table-cell office:value-type="float" office:value="9341.65" calcext:value-type="float">
            <text:p>9341.65</text:p>
          </table:table-cell>
          <table:table-cell office:value-type="float" office:value="9328.44" calcext:value-type="float">
            <text:p>9328.44</text:p>
          </table:table-cell>
          <table:table-cell office:value-type="float" office:value="9360.2" calcext:value-type="float">
            <text:p>9360.2</text:p>
          </table:table-cell>
          <table:table-cell office:value-type="float" office:value="9328.44" calcext:value-type="float">
            <text:p>9328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285.11" calcext:value-type="float">
            <text:p>9285.11</text:p>
          </table:table-cell>
          <table:table-cell office:value-type="float" office:value="9474.46" calcext:value-type="float">
            <text:p>9474.46</text:p>
          </table:table-cell>
          <table:table-cell office:value-type="float" office:value="9601.32" calcext:value-type="float">
            <text:p>9601.32</text:p>
          </table:table-cell>
          <table:table-cell office:value-type="float" office:value="9637.79" calcext:value-type="float">
            <text:p>9637.79</text:p>
          </table:table-cell>
          <table:table-cell office:value-type="float" office:value="9608.32" calcext:value-type="float">
            <text:p>9608.32</text:p>
          </table:table-cell>
          <table:table-cell office:value-type="float" office:value="9389.51" calcext:value-type="float">
            <text:p>9389.51</text:p>
          </table:table-cell>
          <table:table-cell office:value-type="float" office:value="9567.9" calcext:value-type="float">
            <text:p>9567.9</text:p>
          </table:table-cell>
          <table:table-cell office:value-type="float" office:value="9456.81" calcext:value-type="float">
            <text:p>9456.81</text:p>
          </table:table-cell>
          <table:table-cell office:value-type="float" office:value="9526.45" calcext:value-type="float">
            <text:p>9526.45</text:p>
          </table:table-cell>
          <table:table-cell office:value-type="float" office:value="9531.96" calcext:value-type="float">
            <text:p>9531.96</text:p>
          </table:table-cell>
          <table:table-cell office:value-type="float" office:value="9285.11" calcext:value-type="float">
            <text:p>9285.11</text:p>
          </table:table-cell>
          <table:table-cell office:value-type="float" office:value="9636.39" calcext:value-type="float">
            <text:p>9636.39</text:p>
          </table:table-cell>
          <table:table-cell office:value-type="float" office:value="9508.6" calcext:value-type="float">
            <text:p>9508.6</text:p>
          </table:table-cell>
          <table:table-cell office:value-type="float" office:value="9396.2" calcext:value-type="float">
            <text:p>9396.2</text:p>
          </table:table-cell>
          <table:table-cell office:value-type="float" office:value="9378.83" calcext:value-type="float">
            <text:p>9378.83</text:p>
          </table:table-cell>
          <table:table-cell office:value-type="float" office:value="9323.16" calcext:value-type="float">
            <text:p>9323.16</text:p>
          </table:table-cell>
          <table:table-cell office:value-type="float" office:value="9637.79" calcext:value-type="float">
            <text:p>9637.79</text:p>
          </table:table-cell>
          <table:table-cell office:value-type="float" office:value="9333.72" calcext:value-type="float">
            <text:p>9333.72</text:p>
          </table:table-cell>
          <table:table-cell office:value-type="float" office:value="9643.43" calcext:value-type="float">
            <text:p>9643.43</text:p>
          </table:table-cell>
          <table:table-cell office:value-type="float" office:value="9608.32" calcext:value-type="float">
            <text:p>9608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667.45" calcext:value-type="float">
            <text:p>9667.45</text:p>
          </table:table-cell>
          <table:table-cell table:number-columns-repeated="2" office:value-type="float" office:value="9745.28" calcext:value-type="float">
            <text:p>9745.28</text:p>
          </table:table-cell>
          <table:table-cell office:value-type="float" office:value="9793.75" calcext:value-type="float">
            <text:p>9793.75</text:p>
          </table:table-cell>
          <table:table-cell office:value-type="float" office:value="9673.83" calcext:value-type="float">
            <text:p>9673.83</text:p>
          </table:table-cell>
          <table:table-cell office:value-type="float" office:value="9793.02" calcext:value-type="float">
            <text:p>9793.02</text:p>
          </table:table-cell>
          <table:table-cell office:value-type="float" office:value="9760.42" calcext:value-type="float">
            <text:p>9760.42</text:p>
          </table:table-cell>
          <table:table-cell office:value-type="float" office:value="9673.12" calcext:value-type="float">
            <text:p>9673.12</text:p>
          </table:table-cell>
          <table:table-cell office:value-type="float" office:value="9760.42" calcext:value-type="float">
            <text:p>9760.42</text:p>
          </table:table-cell>
          <table:table-cell office:value-type="float" office:value="9785.03" calcext:value-type="float">
            <text:p>9785.03</text:p>
          </table:table-cell>
          <table:table-cell office:value-type="float" office:value="9718.01" calcext:value-type="float">
            <text:p>9718.01</text:p>
          </table:table-cell>
          <table:table-cell table:number-columns-repeated="2" office:value-type="float" office:value="9751.05" calcext:value-type="float">
            <text:p>9751.05</text:p>
          </table:table-cell>
          <table:table-cell office:value-type="float" office:value="9735.94" calcext:value-type="float">
            <text:p>9735.94</text:p>
          </table:table-cell>
          <table:table-cell office:value-type="float" office:value="9771.99" calcext:value-type="float">
            <text:p>9771.99</text:p>
          </table:table-cell>
          <table:table-cell office:value-type="float" office:value="9748.16" calcext:value-type="float">
            <text:p>9748.16</text:p>
          </table:table-cell>
          <table:table-cell office:value-type="float" office:value="9718.01" calcext:value-type="float">
            <text:p>9718.01</text:p>
          </table:table-cell>
          <table:table-cell office:value-type="float" office:value="9760.42" calcext:value-type="float">
            <text:p>9760.42</text:p>
          </table:table-cell>
          <table:table-cell office:value-type="float" office:value="9784.31" calcext:value-type="float">
            <text:p>9784.31</text:p>
          </table:table-cell>
          <table:table-cell office:value-type="float" office:value="9678.8" calcext:value-type="float">
            <text:p>967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728.4" calcext:value-type="float">
            <text:p>9728.4</text:p>
          </table:table-cell>
          <table:table-cell office:value-type="float" office:value="9869.2" calcext:value-type="float">
            <text:p>9869.2</text:p>
          </table:table-cell>
          <table:table-cell office:value-type="float" office:value="9728.4" calcext:value-type="float">
            <text:p>9728.4</text:p>
          </table:table-cell>
          <table:table-cell office:value-type="float" office:value="9827.3" calcext:value-type="float">
            <text:p>9827.3</text:p>
          </table:table-cell>
          <table:table-cell office:value-type="float" office:value="9685.19" calcext:value-type="float">
            <text:p>9685.19</text:p>
          </table:table-cell>
          <table:table-cell office:value-type="float" office:value="9846.01" calcext:value-type="float">
            <text:p>9846.01</text:p>
          </table:table-cell>
          <table:table-cell office:value-type="float" office:value="9782.86" calcext:value-type="float">
            <text:p>9782.86</text:p>
          </table:table-cell>
          <table:table-cell office:value-type="float" office:value="9746.72" calcext:value-type="float">
            <text:p>9746.72</text:p>
          </table:table-cell>
          <table:table-cell office:value-type="float" office:value="9798.11" calcext:value-type="float">
            <text:p>9798.11</text:p>
          </table:table-cell>
          <table:table-cell office:value-type="float" office:value="9737.37" calcext:value-type="float">
            <text:p>9737.37</text:p>
          </table:table-cell>
          <table:table-cell office:value-type="float" office:value="9768.01" calcext:value-type="float">
            <text:p>9768.01</text:p>
          </table:table-cell>
          <table:table-cell office:value-type="float" office:value="9811.96" calcext:value-type="float">
            <text:p>9811.96</text:p>
          </table:table-cell>
          <table:table-cell office:value-type="float" office:value="9819.63" calcext:value-type="float">
            <text:p>9819.63</text:p>
          </table:table-cell>
          <table:table-cell office:value-type="float" office:value="9842.7" calcext:value-type="float">
            <text:p>9842.7</text:p>
          </table:table-cell>
          <table:table-cell office:value-type="float" office:value="9869.2" calcext:value-type="float">
            <text:p>9869.2</text:p>
          </table:table-cell>
          <table:table-cell office:value-type="float" office:value="9812.32" calcext:value-type="float">
            <text:p>9812.32</text:p>
          </table:table-cell>
          <table:table-cell office:value-type="float" office:value="9811.96" calcext:value-type="float">
            <text:p>9811.96</text:p>
          </table:table-cell>
          <table:table-cell office:value-type="float" office:value="9841.23" calcext:value-type="float">
            <text:p>9841.23</text:p>
          </table:table-cell>
          <table:table-cell office:value-type="float" office:value="9847.48" calcext:value-type="float">
            <text:p>9847.48</text:p>
          </table:table-cell>
          <table:table-cell office:value-type="float" office:value="9796.66" calcext:value-type="float">
            <text:p>9796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799.02" calcext:value-type="float">
            <text:p>9799.02</text:p>
          </table:table-cell>
          <table:table-cell office:value-type="float" office:value="9882.14" calcext:value-type="float">
            <text:p>9882.14</text:p>
          </table:table-cell>
          <table:table-cell office:value-type="float" office:value="9820.54" calcext:value-type="float">
            <text:p>9820.54</text:p>
          </table:table-cell>
          <table:table-cell office:value-type="float" office:value="9880.66" calcext:value-type="float">
            <text:p>9880.66</text:p>
          </table:table-cell>
          <table:table-cell office:value-type="float" office:value="9741.51" calcext:value-type="float">
            <text:p>9741.51</text:p>
          </table:table-cell>
          <table:table-cell office:value-type="float" office:value="9886.03" calcext:value-type="float">
            <text:p>9886.03</text:p>
          </table:table-cell>
          <table:table-cell office:value-type="float" office:value="9822" calcext:value-type="float">
            <text:p>9822</text:p>
          </table:table-cell>
          <table:table-cell office:value-type="float" office:value="9808.86" calcext:value-type="float">
            <text:p>9808.86</text:p>
          </table:table-cell>
          <table:table-cell office:value-type="float" office:value="9855.75" calcext:value-type="float">
            <text:p>9855.75</text:p>
          </table:table-cell>
          <table:table-cell office:value-type="float" office:value="9861.28" calcext:value-type="float">
            <text:p>9861.28</text:p>
          </table:table-cell>
          <table:table-cell office:value-type="float" office:value="9800.48" calcext:value-type="float">
            <text:p>9800.48</text:p>
          </table:table-cell>
          <table:table-cell office:value-type="float" office:value="9854.28" calcext:value-type="float">
            <text:p>9854.28</text:p>
          </table:table-cell>
          <table:table-cell office:value-type="float" office:value="9867.36" calcext:value-type="float">
            <text:p>9867.36</text:p>
          </table:table-cell>
          <table:table-cell office:value-type="float" office:value="9851.15" calcext:value-type="float">
            <text:p>9851.15</text:p>
          </table:table-cell>
          <table:table-cell office:value-type="float" office:value="9779.96" calcext:value-type="float">
            <text:p>9779.96</text:p>
          </table:table-cell>
          <table:table-cell office:value-type="float" office:value="9824.38" calcext:value-type="float">
            <text:p>9824.38</text:p>
          </table:table-cell>
          <table:table-cell office:value-type="float" office:value="9855.93" calcext:value-type="float">
            <text:p>9855.93</text:p>
          </table:table-cell>
          <table:table-cell office:value-type="float" office:value="9827.3" calcext:value-type="float">
            <text:p>9827.3</text:p>
          </table:table-cell>
          <table:table-cell office:value-type="float" office:value="9871.24" calcext:value-type="float">
            <text:p>9871.24</text:p>
          </table:table-cell>
          <table:table-cell office:value-type="float" office:value="9851.15" calcext:value-type="float">
            <text:p>9851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9789.12" calcext:value-type="float">
            <text:p>9789.12</text:p>
          </table:table-cell>
          <table:table-cell office:value-type="float" office:value="9845" calcext:value-type="float">
            <text:p>9845</text:p>
          </table:table-cell>
          <table:table-cell office:value-type="float" office:value="9843.07" calcext:value-type="float">
            <text:p>9843.07</text:p>
          </table:table-cell>
          <table:table-cell office:value-type="float" office:value="9880.66" calcext:value-type="float">
            <text:p>9880.66</text:p>
          </table:table-cell>
          <table:table-cell office:value-type="float" office:value="9732.7" calcext:value-type="float">
            <text:p>9732.7</text:p>
          </table:table-cell>
          <table:table-cell office:value-type="float" office:value="9897.34" calcext:value-type="float">
            <text:p>9897.34</text:p>
          </table:table-cell>
          <table:table-cell office:value-type="float" office:value="9850.05" calcext:value-type="float">
            <text:p>9850.05</text:p>
          </table:table-cell>
          <table:table-cell office:value-type="float" office:value="9816.25" calcext:value-type="float">
            <text:p>9816.25</text:p>
          </table:table-cell>
          <table:table-cell office:value-type="float" office:value="9834.63" calcext:value-type="float">
            <text:p>9834.63</text:p>
          </table:table-cell>
          <table:table-cell office:value-type="float" office:value="9886.4" calcext:value-type="float">
            <text:p>9886.4</text:p>
          </table:table-cell>
          <table:table-cell office:value-type="float" office:value="9831.97" calcext:value-type="float">
            <text:p>9831.97</text:p>
          </table:table-cell>
          <table:table-cell office:value-type="float" office:value="9902.35" calcext:value-type="float">
            <text:p>9902.35</text:p>
          </table:table-cell>
          <table:table-cell office:value-type="float" office:value="9849.22" calcext:value-type="float">
            <text:p>9849.22</text:p>
          </table:table-cell>
          <table:table-cell office:value-type="float" office:value="9862.29" calcext:value-type="float">
            <text:p>9862.29</text:p>
          </table:table-cell>
          <table:table-cell office:value-type="float" office:value="9903.09" calcext:value-type="float">
            <text:p>9903.09</text:p>
          </table:table-cell>
          <table:table-cell office:value-type="float" office:value="9848.49" calcext:value-type="float">
            <text:p>9848.49</text:p>
          </table:table-cell>
          <table:table-cell office:value-type="float" office:value="9887.51" calcext:value-type="float">
            <text:p>9887.51</text:p>
          </table:table-cell>
          <table:table-cell office:value-type="float" office:value="9818.89" calcext:value-type="float">
            <text:p>9818.89</text:p>
          </table:table-cell>
          <table:table-cell office:value-type="float" office:value="9870.13" calcext:value-type="float">
            <text:p>9870.13</text:p>
          </table:table-cell>
          <table:table-cell office:value-type="float" office:value="9838.11" calcext:value-type="float">
            <text:p>9838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9314.28" calcext:value-type="float">
            <text:p>9314.28</text:p>
          </table:table-cell>
          <table:table-cell office:value-type="float" office:value="9475.1" calcext:value-type="float">
            <text:p>9475.1</text:p>
          </table:table-cell>
          <table:table-cell office:value-type="float" office:value="9402.85" calcext:value-type="float">
            <text:p>9402.85</text:p>
          </table:table-cell>
          <table:table-cell office:value-type="float" office:value="9473.32" calcext:value-type="float">
            <text:p>9473.32</text:p>
          </table:table-cell>
          <table:table-cell office:value-type="float" office:value="9320.49" calcext:value-type="float">
            <text:p>9320.49</text:p>
          </table:table-cell>
          <table:table-cell office:value-type="float" office:value="9492.96" calcext:value-type="float">
            <text:p>9492.96</text:p>
          </table:table-cell>
          <table:table-cell office:value-type="float" office:value="9403.4" calcext:value-type="float">
            <text:p>9403.4</text:p>
          </table:table-cell>
          <table:table-cell office:value-type="float" office:value="9494.58" calcext:value-type="float">
            <text:p>9494.58</text:p>
          </table:table-cell>
          <table:table-cell office:value-type="float" office:value="9391.64" calcext:value-type="float">
            <text:p>9391.64</text:p>
          </table:table-cell>
          <table:table-cell office:value-type="float" office:value="9479.91" calcext:value-type="float">
            <text:p>9479.91</text:p>
          </table:table-cell>
          <table:table-cell office:value-type="float" office:value="9369.42" calcext:value-type="float">
            <text:p>9369.42</text:p>
          </table:table-cell>
          <table:table-cell office:value-type="float" office:value="9453.38" calcext:value-type="float">
            <text:p>9453.38</text:p>
          </table:table-cell>
          <table:table-cell office:value-type="float" office:value="9593.21" calcext:value-type="float">
            <text:p>9593.21</text:p>
          </table:table-cell>
          <table:table-cell office:value-type="float" office:value="9402.14" calcext:value-type="float">
            <text:p>9402.14</text:p>
          </table:table-cell>
          <table:table-cell office:value-type="float" office:value="9471.19" calcext:value-type="float">
            <text:p>9471.19</text:p>
          </table:table-cell>
          <table:table-cell office:value-type="float" office:value="9529.98" calcext:value-type="float">
            <text:p>9529.98</text:p>
          </table:table-cell>
          <table:table-cell office:value-type="float" office:value="9468.69" calcext:value-type="float">
            <text:p>9468.69</text:p>
          </table:table-cell>
          <table:table-cell office:value-type="float" office:value="9376.25" calcext:value-type="float">
            <text:p>9376.25</text:p>
          </table:table-cell>
          <table:table-cell office:value-type="float" office:value="9475.61" calcext:value-type="float">
            <text:p>9475.61</text:p>
          </table:table-cell>
          <table:table-cell office:value-type="float" office:value="9401.43" calcext:value-type="float">
            <text:p>9401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9350.38" calcext:value-type="float">
            <text:p>9350.38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9384.63" calcext:value-type="float">
            <text:p>9384.63</text:p>
          </table:table-cell>
          <table:table-cell office:value-type="float" office:value="9448.49" calcext:value-type="float">
            <text:p>9448.49</text:p>
          </table:table-cell>
          <table:table-cell office:value-type="float" office:value="9393.37" calcext:value-type="float">
            <text:p>9393.37</text:p>
          </table:table-cell>
          <table:table-cell office:value-type="float" office:value="9442.19" calcext:value-type="float">
            <text:p>9442.19</text:p>
          </table:table-cell>
          <table:table-cell office:value-type="float" office:value="9402.33" calcext:value-type="float">
            <text:p>9402.33</text:p>
          </table:table-cell>
          <table:table-cell office:value-type="float" office:value="9508.65" calcext:value-type="float">
            <text:p>9508.65</text:p>
          </table:table-cell>
          <table:table-cell office:value-type="float" office:value="9398.64" calcext:value-type="float">
            <text:p>9398.64</text:p>
          </table:table-cell>
          <table:table-cell office:value-type="float" office:value="9461.64" calcext:value-type="float">
            <text:p>9461.64</text:p>
          </table:table-cell>
          <table:table-cell office:value-type="float" office:value="9392.87" calcext:value-type="float">
            <text:p>9392.87</text:p>
          </table:table-cell>
          <table:table-cell office:value-type="float" office:value="9426.55" calcext:value-type="float">
            <text:p>9426.55</text:p>
          </table:table-cell>
          <table:table-cell office:value-type="float" office:value="9599.69" calcext:value-type="float">
            <text:p>9599.69</text:p>
          </table:table-cell>
          <table:table-cell office:value-type="float" office:value="9392.16" calcext:value-type="float">
            <text:p>9392.16</text:p>
          </table:table-cell>
          <table:table-cell office:value-type="float" office:value="9474.55" calcext:value-type="float">
            <text:p>9474.55</text:p>
          </table:table-cell>
          <table:table-cell office:value-type="float" office:value="9528.99" calcext:value-type="float">
            <text:p>9528.99</text:p>
          </table:table-cell>
          <table:table-cell office:value-type="float" office:value="9455.6" calcext:value-type="float">
            <text:p>9455.6</text:p>
          </table:table-cell>
          <table:table-cell office:value-type="float" office:value="9403.04" calcext:value-type="float">
            <text:p>9403.04</text:p>
          </table:table-cell>
          <table:table-cell office:value-type="float" office:value="9468.83" calcext:value-type="float">
            <text:p>9468.83</text:p>
          </table:table-cell>
          <table:table-cell office:value-type="float" office:value="9408.24" calcext:value-type="float">
            <text:p>9408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9401.2" calcext:value-type="float">
            <text:p>9401.2</text:p>
          </table:table-cell>
          <table:table-cell office:value-type="float" office:value="9469.61" calcext:value-type="float">
            <text:p>9469.61</text:p>
          </table:table-cell>
          <table:table-cell office:value-type="float" office:value="9397.99" calcext:value-type="float">
            <text:p>9397.99</text:p>
          </table:table-cell>
          <table:table-cell office:value-type="float" office:value="9472.06" calcext:value-type="float">
            <text:p>9472.06</text:p>
          </table:table-cell>
          <table:table-cell office:value-type="float" office:value="9399.61" calcext:value-type="float">
            <text:p>9399.61</text:p>
          </table:table-cell>
          <table:table-cell office:value-type="float" office:value="9475.79" calcext:value-type="float">
            <text:p>9475.79</text:p>
          </table:table-cell>
          <table:table-cell office:value-type="float" office:value="9403.52" calcext:value-type="float">
            <text:p>9403.52</text:p>
          </table:table-cell>
          <table:table-cell office:value-type="float" office:value="9539.24" calcext:value-type="float">
            <text:p>9539.24</text:p>
          </table:table-cell>
          <table:table-cell office:value-type="float" office:value="9402.16" calcext:value-type="float">
            <text:p>9402.16</text:p>
          </table:table-cell>
          <table:table-cell office:value-type="float" office:value="9466.89" calcext:value-type="float">
            <text:p>9466.89</text:p>
          </table:table-cell>
          <table:table-cell office:value-type="float" office:value="9397.69" calcext:value-type="float">
            <text:p>9397.69</text:p>
          </table:table-cell>
          <table:table-cell office:value-type="float" office:value="9437.01" calcext:value-type="float">
            <text:p>9437.01</text:p>
          </table:table-cell>
          <table:table-cell office:value-type="float" office:value="9611.61" calcext:value-type="float">
            <text:p>9611.61</text:p>
          </table:table-cell>
          <table:table-cell office:value-type="float" office:value="9399.48" calcext:value-type="float">
            <text:p>9399.48</text:p>
          </table:table-cell>
          <table:table-cell office:value-type="float" office:value="9458.34" calcext:value-type="float">
            <text:p>9458.34</text:p>
          </table:table-cell>
          <table:table-cell office:value-type="float" office:value="9540.74" calcext:value-type="float">
            <text:p>9540.74</text:p>
          </table:table-cell>
          <table:table-cell office:value-type="float" office:value="9449.6" calcext:value-type="float">
            <text:p>9449.6</text:p>
          </table:table-cell>
          <table:table-cell office:value-type="float" office:value="9387.79" calcext:value-type="float">
            <text:p>9387.79</text:p>
          </table:table-cell>
          <table:table-cell office:value-type="float" office:value="9470.81" calcext:value-type="float">
            <text:p>9470.81</text:p>
          </table:table-cell>
          <table:table-cell office:value-type="float" office:value="9388.52" calcext:value-type="float">
            <text:p>9388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108864" calcext:value-type="float">
            <text:p>67108864</text:p>
          </table:table-cell>
          <table:table-cell office:value-type="float" office:value="9207.65" calcext:value-type="float">
            <text:p>9207.65</text:p>
          </table:table-cell>
          <table:table-cell office:value-type="float" office:value="9283.97" calcext:value-type="float">
            <text:p>9283.97</text:p>
          </table:table-cell>
          <table:table-cell office:value-type="float" office:value="9205.46" calcext:value-type="float">
            <text:p>9205.46</text:p>
          </table:table-cell>
          <table:table-cell office:value-type="float" office:value="9281.1" calcext:value-type="float">
            <text:p>9281.1</text:p>
          </table:table-cell>
          <table:table-cell office:value-type="float" office:value="9203.71" calcext:value-type="float">
            <text:p>9203.71</text:p>
          </table:table-cell>
          <table:table-cell office:value-type="float" office:value="9301.45" calcext:value-type="float">
            <text:p>9301.45</text:p>
          </table:table-cell>
          <table:table-cell office:value-type="float" office:value="9211.13" calcext:value-type="float">
            <text:p>9211.13</text:p>
          </table:table-cell>
          <table:table-cell office:value-type="float" office:value="9415.24" calcext:value-type="float">
            <text:p>9415.24</text:p>
          </table:table-cell>
          <table:table-cell office:value-type="float" office:value="9192.7" calcext:value-type="float">
            <text:p>9192.7</text:p>
          </table:table-cell>
          <table:table-cell office:value-type="float" office:value="9290.21" calcext:value-type="float">
            <text:p>9290.21</text:p>
          </table:table-cell>
          <table:table-cell office:value-type="float" office:value="9202.81" calcext:value-type="float">
            <text:p>9202.81</text:p>
          </table:table-cell>
          <table:table-cell office:value-type="float" office:value="9294.26" calcext:value-type="float">
            <text:p>9294.26</text:p>
          </table:table-cell>
          <table:table-cell office:value-type="float" office:value="9508.72" calcext:value-type="float">
            <text:p>9508.72</text:p>
          </table:table-cell>
          <table:table-cell office:value-type="float" office:value="9206.04" calcext:value-type="float">
            <text:p>9206.04</text:p>
          </table:table-cell>
          <table:table-cell office:value-type="float" office:value="9292.6" calcext:value-type="float">
            <text:p>9292.6</text:p>
          </table:table-cell>
          <table:table-cell office:value-type="float" office:value="9414.58" calcext:value-type="float">
            <text:p>9414.58</text:p>
          </table:table-cell>
          <table:table-cell office:value-type="float" office:value="9292.46" calcext:value-type="float">
            <text:p>9292.46</text:p>
          </table:table-cell>
          <table:table-cell office:value-type="float" office:value="9209.31" calcext:value-type="float">
            <text:p>9209.31</text:p>
          </table:table-cell>
          <table:table-cell office:value-type="float" office:value="9303.77" calcext:value-type="float">
            <text:p>9303.77</text:p>
          </table:table-cell>
          <table:table-cell office:value-type="float" office:value="9204.07" calcext:value-type="float">
            <text:p>9204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217728" calcext:value-type="float">
            <text:p>134217728</text:p>
          </table:table-cell>
          <table:table-cell office:value-type="float" office:value="9081.27" calcext:value-type="float">
            <text:p>9081.27</text:p>
          </table:table-cell>
          <table:table-cell office:value-type="float" office:value="9178.18" calcext:value-type="float">
            <text:p>9178.18</text:p>
          </table:table-cell>
          <table:table-cell office:value-type="float" office:value="9078.46" calcext:value-type="float">
            <text:p>9078.46</text:p>
          </table:table-cell>
          <table:table-cell office:value-type="float" office:value="9177.25" calcext:value-type="float">
            <text:p>9177.25</text:p>
          </table:table-cell>
          <table:table-cell office:value-type="float" office:value="9084.41" calcext:value-type="float">
            <text:p>9084.41</text:p>
          </table:table-cell>
          <table:table-cell office:value-type="float" office:value="9196.89" calcext:value-type="float">
            <text:p>9196.89</text:p>
          </table:table-cell>
          <table:table-cell office:value-type="float" office:value="9080.15" calcext:value-type="float">
            <text:p>9080.15</text:p>
          </table:table-cell>
          <table:table-cell office:value-type="float" office:value="9348.33" calcext:value-type="float">
            <text:p>9348.33</text:p>
          </table:table-cell>
          <table:table-cell office:value-type="float" office:value="9076.64" calcext:value-type="float">
            <text:p>9076.64</text:p>
          </table:table-cell>
          <table:table-cell office:value-type="float" office:value="9175.52" calcext:value-type="float">
            <text:p>9175.52</text:p>
          </table:table-cell>
          <table:table-cell office:value-type="float" office:value="9079.6" calcext:value-type="float">
            <text:p>9079.6</text:p>
          </table:table-cell>
          <table:table-cell office:value-type="float" office:value="9184.62" calcext:value-type="float">
            <text:p>9184.62</text:p>
          </table:table-cell>
          <table:table-cell office:value-type="float" office:value="9434.77" calcext:value-type="float">
            <text:p>9434.77</text:p>
          </table:table-cell>
          <table:table-cell office:value-type="float" office:value="9076.94" calcext:value-type="float">
            <text:p>9076.94</text:p>
          </table:table-cell>
          <table:table-cell office:value-type="float" office:value="9170.68" calcext:value-type="float">
            <text:p>9170.68</text:p>
          </table:table-cell>
          <table:table-cell office:value-type="float" office:value="9308.89" calcext:value-type="float">
            <text:p>9308.89</text:p>
          </table:table-cell>
          <table:table-cell office:value-type="float" office:value="9157.76" calcext:value-type="float">
            <text:p>9157.76</text:p>
          </table:table-cell>
          <table:table-cell office:value-type="float" office:value="9077.29" calcext:value-type="float">
            <text:p>9077.29</text:p>
          </table:table-cell>
          <table:table-cell office:value-type="float" office:value="9170.13" calcext:value-type="float">
            <text:p>9170.13</text:p>
          </table:table-cell>
          <table:table-cell office:value-type="float" office:value="9099.15" calcext:value-type="float">
            <text:p>9099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8435456" calcext:value-type="float">
            <text:p>268435456</text:p>
          </table:table-cell>
          <table:table-cell office:value-type="float" office:value="9020.69" calcext:value-type="float">
            <text:p>9020.69</text:p>
          </table:table-cell>
          <table:table-cell office:value-type="float" office:value="9110.18" calcext:value-type="float">
            <text:p>9110.18</text:p>
          </table:table-cell>
          <table:table-cell office:value-type="float" office:value="9017" calcext:value-type="float">
            <text:p>9017</text:p>
          </table:table-cell>
          <table:table-cell office:value-type="float" office:value="9124.62" calcext:value-type="float">
            <text:p>9124.62</text:p>
          </table:table-cell>
          <table:table-cell office:value-type="float" office:value="9019.32" calcext:value-type="float">
            <text:p>9019.32</text:p>
          </table:table-cell>
          <table:table-cell office:value-type="float" office:value="9146.7" calcext:value-type="float">
            <text:p>9146.7</text:p>
          </table:table-cell>
          <table:table-cell office:value-type="float" office:value="9026.78" calcext:value-type="float">
            <text:p>9026.78</text:p>
          </table:table-cell>
          <table:table-cell office:value-type="float" office:value="9319.3" calcext:value-type="float">
            <text:p>9319.3</text:p>
          </table:table-cell>
          <table:table-cell office:value-type="float" office:value="9012.37" calcext:value-type="float">
            <text:p>9012.37</text:p>
          </table:table-cell>
          <table:table-cell office:value-type="float" office:value="9123.03" calcext:value-type="float">
            <text:p>9123.03</text:p>
          </table:table-cell>
          <table:table-cell office:value-type="float" office:value="9017.66" calcext:value-type="float">
            <text:p>9017.66</text:p>
          </table:table-cell>
          <table:table-cell office:value-type="float" office:value="9128.66" calcext:value-type="float">
            <text:p>9128.66</text:p>
          </table:table-cell>
          <table:table-cell office:value-type="float" office:value="9397.35" calcext:value-type="float">
            <text:p>9397.35</text:p>
          </table:table-cell>
          <table:table-cell office:value-type="float" office:value="9017.54" calcext:value-type="float">
            <text:p>9017.54</text:p>
          </table:table-cell>
          <table:table-cell office:value-type="float" office:value="9113.55" calcext:value-type="float">
            <text:p>9113.55</text:p>
          </table:table-cell>
          <table:table-cell office:value-type="float" office:value="9277.77" calcext:value-type="float">
            <text:p>9277.77</text:p>
          </table:table-cell>
          <table:table-cell office:value-type="float" office:value="9123.47" calcext:value-type="float">
            <text:p>9123.47</text:p>
          </table:table-cell>
          <table:table-cell office:value-type="float" office:value="9020.28" calcext:value-type="float">
            <text:p>9020.28</text:p>
          </table:table-cell>
          <table:table-cell office:value-type="float" office:value="9127.82" calcext:value-type="float">
            <text:p>9127.82</text:p>
          </table:table-cell>
          <table:table-cell office:value-type="float" office:value="9038.43" calcext:value-type="float">
            <text:p>9038.43</text:p>
          </table:table-cell>
          <table:table-cell table:number-columns-repeated="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style-name="ce2" office:value-type="string" calcext:value-type="string">
            <text:p>Size / 2M-0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71]+1" office:value-type="float" office:value="2" calcext:value-type="float">
            <text:p>2</text:p>
          </table:table-cell>
          <table:table-cell table:style-name="ce4" table:formula="of:=[.E71]+1" office:value-type="float" office:value="3" calcext:value-type="float">
            <text:p>3</text:p>
          </table:table-cell>
          <table:table-cell table:style-name="ce4" table:formula="of:=[.F71]+1" office:value-type="float" office:value="4" calcext:value-type="float">
            <text:p>4</text:p>
          </table:table-cell>
          <table:table-cell table:style-name="ce4" table:formula="of:=[.G71]+1" office:value-type="float" office:value="5" calcext:value-type="float">
            <text:p>5</text:p>
          </table:table-cell>
          <table:table-cell table:style-name="ce4" table:formula="of:=[.H71]+1" office:value-type="float" office:value="6" calcext:value-type="float">
            <text:p>6</text:p>
          </table:table-cell>
          <table:table-cell table:style-name="ce4" table:formula="of:=[.I71]+1" office:value-type="float" office:value="7" calcext:value-type="float">
            <text:p>7</text:p>
          </table:table-cell>
          <table:table-cell table:style-name="ce4" table:formula="of:=[.J71]+1" office:value-type="float" office:value="8" calcext:value-type="float">
            <text:p>8</text:p>
          </table:table-cell>
          <table:table-cell table:style-name="ce4" table:formula="of:=[.K71]+1" office:value-type="float" office:value="9" calcext:value-type="float">
            <text:p>9</text:p>
          </table:table-cell>
          <table:table-cell table:style-name="ce4" table:formula="of:=[.L71]+1" office:value-type="float" office:value="10" calcext:value-type="float">
            <text:p>10</text:p>
          </table:table-cell>
          <table:table-cell table:style-name="ce4" table:formula="of:=[.M71]+1" office:value-type="float" office:value="11" calcext:value-type="float">
            <text:p>11</text:p>
          </table:table-cell>
          <table:table-cell table:style-name="ce4" table:formula="of:=[.N71]+1" office:value-type="float" office:value="12" calcext:value-type="float">
            <text:p>12</text:p>
          </table:table-cell>
          <table:table-cell table:style-name="ce4" table:formula="of:=[.O71]+1" office:value-type="float" office:value="13" calcext:value-type="float">
            <text:p>13</text:p>
          </table:table-cell>
          <table:table-cell table:style-name="ce4" table:formula="of:=[.P71]+1" office:value-type="float" office:value="14" calcext:value-type="float">
            <text:p>14</text:p>
          </table:table-cell>
          <table:table-cell table:style-name="ce4" table:formula="of:=[.Q71]+1" office:value-type="float" office:value="15" calcext:value-type="float">
            <text:p>15</text:p>
          </table:table-cell>
          <table:table-cell table:style-name="ce4" table:formula="of:=[.R71]+1" office:value-type="float" office:value="16" calcext:value-type="float">
            <text:p>16</text:p>
          </table:table-cell>
          <table:table-cell table:style-name="ce4" table:formula="of:=[.S71]+1" office:value-type="float" office:value="17" calcext:value-type="float">
            <text:p>17</text:p>
          </table:table-cell>
          <table:table-cell table:style-name="ce4" table:formula="of:=[.T71]+1" office:value-type="float" office:value="18" calcext:value-type="float">
            <text:p>18</text:p>
          </table:table-cell>
          <table:table-cell table:style-name="ce4" table:formula="of:=[.U71]+1" office:value-type="float" office:value="19" calcext:value-type="float">
            <text:p>19</text:p>
          </table:table-cell>
          <table:table-cell table:style-name="ce4" table:formula="of:=[.V71]+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" table:formula="of:=[.D39]-[.D6]" office:value-type="float" office:value="0.03" calcext:value-type="float">
            <text:p>0.03</text:p>
          </table:table-cell>
          <table:table-cell table:style-name="ce5" table:formula="of:=[.E39]-[.E6]" office:value-type="float" office:value="0.03" calcext:value-type="float">
            <text:p>0.03</text:p>
          </table:table-cell>
          <table:table-cell table:style-name="ce5" table:formula="of:=[.F39]-[.F6]" office:value-type="float" office:value="0" calcext:value-type="float">
            <text:p>0</text:p>
          </table:table-cell>
          <table:table-cell table:style-name="ce5" table:formula="of:=[.G39]-[.G6]" office:value-type="float" office:value="0.01" calcext:value-type="float">
            <text:p>0.01</text:p>
          </table:table-cell>
          <table:table-cell table:style-name="ce5" table:formula="of:=[.H39]-[.H6]" office:value-type="float" office:value="0.01" calcext:value-type="float">
            <text:p>0.01</text:p>
          </table:table-cell>
          <table:table-cell table:style-name="ce5" table:formula="of:=[.I39]-[.I6]" office:value-type="float" office:value="0.04" calcext:value-type="float">
            <text:p>0.04</text:p>
          </table:table-cell>
          <table:table-cell table:style-name="ce5" table:formula="of:=[.J39]-[.J6]" office:value-type="float" office:value="0.01" calcext:value-type="float">
            <text:p>0.01</text:p>
          </table:table-cell>
          <table:table-cell table:style-name="ce5" table:formula="of:=[.K39]-[.K6]" office:value-type="float" office:value="0.01" calcext:value-type="float">
            <text:p>0.01</text:p>
          </table:table-cell>
          <table:table-cell table:style-name="ce5" table:formula="of:=[.L39]-[.L6]" office:value-type="float" office:value="0.01" calcext:value-type="float">
            <text:p>0.01</text:p>
          </table:table-cell>
          <table:table-cell table:style-name="ce5" table:formula="of:=[.M39]-[.M6]" office:value-type="float" office:value="0.01" calcext:value-type="float">
            <text:p>0.01</text:p>
          </table:table-cell>
          <table:table-cell table:style-name="ce5" table:formula="of:=[.N39]-[.N6]" office:value-type="float" office:value="0" calcext:value-type="float">
            <text:p>0</text:p>
          </table:table-cell>
          <table:table-cell table:style-name="ce5" table:formula="of:=[.O39]-[.O6]" office:value-type="float" office:value="0" calcext:value-type="float">
            <text:p>0</text:p>
          </table:table-cell>
          <table:table-cell table:style-name="ce5" table:formula="of:=[.P39]-[.P6]" office:value-type="float" office:value="0" calcext:value-type="float">
            <text:p>0</text:p>
          </table:table-cell>
          <table:table-cell table:style-name="ce5" table:formula="of:=[.Q39]-[.Q6]" office:value-type="float" office:value="0.01" calcext:value-type="float">
            <text:p>0.01</text:p>
          </table:table-cell>
          <table:table-cell table:style-name="ce5" table:formula="of:=[.R39]-[.R6]" office:value-type="float" office:value="0.02" calcext:value-type="float">
            <text:p>0.02</text:p>
          </table:table-cell>
          <table:table-cell table:style-name="ce5" table:formula="of:=[.S39]-[.S6]" office:value-type="float" office:value="0.01" calcext:value-type="float">
            <text:p>0.01</text:p>
          </table:table-cell>
          <table:table-cell table:style-name="ce5" table:formula="of:=[.T39]-[.T6]" office:value-type="float" office:value="0.01" calcext:value-type="float">
            <text:p>0.01</text:p>
          </table:table-cell>
          <table:table-cell table:style-name="ce5" table:formula="of:=[.U39]-[.U6]" office:value-type="float" office:value="0.03" calcext:value-type="float">
            <text:p>0.03</text:p>
          </table:table-cell>
          <table:table-cell table:style-name="ce5" table:formula="of:=[.V39]-[.V6]" office:value-type="float" office:value="0" calcext:value-type="float">
            <text:p>0</text:p>
          </table:table-cell>
          <table:table-cell table:style-name="ce5" table:formula="of:=[.W39]-[.W6]" office:value-type="float" office:value="0.02" calcext:value-type="float">
            <text:p>0.02</text:p>
          </table:table-cell>
          <table:table-cell table:formula="of:=MAX([.D72:.W72])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D40]-[.D7]" office:value-type="float" office:value="0.03" calcext:value-type="float">
            <text:p>0.03</text:p>
          </table:table-cell>
          <table:table-cell table:style-name="ce5" table:formula="of:=[.E40]-[.E7]" office:value-type="float" office:value="0.02" calcext:value-type="float">
            <text:p>0.02</text:p>
          </table:table-cell>
          <table:table-cell table:style-name="ce5" table:formula="of:=[.F40]-[.F7]" office:value-type="float" office:value="0.04" calcext:value-type="float">
            <text:p>0.04</text:p>
          </table:table-cell>
          <table:table-cell table:style-name="ce5" table:formula="of:=[.G40]-[.G7]" office:value-type="float" office:value="0.02" calcext:value-type="float">
            <text:p>0.02</text:p>
          </table:table-cell>
          <table:table-cell table:style-name="ce5" table:formula="of:=[.H40]-[.H7]" office:value-type="float" office:value="0.01" calcext:value-type="float">
            <text:p>0.01</text:p>
          </table:table-cell>
          <table:table-cell table:style-name="ce5" table:formula="of:=[.I40]-[.I7]" office:value-type="float" office:value="0.03" calcext:value-type="float">
            <text:p>0.03</text:p>
          </table:table-cell>
          <table:table-cell table:style-name="ce5" table:formula="of:=[.J40]-[.J7]" office:value-type="float" office:value="0.04" calcext:value-type="float">
            <text:p>0.04</text:p>
          </table:table-cell>
          <table:table-cell table:style-name="ce5" table:formula="of:=[.K40]-[.K7]" office:value-type="float" office:value="0.02" calcext:value-type="float">
            <text:p>0.02</text:p>
          </table:table-cell>
          <table:table-cell table:style-name="ce5" table:formula="of:=[.L40]-[.L7]" office:value-type="float" office:value="0.04" calcext:value-type="float">
            <text:p>0.04</text:p>
          </table:table-cell>
          <table:table-cell table:style-name="ce5" table:formula="of:=[.M40]-[.M7]" office:value-type="float" office:value="0.03" calcext:value-type="float">
            <text:p>0.03</text:p>
          </table:table-cell>
          <table:table-cell table:style-name="ce5" table:formula="of:=[.N40]-[.N7]" office:value-type="float" office:value="0.04" calcext:value-type="float">
            <text:p>0.04</text:p>
          </table:table-cell>
          <table:table-cell table:style-name="ce5" table:formula="of:=[.O40]-[.O7]" office:value-type="float" office:value="0.04" calcext:value-type="float">
            <text:p>0.04</text:p>
          </table:table-cell>
          <table:table-cell table:style-name="ce5" table:formula="of:=[.P40]-[.P7]" office:value-type="float" office:value="0.04" calcext:value-type="float">
            <text:p>0.04</text:p>
          </table:table-cell>
          <table:table-cell table:style-name="ce5" table:formula="of:=[.Q40]-[.Q7]" office:value-type="float" office:value="0.01" calcext:value-type="float">
            <text:p>0.01</text:p>
          </table:table-cell>
          <table:table-cell table:style-name="ce5" table:formula="of:=[.R40]-[.R7]" office:value-type="float" office:value="0.04" calcext:value-type="float">
            <text:p>0.04</text:p>
          </table:table-cell>
          <table:table-cell table:style-name="ce5" table:formula="of:=[.S40]-[.S7]" office:value-type="float" office:value="0.03" calcext:value-type="float">
            <text:p>0.03</text:p>
          </table:table-cell>
          <table:table-cell table:style-name="ce5" table:formula="of:=[.T40]-[.T7]" office:value-type="float" office:value="0.05" calcext:value-type="float">
            <text:p>0.05</text:p>
          </table:table-cell>
          <table:table-cell table:style-name="ce5" table:formula="of:=[.U40]-[.U7]" office:value-type="float" office:value="0.03" calcext:value-type="float">
            <text:p>0.03</text:p>
          </table:table-cell>
          <table:table-cell table:style-name="ce5" table:formula="of:=[.V40]-[.V7]" office:value-type="float" office:value="0.03" calcext:value-type="float">
            <text:p>0.03</text:p>
          </table:table-cell>
          <table:table-cell table:style-name="ce5" table:formula="of:=[.W40]-[.W7]" office:value-type="float" office:value="0.03" calcext:value-type="float">
            <text:p>0.03</text:p>
          </table:table-cell>
          <table:table-cell table:formula="of:=MAX([.D73:.W73])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5" table:formula="of:=[.D41]-[.D8]" office:value-type="float" office:value="0.0300000000000002" calcext:value-type="float">
            <text:p>0.03</text:p>
          </table:table-cell>
          <table:table-cell table:style-name="ce5" table:formula="of:=[.E41]-[.E8]" office:value-type="float" office:value="-0.0300000000000002" calcext:value-type="float">
            <text:p>-0.03</text:p>
          </table:table-cell>
          <table:table-cell table:style-name="ce5" table:formula="of:=[.F41]-[.F8]" office:value-type="float" office:value="0.13" calcext:value-type="float">
            <text:p>0.13</text:p>
          </table:table-cell>
          <table:table-cell table:style-name="ce5" table:formula="of:=[.G41]-[.G8]" office:value-type="float" office:value="0.11" calcext:value-type="float">
            <text:p>0.11</text:p>
          </table:table-cell>
          <table:table-cell table:style-name="ce5" table:formula="of:=[.H41]-[.H8]" office:value-type="float" office:value="0.0699999999999998" calcext:value-type="float">
            <text:p>0.07</text:p>
          </table:table-cell>
          <table:table-cell table:style-name="ce5" table:formula="of:=[.I41]-[.I8]" office:value-type="float" office:value="0.0499999999999998" calcext:value-type="float">
            <text:p>0.05</text:p>
          </table:table-cell>
          <table:table-cell table:style-name="ce5" table:formula="of:=[.J41]-[.J8]" office:value-type="float" office:value="0.0800000000000001" calcext:value-type="float">
            <text:p>0.08</text:p>
          </table:table-cell>
          <table:table-cell table:style-name="ce5" table:formula="of:=[.K41]-[.K8]" office:value-type="float" office:value="0.12" calcext:value-type="float">
            <text:p>0.12</text:p>
          </table:table-cell>
          <table:table-cell table:style-name="ce5" table:formula="of:=[.L41]-[.L8]" office:value-type="float" office:value="0.12" calcext:value-type="float">
            <text:p>0.12</text:p>
          </table:table-cell>
          <table:table-cell table:style-name="ce5" table:formula="of:=[.M41]-[.M8]" office:value-type="float" office:value="0.0899999999999999" calcext:value-type="float">
            <text:p>0.09</text:p>
          </table:table-cell>
          <table:table-cell table:style-name="ce5" table:formula="of:=[.N41]-[.N8]" office:value-type="float" office:value="0.11" calcext:value-type="float">
            <text:p>0.11</text:p>
          </table:table-cell>
          <table:table-cell table:style-name="ce5" table:formula="of:=[.O41]-[.O8]" office:value-type="float" office:value="0.0900000000000003" calcext:value-type="float">
            <text:p>0.09</text:p>
          </table:table-cell>
          <table:table-cell table:style-name="ce5" table:formula="of:=[.P41]-[.P8]" office:value-type="float" office:value="0.16" calcext:value-type="float">
            <text:p>0.16</text:p>
          </table:table-cell>
          <table:table-cell table:style-name="ce5" table:formula="of:=[.Q41]-[.Q8]" office:value-type="float" office:value="0.11" calcext:value-type="float">
            <text:p>0.11</text:p>
          </table:table-cell>
          <table:table-cell table:style-name="ce5" table:formula="of:=[.R41]-[.R8]" office:value-type="float" office:value="0.14" calcext:value-type="float">
            <text:p>0.14</text:p>
          </table:table-cell>
          <table:table-cell table:style-name="ce5" table:formula="of:=[.S41]-[.S8]" office:value-type="float" office:value="0.04" calcext:value-type="float">
            <text:p>0.04</text:p>
          </table:table-cell>
          <table:table-cell table:style-name="ce5" table:formula="of:=[.T41]-[.T8]" office:value-type="float" office:value="0.12" calcext:value-type="float">
            <text:p>0.12</text:p>
          </table:table-cell>
          <table:table-cell table:style-name="ce5" table:formula="of:=[.U41]-[.U8]" office:value-type="float" office:value="0.0999999999999996" calcext:value-type="float">
            <text:p>0.1</text:p>
          </table:table-cell>
          <table:table-cell table:style-name="ce5" table:formula="of:=[.V41]-[.V8]" office:value-type="float" office:value="0.16" calcext:value-type="float">
            <text:p>0.16</text:p>
          </table:table-cell>
          <table:table-cell table:style-name="ce5" table:formula="of:=[.W41]-[.W8]" office:value-type="float" office:value="0.14" calcext:value-type="float">
            <text:p>0.14</text:p>
          </table:table-cell>
          <table:table-cell table:formula="of:=MAX([.D74:.W74])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5" table:formula="of:=[.D42]-[.D9]" office:value-type="float" office:value="0.0300000000000002" calcext:value-type="float">
            <text:p>0.03</text:p>
          </table:table-cell>
          <table:table-cell table:style-name="ce5" table:formula="of:=[.E42]-[.E9]" office:value-type="float" office:value="-0.00999999999999979" calcext:value-type="float">
            <text:p>-0.01</text:p>
          </table:table-cell>
          <table:table-cell table:style-name="ce5" table:formula="of:=[.F42]-[.F9]" office:value-type="float" office:value="0.3" calcext:value-type="float">
            <text:p>0.3</text:p>
          </table:table-cell>
          <table:table-cell table:style-name="ce5" table:formula="of:=[.G42]-[.G9]" office:value-type="float" office:value="0.28" calcext:value-type="float">
            <text:p>0.28</text:p>
          </table:table-cell>
          <table:table-cell table:style-name="ce5" table:formula="of:=[.H42]-[.H9]" office:value-type="float" office:value="0.14" calcext:value-type="float">
            <text:p>0.14</text:p>
          </table:table-cell>
          <table:table-cell table:style-name="ce5" table:formula="of:=[.I42]-[.I9]" office:value-type="float" office:value="0.21" calcext:value-type="float">
            <text:p>0.21</text:p>
          </table:table-cell>
          <table:table-cell table:style-name="ce5" table:formula="of:=[.J42]-[.J9]" office:value-type="float" office:value="0.26" calcext:value-type="float">
            <text:p>0.26</text:p>
          </table:table-cell>
          <table:table-cell table:style-name="ce5" table:formula="of:=[.K42]-[.K9]" office:value-type="float" office:value="0.29" calcext:value-type="float">
            <text:p>0.29</text:p>
          </table:table-cell>
          <table:table-cell table:style-name="ce5" table:formula="of:=[.L42]-[.L9]" office:value-type="float" office:value="0.38" calcext:value-type="float">
            <text:p>0.38</text:p>
          </table:table-cell>
          <table:table-cell table:style-name="ce5" table:formula="of:=[.M42]-[.M9]" office:value-type="float" office:value="0.279999999999999" calcext:value-type="float">
            <text:p>0.28</text:p>
          </table:table-cell>
          <table:table-cell table:style-name="ce5" table:formula="of:=[.N42]-[.N9]" office:value-type="float" office:value="0.21" calcext:value-type="float">
            <text:p>0.21</text:p>
          </table:table-cell>
          <table:table-cell table:style-name="ce5" table:formula="of:=[.O42]-[.O9]" office:value-type="float" office:value="0.19" calcext:value-type="float">
            <text:p>0.19</text:p>
          </table:table-cell>
          <table:table-cell table:style-name="ce5" table:formula="of:=[.P42]-[.P9]" office:value-type="float" office:value="0.27" calcext:value-type="float">
            <text:p>0.27</text:p>
          </table:table-cell>
          <table:table-cell table:style-name="ce5" table:formula="of:=[.Q42]-[.Q9]" office:value-type="float" office:value="0.21" calcext:value-type="float">
            <text:p>0.21</text:p>
          </table:table-cell>
          <table:table-cell table:style-name="ce5" table:formula="of:=[.R42]-[.R9]" office:value-type="float" office:value="0.24" calcext:value-type="float">
            <text:p>0.24</text:p>
          </table:table-cell>
          <table:table-cell table:style-name="ce5" table:formula="of:=[.S42]-[.S9]" office:value-type="float" office:value="0.18" calcext:value-type="float">
            <text:p>0.18</text:p>
          </table:table-cell>
          <table:table-cell table:style-name="ce5" table:formula="of:=[.T42]-[.T9]" office:value-type="float" office:value="0.19" calcext:value-type="float">
            <text:p>0.19</text:p>
          </table:table-cell>
          <table:table-cell table:style-name="ce5" table:formula="of:=[.U42]-[.U9]" office:value-type="float" office:value="0.149999999999999" calcext:value-type="float">
            <text:p>0.15</text:p>
          </table:table-cell>
          <table:table-cell table:style-name="ce5" table:formula="of:=[.V42]-[.V9]" office:value-type="float" office:value="0.27" calcext:value-type="float">
            <text:p>0.27</text:p>
          </table:table-cell>
          <table:table-cell table:style-name="ce5" table:formula="of:=[.W42]-[.W9]" office:value-type="float" office:value="0.21" calcext:value-type="float">
            <text:p>0.21</text:p>
          </table:table-cell>
          <table:table-cell table:formula="of:=MAX([.D75:.W75])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5" table:formula="of:=[.D43]-[.D10]" office:value-type="float" office:value="0.0700000000000003" calcext:value-type="float">
            <text:p>0.07</text:p>
          </table:table-cell>
          <table:table-cell table:style-name="ce5" table:formula="of:=[.E43]-[.E10]" office:value-type="float" office:value="-0.0999999999999996" calcext:value-type="float">
            <text:p>-0.1</text:p>
          </table:table-cell>
          <table:table-cell table:style-name="ce5" table:formula="of:=[.F43]-[.F10]" office:value-type="float" office:value="0.57" calcext:value-type="float">
            <text:p>0.57</text:p>
          </table:table-cell>
          <table:table-cell table:style-name="ce5" table:formula="of:=[.G43]-[.G10]" office:value-type="float" office:value="0.639999999999999" calcext:value-type="float">
            <text:p>0.64</text:p>
          </table:table-cell>
          <table:table-cell table:style-name="ce5" table:formula="of:=[.H43]-[.H10]" office:value-type="float" office:value="0.16" calcext:value-type="float">
            <text:p>0.16</text:p>
          </table:table-cell>
          <table:table-cell table:style-name="ce5" table:formula="of:=[.I43]-[.I10]" office:value-type="float" office:value="0.389999999999999" calcext:value-type="float">
            <text:p>0.39</text:p>
          </table:table-cell>
          <table:table-cell table:style-name="ce5" table:formula="of:=[.J43]-[.J10]" office:value-type="float" office:value="0.33" calcext:value-type="float">
            <text:p>0.33</text:p>
          </table:table-cell>
          <table:table-cell table:style-name="ce5" table:formula="of:=[.K43]-[.K10]" office:value-type="float" office:value="0.52" calcext:value-type="float">
            <text:p>0.52</text:p>
          </table:table-cell>
          <table:table-cell table:style-name="ce5" table:formula="of:=[.L43]-[.L10]" office:value-type="float" office:value="0.43" calcext:value-type="float">
            <text:p>0.43</text:p>
          </table:table-cell>
          <table:table-cell table:style-name="ce5" table:formula="of:=[.M43]-[.M10]" office:value-type="float" office:value="0.350000000000001" calcext:value-type="float">
            <text:p>0.35</text:p>
          </table:table-cell>
          <table:table-cell table:style-name="ce5" table:formula="of:=[.N43]-[.N10]" office:value-type="float" office:value="0.34" calcext:value-type="float">
            <text:p>0.34</text:p>
          </table:table-cell>
          <table:table-cell table:style-name="ce5" table:formula="of:=[.O43]-[.O10]" office:value-type="float" office:value="0.49" calcext:value-type="float">
            <text:p>0.49</text:p>
          </table:table-cell>
          <table:table-cell table:style-name="ce5" table:formula="of:=[.P43]-[.P10]" office:value-type="float" office:value="0.73" calcext:value-type="float">
            <text:p>0.73</text:p>
          </table:table-cell>
          <table:table-cell table:style-name="ce5" table:formula="of:=[.Q43]-[.Q10]" office:value-type="float" office:value="0.520000000000001" calcext:value-type="float">
            <text:p>0.52</text:p>
          </table:table-cell>
          <table:table-cell table:style-name="ce5" table:formula="of:=[.R43]-[.R10]" office:value-type="float" office:value="0.73" calcext:value-type="float">
            <text:p>0.73</text:p>
          </table:table-cell>
          <table:table-cell table:style-name="ce5" table:formula="of:=[.S43]-[.S10]" office:value-type="float" office:value="0.0899999999999999" calcext:value-type="float">
            <text:p>0.09</text:p>
          </table:table-cell>
          <table:table-cell table:style-name="ce5" table:formula="of:=[.T43]-[.T10]" office:value-type="float" office:value="0.470000000000001" calcext:value-type="float">
            <text:p>0.47</text:p>
          </table:table-cell>
          <table:table-cell table:style-name="ce5" table:formula="of:=[.U43]-[.U10]" office:value-type="float" office:value="0.260000000000002" calcext:value-type="float">
            <text:p>0.26</text:p>
          </table:table-cell>
          <table:table-cell table:style-name="ce5" table:formula="of:=[.V43]-[.V10]" office:value-type="float" office:value="0.51" calcext:value-type="float">
            <text:p>0.51</text:p>
          </table:table-cell>
          <table:table-cell table:style-name="ce5" table:formula="of:=[.W43]-[.W10]" office:value-type="float" office:value="0.42" calcext:value-type="float">
            <text:p>0.42</text:p>
          </table:table-cell>
          <table:table-cell table:formula="of:=MAX([.D76:.W76])"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ce5" table:formula="of:=[.D44]-[.D11]" office:value-type="float" office:value="0.270000000000003" calcext:value-type="float">
            <text:p>0.27</text:p>
          </table:table-cell>
          <table:table-cell table:style-name="ce5" table:formula="of:=[.E44]-[.E11]" office:value-type="float" office:value="0.00999999999999801" calcext:value-type="float">
            <text:p>0.01</text:p>
          </table:table-cell>
          <table:table-cell table:style-name="ce5" table:formula="of:=[.F44]-[.F11]" office:value-type="float" office:value="0.829999999999998" calcext:value-type="float">
            <text:p>0.83</text:p>
          </table:table-cell>
          <table:table-cell table:style-name="ce5" table:formula="of:=[.G44]-[.G11]" office:value-type="float" office:value="1.15" calcext:value-type="float">
            <text:p>1.15</text:p>
          </table:table-cell>
          <table:table-cell table:style-name="ce5" table:formula="of:=[.H44]-[.H11]" office:value-type="float" office:value="0.68" calcext:value-type="float">
            <text:p>0.68</text:p>
          </table:table-cell>
          <table:table-cell table:style-name="ce5" table:formula="of:=[.I44]-[.I11]" office:value-type="float" office:value="0.5" calcext:value-type="float">
            <text:p>0.5</text:p>
          </table:table-cell>
          <table:table-cell table:style-name="ce5" table:formula="of:=[.J44]-[.J11]" office:value-type="float" office:value="0.73" calcext:value-type="float">
            <text:p>0.73</text:p>
          </table:table-cell>
          <table:table-cell table:style-name="ce5" table:formula="of:=[.K44]-[.K11]" office:value-type="float" office:value="1.07" calcext:value-type="float">
            <text:p>1.07</text:p>
          </table:table-cell>
          <table:table-cell table:style-name="ce5" table:formula="of:=[.L44]-[.L11]" office:value-type="float" office:value="1.13" calcext:value-type="float">
            <text:p>1.13</text:p>
          </table:table-cell>
          <table:table-cell table:style-name="ce5" table:formula="of:=[.M44]-[.M11]" office:value-type="float" office:value="0.82" calcext:value-type="float">
            <text:p>0.82</text:p>
          </table:table-cell>
          <table:table-cell table:style-name="ce5" table:formula="of:=[.N44]-[.N11]" office:value-type="float" office:value="0.580000000000002" calcext:value-type="float">
            <text:p>0.58</text:p>
          </table:table-cell>
          <table:table-cell table:style-name="ce5" table:formula="of:=[.O44]-[.O11]" office:value-type="float" office:value="1.06" calcext:value-type="float">
            <text:p>1.06</text:p>
          </table:table-cell>
          <table:table-cell table:style-name="ce5" table:formula="of:=[.P44]-[.P11]" office:value-type="float" office:value="1.2" calcext:value-type="float">
            <text:p>1.2</text:p>
          </table:table-cell>
          <table:table-cell table:style-name="ce5" table:formula="of:=[.Q44]-[.Q11]" office:value-type="float" office:value="0.620000000000001" calcext:value-type="float">
            <text:p>0.62</text:p>
          </table:table-cell>
          <table:table-cell table:style-name="ce5" table:formula="of:=[.R44]-[.R11]" office:value-type="float" office:value="1.1" calcext:value-type="float">
            <text:p>1.1</text:p>
          </table:table-cell>
          <table:table-cell table:style-name="ce5" table:formula="of:=[.S44]-[.S11]" office:value-type="float" office:value="0.140000000000001" calcext:value-type="float">
            <text:p>0.14</text:p>
          </table:table-cell>
          <table:table-cell table:style-name="ce5" table:formula="of:=[.T44]-[.T11]" office:value-type="float" office:value="0.739999999999998" calcext:value-type="float">
            <text:p>0.74</text:p>
          </table:table-cell>
          <table:table-cell table:style-name="ce5" table:formula="of:=[.U44]-[.U11]" office:value-type="float" office:value="0.420000000000002" calcext:value-type="float">
            <text:p>0.42</text:p>
          </table:table-cell>
          <table:table-cell table:style-name="ce5" table:formula="of:=[.V44]-[.V11]" office:value-type="float" office:value="0.350000000000001" calcext:value-type="float">
            <text:p>0.35</text:p>
          </table:table-cell>
          <table:table-cell table:style-name="ce5" table:formula="of:=[.W44]-[.W11]" office:value-type="float" office:value="0.25" calcext:value-type="float">
            <text:p>0.25</text:p>
          </table:table-cell>
          <table:table-cell table:formula="of:=MAX([.D77:.W77])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style-name="ce5" table:formula="of:=[.D45]-[.D12]" office:value-type="float" office:value="-0.340000000000003" calcext:value-type="float">
            <text:p>-0.34</text:p>
          </table:table-cell>
          <table:table-cell table:style-name="ce5" table:formula="of:=[.E45]-[.E12]" office:value-type="float" office:value="-0.359999999999999" calcext:value-type="float">
            <text:p>-0.36</text:p>
          </table:table-cell>
          <table:table-cell table:style-name="ce5" table:formula="of:=[.F45]-[.F12]" office:value-type="float" office:value="0.799999999999997" calcext:value-type="float">
            <text:p>0.8</text:p>
          </table:table-cell>
          <table:table-cell table:style-name="ce5" table:formula="of:=[.G45]-[.G12]" office:value-type="float" office:value="1.9" calcext:value-type="float">
            <text:p>1.9</text:p>
          </table:table-cell>
          <table:table-cell table:style-name="ce5" table:formula="of:=[.H45]-[.H12]" office:value-type="float" office:value="0.689999999999998" calcext:value-type="float">
            <text:p>0.69</text:p>
          </table:table-cell>
          <table:table-cell table:style-name="ce5" table:formula="of:=[.I45]-[.I12]" office:value-type="float" office:value="1.6" calcext:value-type="float">
            <text:p>1.6</text:p>
          </table:table-cell>
          <table:table-cell table:style-name="ce5" table:formula="of:=[.J45]-[.J12]" office:value-type="float" office:value="1.18" calcext:value-type="float">
            <text:p>1.18</text:p>
          </table:table-cell>
          <table:table-cell table:style-name="ce5" table:formula="of:=[.K45]-[.K12]" office:value-type="float" office:value="2.22" calcext:value-type="float">
            <text:p>2.22</text:p>
          </table:table-cell>
          <table:table-cell table:style-name="ce5" table:formula="of:=[.L45]-[.L12]" office:value-type="float" office:value="1.92" calcext:value-type="float">
            <text:p>1.92</text:p>
          </table:table-cell>
          <table:table-cell table:style-name="ce5" table:formula="of:=[.M45]-[.M12]" office:value-type="float" office:value="1.01" calcext:value-type="float">
            <text:p>1.01</text:p>
          </table:table-cell>
          <table:table-cell table:style-name="ce5" table:formula="of:=[.N45]-[.N12]" office:value-type="float" office:value="0.550000000000004" calcext:value-type="float">
            <text:p>0.55</text:p>
          </table:table-cell>
          <table:table-cell table:style-name="ce5" table:formula="of:=[.O45]-[.O12]" office:value-type="float" office:value="1.78" calcext:value-type="float">
            <text:p>1.78</text:p>
          </table:table-cell>
          <table:table-cell table:style-name="ce5" table:formula="of:=[.P45]-[.P12]" office:value-type="float" office:value="2.27" calcext:value-type="float">
            <text:p>2.27</text:p>
          </table:table-cell>
          <table:table-cell table:style-name="ce5" table:formula="of:=[.Q45]-[.Q12]" office:value-type="float" office:value="0.810000000000002" calcext:value-type="float">
            <text:p>0.81</text:p>
          </table:table-cell>
          <table:table-cell table:style-name="ce5" table:formula="of:=[.R45]-[.R12]" office:value-type="float" office:value="1.59" calcext:value-type="float">
            <text:p>1.59</text:p>
          </table:table-cell>
          <table:table-cell table:style-name="ce5" table:formula="of:=[.S45]-[.S12]" office:value-type="float" office:value="0.989999999999995" calcext:value-type="float">
            <text:p>0.99</text:p>
          </table:table-cell>
          <table:table-cell table:style-name="ce5" table:formula="of:=[.T45]-[.T12]" office:value-type="float" office:value="-0.410000000000004" calcext:value-type="float">
            <text:p>-0.41</text:p>
          </table:table-cell>
          <table:table-cell table:style-name="ce5" table:formula="of:=[.U45]-[.U12]" office:value-type="float" office:value="1.03" calcext:value-type="float">
            <text:p>1.03</text:p>
          </table:table-cell>
          <table:table-cell table:style-name="ce5" table:formula="of:=[.V45]-[.V12]" office:value-type="float" office:value="1.09" calcext:value-type="float">
            <text:p>1.09</text:p>
          </table:table-cell>
          <table:table-cell table:style-name="ce5" table:formula="of:=[.W45]-[.W12]" office:value-type="float" office:value="0.740000000000002" calcext:value-type="float">
            <text:p>0.74</text:p>
          </table:table-cell>
          <table:table-cell table:formula="of:=MAX([.D78:.W78])"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style-name="ce5" table:formula="of:=[.D46]-[.D13]" office:value-type="float" office:value="0.810000000000002" calcext:value-type="float">
            <text:p>0.81</text:p>
          </table:table-cell>
          <table:table-cell table:style-name="ce5" table:formula="of:=[.E46]-[.E13]" office:value-type="float" office:value="-1.88" calcext:value-type="float">
            <text:p>-1.88</text:p>
          </table:table-cell>
          <table:table-cell table:style-name="ce5" table:formula="of:=[.F46]-[.F13]" office:value-type="float" office:value="4.22999999999999" calcext:value-type="float">
            <text:p>4.23</text:p>
          </table:table-cell>
          <table:table-cell table:style-name="ce5" table:formula="of:=[.G46]-[.G13]" office:value-type="float" office:value="6.7" calcext:value-type="float">
            <text:p>6.7</text:p>
          </table:table-cell>
          <table:table-cell table:style-name="ce5" table:formula="of:=[.H46]-[.H13]" office:value-type="float" office:value="1.7" calcext:value-type="float">
            <text:p>1.7</text:p>
          </table:table-cell>
          <table:table-cell table:style-name="ce5" table:formula="of:=[.I46]-[.I13]" office:value-type="float" office:value="1.62" calcext:value-type="float">
            <text:p>1.62</text:p>
          </table:table-cell>
          <table:table-cell table:style-name="ce5" table:formula="of:=[.J46]-[.J13]" office:value-type="float" office:value="3.04000000000001" calcext:value-type="float">
            <text:p>3.04</text:p>
          </table:table-cell>
          <table:table-cell table:style-name="ce5" table:formula="of:=[.K46]-[.K13]" office:value-type="float" office:value="3.43000000000001" calcext:value-type="float">
            <text:p>3.43</text:p>
          </table:table-cell>
          <table:table-cell table:style-name="ce5" table:formula="of:=[.L46]-[.L13]" office:value-type="float" office:value="4.08" calcext:value-type="float">
            <text:p>4.08</text:p>
          </table:table-cell>
          <table:table-cell table:style-name="ce5" table:formula="of:=[.M46]-[.M13]" office:value-type="float" office:value="3.73999999999999" calcext:value-type="float">
            <text:p>3.74</text:p>
          </table:table-cell>
          <table:table-cell table:style-name="ce5" table:formula="of:=[.N46]-[.N13]" office:value-type="float" office:value="2.00999999999999" calcext:value-type="float">
            <text:p>2.01</text:p>
          </table:table-cell>
          <table:table-cell table:style-name="ce5" table:formula="of:=[.O46]-[.O13]" office:value-type="float" office:value="4.52" calcext:value-type="float">
            <text:p>4.52</text:p>
          </table:table-cell>
          <table:table-cell table:style-name="ce5" table:formula="of:=[.P46]-[.P13]" office:value-type="float" office:value="4.16" calcext:value-type="float">
            <text:p>4.16</text:p>
          </table:table-cell>
          <table:table-cell table:style-name="ce5" table:formula="of:=[.Q46]-[.Q13]" office:value-type="float" office:value="0.829999999999998" calcext:value-type="float">
            <text:p>0.83</text:p>
          </table:table-cell>
          <table:table-cell table:style-name="ce5" table:formula="of:=[.R46]-[.R13]" office:value-type="float" office:value="2.39999999999999" calcext:value-type="float">
            <text:p>2.4</text:p>
          </table:table-cell>
          <table:table-cell table:style-name="ce5" table:formula="of:=[.S46]-[.S13]" office:value-type="float" office:value="1.48" calcext:value-type="float">
            <text:p>1.48</text:p>
          </table:table-cell>
          <table:table-cell table:style-name="ce5" table:formula="of:=[.T46]-[.T13]" office:value-type="float" office:value="2.39999999999999" calcext:value-type="float">
            <text:p>2.4</text:p>
          </table:table-cell>
          <table:table-cell table:style-name="ce5" table:formula="of:=[.U46]-[.U13]" office:value-type="float" office:value="2.52" calcext:value-type="float">
            <text:p>2.52</text:p>
          </table:table-cell>
          <table:table-cell table:style-name="ce5" table:formula="of:=[.V46]-[.V13]" office:value-type="float" office:value="1.55" calcext:value-type="float">
            <text:p>1.55</text:p>
          </table:table-cell>
          <table:table-cell table:style-name="ce5" table:formula="of:=[.W46]-[.W13]" office:value-type="float" office:value="4.61" calcext:value-type="float">
            <text:p>4.61</text:p>
          </table:table-cell>
          <table:table-cell table:formula="of:=MAX([.D79:.W79])"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style-name="ce5" table:formula="of:=[.D47]-[.D14]" office:value-type="float" office:value="2.19" calcext:value-type="float">
            <text:p>2.19</text:p>
          </table:table-cell>
          <table:table-cell table:style-name="ce5" table:formula="of:=[.E47]-[.E14]" office:value-type="float" office:value="-1.09" calcext:value-type="float">
            <text:p>-1.09</text:p>
          </table:table-cell>
          <table:table-cell table:style-name="ce5" table:formula="of:=[.F47]-[.F14]" office:value-type="float" office:value="7.78" calcext:value-type="float">
            <text:p>7.78</text:p>
          </table:table-cell>
          <table:table-cell table:style-name="ce5" table:formula="of:=[.G47]-[.G14]" office:value-type="float" office:value="8.91" calcext:value-type="float">
            <text:p>8.91</text:p>
          </table:table-cell>
          <table:table-cell table:style-name="ce5" table:formula="of:=[.H47]-[.H14]" office:value-type="float" office:value="5.40000000000001" calcext:value-type="float">
            <text:p>5.4</text:p>
          </table:table-cell>
          <table:table-cell table:style-name="ce5" table:formula="of:=[.I47]-[.I14]" office:value-type="float" office:value="5.47999999999999" calcext:value-type="float">
            <text:p>5.48</text:p>
          </table:table-cell>
          <table:table-cell table:style-name="ce5" table:formula="of:=[.J47]-[.J14]" office:value-type="float" office:value="5.90000000000001" calcext:value-type="float">
            <text:p>5.9</text:p>
          </table:table-cell>
          <table:table-cell table:style-name="ce5" table:formula="of:=[.K47]-[.K14]" office:value-type="float" office:value="5.74000000000001" calcext:value-type="float">
            <text:p>5.74</text:p>
          </table:table-cell>
          <table:table-cell table:style-name="ce5" table:formula="of:=[.L47]-[.L14]" office:value-type="float" office:value="8.22" calcext:value-type="float">
            <text:p>8.22</text:p>
          </table:table-cell>
          <table:table-cell table:style-name="ce5" table:formula="of:=[.M47]-[.M14]" office:value-type="float" office:value="8.81" calcext:value-type="float">
            <text:p>8.81</text:p>
          </table:table-cell>
          <table:table-cell table:style-name="ce5" table:formula="of:=[.N47]-[.N14]" office:value-type="float" office:value="1.93000000000001" calcext:value-type="float">
            <text:p>1.93</text:p>
          </table:table-cell>
          <table:table-cell table:style-name="ce5" table:formula="of:=[.O47]-[.O14]" office:value-type="float" office:value="5.88999999999999" calcext:value-type="float">
            <text:p>5.89</text:p>
          </table:table-cell>
          <table:table-cell table:style-name="ce5" table:formula="of:=[.P47]-[.P14]" office:value-type="float" office:value="10.3" calcext:value-type="float">
            <text:p>10.3</text:p>
          </table:table-cell>
          <table:table-cell table:style-name="ce5" table:formula="of:=[.Q47]-[.Q14]" office:value-type="float" office:value="5.38999999999999" calcext:value-type="float">
            <text:p>5.39</text:p>
          </table:table-cell>
          <table:table-cell table:style-name="ce5" table:formula="of:=[.R47]-[.R14]" office:value-type="float" office:value="3.53" calcext:value-type="float">
            <text:p>3.53</text:p>
          </table:table-cell>
          <table:table-cell table:style-name="ce5" table:formula="of:=[.S47]-[.S14]" office:value-type="float" office:value="2.99000000000001" calcext:value-type="float">
            <text:p>2.99</text:p>
          </table:table-cell>
          <table:table-cell table:style-name="ce5" table:formula="of:=[.T47]-[.T14]" office:value-type="float" office:value="0.189999999999998" calcext:value-type="float">
            <text:p>0.19</text:p>
          </table:table-cell>
          <table:table-cell table:style-name="ce5" table:formula="of:=[.U47]-[.U14]" office:value-type="float" office:value="6.38" calcext:value-type="float">
            <text:p>6.38</text:p>
          </table:table-cell>
          <table:table-cell table:style-name="ce5" table:formula="of:=[.V47]-[.V14]" office:value-type="float" office:value="3.24000000000001" calcext:value-type="float">
            <text:p>3.24</text:p>
          </table:table-cell>
          <table:table-cell table:style-name="ce5" table:formula="of:=[.W47]-[.W14]" office:value-type="float" office:value="3.84" calcext:value-type="float">
            <text:p>3.84</text:p>
          </table:table-cell>
          <table:table-cell table:formula="of:=MAX([.D80:.W80])" office:value-type="float" office:value="10.3" calcext:value-type="float">
            <text:p>1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style-name="ce5" table:formula="of:=[.D48]-[.D15]" office:value-type="float" office:value="5.61000000000001" calcext:value-type="float">
            <text:p>5.61</text:p>
          </table:table-cell>
          <table:table-cell table:style-name="ce5" table:formula="of:=[.E48]-[.E15]" office:value-type="float" office:value="-4.59999999999997" calcext:value-type="float">
            <text:p>-4.6</text:p>
          </table:table-cell>
          <table:table-cell table:style-name="ce5" table:formula="of:=[.F48]-[.F15]" office:value-type="float" office:value="16.81" calcext:value-type="float">
            <text:p>16.81</text:p>
          </table:table-cell>
          <table:table-cell table:style-name="ce5" table:formula="of:=[.G48]-[.G15]" office:value-type="float" office:value="14.54" calcext:value-type="float">
            <text:p>14.54</text:p>
          </table:table-cell>
          <table:table-cell table:style-name="ce5" table:formula="of:=[.H48]-[.H15]" office:value-type="float" office:value="7.18000000000001" calcext:value-type="float">
            <text:p>7.18</text:p>
          </table:table-cell>
          <table:table-cell table:style-name="ce5" table:formula="of:=[.I48]-[.I15]" office:value-type="float" office:value="10.96" calcext:value-type="float">
            <text:p>10.96</text:p>
          </table:table-cell>
          <table:table-cell table:style-name="ce5" table:formula="of:=[.J48]-[.J15]" office:value-type="float" office:value="6.81999999999999" calcext:value-type="float">
            <text:p>6.82</text:p>
          </table:table-cell>
          <table:table-cell table:style-name="ce5" table:formula="of:=[.K48]-[.K15]" office:value-type="float" office:value="8" calcext:value-type="float">
            <text:p>8</text:p>
          </table:table-cell>
          <table:table-cell table:style-name="ce5" table:formula="of:=[.L48]-[.L15]" office:value-type="float" office:value="17.39" calcext:value-type="float">
            <text:p>17.39</text:p>
          </table:table-cell>
          <table:table-cell table:style-name="ce5" table:formula="of:=[.M48]-[.M15]" office:value-type="float" office:value="17.16" calcext:value-type="float">
            <text:p>17.16</text:p>
          </table:table-cell>
          <table:table-cell table:style-name="ce5" table:formula="of:=[.N48]-[.N15]" office:value-type="float" office:value="4.70999999999998" calcext:value-type="float">
            <text:p>4.71</text:p>
          </table:table-cell>
          <table:table-cell table:style-name="ce5" table:formula="of:=[.O48]-[.O15]" office:value-type="float" office:value="14.7" calcext:value-type="float">
            <text:p>14.7</text:p>
          </table:table-cell>
          <table:table-cell table:style-name="ce5" table:formula="of:=[.P48]-[.P15]" office:value-type="float" office:value="19.14" calcext:value-type="float">
            <text:p>19.14</text:p>
          </table:table-cell>
          <table:table-cell table:style-name="ce5" table:formula="of:=[.Q48]-[.Q15]" office:value-type="float" office:value="7.19" calcext:value-type="float">
            <text:p>7.19</text:p>
          </table:table-cell>
          <table:table-cell table:style-name="ce5" table:formula="of:=[.R48]-[.R15]" office:value-type="float" office:value="8.43000000000001" calcext:value-type="float">
            <text:p>8.43</text:p>
          </table:table-cell>
          <table:table-cell table:style-name="ce5" table:formula="of:=[.S48]-[.S15]" office:value-type="float" office:value="7.32999999999998" calcext:value-type="float">
            <text:p>7.33</text:p>
          </table:table-cell>
          <table:table-cell table:style-name="ce5" table:formula="of:=[.T48]-[.T15]" office:value-type="float" office:value="5.75" calcext:value-type="float">
            <text:p>5.75</text:p>
          </table:table-cell>
          <table:table-cell table:style-name="ce5" table:formula="of:=[.U48]-[.U15]" office:value-type="float" office:value="8.79000000000002" calcext:value-type="float">
            <text:p>8.79</text:p>
          </table:table-cell>
          <table:table-cell table:style-name="ce5" table:formula="of:=[.V48]-[.V15]" office:value-type="float" office:value="6.49000000000001" calcext:value-type="float">
            <text:p>6.49</text:p>
          </table:table-cell>
          <table:table-cell table:style-name="ce5" table:formula="of:=[.W48]-[.W15]" office:value-type="float" office:value="9.41999999999996" calcext:value-type="float">
            <text:p>9.42</text:p>
          </table:table-cell>
          <table:table-cell table:formula="of:=MAX([.D81:.W81])" office:value-type="float" office:value="19.14" calcext:value-type="float">
            <text:p>19.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5" table:formula="of:=[.D49]-[.D16]" office:value-type="float" office:value="-1.93999999999994" calcext:value-type="float">
            <text:p>-1.94</text:p>
          </table:table-cell>
          <table:table-cell table:style-name="ce5" table:formula="of:=[.E49]-[.E16]" office:value-type="float" office:value="-13.5799999999999" calcext:value-type="float">
            <text:p>-13.58</text:p>
          </table:table-cell>
          <table:table-cell table:style-name="ce5" table:formula="of:=[.F49]-[.F16]" office:value-type="float" office:value="19" calcext:value-type="float">
            <text:p>19</text:p>
          </table:table-cell>
          <table:table-cell table:style-name="ce5" table:formula="of:=[.G49]-[.G16]" office:value-type="float" office:value="36.15" calcext:value-type="float">
            <text:p>36.15</text:p>
          </table:table-cell>
          <table:table-cell table:style-name="ce5" table:formula="of:=[.H49]-[.H16]" office:value-type="float" office:value="6.32000000000005" calcext:value-type="float">
            <text:p>6.32</text:p>
          </table:table-cell>
          <table:table-cell table:style-name="ce5" table:formula="of:=[.I49]-[.I16]" office:value-type="float" office:value="5.29999999999995" calcext:value-type="float">
            <text:p>5.3</text:p>
          </table:table-cell>
          <table:table-cell table:style-name="ce5" table:formula="of:=[.J49]-[.J16]" office:value-type="float" office:value="9.14999999999998" calcext:value-type="float">
            <text:p>9.15</text:p>
          </table:table-cell>
          <table:table-cell table:style-name="ce5" table:formula="of:=[.K49]-[.K16]" office:value-type="float" office:value="7.82000000000005" calcext:value-type="float">
            <text:p>7.82</text:p>
          </table:table-cell>
          <table:table-cell table:style-name="ce5" table:formula="of:=[.L49]-[.L16]" office:value-type="float" office:value="9.81999999999994" calcext:value-type="float">
            <text:p>9.82</text:p>
          </table:table-cell>
          <table:table-cell table:style-name="ce5" table:formula="of:=[.M49]-[.M16]" office:value-type="float" office:value="48.68" calcext:value-type="float">
            <text:p>48.68</text:p>
          </table:table-cell>
          <table:table-cell table:style-name="ce5" table:formula="of:=[.N49]-[.N16]" office:value-type="float" office:value="10.26" calcext:value-type="float">
            <text:p>10.26</text:p>
          </table:table-cell>
          <table:table-cell table:style-name="ce5" table:formula="of:=[.O49]-[.O16]" office:value-type="float" office:value="14.33" calcext:value-type="float">
            <text:p>14.33</text:p>
          </table:table-cell>
          <table:table-cell table:style-name="ce5" table:formula="of:=[.P49]-[.P16]" office:value-type="float" office:value="14.2099999999999" calcext:value-type="float">
            <text:p>14.21</text:p>
          </table:table-cell>
          <table:table-cell table:style-name="ce5" table:formula="of:=[.Q49]-[.Q16]" office:value-type="float" office:value="3.74000000000001" calcext:value-type="float">
            <text:p>3.74</text:p>
          </table:table-cell>
          <table:table-cell table:style-name="ce5" table:formula="of:=[.R49]-[.R16]" office:value-type="float" office:value="5.65000000000009" calcext:value-type="float">
            <text:p>5.65</text:p>
          </table:table-cell>
          <table:table-cell table:style-name="ce5" table:formula="of:=[.S49]-[.S16]" office:value-type="float" office:value="-9.06999999999994" calcext:value-type="float">
            <text:p>-9.07</text:p>
          </table:table-cell>
          <table:table-cell table:style-name="ce5" table:formula="of:=[.T49]-[.T16]" office:value-type="float" office:value="1.57000000000005" calcext:value-type="float">
            <text:p>1.57</text:p>
          </table:table-cell>
          <table:table-cell table:style-name="ce5" table:formula="of:=[.U49]-[.U16]" office:value-type="float" office:value="11.5500000000001" calcext:value-type="float">
            <text:p>11.55</text:p>
          </table:table-cell>
          <table:table-cell table:style-name="ce5" table:formula="of:=[.V49]-[.V16]" office:value-type="float" office:value="2.5" calcext:value-type="float">
            <text:p>2.5</text:p>
          </table:table-cell>
          <table:table-cell table:style-name="ce5" table:formula="of:=[.W49]-[.W16]" office:value-type="float" office:value="9.38" calcext:value-type="float">
            <text:p>9.38</text:p>
          </table:table-cell>
          <table:table-cell table:formula="of:=MAX([.D82:.W82])" office:value-type="float" office:value="48.68" calcext:value-type="float">
            <text:p>48.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5" table:formula="of:=[.D50]-[.D17]" office:value-type="float" office:value="26.74" calcext:value-type="float">
            <text:p>26.74</text:p>
          </table:table-cell>
          <table:table-cell table:style-name="ce5" table:formula="of:=[.E50]-[.E17]" office:value-type="float" office:value="-3.15000000000009" calcext:value-type="float">
            <text:p>-3.15</text:p>
          </table:table-cell>
          <table:table-cell table:style-name="ce5" table:formula="of:=[.F50]-[.F17]" office:value-type="float" office:value="45.9200000000001" calcext:value-type="float">
            <text:p>45.92</text:p>
          </table:table-cell>
          <table:table-cell table:style-name="ce5" table:formula="of:=[.G50]-[.G17]" office:value-type="float" office:value="58.96" calcext:value-type="float">
            <text:p>58.96</text:p>
          </table:table-cell>
          <table:table-cell table:style-name="ce5" table:formula="of:=[.H50]-[.H17]" office:value-type="float" office:value="27.21" calcext:value-type="float">
            <text:p>27.21</text:p>
          </table:table-cell>
          <table:table-cell table:style-name="ce5" table:formula="of:=[.I50]-[.I17]" office:value-type="float" office:value="24.9099999999999" calcext:value-type="float">
            <text:p>24.91</text:p>
          </table:table-cell>
          <table:table-cell table:style-name="ce5" table:formula="of:=[.J50]-[.J17]" office:value-type="float" office:value="35.6699999999998" calcext:value-type="float">
            <text:p>35.67</text:p>
          </table:table-cell>
          <table:table-cell table:style-name="ce5" table:formula="of:=[.K50]-[.K17]" office:value-type="float" office:value="32.3899999999999" calcext:value-type="float">
            <text:p>32.39</text:p>
          </table:table-cell>
          <table:table-cell table:style-name="ce5" table:formula="of:=[.L50]-[.L17]" office:value-type="float" office:value="37.3900000000001" calcext:value-type="float">
            <text:p>37.39</text:p>
          </table:table-cell>
          <table:table-cell table:style-name="ce5" table:formula="of:=[.M50]-[.M17]" office:value-type="float" office:value="71.8599999999999" calcext:value-type="float">
            <text:p>71.86</text:p>
          </table:table-cell>
          <table:table-cell table:style-name="ce5" table:formula="of:=[.N50]-[.N17]" office:value-type="float" office:value="21.49" calcext:value-type="float">
            <text:p>21.49</text:p>
          </table:table-cell>
          <table:table-cell table:style-name="ce5" table:formula="of:=[.O50]-[.O17]" office:value-type="float" office:value="36.29" calcext:value-type="float">
            <text:p>36.29</text:p>
          </table:table-cell>
          <table:table-cell table:style-name="ce5" table:formula="of:=[.P50]-[.P17]" office:value-type="float" office:value="20.24" calcext:value-type="float">
            <text:p>20.24</text:p>
          </table:table-cell>
          <table:table-cell table:style-name="ce5" table:formula="of:=[.Q50]-[.Q17]" office:value-type="float" office:value="25.3900000000001" calcext:value-type="float">
            <text:p>25.39</text:p>
          </table:table-cell>
          <table:table-cell table:style-name="ce5" table:formula="of:=[.R50]-[.R17]" office:value-type="float" office:value="39.3899999999999" calcext:value-type="float">
            <text:p>39.39</text:p>
          </table:table-cell>
          <table:table-cell table:style-name="ce5" table:formula="of:=[.S50]-[.S17]" office:value-type="float" office:value="23.5899999999999" calcext:value-type="float">
            <text:p>23.59</text:p>
          </table:table-cell>
          <table:table-cell table:style-name="ce5" table:formula="of:=[.T50]-[.T17]" office:value-type="float" office:value="22.6299999999999" calcext:value-type="float">
            <text:p>22.63</text:p>
          </table:table-cell>
          <table:table-cell table:style-name="ce5" table:formula="of:=[.U50]-[.U17]" office:value-type="float" office:value="30.1900000000001" calcext:value-type="float">
            <text:p>30.19</text:p>
          </table:table-cell>
          <table:table-cell table:style-name="ce5" table:formula="of:=[.V50]-[.V17]" office:value-type="float" office:value="27.55" calcext:value-type="float">
            <text:p>27.55</text:p>
          </table:table-cell>
          <table:table-cell table:style-name="ce5" table:formula="of:=[.W50]-[.W17]" office:value-type="float" office:value="27.03" calcext:value-type="float">
            <text:p>27.03</text:p>
          </table:table-cell>
          <table:table-cell table:formula="of:=MAX([.D83:.W83])" office:value-type="float" office:value="71.8599999999999" calcext:value-type="float">
            <text:p>71.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5" table:formula="of:=[.D51]-[.D18]" office:value-type="float" office:value="-0.75" calcext:value-type="float">
            <text:p>-0.75</text:p>
          </table:table-cell>
          <table:table-cell table:style-name="ce5" table:formula="of:=[.E51]-[.E18]" office:value-type="float" office:value="-3.96000000000004" calcext:value-type="float">
            <text:p>-3.96</text:p>
          </table:table-cell>
          <table:table-cell table:style-name="ce5" table:formula="of:=[.F51]-[.F18]" office:value-type="float" office:value="45.5699999999999" calcext:value-type="float">
            <text:p>45.57</text:p>
          </table:table-cell>
          <table:table-cell table:style-name="ce5" table:formula="of:=[.G51]-[.G18]" office:value-type="float" office:value="90.52" calcext:value-type="float">
            <text:p>90.52</text:p>
          </table:table-cell>
          <table:table-cell table:style-name="ce5" table:formula="of:=[.H51]-[.H18]" office:value-type="float" office:value="30.1500000000001" calcext:value-type="float">
            <text:p>30.15</text:p>
          </table:table-cell>
          <table:table-cell table:style-name="ce5" table:formula="of:=[.I51]-[.I18]" office:value-type="float" office:value="30.1100000000001" calcext:value-type="float">
            <text:p>30.11</text:p>
          </table:table-cell>
          <table:table-cell table:style-name="ce5" table:formula="of:=[.J51]-[.J18]" office:value-type="float" office:value="30.8899999999999" calcext:value-type="float">
            <text:p>30.89</text:p>
          </table:table-cell>
          <table:table-cell table:style-name="ce5" table:formula="of:=[.K51]-[.K18]" office:value-type="float" office:value="26.3800000000001" calcext:value-type="float">
            <text:p>26.38</text:p>
          </table:table-cell>
          <table:table-cell table:style-name="ce5" table:formula="of:=[.L51]-[.L18]" office:value-type="float" office:value="56.3400000000001" calcext:value-type="float">
            <text:p>56.34</text:p>
          </table:table-cell>
          <table:table-cell table:style-name="ce5" table:formula="of:=[.M51]-[.M18]" office:value-type="float" office:value="104.38" calcext:value-type="float">
            <text:p>104.38</text:p>
          </table:table-cell>
          <table:table-cell table:style-name="ce5" table:formula="of:=[.N51]-[.N18]" office:value-type="float" office:value="16.6600000000001" calcext:value-type="float">
            <text:p>16.66</text:p>
          </table:table-cell>
          <table:table-cell table:style-name="ce5" table:formula="of:=[.O51]-[.O18]" office:value-type="float" office:value="32.73" calcext:value-type="float">
            <text:p>32.73</text:p>
          </table:table-cell>
          <table:table-cell table:style-name="ce5" table:formula="of:=[.P51]-[.P18]" office:value-type="float" office:value="30.1000000000001" calcext:value-type="float">
            <text:p>30.1</text:p>
          </table:table-cell>
          <table:table-cell table:style-name="ce5" table:formula="of:=[.Q51]-[.Q18]" office:value-type="float" office:value="25.27" calcext:value-type="float">
            <text:p>25.27</text:p>
          </table:table-cell>
          <table:table-cell table:style-name="ce5" table:formula="of:=[.R51]-[.R18]" office:value-type="float" office:value="55.1900000000001" calcext:value-type="float">
            <text:p>55.19</text:p>
          </table:table-cell>
          <table:table-cell table:style-name="ce5" table:formula="of:=[.S51]-[.S18]" office:value-type="float" office:value="-12.24" calcext:value-type="float">
            <text:p>-12.24</text:p>
          </table:table-cell>
          <table:table-cell table:style-name="ce5" table:formula="of:=[.T51]-[.T18]" office:value-type="float" office:value="3.48000000000002" calcext:value-type="float">
            <text:p>3.48</text:p>
          </table:table-cell>
          <table:table-cell table:style-name="ce5" table:formula="of:=[.U51]-[.U18]" office:value-type="float" office:value="34.1099999999999" calcext:value-type="float">
            <text:p>34.11</text:p>
          </table:table-cell>
          <table:table-cell table:style-name="ce5" table:formula="of:=[.V51]-[.V18]" office:value-type="float" office:value="37.0999999999999" calcext:value-type="float">
            <text:p>37.1</text:p>
          </table:table-cell>
          <table:table-cell table:style-name="ce5" table:formula="of:=[.W51]-[.W18]" office:value-type="float" office:value="23.1800000000001" calcext:value-type="float">
            <text:p>23.18</text:p>
          </table:table-cell>
          <table:table-cell table:formula="of:=MAX([.D84:.W84])" office:value-type="float" office:value="104.38" calcext:value-type="float">
            <text:p>104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5" table:formula="of:=[.D52]-[.D19]" office:value-type="float" office:value="33.5700000000006" calcext:value-type="float">
            <text:p>33.57</text:p>
          </table:table-cell>
          <table:table-cell table:style-name="ce5" table:formula="of:=[.E52]-[.E19]" office:value-type="float" office:value="21.2600000000002" calcext:value-type="float">
            <text:p>21.26</text:p>
          </table:table-cell>
          <table:table-cell table:style-name="ce5" table:formula="of:=[.F52]-[.F19]" office:value-type="float" office:value="90.1599999999999" calcext:value-type="float">
            <text:p>90.16</text:p>
          </table:table-cell>
          <table:table-cell table:style-name="ce5" table:formula="of:=[.G52]-[.G19]" office:value-type="float" office:value="92.0900000000001" calcext:value-type="float">
            <text:p>92.09</text:p>
          </table:table-cell>
          <table:table-cell table:style-name="ce5" table:formula="of:=[.H52]-[.H19]" office:value-type="float" office:value="76.8900000000003" calcext:value-type="float">
            <text:p>76.89</text:p>
          </table:table-cell>
          <table:table-cell table:style-name="ce5" table:formula="of:=[.I52]-[.I19]" office:value-type="float" office:value="59.6599999999999" calcext:value-type="float">
            <text:p>59.66</text:p>
          </table:table-cell>
          <table:table-cell table:style-name="ce5" table:formula="of:=[.J52]-[.J19]" office:value-type="float" office:value="74.1400000000003" calcext:value-type="float">
            <text:p>74.14</text:p>
          </table:table-cell>
          <table:table-cell table:style-name="ce5" table:formula="of:=[.K52]-[.K19]" office:value-type="float" office:value="12.71" calcext:value-type="float">
            <text:p>12.71</text:p>
          </table:table-cell>
          <table:table-cell table:style-name="ce5" table:formula="of:=[.L52]-[.L19]" office:value-type="float" office:value="137.9" calcext:value-type="float">
            <text:p>137.9</text:p>
          </table:table-cell>
          <table:table-cell table:style-name="ce5" table:formula="of:=[.M52]-[.M19]" office:value-type="float" office:value="83.79" calcext:value-type="float">
            <text:p>83.79</text:p>
          </table:table-cell>
          <table:table-cell table:style-name="ce5" table:formula="of:=[.N52]-[.N19]" office:value-type="float" office:value="41.9099999999999" calcext:value-type="float">
            <text:p>41.91</text:p>
          </table:table-cell>
          <table:table-cell table:style-name="ce5" table:formula="of:=[.O52]-[.O19]" office:value-type="float" office:value="97.1999999999998" calcext:value-type="float">
            <text:p>97.2</text:p>
          </table:table-cell>
          <table:table-cell table:style-name="ce5" table:formula="of:=[.P52]-[.P19]" office:value-type="float" office:value="63.3199999999997" calcext:value-type="float">
            <text:p>63.32</text:p>
          </table:table-cell>
          <table:table-cell table:style-name="ce5" table:formula="of:=[.Q52]-[.Q19]" office:value-type="float" office:value="102.54" calcext:value-type="float">
            <text:p>102.54</text:p>
          </table:table-cell>
          <table:table-cell table:style-name="ce5" table:formula="of:=[.R52]-[.R19]" office:value-type="float" office:value="113.870000000001" calcext:value-type="float">
            <text:p>113.87</text:p>
          </table:table-cell>
          <table:table-cell table:style-name="ce5" table:formula="of:=[.S52]-[.S19]" office:value-type="float" office:value="17.9099999999999" calcext:value-type="float">
            <text:p>17.91</text:p>
          </table:table-cell>
          <table:table-cell table:style-name="ce5" table:formula="of:=[.T52]-[.T19]" office:value-type="float" office:value="31.5600000000004" calcext:value-type="float">
            <text:p>31.56</text:p>
          </table:table-cell>
          <table:table-cell table:style-name="ce5" table:formula="of:=[.U52]-[.U19]" office:value-type="float" office:value="68.8400000000001" calcext:value-type="float">
            <text:p>68.84</text:p>
          </table:table-cell>
          <table:table-cell table:style-name="ce5" table:formula="of:=[.V52]-[.V19]" office:value-type="float" office:value="18.5" calcext:value-type="float">
            <text:p>18.5</text:p>
          </table:table-cell>
          <table:table-cell table:style-name="ce5" table:formula="of:=[.W52]-[.W19]" office:value-type="float" office:value="86.8099999999995" calcext:value-type="float">
            <text:p>86.81</text:p>
          </table:table-cell>
          <table:table-cell table:formula="of:=MAX([.D85:.W85])" office:value-type="float" office:value="137.9" calcext:value-type="float">
            <text:p>137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5" table:formula="of:=[.D53]-[.D20]" office:value-type="float" office:value="-431.01" calcext:value-type="float">
            <text:p>-431.01</text:p>
          </table:table-cell>
          <table:table-cell table:style-name="ce5" table:formula="of:=[.E53]-[.E20]" office:value-type="float" office:value="715.23" calcext:value-type="float">
            <text:p>715.23</text:p>
          </table:table-cell>
          <table:table-cell table:style-name="ce5" table:formula="of:=[.F53]-[.F20]" office:value-type="float" office:value="0" calcext:value-type="float">
            <text:p>0</text:p>
          </table:table-cell>
          <table:table-cell table:style-name="ce5" table:formula="of:=[.G53]-[.G20]" office:value-type="float" office:value="84.4400000000005" calcext:value-type="float">
            <text:p>84.44</text:p>
          </table:table-cell>
          <table:table-cell table:style-name="ce5" table:formula="of:=[.H53]-[.H20]" office:value-type="float" office:value="41.9499999999998" calcext:value-type="float">
            <text:p>41.95</text:p>
          </table:table-cell>
          <table:table-cell table:style-name="ce5" table:formula="of:=[.I53]-[.I20]" office:value-type="float" office:value="95.1500000000005" calcext:value-type="float">
            <text:p>95.15</text:p>
          </table:table-cell>
          <table:table-cell table:style-name="ce5" table:formula="of:=[.J53]-[.J20]" office:value-type="float" office:value="93.6499999999996" calcext:value-type="float">
            <text:p>93.65</text:p>
          </table:table-cell>
          <table:table-cell table:style-name="ce5" table:formula="of:=[.K53]-[.K20]" office:value-type="float" office:value="-527.099999999999" calcext:value-type="float">
            <text:p>-527.1</text:p>
          </table:table-cell>
          <table:table-cell table:style-name="ce5" table:formula="of:=[.L53]-[.L20]" office:value-type="float" office:value="132.74" calcext:value-type="float">
            <text:p>132.74</text:p>
          </table:table-cell>
          <table:table-cell table:style-name="ce5" table:formula="of:=[.M53]-[.M20]" office:value-type="float" office:value="84.4400000000005" calcext:value-type="float">
            <text:p>84.44</text:p>
          </table:table-cell>
          <table:table-cell table:style-name="ce5" table:formula="of:=[.N53]-[.N20]" office:value-type="float" office:value="52.3599999999997" calcext:value-type="float">
            <text:p>52.36</text:p>
          </table:table-cell>
          <table:table-cell table:style-name="ce5" table:formula="of:=[.O53]-[.O20]" office:value-type="float" office:value="134.42" calcext:value-type="float">
            <text:p>134.42</text:p>
          </table:table-cell>
          <table:table-cell table:style-name="ce5" table:formula="of:=[.P53]-[.P20]" office:value-type="float" office:value="41.9499999999998" calcext:value-type="float">
            <text:p>41.95</text:p>
          </table:table-cell>
          <table:table-cell table:style-name="ce5" table:formula="of:=[.Q53]-[.Q20]" office:value-type="float" office:value="0" calcext:value-type="float">
            <text:p>0</text:p>
          </table:table-cell>
          <table:table-cell table:style-name="ce5" table:formula="of:=[.R53]-[.R20]" office:value-type="float" office:value="-586.37" calcext:value-type="float">
            <text:p>-586.37</text:p>
          </table:table-cell>
          <table:table-cell table:style-name="ce5" table:formula="of:=[.S53]-[.S20]" office:value-type="float" office:value="41.9499999999998" calcext:value-type="float">
            <text:p>41.95</text:p>
          </table:table-cell>
          <table:table-cell table:style-name="ce5" table:formula="of:=[.T53]-[.T20]" office:value-type="float" office:value="134.42" calcext:value-type="float">
            <text:p>134.42</text:p>
          </table:table-cell>
          <table:table-cell table:style-name="ce5" table:formula="of:=[.U53]-[.U20]" office:value-type="float" office:value="83.3800000000001" calcext:value-type="float">
            <text:p>83.38</text:p>
          </table:table-cell>
          <table:table-cell table:style-name="ce5" table:formula="of:=[.V53]-[.V20]" office:value-type="float" office:value="41.9499999999998" calcext:value-type="float">
            <text:p>41.95</text:p>
          </table:table-cell>
          <table:table-cell table:style-name="ce5" table:formula="of:=[.W53]-[.W20]" office:value-type="float" office:value="-657.32" calcext:value-type="float">
            <text:p>-657.32</text:p>
          </table:table-cell>
          <table:table-cell table:formula="of:=MAX([.D86:.W86])" office:value-type="float" office:value="715.23" calcext:value-type="float">
            <text:p>715.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table:style-name="ce5" table:formula="of:=[.D54]-[.D21]" office:value-type="float" office:value="-585.28" calcext:value-type="float">
            <text:p>-585.28</text:p>
          </table:table-cell>
          <table:table-cell table:style-name="ce5" table:formula="of:=[.E54]-[.E21]" office:value-type="float" office:value="-520.980000000001" calcext:value-type="float">
            <text:p>-520.98</text:p>
          </table:table-cell>
          <table:table-cell table:style-name="ce5" table:formula="of:=[.F54]-[.F21]" office:value-type="float" office:value="-295.36" calcext:value-type="float">
            <text:p>-295.36</text:p>
          </table:table-cell>
          <table:table-cell table:style-name="ce5" table:formula="of:=[.G54]-[.G21]" office:value-type="float" office:value="-24.7299999999996" calcext:value-type="float">
            <text:p>-24.73</text:p>
          </table:table-cell>
          <table:table-cell table:style-name="ce5" table:formula="of:=[.H54]-[.H21]" office:value-type="float" office:value="257.150000000001" calcext:value-type="float">
            <text:p>257.15</text:p>
          </table:table-cell>
          <table:table-cell table:style-name="ce5" table:formula="of:=[.I54]-[.I21]" office:value-type="float" office:value="-73.04" calcext:value-type="float">
            <text:p>-73.04</text:p>
          </table:table-cell>
          <table:table-cell table:style-name="ce5" table:formula="of:=[.J54]-[.J21]" office:value-type="float" office:value="29.9899999999998" calcext:value-type="float">
            <text:p>29.99</text:p>
          </table:table-cell>
          <table:table-cell table:style-name="ce5" table:formula="of:=[.K54]-[.K21]" office:value-type="float" office:value="0" calcext:value-type="float">
            <text:p>0</text:p>
          </table:table-cell>
          <table:table-cell table:style-name="ce5" table:formula="of:=[.L54]-[.L21]" office:value-type="float" office:value="-197.96" calcext:value-type="float">
            <text:p>-197.96</text:p>
          </table:table-cell>
          <table:table-cell table:style-name="ce5" table:formula="of:=[.M54]-[.M21]" office:value-type="float" office:value="241.610000000001" calcext:value-type="float">
            <text:p>241.61</text:p>
          </table:table-cell>
          <table:table-cell table:style-name="ce5" table:formula="of:=[.N54]-[.N21]" office:value-type="float" office:value="-272.2" calcext:value-type="float">
            <text:p>-272.2</text:p>
          </table:table-cell>
          <table:table-cell table:style-name="ce5" table:formula="of:=[.O54]-[.O21]" office:value-type="float" office:value="242.21" calcext:value-type="float">
            <text:p>242.21</text:p>
          </table:table-cell>
          <table:table-cell table:style-name="ce5" table:formula="of:=[.P54]-[.P21]" office:value-type="float" office:value="-245.89" calcext:value-type="float">
            <text:p>-245.89</text:p>
          </table:table-cell>
          <table:table-cell table:style-name="ce5" table:formula="of:=[.Q54]-[.Q21]" office:value-type="float" office:value="-53.4400000000005" calcext:value-type="float">
            <text:p>-53.44</text:p>
          </table:table-cell>
          <table:table-cell table:style-name="ce5" table:formula="of:=[.R54]-[.R21]" office:value-type="float" office:value="-198.66" calcext:value-type="float">
            <text:p>-198.66</text:p>
          </table:table-cell>
          <table:table-cell table:style-name="ce5" table:formula="of:=[.S54]-[.S21]" office:value-type="float" office:value="-261.849999999999" calcext:value-type="float">
            <text:p>-261.85</text:p>
          </table:table-cell>
          <table:table-cell table:style-name="ce5" table:formula="of:=[.T54]-[.T21]" office:value-type="float" office:value="-441.98" calcext:value-type="float">
            <text:p>-441.98</text:p>
          </table:table-cell>
          <table:table-cell table:style-name="ce5" table:formula="of:=[.U54]-[.U21]" office:value-type="float" office:value="-352.45" calcext:value-type="float">
            <text:p>-352.45</text:p>
          </table:table-cell>
          <table:table-cell table:style-name="ce5" table:formula="of:=[.V54]-[.V21]" office:value-type="float" office:value="-97.7200000000003" calcext:value-type="float">
            <text:p>-97.72</text:p>
          </table:table-cell>
          <table:table-cell table:style-name="ce5" table:formula="of:=[.W54]-[.W21]" office:value-type="float" office:value="-733.160000000001" calcext:value-type="float">
            <text:p>-733.16</text:p>
          </table:table-cell>
          <table:table-cell table:formula="of:=MAX([.D87:.W87])" office:value-type="float" office:value="257.150000000001" calcext:value-type="float">
            <text:p>257.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table:style-name="ce5" table:formula="of:=[.D55]-[.D22]" office:value-type="float" office:value="-802.23" calcext:value-type="float">
            <text:p>-802.23</text:p>
          </table:table-cell>
          <table:table-cell table:style-name="ce5" table:formula="of:=[.E55]-[.E22]" office:value-type="float" office:value="-849.070000000001" calcext:value-type="float">
            <text:p>-849.07</text:p>
          </table:table-cell>
          <table:table-cell table:style-name="ce5" table:formula="of:=[.F55]-[.F22]" office:value-type="float" office:value="-652.97" calcext:value-type="float">
            <text:p>-652.97</text:p>
          </table:table-cell>
          <table:table-cell table:style-name="ce5" table:formula="of:=[.G55]-[.G22]" office:value-type="float" office:value="-832.530000000001" calcext:value-type="float">
            <text:p>-832.53</text:p>
          </table:table-cell>
          <table:table-cell table:style-name="ce5" table:formula="of:=[.H55]-[.H22]" office:value-type="float" office:value="-459.320000000001" calcext:value-type="float">
            <text:p>-459.32</text:p>
          </table:table-cell>
          <table:table-cell table:style-name="ce5" table:formula="of:=[.I55]-[.I22]" office:value-type="float" office:value="-709.390000000001" calcext:value-type="float">
            <text:p>-709.39</text:p>
          </table:table-cell>
          <table:table-cell table:style-name="ce5" table:formula="of:=[.J55]-[.J22]" office:value-type="float" office:value="-551.85" calcext:value-type="float">
            <text:p>-551.85</text:p>
          </table:table-cell>
          <table:table-cell table:style-name="ce5" table:formula="of:=[.K55]-[.K22]" office:value-type="float" office:value="-679.520000000001" calcext:value-type="float">
            <text:p>-679.52</text:p>
          </table:table-cell>
          <table:table-cell table:style-name="ce5" table:formula="of:=[.L55]-[.L22]" office:value-type="float" office:value="-582.43" calcext:value-type="float">
            <text:p>-582.43</text:p>
          </table:table-cell>
          <table:table-cell table:style-name="ce5" table:formula="of:=[.M55]-[.M22]" office:value-type="float" office:value="-517.160000000001" calcext:value-type="float">
            <text:p>-517.16</text:p>
          </table:table-cell>
          <table:table-cell table:style-name="ce5" table:formula="of:=[.N55]-[.N22]" office:value-type="float" office:value="-352.639999999999" calcext:value-type="float">
            <text:p>-352.64</text:p>
          </table:table-cell>
          <table:table-cell table:style-name="ce5" table:formula="of:=[.O55]-[.O22]" office:value-type="float" office:value="-660.23" calcext:value-type="float">
            <text:p>-660.23</text:p>
          </table:table-cell>
          <table:table-cell table:style-name="ce5" table:formula="of:=[.P55]-[.P22]" office:value-type="float" office:value="-226.76" calcext:value-type="float">
            <text:p>-226.76</text:p>
          </table:table-cell>
          <table:table-cell table:style-name="ce5" table:formula="of:=[.Q55]-[.Q22]" office:value-type="float" office:value="-935.41" calcext:value-type="float">
            <text:p>-935.41</text:p>
          </table:table-cell>
          <table:table-cell table:style-name="ce5" table:formula="of:=[.R55]-[.R22]" office:value-type="float" office:value="-276.190000000001" calcext:value-type="float">
            <text:p>-276.19</text:p>
          </table:table-cell>
          <table:table-cell table:style-name="ce5" table:formula="of:=[.S55]-[.S22]" office:value-type="float" office:value="-720.570000000001" calcext:value-type="float">
            <text:p>-720.57</text:p>
          </table:table-cell>
          <table:table-cell table:style-name="ce5" table:formula="of:=[.T55]-[.T22]" office:value-type="float" office:value="-815.46" calcext:value-type="float">
            <text:p>-815.46</text:p>
          </table:table-cell>
          <table:table-cell table:style-name="ce5" table:formula="of:=[.U55]-[.U22]" office:value-type="float" office:value="-614.860000000001" calcext:value-type="float">
            <text:p>-614.86</text:p>
          </table:table-cell>
          <table:table-cell table:style-name="ce5" table:formula="of:=[.V55]-[.V22]" office:value-type="float" office:value="-459.150000000001" calcext:value-type="float">
            <text:p>-459.15</text:p>
          </table:table-cell>
          <table:table-cell table:style-name="ce5" table:formula="of:=[.W55]-[.W22]" office:value-type="float" office:value="-714.789999999999" calcext:value-type="float">
            <text:p>-714.79</text:p>
          </table:table-cell>
          <table:table-cell table:formula="of:=MAX([.D88:.W88])" office:value-type="float" office:value="-226.76" calcext:value-type="float">
            <text:p>-226.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table:style-name="ce5" table:formula="of:=[.D56]-[.D23]" office:value-type="float" office:value="10.5400000000009" calcext:value-type="float">
            <text:p>10.54</text:p>
          </table:table-cell>
          <table:table-cell table:style-name="ce5" table:formula="of:=[.E56]-[.E23]" office:value-type="float" office:value="33.8700000000008" calcext:value-type="float">
            <text:p>33.87</text:p>
          </table:table-cell>
          <table:table-cell table:style-name="ce5" table:formula="of:=[.F56]-[.F23]" office:value-type="float" office:value="171.31" calcext:value-type="float">
            <text:p>171.31</text:p>
          </table:table-cell>
          <table:table-cell table:style-name="ce5" table:formula="of:=[.G56]-[.G23]" office:value-type="float" office:value="141.27" calcext:value-type="float">
            <text:p>141.27</text:p>
          </table:table-cell>
          <table:table-cell table:style-name="ce5" table:formula="of:=[.H56]-[.H23]" office:value-type="float" office:value="342.289999999999" calcext:value-type="float">
            <text:p>342.29</text:p>
          </table:table-cell>
          <table:table-cell table:style-name="ce5" table:formula="of:=[.I56]-[.I23]" office:value-type="float" office:value="194.73" calcext:value-type="float">
            <text:p>194.73</text:p>
          </table:table-cell>
          <table:table-cell table:style-name="ce5" table:formula="of:=[.J56]-[.J23]" office:value-type="float" office:value="276.480000000001" calcext:value-type="float">
            <text:p>276.48</text:p>
          </table:table-cell>
          <table:table-cell table:style-name="ce5" table:formula="of:=[.K56]-[.K23]" office:value-type="float" office:value="23.8600000000006" calcext:value-type="float">
            <text:p>23.86</text:p>
          </table:table-cell>
          <table:table-cell table:style-name="ce5" table:formula="of:=[.L56]-[.L23]" office:value-type="float" office:value="212.059999999999" calcext:value-type="float">
            <text:p>212.06</text:p>
          </table:table-cell>
          <table:table-cell table:style-name="ce5" table:formula="of:=[.M56]-[.M23]" office:value-type="float" office:value="355.390000000001" calcext:value-type="float">
            <text:p>355.39</text:p>
          </table:table-cell>
          <table:table-cell table:style-name="ce5" table:formula="of:=[.N56]-[.N23]" office:value-type="float" office:value="21.0600000000013" calcext:value-type="float">
            <text:p>21.06</text:p>
          </table:table-cell>
          <table:table-cell table:style-name="ce5" table:formula="of:=[.O56]-[.O23]" office:value-type="float" office:value="2.64999999999964" calcext:value-type="float">
            <text:p>2.65</text:p>
          </table:table-cell>
          <table:table-cell table:style-name="ce5" table:formula="of:=[.P56]-[.P23]" office:value-type="float" office:value="23.7999999999993" calcext:value-type="float">
            <text:p>23.8</text:p>
          </table:table-cell>
          <table:table-cell table:style-name="ce5" table:formula="of:=[.Q56]-[.Q23]" office:value-type="float" office:value="57.9699999999994" calcext:value-type="float">
            <text:p>57.97</text:p>
          </table:table-cell>
          <table:table-cell table:style-name="ce5" table:formula="of:=[.R56]-[.R23]" office:value-type="float" office:value="205.35" calcext:value-type="float">
            <text:p>205.35</text:p>
          </table:table-cell>
          <table:table-cell table:style-name="ce5" table:formula="of:=[.S56]-[.S23]" office:value-type="float" office:value="78.5200000000004" calcext:value-type="float">
            <text:p>78.52</text:p>
          </table:table-cell>
          <table:table-cell table:style-name="ce5" table:formula="of:=[.T56]-[.T23]" office:value-type="float" office:value="-10.5900000000001" calcext:value-type="float">
            <text:p>-10.59</text:p>
          </table:table-cell>
          <table:table-cell table:style-name="ce5" table:formula="of:=[.U56]-[.U23]" office:value-type="float" office:value="391.74" calcext:value-type="float">
            <text:p>391.74</text:p>
          </table:table-cell>
          <table:table-cell table:style-name="ce5" table:formula="of:=[.V56]-[.V23]" office:value-type="float" office:value="21.2000000000007" calcext:value-type="float">
            <text:p>21.2</text:p>
          </table:table-cell>
          <table:table-cell table:style-name="ce5" table:formula="of:=[.W56]-[.W23]" office:value-type="float" office:value="379.620000000001" calcext:value-type="float">
            <text:p>379.62</text:p>
          </table:table-cell>
          <table:table-cell table:formula="of:=MAX([.D89:.W89])" office:value-type="float" office:value="391.74" calcext:value-type="float">
            <text:p>391.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table:style-name="ce5" table:formula="of:=[.D57]-[.D24]" office:value-type="float" office:value="-196.16" calcext:value-type="float">
            <text:p>-196.16</text:p>
          </table:table-cell>
          <table:table-cell table:style-name="ce5" table:formula="of:=[.E57]-[.E24]" office:value-type="float" office:value="62.1799999999985" calcext:value-type="float">
            <text:p>62.18</text:p>
          </table:table-cell>
          <table:table-cell table:style-name="ce5" table:formula="of:=[.F57]-[.F24]" office:value-type="float" office:value="222.49" calcext:value-type="float">
            <text:p>222.49</text:p>
          </table:table-cell>
          <table:table-cell table:style-name="ce5" table:formula="of:=[.G57]-[.G24]" office:value-type="float" office:value="258.960000000001" calcext:value-type="float">
            <text:p>258.96</text:p>
          </table:table-cell>
          <table:table-cell table:style-name="ce5" table:formula="of:=[.H57]-[.H24]" office:value-type="float" office:value="333.65" calcext:value-type="float">
            <text:p>333.65</text:p>
          </table:table-cell>
          <table:table-cell table:style-name="ce5" table:formula="of:=[.I57]-[.I24]" office:value-type="float" office:value="-235.629999999999" calcext:value-type="float">
            <text:p>-235.63</text:p>
          </table:table-cell>
          <table:table-cell table:style-name="ce5" table:formula="of:=[.J57]-[.J24]" office:value-type="float" office:value="143.51" calcext:value-type="float">
            <text:p>143.51</text:p>
          </table:table-cell>
          <table:table-cell table:style-name="ce5" table:formula="of:=[.K57]-[.K24]" office:value-type="float" office:value="-168.33" calcext:value-type="float">
            <text:p>-168.33</text:p>
          </table:table-cell>
          <table:table-cell table:style-name="ce5" table:formula="of:=[.L57]-[.L24]" office:value-type="float" office:value="85.880000000001" calcext:value-type="float">
            <text:p>85.88</text:p>
          </table:table-cell>
          <table:table-cell table:style-name="ce5" table:formula="of:=[.M57]-[.M24]" office:value-type="float" office:value="135.759999999998" calcext:value-type="float">
            <text:p>135.76</text:p>
          </table:table-cell>
          <table:table-cell table:style-name="ce5" table:formula="of:=[.N57]-[.N24]" office:value-type="float" office:value="-201.619999999999" calcext:value-type="float">
            <text:p>-201.62</text:p>
          </table:table-cell>
          <table:table-cell table:style-name="ce5" table:formula="of:=[.O57]-[.O24]" office:value-type="float" office:value="57.369999999999" calcext:value-type="float">
            <text:p>57.37</text:p>
          </table:table-cell>
          <table:table-cell table:style-name="ce5" table:formula="of:=[.P57]-[.P24]" office:value-type="float" office:value="-110.92" calcext:value-type="float">
            <text:p>-110.92</text:p>
          </table:table-cell>
          <table:table-cell table:style-name="ce5" table:formula="of:=[.Q57]-[.Q24]" office:value-type="float" office:value="-44.369999999999" calcext:value-type="float">
            <text:p>-44.37</text:p>
          </table:table-cell>
          <table:table-cell table:style-name="ce5" table:formula="of:=[.R57]-[.R24]" office:value-type="float" office:value="43.7899999999991" calcext:value-type="float">
            <text:p>43.79</text:p>
          </table:table-cell>
          <table:table-cell table:style-name="ce5" table:formula="of:=[.S57]-[.S24]" office:value-type="float" office:value="-226.74" calcext:value-type="float">
            <text:p>-226.74</text:p>
          </table:table-cell>
          <table:table-cell table:style-name="ce5" table:formula="of:=[.T57]-[.T24]" office:value-type="float" office:value="11.25" calcext:value-type="float">
            <text:p>11.25</text:p>
          </table:table-cell>
          <table:table-cell table:style-name="ce5" table:formula="of:=[.U57]-[.U24]" office:value-type="float" office:value="-101.450000000001" calcext:value-type="float">
            <text:p>-101.45</text:p>
          </table:table-cell>
          <table:table-cell table:style-name="ce5" table:formula="of:=[.V57]-[.V24]" office:value-type="float" office:value="11.2700000000004" calcext:value-type="float">
            <text:p>11.27</text:p>
          </table:table-cell>
          <table:table-cell table:style-name="ce5" table:formula="of:=[.W57]-[.W24]" office:value-type="float" office:value="167.75" calcext:value-type="float">
            <text:p>167.75</text:p>
          </table:table-cell>
          <table:table-cell table:formula="of:=MAX([.D90:.W90])" office:value-type="float" office:value="333.65" calcext:value-type="float">
            <text:p>333.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table:style-name="ce5" table:formula="of:=[.D58]-[.D25]" office:value-type="float" office:value="12.0200000000004" calcext:value-type="float">
            <text:p>12.02</text:p>
          </table:table-cell>
          <table:table-cell table:style-name="ce5" table:formula="of:=[.E58]-[.E25]" office:value-type="float" office:value="198.150000000001" calcext:value-type="float">
            <text:p>198.15</text:p>
          </table:table-cell>
          <table:table-cell table:style-name="ce5" table:formula="of:=[.F58]-[.F25]" office:value-type="float" office:value="72.1599999999999" calcext:value-type="float">
            <text:p>72.16</text:p>
          </table:table-cell>
          <table:table-cell table:style-name="ce5" table:formula="of:=[.G58]-[.G25]" office:value-type="float" office:value="6.54000000000087" calcext:value-type="float">
            <text:p>6.54</text:p>
          </table:table-cell>
          <table:table-cell table:style-name="ce5" table:formula="of:=[.H58]-[.H25]" office:value-type="float" office:value="0" calcext:value-type="float">
            <text:p>0</text:p>
          </table:table-cell>
          <table:table-cell table:style-name="ce5" table:formula="of:=[.I58]-[.I25]" office:value-type="float" office:value="5.81000000000131" calcext:value-type="float">
            <text:p>5.81</text:p>
          </table:table-cell>
          <table:table-cell table:style-name="ce5" table:formula="of:=[.J58]-[.J25]" office:value-type="float" office:value="63.1299999999992" calcext:value-type="float">
            <text:p>63.13</text:p>
          </table:table-cell>
          <table:table-cell table:style-name="ce5" table:formula="of:=[.K58]-[.K25]" office:value-type="float" office:value="91.3200000000015" calcext:value-type="float">
            <text:p>91.32</text:p>
          </table:table-cell>
          <table:table-cell table:style-name="ce5" table:formula="of:=[.L58]-[.L25]" office:value-type="float" office:value="87.2999999999993" calcext:value-type="float">
            <text:p>87.3</text:p>
          </table:table-cell>
          <table:table-cell table:style-name="ce5" table:formula="of:=[.M58]-[.M25]" office:value-type="float" office:value="329.58" calcext:value-type="float">
            <text:p>329.58</text:p>
          </table:table-cell>
          <table:table-cell table:style-name="ce5" table:formula="of:=[.N58]-[.N25]" office:value-type="float" office:value="-5.72999999999956" calcext:value-type="float">
            <text:p>-5.73</text:p>
          </table:table-cell>
          <table:table-cell table:style-name="ce5" table:formula="of:=[.O58]-[.O25]" office:value-type="float" office:value="5.76999999999862" calcext:value-type="float">
            <text:p>5.77</text:p>
          </table:table-cell>
          <table:table-cell table:style-name="ce5" table:formula="of:=[.P58]-[.P25]" office:value-type="float" office:value="-36.8900000000012" calcext:value-type="float">
            <text:p>-36.89</text:p>
          </table:table-cell>
          <table:table-cell table:style-name="ce5" table:formula="of:=[.Q58]-[.Q25]" office:value-type="float" office:value="86.8700000000008" calcext:value-type="float">
            <text:p>86.87</text:p>
          </table:table-cell>
          <table:table-cell table:style-name="ce5" table:formula="of:=[.R58]-[.R25]" office:value-type="float" office:value="18.0599999999995" calcext:value-type="float">
            <text:p>18.06</text:p>
          </table:table-cell>
          <table:table-cell table:style-name="ce5" table:formula="of:=[.S58]-[.S25]" office:value-type="float" office:value="42.2999999999993" calcext:value-type="float">
            <text:p>42.3</text:p>
          </table:table-cell>
          <table:table-cell table:style-name="ce5" table:formula="of:=[.T58]-[.T25]" office:value-type="float" office:value="-69.9300000000003" calcext:value-type="float">
            <text:p>-69.93</text:p>
          </table:table-cell>
          <table:table-cell table:style-name="ce5" table:formula="of:=[.U58]-[.U25]" office:value-type="float" office:value="18.0100000000002" calcext:value-type="float">
            <text:p>18.01</text:p>
          </table:table-cell>
          <table:table-cell table:style-name="ce5" table:formula="of:=[.V58]-[.V25]" office:value-type="float" office:value="-9.44000000000051" calcext:value-type="float">
            <text:p>-9.44</text:p>
          </table:table-cell>
          <table:table-cell table:style-name="ce5" table:formula="of:=[.W58]-[.W25]" office:value-type="float" office:value="-81.6200000000008" calcext:value-type="float">
            <text:p>-81.62</text:p>
          </table:table-cell>
          <table:table-cell table:formula="of:=MAX([.D91:.W91])" office:value-type="float" office:value="329.58" calcext:value-type="float">
            <text:p>329.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table:style-name="ce5" table:formula="of:=[.D59]-[.D26]" office:value-type="float" office:value="-51.5599999999995" calcext:value-type="float">
            <text:p>-51.56</text:p>
          </table:table-cell>
          <table:table-cell table:style-name="ce5" table:formula="of:=[.E59]-[.E26]" office:value-type="float" office:value="35.6700000000001" calcext:value-type="float">
            <text:p>35.67</text:p>
          </table:table-cell>
          <table:table-cell table:style-name="ce5" table:formula="of:=[.F59]-[.F26]" office:value-type="float" office:value="32.8899999999994" calcext:value-type="float">
            <text:p>32.89</text:p>
          </table:table-cell>
          <table:table-cell table:style-name="ce5" table:formula="of:=[.G59]-[.G26]" office:value-type="float" office:value="30.6399999999994" calcext:value-type="float">
            <text:p>30.64</text:p>
          </table:table-cell>
          <table:table-cell table:style-name="ce5" table:formula="of:=[.H59]-[.H26]" office:value-type="float" office:value="-27.1000000000004" calcext:value-type="float">
            <text:p>-27.1</text:p>
          </table:table-cell>
          <table:table-cell table:style-name="ce5" table:formula="of:=[.I59]-[.I26]" office:value-type="float" office:value="-10.6599999999999" calcext:value-type="float">
            <text:p>-10.66</text:p>
          </table:table-cell>
          <table:table-cell table:style-name="ce5" table:formula="of:=[.J59]-[.J26]" office:value-type="float" office:value="-1.44999999999891" calcext:value-type="float">
            <text:p>-1.45</text:p>
          </table:table-cell>
          <table:table-cell table:style-name="ce5" table:formula="of:=[.K59]-[.K26]" office:value-type="float" office:value="-128.390000000001" calcext:value-type="float">
            <text:p>-128.39</text:p>
          </table:table-cell>
          <table:table-cell table:style-name="ce5" table:formula="of:=[.L59]-[.L26]" office:value-type="float" office:value="7.27000000000044" calcext:value-type="float">
            <text:p>7.27</text:p>
          </table:table-cell>
          <table:table-cell table:style-name="ce5" table:formula="of:=[.M59]-[.M26]" office:value-type="float" office:value="20.7900000000009" calcext:value-type="float">
            <text:p>20.79</text:p>
          </table:table-cell>
          <table:table-cell table:style-name="ce5" table:formula="of:=[.N59]-[.N26]" office:value-type="float" office:value="-1.07999999999993" calcext:value-type="float">
            <text:p>-1.08</text:p>
          </table:table-cell>
          <table:table-cell table:style-name="ce5" table:formula="of:=[.O59]-[.O26]" office:value-type="float" office:value="60.9099999999999" calcext:value-type="float">
            <text:p>60.91</text:p>
          </table:table-cell>
          <table:table-cell table:style-name="ce5" table:formula="of:=[.P59]-[.P26]" office:value-type="float" office:value="-6.21000000000095" calcext:value-type="float">
            <text:p>-6.21</text:p>
          </table:table-cell>
          <table:table-cell table:style-name="ce5" table:formula="of:=[.Q59]-[.Q26]" office:value-type="float" office:value="46.0400000000009" calcext:value-type="float">
            <text:p>46.04</text:p>
          </table:table-cell>
          <table:table-cell table:style-name="ce5" table:formula="of:=[.R59]-[.R26]" office:value-type="float" office:value="57.2400000000016" calcext:value-type="float">
            <text:p>57.24</text:p>
          </table:table-cell>
          <table:table-cell table:style-name="ce5" table:formula="of:=[.S59]-[.S26]" office:value-type="float" office:value="12.75" calcext:value-type="float">
            <text:p>12.75</text:p>
          </table:table-cell>
          <table:table-cell table:style-name="ce5" table:formula="of:=[.T59]-[.T26]" office:value-type="float" office:value="-39.9300000000003" calcext:value-type="float">
            <text:p>-39.93</text:p>
          </table:table-cell>
          <table:table-cell table:style-name="ce5" table:formula="of:=[.U59]-[.U26]" office:value-type="float" office:value="72.1399999999994" calcext:value-type="float">
            <text:p>72.14</text:p>
          </table:table-cell>
          <table:table-cell table:style-name="ce5" table:formula="of:=[.V59]-[.V26]" office:value-type="float" office:value="-21.7200000000012" calcext:value-type="float">
            <text:p>-21.72</text:p>
          </table:table-cell>
          <table:table-cell table:style-name="ce5" table:formula="of:=[.W59]-[.W26]" office:value-type="float" office:value="-4.72999999999956" calcext:value-type="float">
            <text:p>-4.73</text:p>
          </table:table-cell>
          <table:table-cell table:formula="of:=MAX([.D92:.W92])" office:value-type="float" office:value="72.1399999999994" calcext:value-type="float">
            <text:p>72.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table:style-name="ce5" table:formula="of:=[.D60]-[.D27]" office:value-type="float" office:value="-49.0100000000002" calcext:value-type="float">
            <text:p>-49.01</text:p>
          </table:table-cell>
          <table:table-cell table:style-name="ce5" table:formula="of:=[.E60]-[.E27]" office:value-type="float" office:value="35.5799999999999" calcext:value-type="float">
            <text:p>35.58</text:p>
          </table:table-cell>
          <table:table-cell table:style-name="ce5" table:formula="of:=[.F60]-[.F27]" office:value-type="float" office:value="51.2600000000002" calcext:value-type="float">
            <text:p>51.26</text:p>
          </table:table-cell>
          <table:table-cell table:style-name="ce5" table:formula="of:=[.G60]-[.G27]" office:value-type="float" office:value="40.8999999999996" calcext:value-type="float">
            <text:p>40.9</text:p>
          </table:table-cell>
          <table:table-cell table:style-name="ce5" table:formula="of:=[.H60]-[.H27]" office:value-type="float" office:value="-5.75" calcext:value-type="float">
            <text:p>-5.75</text:p>
          </table:table-cell>
          <table:table-cell table:style-name="ce5" table:formula="of:=[.I60]-[.I27]" office:value-type="float" office:value="92.4600000000009" calcext:value-type="float">
            <text:p>92.46</text:p>
          </table:table-cell>
          <table:table-cell table:style-name="ce5" table:formula="of:=[.J60]-[.J27]" office:value-type="float" office:value="59.4099999999999" calcext:value-type="float">
            <text:p>59.41</text:p>
          </table:table-cell>
          <table:table-cell table:style-name="ce5" table:formula="of:=[.K60]-[.K27]" office:value-type="float" office:value="-44.6800000000003" calcext:value-type="float">
            <text:p>-44.68</text:p>
          </table:table-cell>
          <table:table-cell table:style-name="ce5" table:formula="of:=[.L60]-[.L27]" office:value-type="float" office:value="137.74" calcext:value-type="float">
            <text:p>137.74</text:p>
          </table:table-cell>
          <table:table-cell table:style-name="ce5" table:formula="of:=[.M60]-[.M27]" office:value-type="float" office:value="44.7600000000002" calcext:value-type="float">
            <text:p>44.76</text:p>
          </table:table-cell>
          <table:table-cell table:style-name="ce5" table:formula="of:=[.N60]-[.N27]" office:value-type="float" office:value="-15.3100000000013" calcext:value-type="float">
            <text:p>-15.31</text:p>
          </table:table-cell>
          <table:table-cell table:style-name="ce5" table:formula="of:=[.O60]-[.O27]" office:value-type="float" office:value="73.4200000000001" calcext:value-type="float">
            <text:p>73.42</text:p>
          </table:table-cell>
          <table:table-cell table:style-name="ce5" table:formula="of:=[.P60]-[.P27]" office:value-type="float" office:value="39.3199999999997" calcext:value-type="float">
            <text:p>39.32</text:p>
          </table:table-cell>
          <table:table-cell table:style-name="ce5" table:formula="of:=[.Q60]-[.Q27]" office:value-type="float" office:value="101.369999999999" calcext:value-type="float">
            <text:p>101.37</text:p>
          </table:table-cell>
          <table:table-cell table:style-name="ce5" table:formula="of:=[.R60]-[.R27]" office:value-type="float" office:value="-41.3100000000013" calcext:value-type="float">
            <text:p>-41.31</text:p>
          </table:table-cell>
          <table:table-cell table:style-name="ce5" table:formula="of:=[.S60]-[.S27]" office:value-type="float" office:value="39.8899999999994" calcext:value-type="float">
            <text:p>39.89</text:p>
          </table:table-cell>
          <table:table-cell table:style-name="ce5" table:formula="of:=[.T60]-[.T27]" office:value-type="float" office:value="5.51000000000022" calcext:value-type="float">
            <text:p>5.51</text:p>
          </table:table-cell>
          <table:table-cell table:style-name="ce5" table:formula="of:=[.U60]-[.U27]" office:value-type="float" office:value="8.40999999999985" calcext:value-type="float">
            <text:p>8.41</text:p>
          </table:table-cell>
          <table:table-cell table:style-name="ce5" table:formula="of:=[.V60]-[.V27]" office:value-type="float" office:value="-17.9400000000005" calcext:value-type="float">
            <text:p>-17.94</text:p>
          </table:table-cell>
          <table:table-cell table:style-name="ce5" table:formula="of:=[.W60]-[.W27]" office:value-type="float" office:value="-10.130000000001" calcext:value-type="float">
            <text:p>-10.13</text:p>
          </table:table-cell>
          <table:table-cell table:formula="of:=MAX([.D93:.W93])" office:value-type="float" office:value="137.74" calcext:value-type="float">
            <text:p>137.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table:style-name="ce5" table:formula="of:=[.D61]-[.D28]" office:value-type="float" office:value="-22.5599999999995" calcext:value-type="float">
            <text:p>-22.56</text:p>
          </table:table-cell>
          <table:table-cell table:style-name="ce5" table:formula="of:=[.E61]-[.E28]" office:value-type="float" office:value="41.4300000000003" calcext:value-type="float">
            <text:p>41.43</text:p>
          </table:table-cell>
          <table:table-cell table:style-name="ce5" table:formula="of:=[.F61]-[.F28]" office:value-type="float" office:value="50.8600000000006" calcext:value-type="float">
            <text:p>50.86</text:p>
          </table:table-cell>
          <table:table-cell table:style-name="ce5" table:formula="of:=[.G61]-[.G28]" office:value-type="float" office:value="97.619999999999" calcext:value-type="float">
            <text:p>97.62</text:p>
          </table:table-cell>
          <table:table-cell table:style-name="ce5" table:formula="of:=[.H61]-[.H28]" office:value-type="float" office:value="43.1500000000015" calcext:value-type="float">
            <text:p>43.15</text:p>
          </table:table-cell>
          <table:table-cell table:style-name="ce5" table:formula="of:=[.I61]-[.I28]" office:value-type="float" office:value="198.440000000001" calcext:value-type="float">
            <text:p>198.44</text:p>
          </table:table-cell>
          <table:table-cell table:style-name="ce5" table:formula="of:=[.J61]-[.J28]" office:value-type="float" office:value="96.5699999999997" calcext:value-type="float">
            <text:p>96.57</text:p>
          </table:table-cell>
          <table:table-cell table:style-name="ce5" table:formula="of:=[.K61]-[.K28]" office:value-type="float" office:value="-29.4799999999996" calcext:value-type="float">
            <text:p>-29.48</text:p>
          </table:table-cell>
          <table:table-cell table:style-name="ce5" table:formula="of:=[.L61]-[.L28]" office:value-type="float" office:value="132.25" calcext:value-type="float">
            <text:p>132.25</text:p>
          </table:table-cell>
          <table:table-cell table:style-name="ce5" table:formula="of:=[.M61]-[.M28]" office:value-type="float" office:value="132.199999999999" calcext:value-type="float">
            <text:p>132.2</text:p>
          </table:table-cell>
          <table:table-cell table:style-name="ce5" table:formula="of:=[.N61]-[.N28]" office:value-type="float" office:value="26.0299999999988" calcext:value-type="float">
            <text:p>26.03</text:p>
          </table:table-cell>
          <table:table-cell table:style-name="ce5" table:formula="of:=[.O61]-[.O28]" office:value-type="float" office:value="235.43" calcext:value-type="float">
            <text:p>235.43</text:p>
          </table:table-cell>
          <table:table-cell table:style-name="ce5" table:formula="of:=[.P61]-[.P28]" office:value-type="float" office:value="91.9599999999991" calcext:value-type="float">
            <text:p>91.96</text:p>
          </table:table-cell>
          <table:table-cell table:style-name="ce5" table:formula="of:=[.Q61]-[.Q28]" office:value-type="float" office:value="98.9800000000014" calcext:value-type="float">
            <text:p>98.98</text:p>
          </table:table-cell>
          <table:table-cell table:style-name="ce5" table:formula="of:=[.R61]-[.R28]" office:value-type="float" office:value="119.690000000001" calcext:value-type="float">
            <text:p>119.69</text:p>
          </table:table-cell>
          <table:table-cell table:style-name="ce5" table:formula="of:=[.S61]-[.S28]" office:value-type="float" office:value="29.2299999999996" calcext:value-type="float">
            <text:p>29.23</text:p>
          </table:table-cell>
          <table:table-cell table:style-name="ce5" table:formula="of:=[.T61]-[.T28]" office:value-type="float" office:value="59.75" calcext:value-type="float">
            <text:p>59.75</text:p>
          </table:table-cell>
          <table:table-cell table:style-name="ce5" table:formula="of:=[.U61]-[.U28]" office:value-type="float" office:value="58.6499999999996" calcext:value-type="float">
            <text:p>58.65</text:p>
          </table:table-cell>
          <table:table-cell table:style-name="ce5" table:formula="of:=[.V61]-[.V28]" office:value-type="float" office:value="74.5599999999995" calcext:value-type="float">
            <text:p>74.56</text:p>
          </table:table-cell>
          <table:table-cell table:style-name="ce5" table:formula="of:=[.W61]-[.W28]" office:value-type="float" office:value="1.92000000000007" calcext:value-type="float">
            <text:p>1.92</text:p>
          </table:table-cell>
          <table:table-cell table:formula="of:=MAX([.D94:.W94])" office:value-type="float" office:value="235.43" calcext:value-type="float">
            <text:p>235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88608" calcext:value-type="float">
            <text:p>8388608</text:p>
          </table:table-cell>
          <table:table-cell table:style-name="ce5" table:formula="of:=[.D62]-[.D29]" office:value-type="float" office:value="-89.119999999999" calcext:value-type="float">
            <text:p>-89.12</text:p>
          </table:table-cell>
          <table:table-cell table:style-name="ce5" table:formula="of:=[.E62]-[.E29]" office:value-type="float" office:value="-123.56" calcext:value-type="float">
            <text:p>-123.56</text:p>
          </table:table-cell>
          <table:table-cell table:style-name="ce5" table:formula="of:=[.F62]-[.F29]" office:value-type="float" office:value="9.29000000000087" calcext:value-type="float">
            <text:p>9.29</text:p>
          </table:table-cell>
          <table:table-cell table:style-name="ce5" table:formula="of:=[.G62]-[.G29]" office:value-type="float" office:value="-1.78000000000065" calcext:value-type="float">
            <text:p>-1.78</text:p>
          </table:table-cell>
          <table:table-cell table:style-name="ce5" table:formula="of:=[.H62]-[.H29]" office:value-type="float" office:value="-88.3500000000004" calcext:value-type="float">
            <text:p>-88.35</text:p>
          </table:table-cell>
          <table:table-cell table:style-name="ce5" table:formula="of:=[.I62]-[.I29]" office:value-type="float" office:value="-68.3600000000006" calcext:value-type="float">
            <text:p>-68.36</text:p>
          </table:table-cell>
          <table:table-cell table:style-name="ce5" table:formula="of:=[.J62]-[.J29]" office:value-type="float" office:value="-0.3700000000008" calcext:value-type="float">
            <text:p>-0.37</text:p>
          </table:table-cell>
          <table:table-cell table:style-name="ce5" table:formula="of:=[.K62]-[.K29]" office:value-type="float" office:value="10.9599999999991" calcext:value-type="float">
            <text:p>10.96</text:p>
          </table:table-cell>
          <table:table-cell table:style-name="ce5" table:formula="of:=[.L62]-[.L29]" office:value-type="float" office:value="102.939999999999" calcext:value-type="float">
            <text:p>102.94</text:p>
          </table:table-cell>
          <table:table-cell table:style-name="ce5" table:formula="of:=[.M62]-[.M29]" office:value-type="float" office:value="7.14999999999964" calcext:value-type="float">
            <text:p>7.15</text:p>
          </table:table-cell>
          <table:table-cell table:style-name="ce5" table:formula="of:=[.N62]-[.N29]" office:value-type="float" office:value="-20.4699999999993" calcext:value-type="float">
            <text:p>-20.47</text:p>
          </table:table-cell>
          <table:table-cell table:style-name="ce5" table:formula="of:=[.O62]-[.O29]" office:value-type="float" office:value="67.5" calcext:value-type="float">
            <text:p>67.5</text:p>
          </table:table-cell>
          <table:table-cell table:style-name="ce5" table:formula="of:=[.P62]-[.P29]" office:value-type="float" office:value="112.06" calcext:value-type="float">
            <text:p>112.06</text:p>
          </table:table-cell>
          <table:table-cell table:style-name="ce5" table:formula="of:=[.Q62]-[.Q29]" office:value-type="float" office:value="37.9499999999989" calcext:value-type="float">
            <text:p>37.95</text:p>
          </table:table-cell>
          <table:table-cell table:style-name="ce5" table:formula="of:=[.R62]-[.R29]" office:value-type="float" office:value="6.40999999999985" calcext:value-type="float">
            <text:p>6.41</text:p>
          </table:table-cell>
          <table:table-cell table:style-name="ce5" table:formula="of:=[.S62]-[.S29]" office:value-type="float" office:value="108.789999999999" calcext:value-type="float">
            <text:p>108.79</text:p>
          </table:table-cell>
          <table:table-cell table:style-name="ce5" table:formula="of:=[.T62]-[.T29]" office:value-type="float" office:value="-27.2999999999993" calcext:value-type="float">
            <text:p>-27.3</text:p>
          </table:table-cell>
          <table:table-cell table:style-name="ce5" table:formula="of:=[.U62]-[.U29]" office:value-type="float" office:value="33.2800000000007" calcext:value-type="float">
            <text:p>33.28</text:p>
          </table:table-cell>
          <table:table-cell table:style-name="ce5" table:formula="of:=[.V62]-[.V29]" office:value-type="float" office:value="-1.78999999999905" calcext:value-type="float">
            <text:p>-1.79</text:p>
          </table:table-cell>
          <table:table-cell table:style-name="ce5" table:formula="of:=[.W62]-[.W29]" office:value-type="float" office:value="-9.1299999999992" calcext:value-type="float">
            <text:p>-9.13</text:p>
          </table:table-cell>
          <table:table-cell table:formula="of:=MAX([.D95:.W95])" office:value-type="float" office:value="112.06" calcext:value-type="float">
            <text:p>112.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table:style-name="ce5" table:formula="of:=[.D63]-[.D30]" office:value-type="float" office:value="-26.0300000000007" calcext:value-type="float">
            <text:p>-26.03</text:p>
          </table:table-cell>
          <table:table-cell table:style-name="ce5" table:formula="of:=[.E63]-[.E30]" office:value-type="float" office:value="-115.33" calcext:value-type="float">
            <text:p>-115.33</text:p>
          </table:table-cell>
          <table:table-cell table:style-name="ce5" table:formula="of:=[.F63]-[.F30]" office:value-type="float" office:value="4.96999999999935" calcext:value-type="float">
            <text:p>4.97</text:p>
          </table:table-cell>
          <table:table-cell table:style-name="ce5" table:formula="of:=[.G63]-[.G30]" office:value-type="float" office:value="-3.71999999999935" calcext:value-type="float">
            <text:p>-3.72</text:p>
          </table:table-cell>
          <table:table-cell table:style-name="ce5" table:formula="of:=[.H63]-[.H30]" office:value-type="float" office:value="-31.9399999999987" calcext:value-type="float">
            <text:p>-31.94</text:p>
          </table:table-cell>
          <table:table-cell table:style-name="ce5" table:formula="of:=[.I63]-[.I30]" office:value-type="float" office:value="-82.1999999999989" calcext:value-type="float">
            <text:p>-82.2</text:p>
          </table:table-cell>
          <table:table-cell table:style-name="ce5" table:formula="of:=[.J63]-[.J30]" office:value-type="float" office:value="20.8500000000004" calcext:value-type="float">
            <text:p>20.85</text:p>
          </table:table-cell>
          <table:table-cell table:style-name="ce5" table:formula="of:=[.K63]-[.K30]" office:value-type="float" office:value="53.6000000000004" calcext:value-type="float">
            <text:p>53.6</text:p>
          </table:table-cell>
          <table:table-cell table:style-name="ce5" table:formula="of:=[.L63]-[.L30]" office:value-type="float" office:value="78.2999999999993" calcext:value-type="float">
            <text:p>78.3</text:p>
          </table:table-cell>
          <table:table-cell table:style-name="ce5" table:formula="of:=[.M63]-[.M30]" office:value-type="float" office:value="54.5599999999995" calcext:value-type="float">
            <text:p>54.56</text:p>
          </table:table-cell>
          <table:table-cell table:style-name="ce5" table:formula="of:=[.N63]-[.N30]" office:value-type="float" office:value="5.18000000000029" calcext:value-type="float">
            <text:p>5.18</text:p>
          </table:table-cell>
          <table:table-cell table:style-name="ce5" table:formula="of:=[.O63]-[.O30]" office:value-type="float" office:value="15.9399999999987" calcext:value-type="float">
            <text:p>15.94</text:p>
          </table:table-cell>
          <table:table-cell table:style-name="ce5" table:formula="of:=[.P63]-[.P30]" office:value-type="float" office:value="157.83" calcext:value-type="float">
            <text:p>157.83</text:p>
          </table:table-cell>
          <table:table-cell table:style-name="ce5" table:formula="of:=[.Q63]-[.Q30]" office:value-type="float" office:value="19.6800000000003" calcext:value-type="float">
            <text:p>19.68</text:p>
          </table:table-cell>
          <table:table-cell table:style-name="ce5" table:formula="of:=[.R63]-[.R30]" office:value-type="float" office:value="58.2099999999991" calcext:value-type="float">
            <text:p>58.21</text:p>
          </table:table-cell>
          <table:table-cell table:style-name="ce5" table:formula="of:=[.S63]-[.S30]" office:value-type="float" office:value="152.299999999999" calcext:value-type="float">
            <text:p>152.3</text:p>
          </table:table-cell>
          <table:table-cell table:style-name="ce5" table:formula="of:=[.T63]-[.T30]" office:value-type="float" office:value="4.27000000000044" calcext:value-type="float">
            <text:p>4.27</text:p>
          </table:table-cell>
          <table:table-cell table:style-name="ce5" table:formula="of:=[.U63]-[.U30]" office:value-type="float" office:value="16.4100000000017" calcext:value-type="float">
            <text:p>16.41</text:p>
          </table:table-cell>
          <table:table-cell table:style-name="ce5" table:formula="of:=[.V63]-[.V30]" office:value-type="float" office:value="17.0599999999995" calcext:value-type="float">
            <text:p>17.06</text:p>
          </table:table-cell>
          <table:table-cell table:style-name="ce5" table:formula="of:=[.W63]-[.W30]" office:value-type="float" office:value="24.7600000000002" calcext:value-type="float">
            <text:p>24.76</text:p>
          </table:table-cell>
          <table:table-cell table:formula="of:=MAX([.D96:.W96])" office:value-type="float" office:value="157.83" calcext:value-type="float">
            <text:p>157.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54432" calcext:value-type="float">
            <text:p>33554432</text:p>
          </table:table-cell>
          <table:table-cell table:style-name="ce5" table:formula="of:=[.D64]-[.D31]" office:value-type="float" office:value="16.4400000000005" calcext:value-type="float">
            <text:p>16.44</text:p>
          </table:table-cell>
          <table:table-cell table:style-name="ce5" table:formula="of:=[.E64]-[.E31]" office:value-type="float" office:value="-100.01" calcext:value-type="float">
            <text:p>-100.01</text:p>
          </table:table-cell>
          <table:table-cell table:style-name="ce5" table:formula="of:=[.F64]-[.F31]" office:value-type="float" office:value="21.0399999999991" calcext:value-type="float">
            <text:p>21.04</text:p>
          </table:table-cell>
          <table:table-cell table:style-name="ce5" table:formula="of:=[.G64]-[.G31]" office:value-type="float" office:value="46.3099999999995" calcext:value-type="float">
            <text:p>46.31</text:p>
          </table:table-cell>
          <table:table-cell table:style-name="ce5" table:formula="of:=[.H64]-[.H31]" office:value-type="float" office:value="-79.1299999999992" calcext:value-type="float">
            <text:p>-79.13</text:p>
          </table:table-cell>
          <table:table-cell table:style-name="ce5" table:formula="of:=[.I64]-[.I31]" office:value-type="float" office:value="-53.3299999999999" calcext:value-type="float">
            <text:p>-53.33</text:p>
          </table:table-cell>
          <table:table-cell table:style-name="ce5" table:formula="of:=[.J64]-[.J31]" office:value-type="float" office:value="16.4799999999996" calcext:value-type="float">
            <text:p>16.48</text:p>
          </table:table-cell>
          <table:table-cell table:style-name="ce5" table:formula="of:=[.K64]-[.K31]" office:value-type="float" office:value="90.8299999999999" calcext:value-type="float">
            <text:p>90.83</text:p>
          </table:table-cell>
          <table:table-cell table:style-name="ce5" table:formula="of:=[.L64]-[.L31]" office:value-type="float" office:value="72.1100000000006" calcext:value-type="float">
            <text:p>72.11</text:p>
          </table:table-cell>
          <table:table-cell table:style-name="ce5" table:formula="of:=[.M64]-[.M31]" office:value-type="float" office:value="49.8599999999988" calcext:value-type="float">
            <text:p>49.86</text:p>
          </table:table-cell>
          <table:table-cell table:style-name="ce5" table:formula="of:=[.N64]-[.N31]" office:value-type="float" office:value="9.07999999999993" calcext:value-type="float">
            <text:p>9.08</text:p>
          </table:table-cell>
          <table:table-cell table:style-name="ce5" table:formula="of:=[.O64]-[.O31]" office:value-type="float" office:value="6.92000000000007" calcext:value-type="float">
            <text:p>6.92</text:p>
          </table:table-cell>
          <table:table-cell table:style-name="ce5" table:formula="of:=[.P64]-[.P31]" office:value-type="float" office:value="197.360000000001" calcext:value-type="float">
            <text:p>197.36</text:p>
          </table:table-cell>
          <table:table-cell table:style-name="ce5" table:formula="of:=[.Q64]-[.Q31]" office:value-type="float" office:value="24.6000000000004" calcext:value-type="float">
            <text:p>24.6</text:p>
          </table:table-cell>
          <table:table-cell table:style-name="ce5" table:formula="of:=[.R64]-[.R31]" office:value-type="float" office:value="31.6900000000005" calcext:value-type="float">
            <text:p>31.69</text:p>
          </table:table-cell>
          <table:table-cell table:style-name="ce5" table:formula="of:=[.S64]-[.S31]" office:value-type="float" office:value="168.83" calcext:value-type="float">
            <text:p>168.83</text:p>
          </table:table-cell>
          <table:table-cell table:style-name="ce5" table:formula="of:=[.T64]-[.T31]" office:value-type="float" office:value="33.5400000000009" calcext:value-type="float">
            <text:p>33.54</text:p>
          </table:table-cell>
          <table:table-cell table:style-name="ce5" table:formula="of:=[.U64]-[.U31]" office:value-type="float" office:value="8.27000000000044" calcext:value-type="float">
            <text:p>8.27</text:p>
          </table:table-cell>
          <table:table-cell table:style-name="ce5" table:formula="of:=[.V64]-[.V31]" office:value-type="float" office:value="45" calcext:value-type="float">
            <text:p>45</text:p>
          </table:table-cell>
          <table:table-cell table:style-name="ce5" table:formula="of:=[.W64]-[.W31]" office:value-type="float" office:value="24.3600000000006" calcext:value-type="float">
            <text:p>24.36</text:p>
          </table:table-cell>
          <table:table-cell table:formula="of:=MAX([.D97:.W97])" office:value-type="float" office:value="197.360000000001" calcext:value-type="float">
            <text:p>197.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108864" calcext:value-type="float">
            <text:p>67108864</text:p>
          </table:table-cell>
          <table:table-cell table:style-name="ce5" table:formula="of:=[.D65]-[.D32]" office:value-type="float" office:value="20.2199999999993" calcext:value-type="float">
            <text:p>20.22</text:p>
          </table:table-cell>
          <table:table-cell table:style-name="ce5" table:formula="of:=[.E65]-[.E32]" office:value-type="float" office:value="-172.84" calcext:value-type="float">
            <text:p>-172.84</text:p>
          </table:table-cell>
          <table:table-cell table:style-name="ce5" table:formula="of:=[.F65]-[.F32]" office:value-type="float" office:value="20.6999999999989" calcext:value-type="float">
            <text:p>20.7</text:p>
          </table:table-cell>
          <table:table-cell table:style-name="ce5" table:formula="of:=[.G65]-[.G32]" office:value-type="float" office:value="38.9799999999996" calcext:value-type="float">
            <text:p>38.98</text:p>
          </table:table-cell>
          <table:table-cell table:style-name="ce5" table:formula="of:=[.H65]-[.H32]" office:value-type="float" office:value="-113.390000000001" calcext:value-type="float">
            <text:p>-113.39</text:p>
          </table:table-cell>
          <table:table-cell table:style-name="ce5" table:formula="of:=[.I65]-[.I32]" office:value-type="float" office:value="-93.4699999999993" calcext:value-type="float">
            <text:p>-93.47</text:p>
          </table:table-cell>
          <table:table-cell table:style-name="ce5" table:formula="of:=[.J65]-[.J32]" office:value-type="float" office:value="15.0699999999997" calcext:value-type="float">
            <text:p>15.07</text:p>
          </table:table-cell>
          <table:table-cell table:style-name="ce5" table:formula="of:=[.K65]-[.K32]" office:value-type="float" office:value="160.57" calcext:value-type="float">
            <text:p>160.57</text:p>
          </table:table-cell>
          <table:table-cell table:style-name="ce5" table:formula="of:=[.L65]-[.L32]" office:value-type="float" office:value="28.9500000000007" calcext:value-type="float">
            <text:p>28.95</text:p>
          </table:table-cell>
          <table:table-cell table:style-name="ce5" table:formula="of:=[.M65]-[.M32]" office:value-type="float" office:value="40.3999999999996" calcext:value-type="float">
            <text:p>40.4</text:p>
          </table:table-cell>
          <table:table-cell table:style-name="ce5" table:formula="of:=[.N65]-[.N32]" office:value-type="float" office:value="19.9599999999991" calcext:value-type="float">
            <text:p>19.96</text:p>
          </table:table-cell>
          <table:table-cell table:style-name="ce5" table:formula="of:=[.O65]-[.O32]" office:value-type="float" office:value="47.2199999999994" calcext:value-type="float">
            <text:p>47.22</text:p>
          </table:table-cell>
          <table:table-cell table:style-name="ce5" table:formula="of:=[.P65]-[.P32]" office:value-type="float" office:value="254.309999999999" calcext:value-type="float">
            <text:p>254.31</text:p>
          </table:table-cell>
          <table:table-cell table:style-name="ce5" table:formula="of:=[.Q65]-[.Q32]" office:value-type="float" office:value="15.7100000000009" calcext:value-type="float">
            <text:p>15.71</text:p>
          </table:table-cell>
          <table:table-cell table:style-name="ce5" table:formula="of:=[.R65]-[.R32]" office:value-type="float" office:value="42.5200000000004" calcext:value-type="float">
            <text:p>42.52</text:p>
          </table:table-cell>
          <table:table-cell table:style-name="ce5" table:formula="of:=[.S65]-[.S32]" office:value-type="float" office:value="228.34" calcext:value-type="float">
            <text:p>228.34</text:p>
          </table:table-cell>
          <table:table-cell table:style-name="ce5" table:formula="of:=[.T65]-[.T32]" office:value-type="float" office:value="44.2699999999986" calcext:value-type="float">
            <text:p>44.27</text:p>
          </table:table-cell>
          <table:table-cell table:style-name="ce5" table:formula="of:=[.U65]-[.U32]" office:value-type="float" office:value="21.7899999999991" calcext:value-type="float">
            <text:p>21.79</text:p>
          </table:table-cell>
          <table:table-cell table:style-name="ce5" table:formula="of:=[.V65]-[.V32]" office:value-type="float" office:value="46.8400000000001" calcext:value-type="float">
            <text:p>46.84</text:p>
          </table:table-cell>
          <table:table-cell table:style-name="ce5" table:formula="of:=[.W65]-[.W32]" office:value-type="float" office:value="15.0200000000004" calcext:value-type="float">
            <text:p>15.02</text:p>
          </table:table-cell>
          <table:table-cell table:formula="of:=MAX([.D98:.W98])" office:value-type="float" office:value="254.309999999999" calcext:value-type="float">
            <text:p>254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217728" calcext:value-type="float">
            <text:p>134217728</text:p>
          </table:table-cell>
          <table:table-cell table:style-name="ce5" table:formula="of:=[.D66]-[.D33]" office:value-type="float" office:value="20.8999999999996" calcext:value-type="float">
            <text:p>20.9</text:p>
          </table:table-cell>
          <table:table-cell table:style-name="ce5" table:formula="of:=[.E66]-[.E33]" office:value-type="float" office:value="-191.549999999999" calcext:value-type="float">
            <text:p>-191.55</text:p>
          </table:table-cell>
          <table:table-cell table:style-name="ce5" table:formula="of:=[.F66]-[.F33]" office:value-type="float" office:value="16.2599999999984" calcext:value-type="float">
            <text:p>16.26</text:p>
          </table:table-cell>
          <table:table-cell table:style-name="ce5" table:formula="of:=[.G66]-[.G33]" office:value-type="float" office:value="19.3799999999992" calcext:value-type="float">
            <text:p>19.38</text:p>
          </table:table-cell>
          <table:table-cell table:style-name="ce5" table:formula="of:=[.H66]-[.H33]" office:value-type="float" office:value="-128.16" calcext:value-type="float">
            <text:p>-128.16</text:p>
          </table:table-cell>
          <table:table-cell table:style-name="ce5" table:formula="of:=[.I66]-[.I33]" office:value-type="float" office:value="-114.82" calcext:value-type="float">
            <text:p>-114.82</text:p>
          </table:table-cell>
          <table:table-cell table:style-name="ce5" table:formula="of:=[.J66]-[.J33]" office:value-type="float" office:value="12.6000000000004" calcext:value-type="float">
            <text:p>12.6</text:p>
          </table:table-cell>
          <table:table-cell table:style-name="ce5" table:formula="of:=[.K66]-[.K33]" office:value-type="float" office:value="172.27" calcext:value-type="float">
            <text:p>172.27</text:p>
          </table:table-cell>
          <table:table-cell table:style-name="ce5" table:formula="of:=[.L66]-[.L33]" office:value-type="float" office:value="35" calcext:value-type="float">
            <text:p>35</text:p>
          </table:table-cell>
          <table:table-cell table:style-name="ce5" table:formula="of:=[.M66]-[.M33]" office:value-type="float" office:value="20.9500000000007" calcext:value-type="float">
            <text:p>20.95</text:p>
          </table:table-cell>
          <table:table-cell table:style-name="ce5" table:formula="of:=[.N66]-[.N33]" office:value-type="float" office:value="10.8299999999999" calcext:value-type="float">
            <text:p>10.83</text:p>
          </table:table-cell>
          <table:table-cell table:style-name="ce5" table:formula="of:=[.O66]-[.O33]" office:value-type="float" office:value="30.5900000000001" calcext:value-type="float">
            <text:p>30.59</text:p>
          </table:table-cell>
          <table:table-cell table:style-name="ce5" table:formula="of:=[.P66]-[.P33]" office:value-type="float" office:value="272.93" calcext:value-type="float">
            <text:p>272.93</text:p>
          </table:table-cell>
          <table:table-cell table:style-name="ce5" table:formula="of:=[.Q66]-[.Q33]" office:value-type="float" office:value="11.1499999999996" calcext:value-type="float">
            <text:p>11.15</text:p>
          </table:table-cell>
          <table:table-cell table:style-name="ce5" table:formula="of:=[.R66]-[.R33]" office:value-type="float" office:value="18.5900000000001" calcext:value-type="float">
            <text:p>18.59</text:p>
          </table:table-cell>
          <table:table-cell table:style-name="ce5" table:formula="of:=[.S66]-[.S33]" office:value-type="float" office:value="244.34" calcext:value-type="float">
            <text:p>244.34</text:p>
          </table:table-cell>
          <table:table-cell table:style-name="ce5" table:formula="of:=[.T66]-[.T33]" office:value-type="float" office:value="2.3700000000008" calcext:value-type="float">
            <text:p>2.37</text:p>
          </table:table-cell>
          <table:table-cell table:style-name="ce5" table:formula="of:=[.U66]-[.U33]" office:value-type="float" office:value="16.9200000000001" calcext:value-type="float">
            <text:p>16.92</text:p>
          </table:table-cell>
          <table:table-cell table:style-name="ce5" table:formula="of:=[.V66]-[.V33]" office:value-type="float" office:value="12.2099999999991" calcext:value-type="float">
            <text:p>12.21</text:p>
          </table:table-cell>
          <table:table-cell table:style-name="ce5" table:formula="of:=[.W66]-[.W33]" office:value-type="float" office:value="37.3199999999997" calcext:value-type="float">
            <text:p>37.32</text:p>
          </table:table-cell>
          <table:table-cell table:formula="of:=MAX([.D99:.W99])" office:value-type="float" office:value="272.93" calcext:value-type="float">
            <text:p>272.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435456" calcext:value-type="float">
            <text:p>268435456</text:p>
          </table:table-cell>
          <table:table-cell table:style-name="ce5" table:formula="of:=[.D67]-[.D34]" office:value-type="float" office:value="21.1499999999996" calcext:value-type="float">
            <text:p>21.15</text:p>
          </table:table-cell>
          <table:table-cell table:style-name="ce5" table:formula="of:=[.E67]-[.E34]" office:value-type="float" office:value="-246.48" calcext:value-type="float">
            <text:p>-246.48</text:p>
          </table:table-cell>
          <table:table-cell table:style-name="ce5" table:formula="of:=[.F67]-[.F34]" office:value-type="float" office:value="11.9799999999996" calcext:value-type="float">
            <text:p>11.98</text:p>
          </table:table-cell>
          <table:table-cell table:style-name="ce5" table:formula="of:=[.G67]-[.G34]" office:value-type="float" office:value="19.8000000000011" calcext:value-type="float">
            <text:p>19.8</text:p>
          </table:table-cell>
          <table:table-cell table:style-name="ce5" table:formula="of:=[.H67]-[.H34]" office:value-type="float" office:value="-148.610000000001" calcext:value-type="float">
            <text:p>-148.61</text:p>
          </table:table-cell>
          <table:table-cell table:style-name="ce5" table:formula="of:=[.I67]-[.I34]" office:value-type="float" office:value="-118.529999999999" calcext:value-type="float">
            <text:p>-118.53</text:p>
          </table:table-cell>
          <table:table-cell table:style-name="ce5" table:formula="of:=[.J67]-[.J34]" office:value-type="float" office:value="21.4000000000015" calcext:value-type="float">
            <text:p>21.4</text:p>
          </table:table-cell>
          <table:table-cell table:style-name="ce5" table:formula="of:=[.K67]-[.K34]" office:value-type="float" office:value="194.109999999999" calcext:value-type="float">
            <text:p>194.11</text:p>
          </table:table-cell>
          <table:table-cell table:style-name="ce5" table:formula="of:=[.L67]-[.L34]" office:value-type="float" office:value="17.9300000000003" calcext:value-type="float">
            <text:p>17.93</text:p>
          </table:table-cell>
          <table:table-cell table:style-name="ce5" table:formula="of:=[.M67]-[.M34]" office:value-type="float" office:value="17.380000000001" calcext:value-type="float">
            <text:p>17.38</text:p>
          </table:table-cell>
          <table:table-cell table:style-name="ce5" table:formula="of:=[.N67]-[.N34]" office:value-type="float" office:value="11.8999999999996" calcext:value-type="float">
            <text:p>11.9</text:p>
          </table:table-cell>
          <table:table-cell table:style-name="ce5" table:formula="of:=[.O67]-[.O34]" office:value-type="float" office:value="23.4099999999999" calcext:value-type="float">
            <text:p>23.41</text:p>
          </table:table-cell>
          <table:table-cell table:style-name="ce5" table:formula="of:=[.P67]-[.P34]" office:value-type="float" office:value="298.32" calcext:value-type="float">
            <text:p>298.32</text:p>
          </table:table-cell>
          <table:table-cell table:style-name="ce5" table:formula="of:=[.Q67]-[.Q34]" office:value-type="float" office:value="13.1800000000003" calcext:value-type="float">
            <text:p>13.18</text:p>
          </table:table-cell>
          <table:table-cell table:style-name="ce5" table:formula="of:=[.R67]-[.R34]" office:value-type="float" office:value="14.3799999999992" calcext:value-type="float">
            <text:p>14.38</text:p>
          </table:table-cell>
          <table:table-cell table:style-name="ce5" table:formula="of:=[.S67]-[.S34]" office:value-type="float" office:value="272.74" calcext:value-type="float">
            <text:p>272.74</text:p>
          </table:table-cell>
          <table:table-cell table:style-name="ce5" table:formula="of:=[.T67]-[.T34]" office:value-type="float" office:value="29.4499999999989" calcext:value-type="float">
            <text:p>29.45</text:p>
          </table:table-cell>
          <table:table-cell table:style-name="ce5" table:formula="of:=[.U67]-[.U34]" office:value-type="float" office:value="17.4600000000009" calcext:value-type="float">
            <text:p>17.46</text:p>
          </table:table-cell>
          <table:table-cell table:style-name="ce5" table:formula="of:=[.V67]-[.V34]" office:value-type="float" office:value="21.9099999999999" calcext:value-type="float">
            <text:p>21.91</text:p>
          </table:table-cell>
          <table:table-cell table:style-name="ce5" table:formula="of:=[.W67]-[.W34]" office:value-type="float" office:value="34.4300000000003" calcext:value-type="float">
            <text:p>34.43</text:p>
          </table:table-cell>
          <table:table-cell table:formula="of:=MAX([.D100:.W100])" office:value-type="float" office:value="298.32" calcext:value-type="float">
            <text:p>298.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MAX([.D72:.D100])" office:value-type="float" office:value="33.5700000000006" calcext:value-type="float">
            <text:p>33.57</text:p>
          </table:table-cell>
          <table:table-cell table:formula="of:=MAX([.E72:.E100])" office:value-type="float" office:value="715.23" calcext:value-type="float">
            <text:p>715.23</text:p>
          </table:table-cell>
          <table:table-cell table:formula="of:=MAX([.F72:.F100])" office:value-type="float" office:value="222.49" calcext:value-type="float">
            <text:p>222.49</text:p>
          </table:table-cell>
          <table:table-cell table:formula="of:=MAX([.G72:.G100])" office:value-type="float" office:value="258.960000000001" calcext:value-type="float">
            <text:p>258.96</text:p>
          </table:table-cell>
          <table:table-cell table:formula="of:=MAX([.H72:.H100])" office:value-type="float" office:value="342.289999999999" calcext:value-type="float">
            <text:p>342.29</text:p>
          </table:table-cell>
          <table:table-cell table:formula="of:=MAX([.I72:.I100])" office:value-type="float" office:value="198.440000000001" calcext:value-type="float">
            <text:p>198.44</text:p>
          </table:table-cell>
          <table:table-cell table:formula="of:=MAX([.J72:.J100])" office:value-type="float" office:value="276.480000000001" calcext:value-type="float">
            <text:p>276.48</text:p>
          </table:table-cell>
          <table:table-cell table:formula="of:=MAX([.K72:.K100])" office:value-type="float" office:value="194.109999999999" calcext:value-type="float">
            <text:p>194.11</text:p>
          </table:table-cell>
          <table:table-cell table:formula="of:=MAX([.L72:.L100])" office:value-type="float" office:value="212.059999999999" calcext:value-type="float">
            <text:p>212.06</text:p>
          </table:table-cell>
          <table:table-cell table:formula="of:=MAX([.M72:.M100])" office:value-type="float" office:value="355.390000000001" calcext:value-type="float">
            <text:p>355.39</text:p>
          </table:table-cell>
          <table:table-cell table:formula="of:=MAX([.N72:.N100])" office:value-type="float" office:value="52.3599999999997" calcext:value-type="float">
            <text:p>52.36</text:p>
          </table:table-cell>
          <table:table-cell table:formula="of:=MAX([.O72:.O100])" office:value-type="float" office:value="242.21" calcext:value-type="float">
            <text:p>242.21</text:p>
          </table:table-cell>
          <table:table-cell table:formula="of:=MAX([.P72:.P100])" office:value-type="float" office:value="298.32" calcext:value-type="float">
            <text:p>298.32</text:p>
          </table:table-cell>
          <table:table-cell table:formula="of:=MAX([.Q72:.Q100])" office:value-type="float" office:value="102.54" calcext:value-type="float">
            <text:p>102.54</text:p>
          </table:table-cell>
          <table:table-cell table:formula="of:=MAX([.R72:.R100])" office:value-type="float" office:value="205.35" calcext:value-type="float">
            <text:p>205.35</text:p>
          </table:table-cell>
          <table:table-cell table:formula="of:=MAX([.S72:.S100])" office:value-type="float" office:value="272.74" calcext:value-type="float">
            <text:p>272.74</text:p>
          </table:table-cell>
          <table:table-cell table:formula="of:=MAX([.T72:.T100])" office:value-type="float" office:value="134.42" calcext:value-type="float">
            <text:p>134.42</text:p>
          </table:table-cell>
          <table:table-cell table:formula="of:=MAX([.U72:.U100])" office:value-type="float" office:value="391.74" calcext:value-type="float">
            <text:p>391.74</text:p>
          </table:table-cell>
          <table:table-cell table:formula="of:=MAX([.V72:.V100])" office:value-type="float" office:value="74.5599999999995" calcext:value-type="float">
            <text:p>74.56</text:p>
          </table:table-cell>
          <table:table-cell table:formula="of:=MAX([.W72:.W100])" office:value-type="float" office:value="379.620000000001" calcext:value-type="float">
            <text:p>379.62</text:p>
          </table:table-cell>
          <table:table-cell table:formula="of:=MAX([.D72:.W100])" office:value-type="float" office:value="715.23" calcext:value-type="float">
            <text:p>715.23</text:p>
          </table:table-cell>
          <table:table-cell table:number-columns-repeated="3"/>
        </table:table-row>
        <table:table-row table:style-name="ro1" table:number-rows-repeated="9">
          <table:table-cell table:number-columns-repeated="27"/>
        </table:table-row>
        <table:table-row table:style-name="ro2">
          <table:table-cell table:number-columns-repeated="2"/>
          <table:table-cell table:style-name="ce2" office:value-type="string" calcext:value-type="string">
            <text:p>Size / 0M</text:p>
            <text:p>Same 2 nodes</text:p>
            <text:p>MPICH_RDMA_</text:p>
            <text:p>ENABLED_CUDA=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11]+1" office:value-type="float" office:value="2" calcext:value-type="float">
            <text:p>2</text:p>
          </table:table-cell>
          <table:table-cell table:style-name="ce2" table:formula="of:=[.E111]+1" office:value-type="float" office:value="3" calcext:value-type="float">
            <text:p>3</text:p>
          </table:table-cell>
          <table:table-cell table:style-name="ce2" table:formula="of:=[.F111]+1" office:value-type="float" office:value="4" calcext:value-type="float">
            <text:p>4</text:p>
          </table:table-cell>
          <table:table-cell table:style-name="ce2" table:formula="of:=[.G111]+1" office:value-type="float" office:value="5" calcext:value-type="float">
            <text:p>5</text:p>
          </table:table-cell>
          <table:table-cell table:style-name="ce2" table:formula="of:=[.H111]+1" office:value-type="float" office:value="6" calcext:value-type="float">
            <text:p>6</text:p>
          </table:table-cell>
          <table:table-cell table:style-name="ce2" table:formula="of:=[.I111]+1" office:value-type="float" office:value="7" calcext:value-type="float">
            <text:p>7</text:p>
          </table:table-cell>
          <table:table-cell table:style-name="ce2" table:formula="of:=[.J111]+1" office:value-type="float" office:value="8" calcext:value-type="float">
            <text:p>8</text:p>
          </table:table-cell>
          <table:table-cell table:style-name="ce2" table:formula="of:=[.K111]+1" office:value-type="float" office:value="9" calcext:value-type="float">
            <text:p>9</text:p>
          </table:table-cell>
          <table:table-cell table:style-name="ce2" table:formula="of:=[.L111]+1" office:value-type="float" office:value="10" calcext:value-type="float">
            <text:p>10</text:p>
          </table:table-cell>
          <table:table-cell table:style-name="ce2" table:formula="of:=[.M111]+1" office:value-type="float" office:value="11" calcext:value-type="float">
            <text:p>11</text:p>
          </table:table-cell>
          <table:table-cell table:style-name="ce2" table:formula="of:=[.N111]+1" office:value-type="float" office:value="12" calcext:value-type="float">
            <text:p>12</text:p>
          </table:table-cell>
          <table:table-cell table:style-name="ce2" table:formula="of:=[.O111]+1" office:value-type="float" office:value="13" calcext:value-type="float">
            <text:p>13</text:p>
          </table:table-cell>
          <table:table-cell table:style-name="ce2" table:formula="of:=[.P111]+1" office:value-type="float" office:value="14" calcext:value-type="float">
            <text:p>14</text:p>
          </table:table-cell>
          <table:table-cell table:style-name="ce2" table:formula="of:=[.Q111]+1" office:value-type="float" office:value="15" calcext:value-type="float">
            <text:p>15</text:p>
          </table:table-cell>
          <table:table-cell table:style-name="ce2" table:formula="of:=[.R111]+1" office:value-type="float" office:value="16" calcext:value-type="float">
            <text:p>16</text:p>
          </table:table-cell>
          <table:table-cell table:style-name="ce2" table:formula="of:=[.S111]+1" office:value-type="float" office:value="17" calcext:value-type="float">
            <text:p>17</text:p>
          </table:table-cell>
          <table:table-cell table:style-name="ce2" table:formula="of:=[.T111]+1" office:value-type="float" office:value="18" calcext:value-type="float">
            <text:p>18</text:p>
          </table:table-cell>
          <table:table-cell table:style-name="ce2" table:formula="of:=[.U111]+1" office:value-type="float" office:value="19" calcext:value-type="float">
            <text:p>19</text:p>
          </table:table-cell>
          <table:table-cell table:style-name="ce2" table:formula="of:=[.V111]+1" office:value-type="float" office:value="20" calcext:value-type="float">
            <text:p>20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43" calcext:value-type="float">
            <text:p>1.43</text:p>
          </table:table-cell>
          <table:table-cell office:value-type="float" office:value="1.64" calcext:value-type="float">
            <text:p>1.64</text:p>
          </table:table-cell>
          <table:table-cell office:value-type="float" office:value="1.63" calcext:value-type="float">
            <text:p>1.63</text:p>
          </table:table-cell>
          <table:table-cell office:value-type="float" office:value="1.46" calcext:value-type="float">
            <text:p>1.46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45" calcext:value-type="float">
            <text:p>1.45</text:p>
          </table:table-cell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1.46" calcext:value-type="float">
            <text:p>1.46</text:p>
          </table:table-cell>
          <table:table-cell office:value-type="float" office:value="1.64" calcext:value-type="float">
            <text:p>1.64</text:p>
          </table:table-cell>
          <table:table-cell office:value-type="float" office:value="1.45" calcext:value-type="float">
            <text:p>1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99" calcext:value-type="float">
            <text:p>2.99</text:p>
          </table:table-cell>
          <table:table-cell office:value-type="float" office:value="2.91" calcext:value-type="float">
            <text:p>2.91</text:p>
          </table:table-cell>
          <table:table-cell office:value-type="float" office:value="3.29" calcext:value-type="float">
            <text:p>3.29</text:p>
          </table:table-cell>
          <table:table-cell office:value-type="float" office:value="3.28" calcext:value-type="float">
            <text:p>3.28</text:p>
          </table:table-cell>
          <table:table-cell office:value-type="float" office:value="2.96" calcext:value-type="float">
            <text:p>2.96</text:p>
          </table:table-cell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3.34" calcext:value-type="float">
            <text:p>3.34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27" calcext:value-type="float">
            <text:p>3.27</text:p>
          </table:table-cell>
          <table:table-cell office:value-type="float" office:value="2.97" calcext:value-type="float">
            <text:p>2.97</text:p>
          </table:table-cell>
          <table:table-cell office:value-type="float" office:value="3.3" calcext:value-type="float">
            <text:p>3.3</text:p>
          </table:table-cell>
          <table:table-cell office:value-type="float" office:value="3.32" calcext:value-type="float">
            <text:p>3.32</text:p>
          </table:table-cell>
          <table:table-cell office:value-type="float" office:value="3.27" calcext:value-type="float">
            <text:p>3.27</text:p>
          </table:table-cell>
          <table:table-cell office:value-type="float" office:value="3.25" calcext:value-type="float">
            <text:p>3.25</text:p>
          </table:table-cell>
          <table:table-cell office:value-type="float" office:value="2.93" calcext:value-type="float">
            <text:p>2.93</text:p>
          </table:table-cell>
          <table:table-cell office:value-type="float" office:value="3.29" calcext:value-type="float">
            <text:p>3.29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.06</text:p>
          </table:table-cell>
          <table:table-cell office:value-type="float" office:value="5.94" calcext:value-type="float">
            <text:p>5.94</text:p>
          </table:table-cell>
          <table:table-cell office:value-type="float" office:value="6.58" calcext:value-type="float">
            <text:p>6.58</text:p>
          </table:table-cell>
          <table:table-cell office:value-type="float" office:value="6.55" calcext:value-type="float">
            <text:p>6.55</text:p>
          </table:table-cell>
          <table:table-cell office:value-type="float" office:value="5.96" calcext:value-type="float">
            <text:p>5.96</text:p>
          </table:table-cell>
          <table:table-cell office:value-type="float" office:value="6.51" calcext:value-type="float">
            <text:p>6.51</text:p>
          </table:table-cell>
          <table:table-cell office:value-type="float" office:value="6.54" calcext:value-type="float">
            <text:p>6.54</text:p>
          </table:table-cell>
          <table:table-cell office:value-type="float" office:value="6.63" calcext:value-type="float">
            <text:p>6.63</text:p>
          </table:table-cell>
          <table:table-cell office:value-type="float" office:value="6.62" calcext:value-type="float">
            <text:p>6.62</text:p>
          </table:table-cell>
          <table:table-cell office:value-type="float" office:value="6.58" calcext:value-type="float">
            <text:p>6.58</text:p>
          </table:table-cell>
          <table:table-cell table:number-columns-repeated="2" office:value-type="float" office:value="6.52" calcext:value-type="float">
            <text:p>6.52</text:p>
          </table:table-cell>
          <table:table-cell office:value-type="float" office:value="5.98" calcext:value-type="float">
            <text:p>5.98</text:p>
          </table:table-cell>
          <table:table-cell office:value-type="float" office:value="6.57" calcext:value-type="float">
            <text:p>6.57</text:p>
          </table:table-cell>
          <table:table-cell office:value-type="float" office:value="6.58" calcext:value-type="float">
            <text:p>6.58</text:p>
          </table:table-cell>
          <table:table-cell office:value-type="float" office:value="6.6" calcext:value-type="float">
            <text:p>6.6</text:p>
          </table:table-cell>
          <table:table-cell office:value-type="float" office:value="6.54" calcext:value-type="float">
            <text:p>6.54</text:p>
          </table:table-cell>
          <table:table-cell office:value-type="float" office:value="5.96" calcext:value-type="float">
            <text:p>5.96</text:p>
          </table:table-cell>
          <table:table-cell office:value-type="float" office:value="6.55" calcext:value-type="float">
            <text:p>6.55</text:p>
          </table:table-cell>
          <table:table-cell office:value-type="float" office:value="5.94" calcext:value-type="float">
            <text:p>5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12" calcext:value-type="float">
            <text:p>12.12</text:p>
          </table:table-cell>
          <table:table-cell office:value-type="float" office:value="11.96" calcext:value-type="float">
            <text:p>11.96</text:p>
          </table:table-cell>
          <table:table-cell office:value-type="float" office:value="13.17" calcext:value-type="float">
            <text:p>13.17</text:p>
          </table:table-cell>
          <table:table-cell office:value-type="float" office:value="13.11" calcext:value-type="float">
            <text:p>13.11</text:p>
          </table:table-cell>
          <table:table-cell office:value-type="float" office:value="12.04" calcext:value-type="float">
            <text:p>12.04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3" calcext:value-type="float">
            <text:p>13.03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3" calcext:value-type="float">
            <text:p>13.43</text:p>
          </table:table-cell>
          <table:table-cell office:value-type="float" office:value="13.12" calcext:value-type="float">
            <text:p>13.12</text:p>
          </table:table-cell>
          <table:table-cell office:value-type="float" office:value="13.17" calcext:value-type="float">
            <text:p>13.17</text:p>
          </table:table-cell>
          <table:table-cell office:value-type="float" office:value="13.1" calcext:value-type="float">
            <text:p>13.1</text:p>
          </table:table-cell>
          <table:table-cell office:value-type="float" office:value="12.04" calcext:value-type="float">
            <text:p>12.04</text:p>
          </table:table-cell>
          <table:table-cell office:value-type="float" office:value="13.26" calcext:value-type="float">
            <text:p>13.26</text:p>
          </table:table-cell>
          <table:table-cell office:value-type="float" office:value="13.28" calcext:value-type="float">
            <text:p>13.28</text:p>
          </table:table-cell>
          <table:table-cell office:value-type="float" office:value="13.19" calcext:value-type="float">
            <text:p>13.19</text:p>
          </table:table-cell>
          <table:table-cell office:value-type="float" office:value="13.08" calcext:value-type="float">
            <text:p>13.08</text:p>
          </table:table-cell>
          <table:table-cell office:value-type="float" office:value="12.01" calcext:value-type="float">
            <text:p>12.01</text:p>
          </table:table-cell>
          <table:table-cell office:value-type="float" office:value="13.06" calcext:value-type="float">
            <text:p>13.06</text:p>
          </table:table-cell>
          <table:table-cell office:value-type="float" office:value="11.98" calcext:value-type="float">
            <text:p>11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.65" calcext:value-type="float">
            <text:p>24.65</text:p>
          </table:table-cell>
          <table:table-cell office:value-type="float" office:value="24.29" calcext:value-type="float">
            <text:p>24.29</text:p>
          </table:table-cell>
          <table:table-cell office:value-type="float" office:value="26.45" calcext:value-type="float">
            <text:p>26.45</text:p>
          </table:table-cell>
          <table:table-cell office:value-type="float" office:value="26.07" calcext:value-type="float">
            <text:p>26.07</text:p>
          </table:table-cell>
          <table:table-cell office:value-type="float" office:value="24.22" calcext:value-type="float">
            <text:p>24.22</text:p>
          </table:table-cell>
          <table:table-cell office:value-type="float" office:value="26.08" calcext:value-type="float">
            <text:p>26.08</text:p>
          </table:table-cell>
          <table:table-cell office:value-type="float" office:value="26.26" calcext:value-type="float">
            <text:p>26.26</text:p>
          </table:table-cell>
          <table:table-cell office:value-type="float" office:value="26.45" calcext:value-type="float">
            <text:p>26.45</text:p>
          </table:table-cell>
          <table:table-cell office:value-type="float" office:value="26.55" calcext:value-type="float">
            <text:p>26.55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6.1" calcext:value-type="float">
            <text:p>26.1</text:p>
          </table:table-cell>
          <table:table-cell office:value-type="float" office:value="24.33" calcext:value-type="float">
            <text:p>24.33</text:p>
          </table:table-cell>
          <table:table-cell office:value-type="float" office:value="26.24" calcext:value-type="float">
            <text:p>26.24</text:p>
          </table:table-cell>
          <table:table-cell office:value-type="float" office:value="26.3" calcext:value-type="float">
            <text:p>26.3</text:p>
          </table:table-cell>
          <table:table-cell office:value-type="float" office:value="26.32" calcext:value-type="float">
            <text:p>26.32</text:p>
          </table:table-cell>
          <table:table-cell office:value-type="float" office:value="26.08" calcext:value-type="float">
            <text:p>26.08</text:p>
          </table:table-cell>
          <table:table-cell office:value-type="float" office:value="24.3" calcext:value-type="float">
            <text:p>24.3</text:p>
          </table:table-cell>
          <table:table-cell office:value-type="float" office:value="26.34" calcext:value-type="float">
            <text:p>26.34</text:p>
          </table:table-cell>
          <table:table-cell office:value-type="float" office:value="24.14" calcext:value-type="float">
            <text:p>24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.85" calcext:value-type="float">
            <text:p>48.85</text:p>
          </table:table-cell>
          <table:table-cell office:value-type="float" office:value="47.88" calcext:value-type="float">
            <text:p>47.88</text:p>
          </table:table-cell>
          <table:table-cell office:value-type="float" office:value="52.55" calcext:value-type="float">
            <text:p>52.55</text:p>
          </table:table-cell>
          <table:table-cell office:value-type="float" office:value="53.03" calcext:value-type="float">
            <text:p>53.03</text:p>
          </table:table-cell>
          <table:table-cell office:value-type="float" office:value="49.07" calcext:value-type="float">
            <text:p>49.07</text:p>
          </table:table-cell>
          <table:table-cell office:value-type="float" office:value="52.68" calcext:value-type="float">
            <text:p>52.68</text:p>
          </table:table-cell>
          <table:table-cell office:value-type="float" office:value="52.59" calcext:value-type="float">
            <text:p>52.59</text:p>
          </table:table-cell>
          <table:table-cell office:value-type="float" office:value="53.59" calcext:value-type="float">
            <text:p>53.59</text:p>
          </table:table-cell>
          <table:table-cell office:value-type="float" office:value="53.56" calcext:value-type="float">
            <text:p>53.56</text:p>
          </table:table-cell>
          <table:table-cell office:value-type="float" office:value="52.9" calcext:value-type="float">
            <text:p>52.9</text:p>
          </table:table-cell>
          <table:table-cell office:value-type="float" office:value="52.73" calcext:value-type="float">
            <text:p>52.73</text:p>
          </table:table-cell>
          <table:table-cell office:value-type="float" office:value="52.4" calcext:value-type="float">
            <text:p>52.4</text:p>
          </table:table-cell>
          <table:table-cell office:value-type="float" office:value="49.09" calcext:value-type="float">
            <text:p>49.09</text:p>
          </table:table-cell>
          <table:table-cell office:value-type="float" office:value="52.78" calcext:value-type="float">
            <text:p>52.78</text:p>
          </table:table-cell>
          <table:table-cell office:value-type="float" office:value="53.07" calcext:value-type="float">
            <text:p>53.07</text:p>
          </table:table-cell>
          <table:table-cell office:value-type="float" office:value="52.59" calcext:value-type="float">
            <text:p>52.59</text:p>
          </table:table-cell>
          <table:table-cell office:value-type="float" office:value="52.58" calcext:value-type="float">
            <text:p>52.58</text:p>
          </table:table-cell>
          <table:table-cell office:value-type="float" office:value="48.75" calcext:value-type="float">
            <text:p>48.75</text:p>
          </table:table-cell>
          <table:table-cell office:value-type="float" office:value="52.7" calcext:value-type="float">
            <text:p>52.7</text:p>
          </table:table-cell>
          <table:table-cell office:value-type="float" office:value="49.11" calcext:value-type="float">
            <text:p>49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7.5" calcext:value-type="float">
            <text:p>97.5</text:p>
          </table:table-cell>
          <table:table-cell office:value-type="float" office:value="97.69" calcext:value-type="float">
            <text:p>97.69</text:p>
          </table:table-cell>
          <table:table-cell office:value-type="float" office:value="103.86" calcext:value-type="float">
            <text:p>103.86</text:p>
          </table:table-cell>
          <table:table-cell office:value-type="float" office:value="104.79" calcext:value-type="float">
            <text:p>104.79</text:p>
          </table:table-cell>
          <table:table-cell office:value-type="float" office:value="98.41" calcext:value-type="float">
            <text:p>98.41</text:p>
          </table:table-cell>
          <table:table-cell office:value-type="float" office:value="105.13" calcext:value-type="float">
            <text:p>105.13</text:p>
          </table:table-cell>
          <table:table-cell office:value-type="float" office:value="105.03" calcext:value-type="float">
            <text:p>105.03</text:p>
          </table:table-cell>
          <table:table-cell office:value-type="float" office:value="107.2" calcext:value-type="float">
            <text:p>107.2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3.56" calcext:value-type="float">
            <text:p>103.56</text:p>
          </table:table-cell>
          <table:table-cell office:value-type="float" office:value="105.4" calcext:value-type="float">
            <text:p>105.4</text:p>
          </table:table-cell>
          <table:table-cell office:value-type="float" office:value="100.89" calcext:value-type="float">
            <text:p>100.89</text:p>
          </table:table-cell>
          <table:table-cell office:value-type="float" office:value="94.95" calcext:value-type="float">
            <text:p>94.95</text:p>
          </table:table-cell>
          <table:table-cell office:value-type="float" office:value="105.33" calcext:value-type="float">
            <text:p>105.33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5.35" calcext:value-type="float">
            <text:p>105.35</text:p>
          </table:table-cell>
          <table:table-cell office:value-type="float" office:value="104.54" calcext:value-type="float">
            <text:p>104.54</text:p>
          </table:table-cell>
          <table:table-cell office:value-type="float" office:value="96.58" calcext:value-type="float">
            <text:p>96.58</text:p>
          </table:table-cell>
          <table:table-cell office:value-type="float" office:value="104.73" calcext:value-type="float">
            <text:p>104.73</text:p>
          </table:table-cell>
          <table:table-cell office:value-type="float" office:value="95.77" calcext:value-type="float">
            <text:p>95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97.83" calcext:value-type="float">
            <text:p>197.83</text:p>
          </table:table-cell>
          <table:table-cell office:value-type="float" office:value="195.6" calcext:value-type="float">
            <text:p>195.6</text:p>
          </table:table-cell>
          <table:table-cell office:value-type="float" office:value="206.4" calcext:value-type="float">
            <text:p>206.4</text:p>
          </table:table-cell>
          <table:table-cell office:value-type="float" office:value="205.62" calcext:value-type="float">
            <text:p>205.62</text:p>
          </table:table-cell>
          <table:table-cell office:value-type="float" office:value="195.89" calcext:value-type="float">
            <text:p>195.89</text:p>
          </table:table-cell>
          <table:table-cell office:value-type="float" office:value="206.19" calcext:value-type="float">
            <text:p>206.19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5.62" calcext:value-type="float">
            <text:p>205.62</text:p>
          </table:table-cell>
          <table:table-cell office:value-type="float" office:value="210.38" calcext:value-type="float">
            <text:p>210.38</text:p>
          </table:table-cell>
          <table:table-cell office:value-type="float" office:value="202.98" calcext:value-type="float">
            <text:p>202.98</text:p>
          </table:table-cell>
          <table:table-cell office:value-type="float" office:value="205.32" calcext:value-type="float">
            <text:p>205.32</text:p>
          </table:table-cell>
          <table:table-cell office:value-type="float" office:value="199.04" calcext:value-type="float">
            <text:p>199.04</text:p>
          </table:table-cell>
          <table:table-cell office:value-type="float" office:value="195.75" calcext:value-type="float">
            <text:p>195.75</text:p>
          </table:table-cell>
          <table:table-cell office:value-type="float" office:value="206.87" calcext:value-type="float">
            <text:p>206.87</text:p>
          </table:table-cell>
          <table:table-cell office:value-type="float" office:value="209.79" calcext:value-type="float">
            <text:p>209.79</text:p>
          </table:table-cell>
          <table:table-cell office:value-type="float" office:value="203.23" calcext:value-type="float">
            <text:p>203.23</text:p>
          </table:table-cell>
          <table:table-cell office:value-type="float" office:value="205.83" calcext:value-type="float">
            <text:p>205.83</text:p>
          </table:table-cell>
          <table:table-cell office:value-type="float" office:value="195.09" calcext:value-type="float">
            <text:p>195.09</text:p>
          </table:table-cell>
          <table:table-cell office:value-type="float" office:value="201.08" calcext:value-type="float">
            <text:p>201.08</text:p>
          </table:table-cell>
          <table:table-cell office:value-type="float" office:value="197.69" calcext:value-type="float">
            <text:p>197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95.64" calcext:value-type="float">
            <text:p>395.64</text:p>
          </table:table-cell>
          <table:table-cell office:value-type="float" office:value="384.23" calcext:value-type="float">
            <text:p>384.23</text:p>
          </table:table-cell>
          <table:table-cell office:value-type="float" office:value="406.24" calcext:value-type="float">
            <text:p>406.24</text:p>
          </table:table-cell>
          <table:table-cell office:value-type="float" office:value="405.54" calcext:value-type="float">
            <text:p>405.54</text:p>
          </table:table-cell>
          <table:table-cell office:value-type="float" office:value="385.76" calcext:value-type="float">
            <text:p>385.76</text:p>
          </table:table-cell>
          <table:table-cell office:value-type="float" office:value="404.45" calcext:value-type="float">
            <text:p>404.45</text:p>
          </table:table-cell>
          <table:table-cell office:value-type="float" office:value="406.24" calcext:value-type="float">
            <text:p>406.24</text:p>
          </table:table-cell>
          <table:table-cell office:value-type="float" office:value="411.03" calcext:value-type="float">
            <text:p>411.03</text:p>
          </table:table-cell>
          <table:table-cell office:value-type="float" office:value="413.52" calcext:value-type="float">
            <text:p>413.52</text:p>
          </table:table-cell>
          <table:table-cell office:value-type="float" office:value="405.76" calcext:value-type="float">
            <text:p>405.76</text:p>
          </table:table-cell>
          <table:table-cell office:value-type="float" office:value="406.05" calcext:value-type="float">
            <text:p>406.05</text:p>
          </table:table-cell>
          <table:table-cell office:value-type="float" office:value="404.04" calcext:value-type="float">
            <text:p>404.04</text:p>
          </table:table-cell>
          <table:table-cell office:value-type="float" office:value="385.41" calcext:value-type="float">
            <text:p>385.41</text:p>
          </table:table-cell>
          <table:table-cell office:value-type="float" office:value="407.88" calcext:value-type="float">
            <text:p>407.88</text:p>
          </table:table-cell>
          <table:table-cell office:value-type="float" office:value="409.9" calcext:value-type="float">
            <text:p>409.9</text:p>
          </table:table-cell>
          <table:table-cell office:value-type="float" office:value="405.83" calcext:value-type="float">
            <text:p>405.83</text:p>
          </table:table-cell>
          <table:table-cell office:value-type="float" office:value="404.95" calcext:value-type="float">
            <text:p>404.95</text:p>
          </table:table-cell>
          <table:table-cell office:value-type="float" office:value="385.05" calcext:value-type="float">
            <text:p>385.05</text:p>
          </table:table-cell>
          <table:table-cell office:value-type="float" office:value="404.04" calcext:value-type="float">
            <text:p>404.04</text:p>
          </table:table-cell>
          <table:table-cell office:value-type="float" office:value="385.33" calcext:value-type="float">
            <text:p>385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759.92" calcext:value-type="float">
            <text:p>759.92</text:p>
          </table:table-cell>
          <table:table-cell office:value-type="float" office:value="756.24" calcext:value-type="float">
            <text:p>756.24</text:p>
          </table:table-cell>
          <table:table-cell office:value-type="float" office:value="788.25" calcext:value-type="float">
            <text:p>788.25</text:p>
          </table:table-cell>
          <table:table-cell office:value-type="float" office:value="783.93" calcext:value-type="float">
            <text:p>783.93</text:p>
          </table:table-cell>
          <table:table-cell office:value-type="float" office:value="756.41" calcext:value-type="float">
            <text:p>756.41</text:p>
          </table:table-cell>
          <table:table-cell office:value-type="float" office:value="785.99" calcext:value-type="float">
            <text:p>785.99</text:p>
          </table:table-cell>
          <table:table-cell office:value-type="float" office:value="787.35" calcext:value-type="float">
            <text:p>787.35</text:p>
          </table:table-cell>
          <table:table-cell office:value-type="float" office:value="800.41" calcext:value-type="float">
            <text:p>800.41</text:p>
          </table:table-cell>
          <table:table-cell office:value-type="float" office:value="800.97" calcext:value-type="float">
            <text:p>800.97</text:p>
          </table:table-cell>
          <table:table-cell office:value-type="float" office:value="786.53" calcext:value-type="float">
            <text:p>786.53</text:p>
          </table:table-cell>
          <table:table-cell office:value-type="float" office:value="780.37" calcext:value-type="float">
            <text:p>780.37</text:p>
          </table:table-cell>
          <table:table-cell office:value-type="float" office:value="784.33" calcext:value-type="float">
            <text:p>784.33</text:p>
          </table:table-cell>
          <table:table-cell office:value-type="float" office:value="756.24" calcext:value-type="float">
            <text:p>756.24</text:p>
          </table:table-cell>
          <table:table-cell office:value-type="float" office:value="788.84" calcext:value-type="float">
            <text:p>788.84</text:p>
          </table:table-cell>
          <table:table-cell office:value-type="float" office:value="794.77" calcext:value-type="float">
            <text:p>794.77</text:p>
          </table:table-cell>
          <table:table-cell office:value-type="float" office:value="784.33" calcext:value-type="float">
            <text:p>784.33</text:p>
          </table:table-cell>
          <table:table-cell office:value-type="float" office:value="783.53" calcext:value-type="float">
            <text:p>783.53</text:p>
          </table:table-cell>
          <table:table-cell office:value-type="float" office:value="756.41" calcext:value-type="float">
            <text:p>756.41</text:p>
          </table:table-cell>
          <table:table-cell office:value-type="float" office:value="782.64" calcext:value-type="float">
            <text:p>782.64</text:p>
          </table:table-cell>
          <table:table-cell office:value-type="float" office:value="753.63" calcext:value-type="float">
            <text:p>753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122.78" calcext:value-type="float">
            <text:p>1122.78</text:p>
          </table:table-cell>
          <table:table-cell office:value-type="float" office:value="1108.51" calcext:value-type="float">
            <text:p>1108.51</text:p>
          </table:table-cell>
          <table:table-cell office:value-type="float" office:value="1139.96" calcext:value-type="float">
            <text:p>1139.96</text:p>
          </table:table-cell>
          <table:table-cell office:value-type="float" office:value="1137.74" calcext:value-type="float">
            <text:p>1137.74</text:p>
          </table:table-cell>
          <table:table-cell office:value-type="float" office:value="1104.59" calcext:value-type="float">
            <text:p>1104.59</text:p>
          </table:table-cell>
          <table:table-cell office:value-type="float" office:value="1142.14" calcext:value-type="float">
            <text:p>1142.14</text:p>
          </table:table-cell>
          <table:table-cell office:value-type="float" office:value="1138.78" calcext:value-type="float">
            <text:p>1138.78</text:p>
          </table:table-cell>
          <table:table-cell office:value-type="float" office:value="1163.85" calcext:value-type="float">
            <text:p>1163.85</text:p>
          </table:table-cell>
          <table:table-cell office:value-type="float" office:value="1168.2" calcext:value-type="float">
            <text:p>1168.2</text:p>
          </table:table-cell>
          <table:table-cell office:value-type="float" office:value="1157.48" calcext:value-type="float">
            <text:p>1157.48</text:p>
          </table:table-cell>
          <table:table-cell office:value-type="float" office:value="1137.17" calcext:value-type="float">
            <text:p>1137.17</text:p>
          </table:table-cell>
          <table:table-cell office:value-type="float" office:value="1155.05" calcext:value-type="float">
            <text:p>1155.05</text:p>
          </table:table-cell>
          <table:table-cell office:value-type="float" office:value="1109.63" calcext:value-type="float">
            <text:p>1109.63</text:p>
          </table:table-cell>
          <table:table-cell office:value-type="float" office:value="1142.52" calcext:value-type="float">
            <text:p>1142.52</text:p>
          </table:table-cell>
          <table:table-cell office:value-type="float" office:value="1160.17" calcext:value-type="float">
            <text:p>1160.17</text:p>
          </table:table-cell>
          <table:table-cell office:value-type="float" office:value="1150.55" calcext:value-type="float">
            <text:p>1150.55</text:p>
          </table:table-cell>
          <table:table-cell office:value-type="float" office:value="1135.62" calcext:value-type="float">
            <text:p>1135.62</text:p>
          </table:table-cell>
          <table:table-cell office:value-type="float" office:value="1102.2" calcext:value-type="float">
            <text:p>1102.2</text:p>
          </table:table-cell>
          <table:table-cell office:value-type="float" office:value="1151.18" calcext:value-type="float">
            <text:p>1151.18</text:p>
          </table:table-cell>
          <table:table-cell office:value-type="float" office:value="1100.52" calcext:value-type="float">
            <text:p>1100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745.53" calcext:value-type="float">
            <text:p>1745.53</text:p>
          </table:table-cell>
          <table:table-cell office:value-type="float" office:value="1724.18" calcext:value-type="float">
            <text:p>1724.18</text:p>
          </table:table-cell>
          <table:table-cell office:value-type="float" office:value="1772.89" calcext:value-type="float">
            <text:p>1772.89</text:p>
          </table:table-cell>
          <table:table-cell office:value-type="float" office:value="1764.81" calcext:value-type="float">
            <text:p>1764.81</text:p>
          </table:table-cell>
          <table:table-cell office:value-type="float" office:value="1727.6" calcext:value-type="float">
            <text:p>1727.6</text:p>
          </table:table-cell>
          <table:table-cell office:value-type="float" office:value="1771.01" calcext:value-type="float">
            <text:p>1771.01</text:p>
          </table:table-cell>
          <table:table-cell office:value-type="float" office:value="1770.04" calcext:value-type="float">
            <text:p>1770.04</text:p>
          </table:table-cell>
          <table:table-cell office:value-type="float" office:value="1795.77" calcext:value-type="float">
            <text:p>1795.77</text:p>
          </table:table-cell>
          <table:table-cell office:value-type="float" office:value="1799.94" calcext:value-type="float">
            <text:p>1799.94</text:p>
          </table:table-cell>
          <table:table-cell office:value-type="float" office:value="1772.89" calcext:value-type="float">
            <text:p>1772.89</text:p>
          </table:table-cell>
          <table:table-cell office:value-type="float" office:value="1776.5" calcext:value-type="float">
            <text:p>1776.5</text:p>
          </table:table-cell>
          <table:table-cell office:value-type="float" office:value="1786.49" calcext:value-type="float">
            <text:p>1786.49</text:p>
          </table:table-cell>
          <table:table-cell office:value-type="float" office:value="1735.56" calcext:value-type="float">
            <text:p>1735.56</text:p>
          </table:table-cell>
          <table:table-cell office:value-type="float" office:value="1792.55" calcext:value-type="float">
            <text:p>1792.55</text:p>
          </table:table-cell>
          <table:table-cell office:value-type="float" office:value="1799.7" calcext:value-type="float">
            <text:p>1799.7</text:p>
          </table:table-cell>
          <table:table-cell office:value-type="float" office:value="1785.97" calcext:value-type="float">
            <text:p>1785.97</text:p>
          </table:table-cell>
          <table:table-cell office:value-type="float" office:value="1761.7" calcext:value-type="float">
            <text:p>1761.7</text:p>
          </table:table-cell>
          <table:table-cell office:value-type="float" office:value="1724.62" calcext:value-type="float">
            <text:p>1724.62</text:p>
          </table:table-cell>
          <table:table-cell office:value-type="float" office:value="1768.61" calcext:value-type="float">
            <text:p>1768.61</text:p>
          </table:table-cell>
          <table:table-cell office:value-type="float" office:value="1730.53" calcext:value-type="float">
            <text:p>1730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345.82" calcext:value-type="float">
            <text:p>2345.82</text:p>
          </table:table-cell>
          <table:table-cell office:value-type="float" office:value="2330.41" calcext:value-type="float">
            <text:p>2330.41</text:p>
          </table:table-cell>
          <table:table-cell office:value-type="float" office:value="2354.21" calcext:value-type="float">
            <text:p>2354.21</text:p>
          </table:table-cell>
          <table:table-cell office:value-type="float" office:value="2341.03" calcext:value-type="float">
            <text:p>2341.03</text:p>
          </table:table-cell>
          <table:table-cell office:value-type="float" office:value="2333.48" calcext:value-type="float">
            <text:p>2333.48</text:p>
          </table:table-cell>
          <table:table-cell office:value-type="float" office:value="2345.98" calcext:value-type="float">
            <text:p>2345.98</text:p>
          </table:table-cell>
          <table:table-cell office:value-type="float" office:value="2348.08" calcext:value-type="float">
            <text:p>2348.08</text:p>
          </table:table-cell>
          <table:table-cell office:value-type="float" office:value="2380.51" calcext:value-type="float">
            <text:p>2380.51</text:p>
          </table:table-cell>
          <table:table-cell office:value-type="float" office:value="2384.64" calcext:value-type="float">
            <text:p>2384.64</text:p>
          </table:table-cell>
          <table:table-cell office:value-type="float" office:value="2365.05" calcext:value-type="float">
            <text:p>2365.05</text:p>
          </table:table-cell>
          <table:table-cell office:value-type="float" office:value="2344.77" calcext:value-type="float">
            <text:p>2344.77</text:p>
          </table:table-cell>
          <table:table-cell office:value-type="float" office:value="2354.47" calcext:value-type="float">
            <text:p>2354.47</text:p>
          </table:table-cell>
          <table:table-cell office:value-type="float" office:value="2336.6" calcext:value-type="float">
            <text:p>2336.6</text:p>
          </table:table-cell>
          <table:table-cell office:value-type="float" office:value="2366.78" calcext:value-type="float">
            <text:p>2366.78</text:p>
          </table:table-cell>
          <table:table-cell office:value-type="float" office:value="2393.99" calcext:value-type="float">
            <text:p>2393.99</text:p>
          </table:table-cell>
          <table:table-cell office:value-type="float" office:value="2386.2" calcext:value-type="float">
            <text:p>2386.2</text:p>
          </table:table-cell>
          <table:table-cell office:value-type="float" office:value="2337.25" calcext:value-type="float">
            <text:p>2337.25</text:p>
          </table:table-cell>
          <table:table-cell office:value-type="float" office:value="2332.64" calcext:value-type="float">
            <text:p>2332.64</text:p>
          </table:table-cell>
          <table:table-cell office:value-type="float" office:value="2359.32" calcext:value-type="float">
            <text:p>2359.32</text:p>
          </table:table-cell>
          <table:table-cell office:value-type="float" office:value="2330.16" calcext:value-type="float">
            <text:p>2330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386.75" calcext:value-type="float">
            <text:p>6386.75</text:p>
          </table:table-cell>
          <table:table-cell office:value-type="float" office:value="6308.34" calcext:value-type="float">
            <text:p>6308.34</text:p>
          </table:table-cell>
          <table:table-cell office:value-type="float" office:value="6110.6" calcext:value-type="float">
            <text:p>6110.6</text:p>
          </table:table-cell>
          <table:table-cell office:value-type="float" office:value="6101.28" calcext:value-type="float">
            <text:p>6101.28</text:p>
          </table:table-cell>
          <table:table-cell office:value-type="float" office:value="6322.85" calcext:value-type="float">
            <text:p>6322.85</text:p>
          </table:table-cell>
          <table:table-cell office:value-type="float" office:value="6178.25" calcext:value-type="float">
            <text:p>6178.25</text:p>
          </table:table-cell>
          <table:table-cell office:value-type="float" office:value="6101.45" calcext:value-type="float">
            <text:p>6101.45</text:p>
          </table:table-cell>
          <table:table-cell office:value-type="float" office:value="6237.66" calcext:value-type="float">
            <text:p>6237.66</text:p>
          </table:table-cell>
          <table:table-cell office:value-type="float" office:value="6265.38" calcext:value-type="float">
            <text:p>6265.38</text:p>
          </table:table-cell>
          <table:table-cell office:value-type="float" office:value="6209.12" calcext:value-type="float">
            <text:p>6209.12</text:p>
          </table:table-cell>
          <table:table-cell office:value-type="float" office:value="6198.8" calcext:value-type="float">
            <text:p>6198.8</text:p>
          </table:table-cell>
          <table:table-cell office:value-type="float" office:value="6112.64" calcext:value-type="float">
            <text:p>6112.64</text:p>
          </table:table-cell>
          <table:table-cell office:value-type="float" office:value="6272.89" calcext:value-type="float">
            <text:p>6272.89</text:p>
          </table:table-cell>
          <table:table-cell office:value-type="float" office:value="6221.42" calcext:value-type="float">
            <text:p>6221.42</text:p>
          </table:table-cell>
          <table:table-cell office:value-type="float" office:value="6243.85" calcext:value-type="float">
            <text:p>6243.85</text:p>
          </table:table-cell>
          <table:table-cell office:value-type="float" office:value="6251.13" calcext:value-type="float">
            <text:p>6251.13</text:p>
          </table:table-cell>
          <table:table-cell office:value-type="float" office:value="6192.86" calcext:value-type="float">
            <text:p>6192.86</text:p>
          </table:table-cell>
          <table:table-cell office:value-type="float" office:value="6349.69" calcext:value-type="float">
            <text:p>6349.69</text:p>
          </table:table-cell>
          <table:table-cell office:value-type="float" office:value="6113.49" calcext:value-type="float">
            <text:p>6113.49</text:p>
          </table:table-cell>
          <table:table-cell office:value-type="float" office:value="6302.37" calcext:value-type="float">
            <text:p>6302.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8644.81" calcext:value-type="float">
            <text:p>8644.81</text:p>
          </table:table-cell>
          <table:table-cell table:style-name="ce2" office:value-type="float" office:value="8574.03" calcext:value-type="float">
            <text:p>8574.03</text:p>
          </table:table-cell>
          <table:table-cell table:style-name="ce2" office:value-type="float" office:value="8609.27" calcext:value-type="float">
            <text:p>8609.27</text:p>
          </table:table-cell>
          <table:table-cell table:style-name="ce2" office:value-type="float" office:value="8594.97" calcext:value-type="float">
            <text:p>8594.97</text:p>
          </table:table-cell>
          <table:table-cell table:style-name="ce2" office:value-type="float" office:value="8528.3" calcext:value-type="float">
            <text:p>8528.3</text:p>
          </table:table-cell>
          <table:table-cell table:style-name="ce2" office:value-type="float" office:value="8559.84" calcext:value-type="float">
            <text:p>8559.84</text:p>
          </table:table-cell>
          <table:table-cell table:style-name="ce2" office:value-type="float" office:value="8542.38" calcext:value-type="float">
            <text:p>8542.38</text:p>
          </table:table-cell>
          <table:table-cell table:style-name="ce2" office:value-type="float" office:value="8567.34" calcext:value-type="float">
            <text:p>8567.34</text:p>
          </table:table-cell>
          <table:table-cell table:style-name="ce2" office:value-type="float" office:value="8456.16" calcext:value-type="float">
            <text:p>8456.16</text:p>
          </table:table-cell>
          <table:table-cell table:style-name="ce2" office:value-type="float" office:value="8549.03" calcext:value-type="float">
            <text:p>8549.03</text:p>
          </table:table-cell>
          <table:table-cell table:style-name="ce2" office:value-type="float" office:value="8460.22" calcext:value-type="float">
            <text:p>8460.22</text:p>
          </table:table-cell>
          <table:table-cell table:style-name="ce2" office:value-type="float" office:value="8601.69" calcext:value-type="float">
            <text:p>8601.69</text:p>
          </table:table-cell>
          <table:table-cell table:style-name="ce2" office:value-type="float" office:value="8655.02" calcext:value-type="float">
            <text:p>8655.02</text:p>
          </table:table-cell>
          <table:table-cell table:style-name="ce2" office:value-type="float" office:value="8599.17" calcext:value-type="float">
            <text:p>8599.17</text:p>
          </table:table-cell>
          <table:table-cell table:style-name="ce2" office:value-type="float" office:value="8549.86" calcext:value-type="float">
            <text:p>8549.86</text:p>
          </table:table-cell>
          <table:table-cell table:style-name="ce2" office:value-type="float" office:value="8435.88" calcext:value-type="float">
            <text:p>8435.88</text:p>
          </table:table-cell>
          <table:table-cell table:style-name="ce2" office:value-type="float" office:value="8426.18" calcext:value-type="float">
            <text:p>8426.18</text:p>
          </table:table-cell>
          <table:table-cell table:style-name="ce2" office:value-type="float" office:value="8598.33" calcext:value-type="float">
            <text:p>8598.33</text:p>
          </table:table-cell>
          <table:table-cell table:style-name="ce2" office:value-type="float" office:value="8546.53" calcext:value-type="float">
            <text:p>8546.53</text:p>
          </table:table-cell>
          <table:table-cell table:style-name="ce2" office:value-type="float" office:value="8580.72" calcext:value-type="float">
            <text:p>8580.72</text:p>
          </table:table-cell>
          <table:table-cell table:formula="of:=MIN([.D126:.W126])" office:value-type="float" office:value="8426.18" calcext:value-type="float">
            <text:p>8426.18</text:p>
          </table:table-cell>
          <table:table-cell table:formula="of:=AVERAGE([.D126:.W126])" office:value-type="float" office:value="8553.9865" calcext:value-type="float">
            <text:p>8553.9865</text:p>
          </table:table-cell>
          <table:table-cell table:formula="of:=MAX([.D126:.W126])" office:value-type="float" office:value="8655.02" calcext:value-type="float">
            <text:p>8655.02</text:p>
          </table:table-cell>
          <table:table-cell table:formula="of:=[.Z126]-[.X126]" office:value-type="float" office:value="228.84" calcext:value-type="float">
            <text:p>228.84</text:p>
          </table:table-cell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9174.06" calcext:value-type="float">
            <text:p>9174.06</text:p>
          </table:table-cell>
          <table:table-cell office:value-type="float" office:value="9132.16" calcext:value-type="float">
            <text:p>9132.16</text:p>
          </table:table-cell>
          <table:table-cell office:value-type="float" office:value="9122.21" calcext:value-type="float">
            <text:p>9122.21</text:p>
          </table:table-cell>
          <table:table-cell office:value-type="float" office:value="8990.74" calcext:value-type="float">
            <text:p>8990.74</text:p>
          </table:table-cell>
          <table:table-cell office:value-type="float" office:value="9126" calcext:value-type="float">
            <text:p>9126</text:p>
          </table:table-cell>
          <table:table-cell office:value-type="float" office:value="9008.24" calcext:value-type="float">
            <text:p>9008.24</text:p>
          </table:table-cell>
          <table:table-cell office:value-type="float" office:value="9047.62" calcext:value-type="float">
            <text:p>9047.62</text:p>
          </table:table-cell>
          <table:table-cell office:value-type="float" office:value="9167.85" calcext:value-type="float">
            <text:p>9167.85</text:p>
          </table:table-cell>
          <table:table-cell office:value-type="float" office:value="9208.16" calcext:value-type="float">
            <text:p>9208.16</text:p>
          </table:table-cell>
          <table:table-cell office:value-type="float" office:value="9045.29" calcext:value-type="float">
            <text:p>9045.29</text:p>
          </table:table-cell>
          <table:table-cell office:value-type="float" office:value="9116.07" calcext:value-type="float">
            <text:p>9116.07</text:p>
          </table:table-cell>
          <table:table-cell office:value-type="float" office:value="8954.13" calcext:value-type="float">
            <text:p>8954.13</text:p>
          </table:table-cell>
          <table:table-cell office:value-type="float" office:value="9121.74" calcext:value-type="float">
            <text:p>9121.74</text:p>
          </table:table-cell>
          <table:table-cell office:value-type="float" office:value="8990.74" calcext:value-type="float">
            <text:p>8990.74</text:p>
          </table:table-cell>
          <table:table-cell office:value-type="float" office:value="9090.63" calcext:value-type="float">
            <text:p>9090.63</text:p>
          </table:table-cell>
          <table:table-cell office:value-type="float" office:value="9090.16" calcext:value-type="float">
            <text:p>9090.16</text:p>
          </table:table-cell>
          <table:table-cell office:value-type="float" office:value="9109.93" calcext:value-type="float">
            <text:p>9109.93</text:p>
          </table:table-cell>
          <table:table-cell office:value-type="float" office:value="9090.63" calcext:value-type="float">
            <text:p>9090.63</text:p>
          </table:table-cell>
          <table:table-cell office:value-type="float" office:value="9082.65" calcext:value-type="float">
            <text:p>9082.65</text:p>
          </table:table-cell>
          <table:table-cell office:value-type="float" office:value="9117.96" calcext:value-type="float">
            <text:p>9117.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9418.92" calcext:value-type="float">
            <text:p>9418.92</text:p>
          </table:table-cell>
          <table:table-cell table:style-name="ce2" office:value-type="float" office:value="9598.01" calcext:value-type="float">
            <text:p>9598.01</text:p>
          </table:table-cell>
          <table:table-cell table:style-name="ce2" office:value-type="float" office:value="9529.38" calcext:value-type="float">
            <text:p>9529.38</text:p>
          </table:table-cell>
          <table:table-cell table:style-name="ce2" office:value-type="float" office:value="9459.44" calcext:value-type="float">
            <text:p>9459.44</text:p>
          </table:table-cell>
          <table:table-cell table:style-name="ce2" office:value-type="float" office:value="9572.94" calcext:value-type="float">
            <text:p>9572.94</text:p>
          </table:table-cell>
          <table:table-cell table:style-name="ce2" office:value-type="float" office:value="9446.74" calcext:value-type="float">
            <text:p>9446.74</text:p>
          </table:table-cell>
          <table:table-cell table:style-name="ce2" office:value-type="float" office:value="9471.4" calcext:value-type="float">
            <text:p>9471.4</text:p>
          </table:table-cell>
          <table:table-cell table:style-name="ce2" office:value-type="float" office:value="9510.83" calcext:value-type="float">
            <text:p>9510.83</text:p>
          </table:table-cell>
          <table:table-cell table:style-name="ce2" office:value-type="float" office:value="9526.02" calcext:value-type="float">
            <text:p>9526.02</text:p>
          </table:table-cell>
          <table:table-cell table:style-name="ce2" office:value-type="float" office:value="9486.22" calcext:value-type="float">
            <text:p>9486.22</text:p>
          </table:table-cell>
          <table:table-cell table:style-name="ce2" office:value-type="float" office:value="9438.12" calcext:value-type="float">
            <text:p>9438.12</text:p>
          </table:table-cell>
          <table:table-cell table:style-name="ce2" office:value-type="float" office:value="9460.45" calcext:value-type="float">
            <text:p>9460.45</text:p>
          </table:table-cell>
          <table:table-cell table:style-name="ce2" office:value-type="float" office:value="9562.01" calcext:value-type="float">
            <text:p>9562.01</text:p>
          </table:table-cell>
          <table:table-cell table:style-name="ce2" office:value-type="float" office:value="9455.37" calcext:value-type="float">
            <text:p>9455.37</text:p>
          </table:table-cell>
          <table:table-cell table:style-name="ce2" office:value-type="float" office:value="9545.41" calcext:value-type="float">
            <text:p>9545.41</text:p>
          </table:table-cell>
          <table:table-cell table:style-name="ce2" office:value-type="float" office:value="9550.85" calcext:value-type="float">
            <text:p>9550.85</text:p>
          </table:table-cell>
          <table:table-cell table:style-name="ce2" office:value-type="float" office:value="9464.78" calcext:value-type="float">
            <text:p>9464.78</text:p>
          </table:table-cell>
          <table:table-cell table:style-name="ce2" office:value-type="float" office:value="9573.72" calcext:value-type="float">
            <text:p>9573.72</text:p>
          </table:table-cell>
          <table:table-cell table:style-name="ce2" office:value-type="float" office:value="9445.72" calcext:value-type="float">
            <text:p>9445.72</text:p>
          </table:table-cell>
          <table:table-cell table:style-name="ce2" office:value-type="float" office:value="9570.59" calcext:value-type="float">
            <text:p>9570.59</text:p>
          </table:table-cell>
          <table:table-cell table:formula="of:=MIN([.D128:.W128])" office:value-type="float" office:value="9418.92" calcext:value-type="float">
            <text:p>9418.92</text:p>
          </table:table-cell>
          <table:table-cell table:formula="of:=AVERAGE([.D128:.W128])" office:value-type="float" office:value="9504.346" calcext:value-type="float">
            <text:p>9504.346</text:p>
          </table:table-cell>
          <table:table-cell table:formula="of:=MAX([.D128:.W128])" office:value-type="float" office:value="9598.01" calcext:value-type="float">
            <text:p>9598.01</text:p>
          </table:table-cell>
          <table:table-cell table:formula="of:=[.Z128]-[.X128]" office:value-type="float" office:value="179.09" calcext:value-type="float">
            <text:p>179.09</text:p>
          </table:table-cell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700.01" calcext:value-type="float">
            <text:p>9700.01</text:p>
          </table:table-cell>
          <table:table-cell office:value-type="float" office:value="9780.36" calcext:value-type="float">
            <text:p>9780.36</text:p>
          </table:table-cell>
          <table:table-cell office:value-type="float" office:value="9702.96" calcext:value-type="float">
            <text:p>9702.96</text:p>
          </table:table-cell>
          <table:table-cell office:value-type="float" office:value="9625.97" calcext:value-type="float">
            <text:p>9625.97</text:p>
          </table:table-cell>
          <table:table-cell office:value-type="float" office:value="9768.42" calcext:value-type="float">
            <text:p>9768.42</text:p>
          </table:table-cell>
          <table:table-cell office:value-type="float" office:value="9617.29" calcext:value-type="float">
            <text:p>9617.29</text:p>
          </table:table-cell>
          <table:table-cell office:value-type="float" office:value="9664.31" calcext:value-type="float">
            <text:p>9664.31</text:p>
          </table:table-cell>
          <table:table-cell office:value-type="float" office:value="9725.35" calcext:value-type="float">
            <text:p>9725.35</text:p>
          </table:table-cell>
          <table:table-cell office:value-type="float" office:value="9742.99" calcext:value-type="float">
            <text:p>9742.99</text:p>
          </table:table-cell>
          <table:table-cell office:value-type="float" office:value="9704.56" calcext:value-type="float">
            <text:p>9704.56</text:p>
          </table:table-cell>
          <table:table-cell office:value-type="float" office:value="9628.74" calcext:value-type="float">
            <text:p>9628.74</text:p>
          </table:table-cell>
          <table:table-cell office:value-type="float" office:value="9596.96" calcext:value-type="float">
            <text:p>9596.96</text:p>
          </table:table-cell>
          <table:table-cell office:value-type="float" office:value="9764.35" calcext:value-type="float">
            <text:p>9764.35</text:p>
          </table:table-cell>
          <table:table-cell office:value-type="float" office:value="9622.16" calcext:value-type="float">
            <text:p>9622.16</text:p>
          </table:table-cell>
          <table:table-cell office:value-type="float" office:value="9708.44" calcext:value-type="float">
            <text:p>9708.44</text:p>
          </table:table-cell>
          <table:table-cell office:value-type="float" office:value="9704.56" calcext:value-type="float">
            <text:p>9704.56</text:p>
          </table:table-cell>
          <table:table-cell office:value-type="float" office:value="9657.02" calcext:value-type="float">
            <text:p>9657.02</text:p>
          </table:table-cell>
          <table:table-cell office:value-type="float" office:value="9780.91" calcext:value-type="float">
            <text:p>9780.91</text:p>
          </table:table-cell>
          <table:table-cell office:value-type="float" office:value="9612.3" calcext:value-type="float">
            <text:p>9612.3</text:p>
          </table:table-cell>
          <table:table-cell office:value-type="float" office:value="9777.51" calcext:value-type="float">
            <text:p>9777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871.54" calcext:value-type="float">
            <text:p>9871.54</text:p>
          </table:table-cell>
          <table:table-cell office:value-type="float" office:value="9879.37" calcext:value-type="float">
            <text:p>9879.37</text:p>
          </table:table-cell>
          <table:table-cell office:value-type="float" office:value="9843.23" calcext:value-type="float">
            <text:p>9843.23</text:p>
          </table:table-cell>
          <table:table-cell office:value-type="float" office:value="9782.34" calcext:value-type="float">
            <text:p>9782.34</text:p>
          </table:table-cell>
          <table:table-cell office:value-type="float" office:value="9846.67" calcext:value-type="float">
            <text:p>9846.67</text:p>
          </table:table-cell>
          <table:table-cell office:value-type="float" office:value="9749.94" calcext:value-type="float">
            <text:p>9749.94</text:p>
          </table:table-cell>
          <table:table-cell office:value-type="float" office:value="9773.5" calcext:value-type="float">
            <text:p>9773.5</text:p>
          </table:table-cell>
          <table:table-cell office:value-type="float" office:value="9836" calcext:value-type="float">
            <text:p>9836</text:p>
          </table:table-cell>
          <table:table-cell office:value-type="float" office:value="9845.22" calcext:value-type="float">
            <text:p>9845.22</text:p>
          </table:table-cell>
          <table:table-cell office:value-type="float" office:value="9850.74" calcext:value-type="float">
            <text:p>9850.74</text:p>
          </table:table-cell>
          <table:table-cell office:value-type="float" office:value="9754.74" calcext:value-type="float">
            <text:p>9754.74</text:p>
          </table:table-cell>
          <table:table-cell office:value-type="float" office:value="9740.9" calcext:value-type="float">
            <text:p>9740.9</text:p>
          </table:table-cell>
          <table:table-cell office:value-type="float" office:value="9860.54" calcext:value-type="float">
            <text:p>9860.54</text:p>
          </table:table-cell>
          <table:table-cell office:value-type="float" office:value="9770.11" calcext:value-type="float">
            <text:p>9770.11</text:p>
          </table:table-cell>
          <table:table-cell office:value-type="float" office:value="9826.18" calcext:value-type="float">
            <text:p>9826.18</text:p>
          </table:table-cell>
          <table:table-cell office:value-type="float" office:value="9832.77" calcext:value-type="float">
            <text:p>9832.77</text:p>
          </table:table-cell>
          <table:table-cell office:value-type="float" office:value="9849.57" calcext:value-type="float">
            <text:p>9849.57</text:p>
          </table:table-cell>
          <table:table-cell office:value-type="float" office:value="9841.78" calcext:value-type="float">
            <text:p>9841.78</text:p>
          </table:table-cell>
          <table:table-cell office:value-type="float" office:value="9760.15" calcext:value-type="float">
            <text:p>9760.15</text:p>
          </table:table-cell>
          <table:table-cell office:value-type="float" office:value="9841.16" calcext:value-type="float">
            <text:p>9841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912.7" calcext:value-type="float">
            <text:p>9912.7</text:p>
          </table:table-cell>
          <table:table-cell office:value-type="float" office:value="9912.38" calcext:value-type="float">
            <text:p>9912.38</text:p>
          </table:table-cell>
          <table:table-cell office:value-type="float" office:value="9894.12" calcext:value-type="float">
            <text:p>9894.12</text:p>
          </table:table-cell>
          <table:table-cell office:value-type="float" office:value="9900.98" calcext:value-type="float">
            <text:p>9900.98</text:p>
          </table:table-cell>
          <table:table-cell office:value-type="float" office:value="9919.4" calcext:value-type="float">
            <text:p>9919.4</text:p>
          </table:table-cell>
          <table:table-cell office:value-type="float" office:value="9823.85" calcext:value-type="float">
            <text:p>9823.85</text:p>
          </table:table-cell>
          <table:table-cell office:value-type="float" office:value="9827.76" calcext:value-type="float">
            <text:p>9827.76</text:p>
          </table:table-cell>
          <table:table-cell office:value-type="float" office:value="9883.49" calcext:value-type="float">
            <text:p>9883.49</text:p>
          </table:table-cell>
          <table:table-cell office:value-type="float" office:value="9898.65" calcext:value-type="float">
            <text:p>9898.65</text:p>
          </table:table-cell>
          <table:table-cell office:value-type="float" office:value="9900.08" calcext:value-type="float">
            <text:p>9900.08</text:p>
          </table:table-cell>
          <table:table-cell office:value-type="float" office:value="9855.01" calcext:value-type="float">
            <text:p>9855.01</text:p>
          </table:table-cell>
          <table:table-cell office:value-type="float" office:value="9808.52" calcext:value-type="float">
            <text:p>9808.52</text:p>
          </table:table-cell>
          <table:table-cell office:value-type="float" office:value="9909.31" calcext:value-type="float">
            <text:p>9909.31</text:p>
          </table:table-cell>
          <table:table-cell office:value-type="float" office:value="9807.52" calcext:value-type="float">
            <text:p>9807.52</text:p>
          </table:table-cell>
          <table:table-cell office:value-type="float" office:value="9897.33" calcext:value-type="float">
            <text:p>9897.33</text:p>
          </table:table-cell>
          <table:table-cell office:value-type="float" office:value="9881.17" calcext:value-type="float">
            <text:p>9881.17</text:p>
          </table:table-cell>
          <table:table-cell office:value-type="float" office:value="9902.44" calcext:value-type="float">
            <text:p>9902.44</text:p>
          </table:table-cell>
          <table:table-cell office:value-type="float" office:value="9911.37" calcext:value-type="float">
            <text:p>9911.37</text:p>
          </table:table-cell>
          <table:table-cell office:value-type="float" office:value="9801.38" calcext:value-type="float">
            <text:p>9801.38</text:p>
          </table:table-cell>
          <table:table-cell office:value-type="float" office:value="9904.92" calcext:value-type="float">
            <text:p>9904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933.6" calcext:value-type="float">
            <text:p>9933.6</text:p>
          </table:table-cell>
          <table:table-cell office:value-type="float" office:value="9947.52" calcext:value-type="float">
            <text:p>9947.52</text:p>
          </table:table-cell>
          <table:table-cell office:value-type="float" office:value="9931.02" calcext:value-type="float">
            <text:p>9931.02</text:p>
          </table:table-cell>
          <table:table-cell office:value-type="float" office:value="9930.29" calcext:value-type="float">
            <text:p>9930.29</text:p>
          </table:table-cell>
          <table:table-cell office:value-type="float" office:value="9937.28" calcext:value-type="float">
            <text:p>9937.28</text:p>
          </table:table-cell>
          <table:table-cell office:value-type="float" office:value="9847.17" calcext:value-type="float">
            <text:p>9847.17</text:p>
          </table:table-cell>
          <table:table-cell office:value-type="float" office:value="9857.34" calcext:value-type="float">
            <text:p>9857.34</text:p>
          </table:table-cell>
          <table:table-cell office:value-type="float" office:value="9932.04" calcext:value-type="float">
            <text:p>9932.04</text:p>
          </table:table-cell>
          <table:table-cell office:value-type="float" office:value="9928.75" calcext:value-type="float">
            <text:p>9928.75</text:p>
          </table:table-cell>
          <table:table-cell office:value-type="float" office:value="9928.52" calcext:value-type="float">
            <text:p>9928.52</text:p>
          </table:table-cell>
          <table:table-cell office:value-type="float" office:value="9929.55" calcext:value-type="float">
            <text:p>9929.55</text:p>
          </table:table-cell>
          <table:table-cell office:value-type="float" office:value="9870.76" calcext:value-type="float">
            <text:p>9870.76</text:p>
          </table:table-cell>
          <table:table-cell office:value-type="float" office:value="9938.07" calcext:value-type="float">
            <text:p>9938.07</text:p>
          </table:table-cell>
          <table:table-cell office:value-type="float" office:value="9834.82" calcext:value-type="float">
            <text:p>9834.82</text:p>
          </table:table-cell>
          <table:table-cell office:value-type="float" office:value="9925.87" calcext:value-type="float">
            <text:p>9925.87</text:p>
          </table:table-cell>
          <table:table-cell office:value-type="float" office:value="9929.03" calcext:value-type="float">
            <text:p>9929.03</text:p>
          </table:table-cell>
          <table:table-cell office:value-type="float" office:value="9925.23" calcext:value-type="float">
            <text:p>9925.23</text:p>
          </table:table-cell>
          <table:table-cell office:value-type="float" office:value="9935.58" calcext:value-type="float">
            <text:p>9935.58</text:p>
          </table:table-cell>
          <table:table-cell office:value-type="float" office:value="9905.65" calcext:value-type="float">
            <text:p>9905.65</text:p>
          </table:table-cell>
          <table:table-cell office:value-type="float" office:value="9927.57" calcext:value-type="float">
            <text:p>9927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949.28" calcext:value-type="float">
            <text:p>9949.28</text:p>
          </table:table-cell>
          <table:table-cell office:value-type="float" office:value="9951.41" calcext:value-type="float">
            <text:p>9951.41</text:p>
          </table:table-cell>
          <table:table-cell office:value-type="float" office:value="9946.52" calcext:value-type="float">
            <text:p>9946.52</text:p>
          </table:table-cell>
          <table:table-cell office:value-type="float" office:value="9944.27" calcext:value-type="float">
            <text:p>9944.27</text:p>
          </table:table-cell>
          <table:table-cell office:value-type="float" office:value="9945.74" calcext:value-type="float">
            <text:p>9945.74</text:p>
          </table:table-cell>
          <table:table-cell office:value-type="float" office:value="9934.43" calcext:value-type="float">
            <text:p>9934.43</text:p>
          </table:table-cell>
          <table:table-cell office:value-type="float" office:value="9919.02" calcext:value-type="float">
            <text:p>9919.02</text:p>
          </table:table-cell>
          <table:table-cell office:value-type="float" office:value="9946.51" calcext:value-type="float">
            <text:p>9946.51</text:p>
          </table:table-cell>
          <table:table-cell office:value-type="float" office:value="9945.04" calcext:value-type="float">
            <text:p>9945.04</text:p>
          </table:table-cell>
          <table:table-cell office:value-type="float" office:value="9938.78" calcext:value-type="float">
            <text:p>9938.78</text:p>
          </table:table-cell>
          <table:table-cell office:value-type="float" office:value="9942.34" calcext:value-type="float">
            <text:p>9942.34</text:p>
          </table:table-cell>
          <table:table-cell office:value-type="float" office:value="9877.02" calcext:value-type="float">
            <text:p>9877.02</text:p>
          </table:table-cell>
          <table:table-cell office:value-type="float" office:value="9948.87" calcext:value-type="float">
            <text:p>9948.87</text:p>
          </table:table-cell>
          <table:table-cell office:value-type="float" office:value="9924.26" calcext:value-type="float">
            <text:p>9924.26</text:p>
          </table:table-cell>
          <table:table-cell office:value-type="float" office:value="9937.63" calcext:value-type="float">
            <text:p>9937.63</text:p>
          </table:table-cell>
          <table:table-cell office:value-type="float" office:value="9943.75" calcext:value-type="float">
            <text:p>9943.75</text:p>
          </table:table-cell>
          <table:table-cell office:value-type="float" office:value="9940.76" calcext:value-type="float">
            <text:p>9940.76</text:p>
          </table:table-cell>
          <table:table-cell office:value-type="float" office:value="9948.54" calcext:value-type="float">
            <text:p>9948.54</text:p>
          </table:table-cell>
          <table:table-cell office:value-type="float" office:value="9926.57" calcext:value-type="float">
            <text:p>9926.57</text:p>
          </table:table-cell>
          <table:table-cell office:value-type="float" office:value="9943.9" calcext:value-type="float">
            <text:p>9943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9910.38" calcext:value-type="float">
            <text:p>9910.38</text:p>
          </table:table-cell>
          <table:table-cell table:style-name="ce2" office:value-type="float" office:value="9901.09" calcext:value-type="float">
            <text:p>9901.09</text:p>
          </table:table-cell>
          <table:table-cell table:style-name="ce2" office:value-type="float" office:value="9879.59" calcext:value-type="float">
            <text:p>9879.59</text:p>
          </table:table-cell>
          <table:table-cell table:style-name="ce2" office:value-type="float" office:value="9881.72" calcext:value-type="float">
            <text:p>9881.72</text:p>
          </table:table-cell>
          <table:table-cell table:style-name="ce2" office:value-type="float" office:value="9901.44" calcext:value-type="float">
            <text:p>9901.44</text:p>
          </table:table-cell>
          <table:table-cell table:style-name="ce2" office:value-type="float" office:value="9901.88" calcext:value-type="float">
            <text:p>9901.88</text:p>
          </table:table-cell>
          <table:table-cell table:style-name="ce2" office:value-type="float" office:value="9893.28" calcext:value-type="float">
            <text:p>9893.28</text:p>
          </table:table-cell>
          <table:table-cell table:style-name="ce2" office:value-type="float" office:value="9887.98" calcext:value-type="float">
            <text:p>9887.98</text:p>
          </table:table-cell>
          <table:table-cell table:style-name="ce2" office:value-type="float" office:value="9887.51" calcext:value-type="float">
            <text:p>9887.51</text:p>
          </table:table-cell>
          <table:table-cell table:style-name="ce2" office:value-type="float" office:value="9884.5" calcext:value-type="float">
            <text:p>9884.5</text:p>
          </table:table-cell>
          <table:table-cell table:style-name="ce2" office:value-type="float" office:value="9885.56" calcext:value-type="float">
            <text:p>9885.56</text:p>
          </table:table-cell>
          <table:table-cell table:style-name="ce2" office:value-type="float" office:value="9868.44" calcext:value-type="float">
            <text:p>9868.44</text:p>
          </table:table-cell>
          <table:table-cell table:style-name="ce2" office:value-type="float" office:value="9897.68" calcext:value-type="float">
            <text:p>9897.68</text:p>
          </table:table-cell>
          <table:table-cell table:style-name="ce2" office:value-type="float" office:value="9889.64" calcext:value-type="float">
            <text:p>9889.64</text:p>
          </table:table-cell>
          <table:table-cell table:style-name="ce2" office:value-type="float" office:value="9890.24" calcext:value-type="float">
            <text:p>9890.24</text:p>
          </table:table-cell>
          <table:table-cell table:style-name="ce2" office:value-type="float" office:value="9894.87" calcext:value-type="float">
            <text:p>9894.87</text:p>
          </table:table-cell>
          <table:table-cell table:style-name="ce2" office:value-type="float" office:value="9892.46" calcext:value-type="float">
            <text:p>9892.46</text:p>
          </table:table-cell>
          <table:table-cell table:style-name="ce2" office:value-type="float" office:value="9902.77" calcext:value-type="float">
            <text:p>9902.77</text:p>
          </table:table-cell>
          <table:table-cell table:style-name="ce2" office:value-type="float" office:value="9891.24" calcext:value-type="float">
            <text:p>9891.24</text:p>
          </table:table-cell>
          <table:table-cell table:style-name="ce2" office:value-type="float" office:value="9887.65" calcext:value-type="float">
            <text:p>9887.65</text:p>
          </table:table-cell>
          <table:table-cell table:formula="of:=MIN([.D134:.W134])" office:value-type="float" office:value="9868.44" calcext:value-type="float">
            <text:p>9868.44</text:p>
          </table:table-cell>
          <table:table-cell table:formula="of:=AVERAGE([.D134:.W134])" office:value-type="float" office:value="9891.496" calcext:value-type="float">
            <text:p>9891.496</text:p>
          </table:table-cell>
          <table:table-cell table:formula="of:=MAX([.D134:.W134])" office:value-type="float" office:value="9910.38" calcext:value-type="float">
            <text:p>9910.38</text:p>
          </table:table-cell>
          <table:table-cell table:formula="of:=[.Z134]-[.X134]" office:value-type="float" office:value="41.9399999999987" calcext:value-type="float">
            <text:p>41.94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3">
          <table:table-cell table:number-columns-repeated="2"/>
          <table:table-cell table:style-name="ce2" office:value-type="string" calcext:value-type="string">
            <text:p>Size / 0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38]+1" office:value-type="float" office:value="2" calcext:value-type="float">
            <text:p>2</text:p>
          </table:table-cell>
          <table:table-cell table:style-name="ce2" table:formula="of:=[.E138]+1" office:value-type="float" office:value="3" calcext:value-type="float">
            <text:p>3</text:p>
          </table:table-cell>
          <table:table-cell table:style-name="ce2" table:formula="of:=[.F138]+1" office:value-type="float" office:value="4" calcext:value-type="float">
            <text:p>4</text:p>
          </table:table-cell>
          <table:table-cell table:style-name="ce2" table:formula="of:=[.G138]+1" office:value-type="float" office:value="5" calcext:value-type="float">
            <text:p>5</text:p>
          </table:table-cell>
          <table:table-cell table:style-name="ce2" table:formula="of:=[.H138]+1" office:value-type="float" office:value="6" calcext:value-type="float">
            <text:p>6</text:p>
          </table:table-cell>
          <table:table-cell table:style-name="ce2" table:formula="of:=[.I138]+1" office:value-type="float" office:value="7" calcext:value-type="float">
            <text:p>7</text:p>
          </table:table-cell>
          <table:table-cell table:style-name="ce2" table:formula="of:=[.J138]+1" office:value-type="float" office:value="8" calcext:value-type="float">
            <text:p>8</text:p>
          </table:table-cell>
          <table:table-cell table:style-name="ce2" table:formula="of:=[.K138]+1" office:value-type="float" office:value="9" calcext:value-type="float">
            <text:p>9</text:p>
          </table:table-cell>
          <table:table-cell table:style-name="ce2" table:formula="of:=[.L138]+1" office:value-type="float" office:value="10" calcext:value-type="float">
            <text:p>10</text:p>
          </table:table-cell>
          <table:table-cell table:number-columns-repeated="10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41" calcext:value-type="float">
            <text:p>1.41</text:p>
          </table:table-cell>
          <table:table-cell office:value-type="float" office:value="1.38" calcext:value-type="float">
            <text:p>1.38</text:p>
          </table:table-cell>
          <table:table-cell office:value-type="float" office:value="1.57" calcext:value-type="float">
            <text:p>1.57</text:p>
          </table:table-cell>
          <table:table-cell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81" calcext:value-type="float">
            <text:p>2.81</text:p>
          </table:table-cell>
          <table:table-cell office:value-type="float" office:value="3.09" calcext:value-type="float">
            <text:p>3.09</text:p>
          </table:table-cell>
          <table:table-cell office:value-type="float" office:value="3.06" calcext:value-type="float">
            <text:p>3.06</text:p>
          </table:table-cell>
          <table:table-cell office:value-type="float" office:value="3.1" calcext:value-type="float">
            <text:p>3.1</text:p>
          </table:table-cell>
          <table:table-cell office:value-type="float" office:value="2.83" calcext:value-type="float">
            <text:p>2.83</text:p>
          </table:table-cell>
          <table:table-cell office:value-type="float" office:value="2.77" calcext:value-type="float">
            <text:p>2.77</text:p>
          </table:table-cell>
          <table:table-cell office:value-type="float" office:value="3.17" calcext:value-type="float">
            <text:p>3.17</text:p>
          </table:table-cell>
          <table:table-cell office:value-type="float" office:value="2.79" calcext:value-type="float">
            <text:p>2.79</text:p>
          </table:table-cell>
          <table:table-cell office:value-type="float" office:value="3.12" calcext:value-type="float">
            <text:p>3.12</text:p>
          </table:table-cell>
          <table:table-cell office:value-type="float" office:value="3.1" calcext:value-type="float">
            <text:p>3.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.77</text:p>
          </table:table-cell>
          <table:table-cell office:value-type="float" office:value="6.21" calcext:value-type="float">
            <text:p>6.21</text:p>
          </table:table-cell>
          <table:table-cell office:value-type="float" office:value="6.18" calcext:value-type="float">
            <text:p>6.18</text:p>
          </table:table-cell>
          <table:table-cell office:value-type="float" office:value="6.29" calcext:value-type="float">
            <text:p>6.29</text:p>
          </table:table-cell>
          <table:table-cell office:value-type="float" office:value="5.7" calcext:value-type="float">
            <text:p>5.7</text:p>
          </table:table-cell>
          <table:table-cell office:value-type="float" office:value="5.58" calcext:value-type="float">
            <text:p>5.58</text:p>
          </table:table-cell>
          <table:table-cell office:value-type="float" office:value="6.32" calcext:value-type="float">
            <text:p>6.32</text:p>
          </table:table-cell>
          <table:table-cell office:value-type="float" office:value="5.65" calcext:value-type="float">
            <text:p>5.65</text:p>
          </table:table-cell>
          <table:table-cell office:value-type="float" office:value="6.22" calcext:value-type="float">
            <text:p>6.22</text:p>
          </table:table-cell>
          <table:table-cell office:value-type="float" office:value="6.25" calcext:value-type="float">
            <text:p>6.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.56" calcext:value-type="float">
            <text:p>11.56</text:p>
          </table:table-cell>
          <table:table-cell office:value-type="float" office:value="12.4" calcext:value-type="float">
            <text:p>12.4</text:p>
          </table:table-cell>
          <table:table-cell office:value-type="float" office:value="12.45" calcext:value-type="float">
            <text:p>12.45</text:p>
          </table:table-cell>
          <table:table-cell office:value-type="float" office:value="12.55" calcext:value-type="float">
            <text:p>12.55</text:p>
          </table:table-cell>
          <table:table-cell office:value-type="float" office:value="11.48" calcext:value-type="float">
            <text:p>11.48</text:p>
          </table:table-cell>
          <table:table-cell office:value-type="float" office:value="11.3" calcext:value-type="float">
            <text:p>11.3</text:p>
          </table:table-cell>
          <table:table-cell office:value-type="float" office:value="12.58" calcext:value-type="float">
            <text:p>12.58</text:p>
          </table:table-cell>
          <table:table-cell office:value-type="float" office:value="11.32" calcext:value-type="float">
            <text:p>11.32</text:p>
          </table:table-cell>
          <table:table-cell office:value-type="float" office:value="12.39" calcext:value-type="float">
            <text:p>12.39</text:p>
          </table:table-cell>
          <table:table-cell office:value-type="float" office:value="12.44" calcext:value-type="float">
            <text:p>12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33" calcext:value-type="float">
            <text:p>23.33</text:p>
          </table:table-cell>
          <table:table-cell office:value-type="float" office:value="24.84" calcext:value-type="float">
            <text:p>24.84</text:p>
          </table:table-cell>
          <table:table-cell office:value-type="float" office:value="24.94" calcext:value-type="float">
            <text:p>24.94</text:p>
          </table:table-cell>
          <table:table-cell office:value-type="float" office:value="25.17" calcext:value-type="float">
            <text:p>25.17</text:p>
          </table:table-cell>
          <table:table-cell office:value-type="float" office:value="23.31" calcext:value-type="float">
            <text:p>23.31</text:p>
          </table:table-cell>
          <table:table-cell office:value-type="float" office:value="23.07" calcext:value-type="float">
            <text:p>23.07</text:p>
          </table:table-cell>
          <table:table-cell office:value-type="float" office:value="25.35" calcext:value-type="float">
            <text:p>25.35</text:p>
          </table:table-cell>
          <table:table-cell office:value-type="float" office:value="22.94" calcext:value-type="float">
            <text:p>22.94</text:p>
          </table:table-cell>
          <table:table-cell office:value-type="float" office:value="24.73" calcext:value-type="float">
            <text:p>24.73</text:p>
          </table:table-cell>
          <table:table-cell office:value-type="float" office:value="24.89" calcext:value-type="float">
            <text:p>24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.39" calcext:value-type="float">
            <text:p>44.39</text:p>
          </table:table-cell>
          <table:table-cell office:value-type="float" office:value="49.55" calcext:value-type="float">
            <text:p>49.55</text:p>
          </table:table-cell>
          <table:table-cell office:value-type="float" office:value="49.6" calcext:value-type="float">
            <text:p>49.6</text:p>
          </table:table-cell>
          <table:table-cell office:value-type="float" office:value="50.31" calcext:value-type="float">
            <text:p>50.31</text:p>
          </table:table-cell>
          <table:table-cell office:value-type="float" office:value="45.25" calcext:value-type="float">
            <text:p>45.25</text:p>
          </table:table-cell>
          <table:table-cell office:value-type="float" office:value="46.1" calcext:value-type="float">
            <text:p>46.1</text:p>
          </table:table-cell>
          <table:table-cell office:value-type="float" office:value="50.66" calcext:value-type="float">
            <text:p>50.66</text:p>
          </table:table-cell>
          <table:table-cell office:value-type="float" office:value="45.64" calcext:value-type="float">
            <text:p>45.64</text:p>
          </table:table-cell>
          <table:table-cell office:value-type="float" office:value="48.51" calcext:value-type="float">
            <text:p>48.51</text:p>
          </table:table-cell>
          <table:table-cell office:value-type="float" office:value="49.52" calcext:value-type="float">
            <text:p>49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.29" calcext:value-type="float">
            <text:p>94.29</text:p>
          </table:table-cell>
          <table:table-cell office:value-type="float" office:value="95.73" calcext:value-type="float">
            <text:p>95.73</text:p>
          </table:table-cell>
          <table:table-cell office:value-type="float" office:value="95.63" calcext:value-type="float">
            <text:p>95.63</text:p>
          </table:table-cell>
          <table:table-cell office:value-type="float" office:value="100.89" calcext:value-type="float">
            <text:p>100.89</text:p>
          </table:table-cell>
          <table:table-cell office:value-type="float" office:value="93.88" calcext:value-type="float">
            <text:p>93.88</text:p>
          </table:table-cell>
          <table:table-cell office:value-type="float" office:value="93.52" calcext:value-type="float">
            <text:p>93.52</text:p>
          </table:table-cell>
          <table:table-cell office:value-type="float" office:value="99.92" calcext:value-type="float">
            <text:p>99.92</text:p>
          </table:table-cell>
          <table:table-cell office:value-type="float" office:value="91.69" calcext:value-type="float">
            <text:p>91.69</text:p>
          </table:table-cell>
          <table:table-cell office:value-type="float" office:value="95.9" calcext:value-type="float">
            <text:p>95.9</text:p>
          </table:table-cell>
          <table:table-cell office:value-type="float" office:value="98.39" calcext:value-type="float">
            <text:p>98.3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85.04" calcext:value-type="float">
            <text:p>185.04</text:p>
          </table:table-cell>
          <table:table-cell office:value-type="float" office:value="194.82" calcext:value-type="float">
            <text:p>194.8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8.26" calcext:value-type="float">
            <text:p>198.26</text:p>
          </table:table-cell>
          <table:table-cell office:value-type="float" office:value="183.68" calcext:value-type="float">
            <text:p>183.68</text:p>
          </table:table-cell>
          <table:table-cell office:value-type="float" office:value="183.56" calcext:value-type="float">
            <text:p>183.56</text:p>
          </table:table-cell>
          <table:table-cell office:value-type="float" office:value="198.55" calcext:value-type="float">
            <text:p>198.55</text:p>
          </table:table-cell>
          <table:table-cell office:value-type="float" office:value="184.5" calcext:value-type="float">
            <text:p>184.5</text:p>
          </table:table-cell>
          <table:table-cell office:value-type="float" office:value="194.27" calcext:value-type="float">
            <text:p>194.27</text:p>
          </table:table-cell>
          <table:table-cell office:value-type="float" office:value="195.27" calcext:value-type="float">
            <text:p>195.2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71.1" calcext:value-type="float">
            <text:p>371.1</text:p>
          </table:table-cell>
          <table:table-cell table:number-columns-repeated="2" office:value-type="float" office:value="384.23" calcext:value-type="float">
            <text:p>384.23</text:p>
          </table:table-cell>
          <table:table-cell office:value-type="float" office:value="386.15" calcext:value-type="float">
            <text:p>386.15</text:p>
          </table:table-cell>
          <table:table-cell office:value-type="float" office:value="368.43" calcext:value-type="float">
            <text:p>368.43</text:p>
          </table:table-cell>
          <table:table-cell office:value-type="float" office:value="367.6" calcext:value-type="float">
            <text:p>367.6</text:p>
          </table:table-cell>
          <table:table-cell office:value-type="float" office:value="385.76" calcext:value-type="float">
            <text:p>385.76</text:p>
          </table:table-cell>
          <table:table-cell office:value-type="float" office:value="369.76" calcext:value-type="float">
            <text:p>369.76</text:p>
          </table:table-cell>
          <table:table-cell office:value-type="float" office:value="383.44" calcext:value-type="float">
            <text:p>383.44</text:p>
          </table:table-cell>
          <table:table-cell office:value-type="float" office:value="384.51" calcext:value-type="float">
            <text:p>384.5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715.9" calcext:value-type="float">
            <text:p>715.9</text:p>
          </table:table-cell>
          <table:table-cell office:value-type="float" office:value="742.23" calcext:value-type="float">
            <text:p>742.23</text:p>
          </table:table-cell>
          <table:table-cell office:value-type="float" office:value="744.72" calcext:value-type="float">
            <text:p>744.72</text:p>
          </table:table-cell>
          <table:table-cell office:value-type="float" office:value="756.74" calcext:value-type="float">
            <text:p>756.74</text:p>
          </table:table-cell>
          <table:table-cell office:value-type="float" office:value="715.6" calcext:value-type="float">
            <text:p>715.6</text:p>
          </table:table-cell>
          <table:table-cell office:value-type="float" office:value="715.12" calcext:value-type="float">
            <text:p>715.12</text:p>
          </table:table-cell>
          <table:table-cell office:value-type="float" office:value="758.87" calcext:value-type="float">
            <text:p>758.87</text:p>
          </table:table-cell>
          <table:table-cell office:value-type="float" office:value="701.51" calcext:value-type="float">
            <text:p>701.51</text:p>
          </table:table-cell>
          <table:table-cell office:value-type="float" office:value="742.67" calcext:value-type="float">
            <text:p>742.67</text:p>
          </table:table-cell>
          <table:table-cell office:value-type="float" office:value="744.89" calcext:value-type="float">
            <text:p>744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66.7" calcext:value-type="float">
            <text:p>1066.7</text:p>
          </table:table-cell>
          <table:table-cell office:value-type="float" office:value="1098.85" calcext:value-type="float">
            <text:p>1098.85</text:p>
          </table:table-cell>
          <table:table-cell office:value-type="float" office:value="1098.68" calcext:value-type="float">
            <text:p>1098.68</text:p>
          </table:table-cell>
          <table:table-cell office:value-type="float" office:value="1125.86" calcext:value-type="float">
            <text:p>1125.86</text:p>
          </table:table-cell>
          <table:table-cell office:value-type="float" office:value="1054.46" calcext:value-type="float">
            <text:p>1054.46</text:p>
          </table:table-cell>
          <table:table-cell office:value-type="float" office:value="1076.85" calcext:value-type="float">
            <text:p>1076.85</text:p>
          </table:table-cell>
          <table:table-cell office:value-type="float" office:value="1115.49" calcext:value-type="float">
            <text:p>1115.49</text:p>
          </table:table-cell>
          <table:table-cell office:value-type="float" office:value="1073.62" calcext:value-type="float">
            <text:p>1073.62</text:p>
          </table:table-cell>
          <table:table-cell office:value-type="float" office:value="1112.69" calcext:value-type="float">
            <text:p>1112.69</text:p>
          </table:table-cell>
          <table:table-cell office:value-type="float" office:value="1096.31" calcext:value-type="float">
            <text:p>1096.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81.88" calcext:value-type="float">
            <text:p>1681.88</text:p>
          </table:table-cell>
          <table:table-cell office:value-type="float" office:value="1723.97" calcext:value-type="float">
            <text:p>1723.97</text:p>
          </table:table-cell>
          <table:table-cell office:value-type="float" office:value="1725.75" calcext:value-type="float">
            <text:p>1725.75</text:p>
          </table:table-cell>
          <table:table-cell office:value-type="float" office:value="1758.66" calcext:value-type="float">
            <text:p>1758.66</text:p>
          </table:table-cell>
          <table:table-cell office:value-type="float" office:value="1689.48" calcext:value-type="float">
            <text:p>1689.48</text:p>
          </table:table-cell>
          <table:table-cell office:value-type="float" office:value="1693.22" calcext:value-type="float">
            <text:p>1693.22</text:p>
          </table:table-cell>
          <table:table-cell office:value-type="float" office:value="1753.44" calcext:value-type="float">
            <text:p>1753.44</text:p>
          </table:table-cell>
          <table:table-cell office:value-type="float" office:value="1716.97" calcext:value-type="float">
            <text:p>1716.97</text:p>
          </table:table-cell>
          <table:table-cell office:value-type="float" office:value="1715.63" calcext:value-type="float">
            <text:p>1715.63</text:p>
          </table:table-cell>
          <table:table-cell office:value-type="float" office:value="1722.13" calcext:value-type="float">
            <text:p>1722.1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305.15" calcext:value-type="float">
            <text:p>2305.15</text:p>
          </table:table-cell>
          <table:table-cell office:value-type="float" office:value="2298.69" calcext:value-type="float">
            <text:p>2298.69</text:p>
          </table:table-cell>
          <table:table-cell office:value-type="float" office:value="2299.13" calcext:value-type="float">
            <text:p>2299.13</text:p>
          </table:table-cell>
          <table:table-cell office:value-type="float" office:value="2327.7" calcext:value-type="float">
            <text:p>2327.7</text:p>
          </table:table-cell>
          <table:table-cell office:value-type="float" office:value="2282.9" calcext:value-type="float">
            <text:p>2282.9</text:p>
          </table:table-cell>
          <table:table-cell office:value-type="float" office:value="2301.29" calcext:value-type="float">
            <text:p>2301.29</text:p>
          </table:table-cell>
          <table:table-cell office:value-type="float" office:value="2335.36" calcext:value-type="float">
            <text:p>2335.36</text:p>
          </table:table-cell>
          <table:table-cell office:value-type="float" office:value="2318.03" calcext:value-type="float">
            <text:p>2318.03</text:p>
          </table:table-cell>
          <table:table-cell office:value-type="float" office:value="2295.67" calcext:value-type="float">
            <text:p>2295.67</text:p>
          </table:table-cell>
          <table:table-cell office:value-type="float" office:value="2303.56" calcext:value-type="float">
            <text:p>2303.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073.14" calcext:value-type="float">
            <text:p>6073.14</text:p>
          </table:table-cell>
          <table:table-cell office:value-type="float" office:value="5953.77" calcext:value-type="float">
            <text:p>5953.77</text:p>
          </table:table-cell>
          <table:table-cell office:value-type="float" office:value="5985.69" calcext:value-type="float">
            <text:p>5985.69</text:p>
          </table:table-cell>
          <table:table-cell office:value-type="float" office:value="6050.75" calcext:value-type="float">
            <text:p>6050.75</text:p>
          </table:table-cell>
          <table:table-cell office:value-type="float" office:value="6022.25" calcext:value-type="float">
            <text:p>6022.25</text:p>
          </table:table-cell>
          <table:table-cell office:value-type="float" office:value="6085.07" calcext:value-type="float">
            <text:p>6085.07</text:p>
          </table:table-cell>
          <table:table-cell office:value-type="float" office:value="5895.5" calcext:value-type="float">
            <text:p>5895.5</text:p>
          </table:table-cell>
          <table:table-cell office:value-type="float" office:value="6120.47" calcext:value-type="float">
            <text:p>6120.47</text:p>
          </table:table-cell>
          <table:table-cell office:value-type="float" office:value="5957.8" calcext:value-type="float">
            <text:p>5957.8</text:p>
          </table:table-cell>
          <table:table-cell office:value-type="float" office:value="5992.54" calcext:value-type="float">
            <text:p>5992.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8545.7" calcext:value-type="float">
            <text:p>8545.7</text:p>
          </table:table-cell>
          <table:table-cell table:style-name="ce2" office:value-type="float" office:value="8408.46" calcext:value-type="float">
            <text:p>8408.46</text:p>
          </table:table-cell>
          <table:table-cell table:style-name="ce2" office:value-type="float" office:value="8405.25" calcext:value-type="float">
            <text:p>8405.25</text:p>
          </table:table-cell>
          <table:table-cell table:style-name="ce2" office:value-type="float" office:value="8425.38" calcext:value-type="float">
            <text:p>8425.38</text:p>
          </table:table-cell>
          <table:table-cell table:style-name="ce2" office:value-type="float" office:value="8611.8" calcext:value-type="float">
            <text:p>8611.8</text:p>
          </table:table-cell>
          <table:table-cell table:style-name="ce2" office:value-type="float" office:value="8594.97" calcext:value-type="float">
            <text:p>8594.97</text:p>
          </table:table-cell>
          <table:table-cell table:style-name="ce2" office:value-type="float" office:value="8584.07" calcext:value-type="float">
            <text:p>8584.07</text:p>
          </table:table-cell>
          <table:table-cell table:style-name="ce2" office:value-type="float" office:value="8493.72" calcext:value-type="float">
            <text:p>8493.72</text:p>
          </table:table-cell>
          <table:table-cell table:style-name="ce2" office:value-type="float" office:value="8497.82" calcext:value-type="float">
            <text:p>8497.82</text:p>
          </table:table-cell>
          <table:table-cell table:style-name="ce2" office:value-type="float" office:value="8462.66" calcext:value-type="float">
            <text:p>8462.66</text:p>
          </table:table-cell>
          <table:table-cell table:number-columns-repeated="10"/>
          <table:table-cell table:formula="of:=MIN([.D153:.W153])" office:value-type="float" office:value="8405.25" calcext:value-type="float">
            <text:p>8405.25</text:p>
          </table:table-cell>
          <table:table-cell table:formula="of:=AVERAGE([.D153:.M153])" office:value-type="float" office:value="8502.983" calcext:value-type="float">
            <text:p>8502.983</text:p>
          </table:table-cell>
          <table:table-cell table:formula="of:=MAX([.D153:.W153])" office:value-type="float" office:value="8611.8" calcext:value-type="float">
            <text:p>8611.8</text:p>
          </table:table-cell>
          <table:table-cell table:formula="of:=[.Z153]-[.X153]" office:value-type="float" office:value="206.549999999999" calcext:value-type="float">
            <text:p>206.55</text:p>
          </table:table-cell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9201.9" calcext:value-type="float">
            <text:p>9201.9</text:p>
          </table:table-cell>
          <table:table-cell office:value-type="float" office:value="9090.63" calcext:value-type="float">
            <text:p>9090.63</text:p>
          </table:table-cell>
          <table:table-cell office:value-type="float" office:value="9061.13" calcext:value-type="float">
            <text:p>9061.13</text:p>
          </table:table-cell>
          <table:table-cell office:value-type="float" office:value="9112.29" calcext:value-type="float">
            <text:p>9112.29</text:p>
          </table:table-cell>
          <table:table-cell office:value-type="float" office:value="9165.94" calcext:value-type="float">
            <text:p>9165.94</text:p>
          </table:table-cell>
          <table:table-cell office:value-type="float" office:value="9214.43" calcext:value-type="float">
            <text:p>9214.43</text:p>
          </table:table-cell>
          <table:table-cell office:value-type="float" office:value="9134.05" calcext:value-type="float">
            <text:p>9134.05</text:p>
          </table:table-cell>
          <table:table-cell office:value-type="float" office:value="9161.64" calcext:value-type="float">
            <text:p>9161.64</text:p>
          </table:table-cell>
          <table:table-cell office:value-type="float" office:value="9033.68" calcext:value-type="float">
            <text:p>9033.68</text:p>
          </table:table-cell>
          <table:table-cell office:value-type="float" office:value="9132.16" calcext:value-type="float">
            <text:p>9132.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9566.43" calcext:value-type="float">
            <text:p>9566.43</text:p>
          </table:table-cell>
          <table:table-cell table:style-name="ce2" office:value-type="float" office:value="9431.8" calcext:value-type="float">
            <text:p>9431.8</text:p>
          </table:table-cell>
          <table:table-cell table:style-name="ce2" office:value-type="float" office:value="9393.77" calcext:value-type="float">
            <text:p>9393.77</text:p>
          </table:table-cell>
          <table:table-cell table:style-name="ce2" office:value-type="float" office:value="9515.2" calcext:value-type="float">
            <text:p>9515.2</text:p>
          </table:table-cell>
          <table:table-cell table:style-name="ce2" office:value-type="float" office:value="9509.8" calcext:value-type="float">
            <text:p>9509.8</text:p>
          </table:table-cell>
          <table:table-cell table:style-name="ce2" office:value-type="float" office:value="9512.89" calcext:value-type="float">
            <text:p>9512.89</text:p>
          </table:table-cell>
          <table:table-cell table:style-name="ce2" office:value-type="float" office:value="9538.94" calcext:value-type="float">
            <text:p>9538.94</text:p>
          </table:table-cell>
          <table:table-cell table:style-name="ce2" office:value-type="float" office:value="9576.06" calcext:value-type="float">
            <text:p>9576.06</text:p>
          </table:table-cell>
          <table:table-cell table:style-name="ce2" office:value-type="float" office:value="9467.07" calcext:value-type="float">
            <text:p>9467.07</text:p>
          </table:table-cell>
          <table:table-cell table:style-name="ce2" office:value-type="float" office:value="9462.74" calcext:value-type="float">
            <text:p>9462.74</text:p>
          </table:table-cell>
          <table:table-cell table:number-columns-repeated="10"/>
          <table:table-cell table:formula="of:=MIN([.D155:.W155])" office:value-type="float" office:value="9393.77" calcext:value-type="float">
            <text:p>9393.77</text:p>
          </table:table-cell>
          <table:table-cell table:formula="of:=AVERAGE([.D155:.M155])" office:value-type="float" office:value="9497.47" calcext:value-type="float">
            <text:p>9497.47</text:p>
          </table:table-cell>
          <table:table-cell table:formula="of:=MAX([.D155:.W155])" office:value-type="float" office:value="9576.06" calcext:value-type="float">
            <text:p>9576.06</text:p>
          </table:table-cell>
          <table:table-cell table:formula="of:=[.Z155]-[.X155]" office:value-type="float" office:value="182.289999999999" calcext:value-type="float">
            <text:p>182.29</text:p>
          </table:table-cell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725.89" calcext:value-type="float">
            <text:p>9725.89</text:p>
          </table:table-cell>
          <table:table-cell office:value-type="float" office:value="9630.45" calcext:value-type="float">
            <text:p>9630.45</text:p>
          </table:table-cell>
          <table:table-cell office:value-type="float" office:value="9627.68" calcext:value-type="float">
            <text:p>9627.68</text:p>
          </table:table-cell>
          <table:table-cell office:value-type="float" office:value="9678.8" calcext:value-type="float">
            <text:p>9678.8</text:p>
          </table:table-cell>
          <table:table-cell office:value-type="float" office:value="9723.6" calcext:value-type="float">
            <text:p>9723.6</text:p>
          </table:table-cell>
          <table:table-cell office:value-type="float" office:value="9779.82" calcext:value-type="float">
            <text:p>9779.82</text:p>
          </table:table-cell>
          <table:table-cell office:value-type="float" office:value="9700.68" calcext:value-type="float">
            <text:p>9700.68</text:p>
          </table:table-cell>
          <table:table-cell office:value-type="float" office:value="9777.51" calcext:value-type="float">
            <text:p>9777.51</text:p>
          </table:table-cell>
          <table:table-cell office:value-type="float" office:value="9629.4" calcext:value-type="float">
            <text:p>9629.4</text:p>
          </table:table-cell>
          <table:table-cell office:value-type="float" office:value="9634.41" calcext:value-type="float">
            <text:p>9634.4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869.87" calcext:value-type="float">
            <text:p>9869.87</text:p>
          </table:table-cell>
          <table:table-cell office:value-type="float" office:value="9777.24" calcext:value-type="float">
            <text:p>9777.24</text:p>
          </table:table-cell>
          <table:table-cell office:value-type="float" office:value="9746.5" calcext:value-type="float">
            <text:p>9746.5</text:p>
          </table:table-cell>
          <table:table-cell office:value-type="float" office:value="9757.31" calcext:value-type="float">
            <text:p>9757.31</text:p>
          </table:table-cell>
          <table:table-cell office:value-type="float" office:value="9865.51" calcext:value-type="float">
            <text:p>9865.51</text:p>
          </table:table-cell>
          <table:table-cell office:value-type="float" office:value="9868.63" calcext:value-type="float">
            <text:p>9868.63</text:p>
          </table:table-cell>
          <table:table-cell office:value-type="float" office:value="9796.98" calcext:value-type="float">
            <text:p>9796.98</text:p>
          </table:table-cell>
          <table:table-cell office:value-type="float" office:value="9869.8" calcext:value-type="float">
            <text:p>9869.8</text:p>
          </table:table-cell>
          <table:table-cell office:value-type="float" office:value="9760.42" calcext:value-type="float">
            <text:p>9760.42</text:p>
          </table:table-cell>
          <table:table-cell office:value-type="float" office:value="9746.03" calcext:value-type="float">
            <text:p>9746.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917.34" calcext:value-type="float">
            <text:p>9917.34</text:p>
          </table:table-cell>
          <table:table-cell office:value-type="float" office:value="9881.31" calcext:value-type="float">
            <text:p>9881.31</text:p>
          </table:table-cell>
          <table:table-cell office:value-type="float" office:value="9813.68" calcext:value-type="float">
            <text:p>9813.68</text:p>
          </table:table-cell>
          <table:table-cell office:value-type="float" office:value="9832.67" calcext:value-type="float">
            <text:p>9832.67</text:p>
          </table:table-cell>
          <table:table-cell office:value-type="float" office:value="9892.84" calcext:value-type="float">
            <text:p>9892.84</text:p>
          </table:table-cell>
          <table:table-cell office:value-type="float" office:value="9917.97" calcext:value-type="float">
            <text:p>9917.97</text:p>
          </table:table-cell>
          <table:table-cell office:value-type="float" office:value="9849.7" calcext:value-type="float">
            <text:p>9849.7</text:p>
          </table:table-cell>
          <table:table-cell office:value-type="float" office:value="9919.26" calcext:value-type="float">
            <text:p>9919.26</text:p>
          </table:table-cell>
          <table:table-cell office:value-type="float" office:value="9903.63" calcext:value-type="float">
            <text:p>9903.63</text:p>
          </table:table-cell>
          <table:table-cell office:value-type="float" office:value="9811.52" calcext:value-type="float">
            <text:p>9811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910.41" calcext:value-type="float">
            <text:p>9910.41</text:p>
          </table:table-cell>
          <table:table-cell office:value-type="float" office:value="9940.3" calcext:value-type="float">
            <text:p>9940.3</text:p>
          </table:table-cell>
          <table:table-cell office:value-type="float" office:value="9925.3" calcext:value-type="float">
            <text:p>9925.3</text:p>
          </table:table-cell>
          <table:table-cell office:value-type="float" office:value="9898.2" calcext:value-type="float">
            <text:p>9898.2</text:p>
          </table:table-cell>
          <table:table-cell office:value-type="float" office:value="9935.58" calcext:value-type="float">
            <text:p>9935.58</text:p>
          </table:table-cell>
          <table:table-cell office:value-type="float" office:value="9936.97" calcext:value-type="float">
            <text:p>9936.97</text:p>
          </table:table-cell>
          <table:table-cell office:value-type="float" office:value="9868.44" calcext:value-type="float">
            <text:p>9868.44</text:p>
          </table:table-cell>
          <table:table-cell office:value-type="float" office:value="9925.8" calcext:value-type="float">
            <text:p>9925.8</text:p>
          </table:table-cell>
          <table:table-cell office:value-type="float" office:value="9945.44" calcext:value-type="float">
            <text:p>9945.44</text:p>
          </table:table-cell>
          <table:table-cell office:value-type="float" office:value="9861.06" calcext:value-type="float">
            <text:p>9861.0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944" calcext:value-type="float">
            <text:p>9944</text:p>
          </table:table-cell>
          <table:table-cell office:value-type="float" office:value="9946.69" calcext:value-type="float">
            <text:p>9946.69</text:p>
          </table:table-cell>
          <table:table-cell office:value-type="float" office:value="9942.98" calcext:value-type="float">
            <text:p>9942.98</text:p>
          </table:table-cell>
          <table:table-cell office:value-type="float" office:value="9933.11" calcext:value-type="float">
            <text:p>9933.11</text:p>
          </table:table-cell>
          <table:table-cell office:value-type="float" office:value="9952.3" calcext:value-type="float">
            <text:p>9952.3</text:p>
          </table:table-cell>
          <table:table-cell office:value-type="float" office:value="9940.58" calcext:value-type="float">
            <text:p>9940.58</text:p>
          </table:table-cell>
          <table:table-cell office:value-type="float" office:value="9943.42" calcext:value-type="float">
            <text:p>9943.42</text:p>
          </table:table-cell>
          <table:table-cell office:value-type="float" office:value="9947.35" calcext:value-type="float">
            <text:p>9947.35</text:p>
          </table:table-cell>
          <table:table-cell office:value-type="float" office:value="9944.12" calcext:value-type="float">
            <text:p>9944.12</text:p>
          </table:table-cell>
          <table:table-cell office:value-type="float" office:value="9879.37" calcext:value-type="float">
            <text:p>9879.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9896.82" calcext:value-type="float">
            <text:p>9896.82</text:p>
          </table:table-cell>
          <table:table-cell table:style-name="ce2" office:value-type="float" office:value="9895.2" calcext:value-type="float">
            <text:p>9895.2</text:p>
          </table:table-cell>
          <table:table-cell table:style-name="ce2" office:value-type="float" office:value="9885.58" calcext:value-type="float">
            <text:p>9885.58</text:p>
          </table:table-cell>
          <table:table-cell table:style-name="ce2" office:value-type="float" office:value="9888.78" calcext:value-type="float">
            <text:p>9888.78</text:p>
          </table:table-cell>
          <table:table-cell table:style-name="ce2" office:value-type="float" office:value="9896.19" calcext:value-type="float">
            <text:p>9896.19</text:p>
          </table:table-cell>
          <table:table-cell table:style-name="ce2" office:value-type="float" office:value="9899.54" calcext:value-type="float">
            <text:p>9899.54</text:p>
          </table:table-cell>
          <table:table-cell table:style-name="ce2" office:value-type="float" office:value="9915.25" calcext:value-type="float">
            <text:p>9915.25</text:p>
          </table:table-cell>
          <table:table-cell table:style-name="ce2" office:value-type="float" office:value="9904.1" calcext:value-type="float">
            <text:p>9904.1</text:p>
          </table:table-cell>
          <table:table-cell table:style-name="ce2" office:value-type="float" office:value="9889.8" calcext:value-type="float">
            <text:p>9889.8</text:p>
          </table:table-cell>
          <table:table-cell table:style-name="ce2" office:value-type="float" office:value="9868.73" calcext:value-type="float">
            <text:p>9868.73</text:p>
          </table:table-cell>
          <table:table-cell table:number-columns-repeated="10"/>
          <table:table-cell table:formula="of:=MIN([.D161:.W161])" office:value-type="float" office:value="9868.73" calcext:value-type="float">
            <text:p>9868.73</text:p>
          </table:table-cell>
          <table:table-cell table:formula="of:=AVERAGE([.D161:.M161])" office:value-type="float" office:value="9893.999" calcext:value-type="float">
            <text:p>9893.999</text:p>
          </table:table-cell>
          <table:table-cell table:formula="of:=MAX([.D161:.W161])" office:value-type="float" office:value="9915.25" calcext:value-type="float">
            <text:p>9915.25</text:p>
          </table:table-cell>
          <table:table-cell table:formula="of:=[.Z161]-[.X161]" office:value-type="float" office:value="46.5200000000004" calcext:value-type="float">
            <text:p>46.52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4">
          <table:table-cell table:number-columns-repeated="2"/>
          <table:table-cell table:style-name="ce2" office:value-type="string" calcext:value-type="string">
            <text:p>Size / 2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65]+1" office:value-type="float" office:value="2" calcext:value-type="float">
            <text:p>2</text:p>
          </table:table-cell>
          <table:table-cell table:style-name="ce2" table:formula="of:=[.E165]+1" office:value-type="float" office:value="3" calcext:value-type="float">
            <text:p>3</text:p>
          </table:table-cell>
          <table:table-cell table:style-name="ce2" table:formula="of:=[.F165]+1" office:value-type="float" office:value="4" calcext:value-type="float">
            <text:p>4</text:p>
          </table:table-cell>
          <table:table-cell table:style-name="ce2" table:formula="of:=[.G165]+1" office:value-type="float" office:value="5" calcext:value-type="float">
            <text:p>5</text:p>
          </table:table-cell>
          <table:table-cell table:style-name="ce2" table:formula="of:=[.H165]+1" office:value-type="float" office:value="6" calcext:value-type="float">
            <text:p>6</text:p>
          </table:table-cell>
          <table:table-cell table:style-name="ce2" table:formula="of:=[.I165]+1" office:value-type="float" office:value="7" calcext:value-type="float">
            <text:p>7</text:p>
          </table:table-cell>
          <table:table-cell table:style-name="ce2" table:formula="of:=[.J165]+1" office:value-type="float" office:value="8" calcext:value-type="float">
            <text:p>8</text:p>
          </table:table-cell>
          <table:table-cell table:style-name="ce2" table:formula="of:=[.K165]+1" office:value-type="float" office:value="9" calcext:value-type="float">
            <text:p>9</text:p>
          </table:table-cell>
          <table:table-cell table:style-name="ce2" table:formula="of:=[.L165]+1" office:value-type="float" office:value="10" calcext:value-type="float">
            <text:p>10</text:p>
          </table:table-cell>
          <table:table-cell table:number-columns-repeated="10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.46" calcext:value-type="float">
            <text:p>1.46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58" calcext:value-type="float">
            <text:p>1.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.18" calcext:value-type="float">
            <text:p>3.18</text:p>
          </table:table-cell>
          <table:table-cell office:value-type="float" office:value="2.92" calcext:value-type="float">
            <text:p>2.92</text:p>
          </table:table-cell>
          <table:table-cell office:value-type="float" office:value="2.77" calcext:value-type="float">
            <text:p>2.77</text:p>
          </table:table-cell>
          <table:table-cell office:value-type="float" office:value="3.13" calcext:value-type="float">
            <text:p>3.13</text:p>
          </table:table-cell>
          <table:table-cell office:value-type="float" office:value="3.2" calcext:value-type="float">
            <text:p>3.2</text:p>
          </table:table-cell>
          <table:table-cell office:value-type="float" office:value="3.18" calcext:value-type="float">
            <text:p>3.18</text:p>
          </table:table-cell>
          <table:table-cell office:value-type="float" office:value="3.16" calcext:value-type="float">
            <text:p>3.16</text:p>
          </table:table-cell>
          <table:table-cell office:value-type="float" office:value="3.13" calcext:value-type="float">
            <text:p>3.13</text:p>
          </table:table-cell>
          <table:table-cell office:value-type="float" office:value="3.14" calcext:value-type="float">
            <text:p>3.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24" calcext:value-type="float">
            <text:p>6.24</text:p>
          </table:table-cell>
          <table:table-cell office:value-type="float" office:value="6.32" calcext:value-type="float">
            <text:p>6.32</text:p>
          </table:table-cell>
          <table:table-cell office:value-type="float" office:value="5.97" calcext:value-type="float">
            <text:p>5.97</text:p>
          </table:table-cell>
          <table:table-cell office:value-type="float" office:value="5.58" calcext:value-type="float">
            <text:p>5.58</text:p>
          </table:table-cell>
          <table:table-cell office:value-type="float" office:value="6.35" calcext:value-type="float">
            <text:p>6.35</text:p>
          </table:table-cell>
          <table:table-cell office:value-type="float" office:value="6.32" calcext:value-type="float">
            <text:p>6.32</text:p>
          </table:table-cell>
          <table:table-cell office:value-type="float" office:value="6.34" calcext:value-type="float">
            <text:p>6.34</text:p>
          </table:table-cell>
          <table:table-cell office:value-type="float" office:value="6.38" calcext:value-type="float">
            <text:p>6.38</text:p>
          </table:table-cell>
          <table:table-cell office:value-type="float" office:value="6.34" calcext:value-type="float">
            <text:p>6.34</text:p>
          </table:table-cell>
          <table:table-cell office:value-type="float" office:value="6.36" calcext:value-type="float">
            <text:p>6.3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52" calcext:value-type="float">
            <text:p>12.52</text:p>
          </table:table-cell>
          <table:table-cell office:value-type="float" office:value="12.74" calcext:value-type="float">
            <text:p>12.74</text:p>
          </table:table-cell>
          <table:table-cell office:value-type="float" office:value="11.38" calcext:value-type="float">
            <text:p>11.38</text:p>
          </table:table-cell>
          <table:table-cell office:value-type="float" office:value="11.1" calcext:value-type="float">
            <text:p>11.1</text:p>
          </table:table-cell>
          <table:table-cell office:value-type="float" office:value="12.66" calcext:value-type="float">
            <text:p>12.6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74" calcext:value-type="float">
            <text:p>12.74</text:p>
          </table:table-cell>
          <table:table-cell office:value-type="float" office:value="12.76" calcext:value-type="float">
            <text:p>12.76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3" calcext:value-type="float">
            <text:p>12.7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.35" calcext:value-type="float">
            <text:p>25.35</text:p>
          </table:table-cell>
          <table:table-cell office:value-type="float" office:value="24.93" calcext:value-type="float">
            <text:p>24.93</text:p>
          </table:table-cell>
          <table:table-cell office:value-type="float" office:value="23.67" calcext:value-type="float">
            <text:p>23.67</text:p>
          </table:table-cell>
          <table:table-cell office:value-type="float" office:value="22.2" calcext:value-type="float">
            <text:p>22.2</text:p>
          </table:table-cell>
          <table:table-cell office:value-type="float" office:value="24.41" calcext:value-type="float">
            <text:p>24.41</text:p>
          </table:table-cell>
          <table:table-cell office:value-type="float" office:value="25.09" calcext:value-type="float">
            <text:p>25.09</text:p>
          </table:table-cell>
          <table:table-cell office:value-type="float" office:value="24.99" calcext:value-type="float">
            <text:p>24.99</text:p>
          </table:table-cell>
          <table:table-cell office:value-type="float" office:value="25.5" calcext:value-type="float">
            <text:p>25.5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4" calcext:value-type="float">
            <text:p>24.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0.86" calcext:value-type="float">
            <text:p>50.86</text:p>
          </table:table-cell>
          <table:table-cell office:value-type="float" office:value="50.56" calcext:value-type="float">
            <text:p>50.56</text:p>
          </table:table-cell>
          <table:table-cell office:value-type="float" office:value="48.12" calcext:value-type="float">
            <text:p>48.12</text:p>
          </table:table-cell>
          <table:table-cell office:value-type="float" office:value="44.35" calcext:value-type="float">
            <text:p>44.35</text:p>
          </table:table-cell>
          <table:table-cell office:value-type="float" office:value="49.78" calcext:value-type="float">
            <text:p>49.78</text:p>
          </table:table-cell>
          <table:table-cell office:value-type="float" office:value="50.93" calcext:value-type="float">
            <text:p>50.93</text:p>
          </table:table-cell>
          <table:table-cell office:value-type="float" office:value="50.63" calcext:value-type="float">
            <text:p>50.63</text:p>
          </table:table-cell>
          <table:table-cell office:value-type="float" office:value="50.98" calcext:value-type="float">
            <text:p>50.98</text:p>
          </table:table-cell>
          <table:table-cell office:value-type="float" office:value="50.16" calcext:value-type="float">
            <text:p>50.16</text:p>
          </table:table-cell>
          <table:table-cell office:value-type="float" office:value="50.78" calcext:value-type="float">
            <text:p>50.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1.51" calcext:value-type="float">
            <text:p>101.51</text:p>
          </table:table-cell>
          <table:table-cell office:value-type="float" office:value="101.66" calcext:value-type="float">
            <text:p>101.66</text:p>
          </table:table-cell>
          <table:table-cell office:value-type="float" office:value="96.7" calcext:value-type="float">
            <text:p>96.7</text:p>
          </table:table-cell>
          <table:table-cell office:value-type="float" office:value="88.77" calcext:value-type="float">
            <text:p>88.77</text:p>
          </table:table-cell>
          <table:table-cell office:value-type="float" office:value="100.86" calcext:value-type="float">
            <text:p>100.86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1.24" calcext:value-type="float">
            <text:p>101.24</text:p>
          </table:table-cell>
          <table:table-cell office:value-type="float" office:value="102.32" calcext:value-type="float">
            <text:p>102.32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1.69" calcext:value-type="float">
            <text:p>101.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99.6" calcext:value-type="float">
            <text:p>199.6</text:p>
          </table:table-cell>
          <table:table-cell office:value-type="float" office:value="197.11" calcext:value-type="float">
            <text:p>197.11</text:p>
          </table:table-cell>
          <table:table-cell office:value-type="float" office:value="191.49" calcext:value-type="float">
            <text:p>191.49</text:p>
          </table:table-cell>
          <table:table-cell office:value-type="float" office:value="174.86" calcext:value-type="float">
            <text:p>174.86</text:p>
          </table:table-cell>
          <table:table-cell office:value-type="float" office:value="197.45" calcext:value-type="float">
            <text:p>197.45</text:p>
          </table:table-cell>
          <table:table-cell office:value-type="float" office:value="200.64" calcext:value-type="float">
            <text:p>200.64</text:p>
          </table:table-cell>
          <table:table-cell office:value-type="float" office:value="198.02" calcext:value-type="float">
            <text:p>198.02</text:p>
          </table:table-cell>
          <table:table-cell office:value-type="float" office:value="200.2" calcext:value-type="float">
            <text:p>200.2</text:p>
          </table:table-cell>
          <table:table-cell office:value-type="float" office:value="199.27" calcext:value-type="float">
            <text:p>199.27</text:p>
          </table:table-cell>
          <table:table-cell office:value-type="float" office:value="200.98" calcext:value-type="float">
            <text:p>200.9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89.46" calcext:value-type="float">
            <text:p>389.46</text:p>
          </table:table-cell>
          <table:table-cell office:value-type="float" office:value="392.71" calcext:value-type="float">
            <text:p>392.71</text:p>
          </table:table-cell>
          <table:table-cell office:value-type="float" office:value="377.6" calcext:value-type="float">
            <text:p>377.6</text:p>
          </table:table-cell>
          <table:table-cell office:value-type="float" office:value="343.2" calcext:value-type="float">
            <text:p>343.2</text:p>
          </table:table-cell>
          <table:table-cell office:value-type="float" office:value="387.24" calcext:value-type="float">
            <text:p>387.24</text:p>
          </table:table-cell>
          <table:table-cell office:value-type="float" office:value="393.18" calcext:value-type="float">
            <text:p>393.18</text:p>
          </table:table-cell>
          <table:table-cell office:value-type="float" office:value="390.94" calcext:value-type="float">
            <text:p>390.94</text:p>
          </table:table-cell>
          <table:table-cell office:value-type="float" office:value="395.46" calcext:value-type="float">
            <text:p>395.46</text:p>
          </table:table-cell>
          <table:table-cell office:value-type="float" office:value="392.53" calcext:value-type="float">
            <text:p>392.53</text:p>
          </table:table-cell>
          <table:table-cell office:value-type="float" office:value="392.82" calcext:value-type="float">
            <text:p>392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761.48" calcext:value-type="float">
            <text:p>761.48</text:p>
          </table:table-cell>
          <table:table-cell office:value-type="float" office:value="760.09" calcext:value-type="float">
            <text:p>760.09</text:p>
          </table:table-cell>
          <table:table-cell office:value-type="float" office:value="740.67" calcext:value-type="float">
            <text:p>740.67</text:p>
          </table:table-cell>
          <table:table-cell office:value-type="float" office:value="668.05" calcext:value-type="float">
            <text:p>668.05</text:p>
          </table:table-cell>
          <table:table-cell office:value-type="float" office:value="759.58" calcext:value-type="float">
            <text:p>759.58</text:p>
          </table:table-cell>
          <table:table-cell office:value-type="float" office:value="762.58" calcext:value-type="float">
            <text:p>762.58</text:p>
          </table:table-cell>
          <table:table-cell office:value-type="float" office:value="744.04" calcext:value-type="float">
            <text:p>744.04</text:p>
          </table:table-cell>
          <table:table-cell office:value-type="float" office:value="763.46" calcext:value-type="float">
            <text:p>763.46</text:p>
          </table:table-cell>
          <table:table-cell office:value-type="float" office:value="757.28" calcext:value-type="float">
            <text:p>757.28</text:p>
          </table:table-cell>
          <table:table-cell office:value-type="float" office:value="765.76" calcext:value-type="float">
            <text:p>765.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125.44" calcext:value-type="float">
            <text:p>1125.44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093.52" calcext:value-type="float">
            <text:p>1093.52</text:p>
          </table:table-cell>
          <table:table-cell office:value-type="float" office:value="1014.2" calcext:value-type="float">
            <text:p>1014.2</text:p>
          </table:table-cell>
          <table:table-cell office:value-type="float" office:value="1125.86" calcext:value-type="float">
            <text:p>1125.86</text:p>
          </table:table-cell>
          <table:table-cell office:value-type="float" office:value="1127.24" calcext:value-type="float">
            <text:p>1127.24</text:p>
          </table:table-cell>
          <table:table-cell office:value-type="float" office:value="1126.83" calcext:value-type="float">
            <text:p>1126.83</text:p>
          </table:table-cell>
          <table:table-cell office:value-type="float" office:value="1127.43" calcext:value-type="float">
            <text:p>1127.43</text:p>
          </table:table-cell>
          <table:table-cell office:value-type="float" office:value="1127.01" calcext:value-type="float">
            <text:p>1127.01</text:p>
          </table:table-cell>
          <table:table-cell office:value-type="float" office:value="1130.91" calcext:value-type="float">
            <text:p>1130.9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757.25" calcext:value-type="float">
            <text:p>1757.25</text:p>
          </table:table-cell>
          <table:table-cell office:value-type="float" office:value="1731.24" calcext:value-type="float">
            <text:p>1731.24</text:p>
          </table:table-cell>
          <table:table-cell office:value-type="float" office:value="1704.67" calcext:value-type="float">
            <text:p>1704.67</text:p>
          </table:table-cell>
          <table:table-cell office:value-type="float" office:value="1602.37" calcext:value-type="float">
            <text:p>1602.37</text:p>
          </table:table-cell>
          <table:table-cell office:value-type="float" office:value="1751.82" calcext:value-type="float">
            <text:p>1751.82</text:p>
          </table:table-cell>
          <table:table-cell office:value-type="float" office:value="1746.7" calcext:value-type="float">
            <text:p>1746.7</text:p>
          </table:table-cell>
          <table:table-cell office:value-type="float" office:value="1729.88" calcext:value-type="float">
            <text:p>1729.88</text:p>
          </table:table-cell>
          <table:table-cell office:value-type="float" office:value="1765.49" calcext:value-type="float">
            <text:p>1765.49</text:p>
          </table:table-cell>
          <table:table-cell office:value-type="float" office:value="1742.05" calcext:value-type="float">
            <text:p>1742.05</text:p>
          </table:table-cell>
          <table:table-cell office:value-type="float" office:value="1744.37" calcext:value-type="float">
            <text:p>1744.3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345.42" calcext:value-type="float">
            <text:p>2345.42</text:p>
          </table:table-cell>
          <table:table-cell office:value-type="float" office:value="2309.41" calcext:value-type="float">
            <text:p>2309.41</text:p>
          </table:table-cell>
          <table:table-cell office:value-type="float" office:value="2305.15" calcext:value-type="float">
            <text:p>2305.15</text:p>
          </table:table-cell>
          <table:table-cell office:value-type="float" office:value="2180.71" calcext:value-type="float">
            <text:p>2180.71</text:p>
          </table:table-cell>
          <table:table-cell office:value-type="float" office:value="2323.76" calcext:value-type="float">
            <text:p>2323.76</text:p>
          </table:table-cell>
          <table:table-cell office:value-type="float" office:value="2322.98" calcext:value-type="float">
            <text:p>2322.98</text:p>
          </table:table-cell>
          <table:table-cell office:value-type="float" office:value="2313.93" calcext:value-type="float">
            <text:p>2313.93</text:p>
          </table:table-cell>
          <table:table-cell office:value-type="float" office:value="2344.72" calcext:value-type="float">
            <text:p>2344.72</text:p>
          </table:table-cell>
          <table:table-cell office:value-type="float" office:value="2333.48" calcext:value-type="float">
            <text:p>2333.48</text:p>
          </table:table-cell>
          <table:table-cell office:value-type="float" office:value="2338.89" calcext:value-type="float">
            <text:p>2338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121.32" calcext:value-type="float">
            <text:p>6121.32</text:p>
          </table:table-cell>
          <table:table-cell office:value-type="float" office:value="6032.65" calcext:value-type="float">
            <text:p>6032.65</text:p>
          </table:table-cell>
          <table:table-cell office:value-type="float" office:value="6058.25" calcext:value-type="float">
            <text:p>6058.25</text:p>
          </table:table-cell>
          <table:table-cell office:value-type="float" office:value="6080.87" calcext:value-type="float">
            <text:p>6080.87</text:p>
          </table:table-cell>
          <table:table-cell office:value-type="float" office:value="6100.6" calcext:value-type="float">
            <text:p>6100.6</text:p>
          </table:table-cell>
          <table:table-cell office:value-type="float" office:value="5986.34" calcext:value-type="float">
            <text:p>5986.34</text:p>
          </table:table-cell>
          <table:table-cell office:value-type="float" office:value="6087.77" calcext:value-type="float">
            <text:p>6087.77</text:p>
          </table:table-cell>
          <table:table-cell office:value-type="float" office:value="6100.6" calcext:value-type="float">
            <text:p>6100.6</text:p>
          </table:table-cell>
          <table:table-cell office:value-type="float" office:value="6195.13" calcext:value-type="float">
            <text:p>6195.13</text:p>
          </table:table-cell>
          <table:table-cell office:value-type="float" office:value="6089.96" calcext:value-type="float">
            <text:p>6089.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8429.41" calcext:value-type="float">
            <text:p>8429.41</text:p>
          </table:table-cell>
          <table:table-cell table:style-name="ce2" office:value-type="float" office:value="8365.28" calcext:value-type="float">
            <text:p>8365.28</text:p>
          </table:table-cell>
          <table:table-cell table:style-name="ce2" office:value-type="float" office:value="8525" calcext:value-type="float">
            <text:p>8525</text:p>
          </table:table-cell>
          <table:table-cell table:style-name="ce2" office:value-type="float" office:value="8515.09" calcext:value-type="float">
            <text:p>8515.09</text:p>
          </table:table-cell>
          <table:table-cell table:style-name="ce2" office:value-type="float" office:value="8318.61" calcext:value-type="float">
            <text:p>8318.61</text:p>
          </table:table-cell>
          <table:table-cell table:style-name="ce2" office:value-type="float" office:value="8411.68" calcext:value-type="float">
            <text:p>8411.68</text:p>
          </table:table-cell>
          <table:table-cell table:style-name="ce2" office:value-type="float" office:value="8291.94" calcext:value-type="float">
            <text:p>8291.94</text:p>
          </table:table-cell>
          <table:table-cell table:style-name="ce2" office:value-type="float" office:value="8256.92" calcext:value-type="float">
            <text:p>8256.92</text:p>
          </table:table-cell>
          <table:table-cell table:style-name="ce2" office:value-type="float" office:value="8463.48" calcext:value-type="float">
            <text:p>8463.48</text:p>
          </table:table-cell>
          <table:table-cell table:style-name="ce2" office:value-type="float" office:value="8339.11" calcext:value-type="float">
            <text:p>8339.11</text:p>
          </table:table-cell>
          <table:table-cell table:number-columns-repeated="10"/>
          <table:table-cell table:formula="of:=MIN([.D180:.W180])" office:value-type="float" office:value="8256.92" calcext:value-type="float">
            <text:p>8256.92</text:p>
          </table:table-cell>
          <table:table-cell table:formula="of:=AVERAGE([.D180:.M180])" office:value-type="float" office:value="8391.652" calcext:value-type="float">
            <text:p>8391.652</text:p>
          </table:table-cell>
          <table:table-cell table:formula="of:=MAX([.D180:.W180])" office:value-type="float" office:value="8525" calcext:value-type="float">
            <text:p>8525</text:p>
          </table:table-cell>
          <table:table-cell table:formula="of:=[.Z180]-[.X180]" office:value-type="float" office:value="268.08" calcext:value-type="float">
            <text:p>268.08</text:p>
          </table:table-cell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9082.65" calcext:value-type="float">
            <text:p>9082.65</text:p>
          </table:table-cell>
          <table:table-cell office:value-type="float" office:value="9142.12" calcext:value-type="float">
            <text:p>9142.12</text:p>
          </table:table-cell>
          <table:table-cell office:value-type="float" office:value="9072.81" calcext:value-type="float">
            <text:p>9072.81</text:p>
          </table:table-cell>
          <table:table-cell office:value-type="float" office:value="9181.73" calcext:value-type="float">
            <text:p>9181.73</text:p>
          </table:table-cell>
          <table:table-cell office:value-type="float" office:value="9124.1" calcext:value-type="float">
            <text:p>9124.1</text:p>
          </table:table-cell>
          <table:table-cell office:value-type="float" office:value="9078.43" calcext:value-type="float">
            <text:p>9078.43</text:p>
          </table:table-cell>
          <table:table-cell office:value-type="float" office:value="9124.1" calcext:value-type="float">
            <text:p>9124.1</text:p>
          </table:table-cell>
          <table:table-cell office:value-type="float" office:value="9090.63" calcext:value-type="float">
            <text:p>9090.63</text:p>
          </table:table-cell>
          <table:table-cell office:value-type="float" office:value="9174.06" calcext:value-type="float">
            <text:p>9174.06</text:p>
          </table:table-cell>
          <table:table-cell office:value-type="float" office:value="9086.4" calcext:value-type="float">
            <text:p>9086.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9421.19" calcext:value-type="float">
            <text:p>9421.19</text:p>
          </table:table-cell>
          <table:table-cell table:style-name="ce2" office:value-type="float" office:value="9433.82" calcext:value-type="float">
            <text:p>9433.82</text:p>
          </table:table-cell>
          <table:table-cell table:style-name="ce2" office:value-type="float" office:value="9515.2" calcext:value-type="float">
            <text:p>9515.2</text:p>
          </table:table-cell>
          <table:table-cell table:style-name="ce2" office:value-type="float" office:value="9502.36" calcext:value-type="float">
            <text:p>9502.36</text:p>
          </table:table-cell>
          <table:table-cell table:style-name="ce2" office:value-type="float" office:value="9395.78" calcext:value-type="float">
            <text:p>9395.78</text:p>
          </table:table-cell>
          <table:table-cell table:style-name="ce2" office:value-type="float" office:value="9448.77" calcext:value-type="float">
            <text:p>9448.77</text:p>
          </table:table-cell>
          <table:table-cell table:style-name="ce2" office:value-type="float" office:value="9398.79" calcext:value-type="float">
            <text:p>9398.79</text:p>
          </table:table-cell>
          <table:table-cell table:style-name="ce2" office:value-type="float" office:value="9384.25" calcext:value-type="float">
            <text:p>9384.25</text:p>
          </table:table-cell>
          <table:table-cell table:style-name="ce2" office:value-type="float" office:value="9472.17" calcext:value-type="float">
            <text:p>9472.17</text:p>
          </table:table-cell>
          <table:table-cell table:style-name="ce2" office:value-type="float" office:value="9392.77" calcext:value-type="float">
            <text:p>9392.77</text:p>
          </table:table-cell>
          <table:table-cell table:number-columns-repeated="10"/>
          <table:table-cell table:formula="of:=MIN([.D182:.W182])" office:value-type="float" office:value="9384.25" calcext:value-type="float">
            <text:p>9384.25</text:p>
          </table:table-cell>
          <table:table-cell table:formula="of:=AVERAGE([.D182:.M182])" office:value-type="float" office:value="9436.51" calcext:value-type="float">
            <text:p>9436.51</text:p>
          </table:table-cell>
          <table:table-cell table:formula="of:=MAX([.D182:.W182])" office:value-type="float" office:value="9515.2" calcext:value-type="float">
            <text:p>9515.2</text:p>
          </table:table-cell>
          <table:table-cell table:formula="of:=[.Z182]-[.X182]" office:value-type="float" office:value="130.950000000001" calcext:value-type="float">
            <text:p>130.95</text:p>
          </table:table-cell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699.61" calcext:value-type="float">
            <text:p>9699.61</text:p>
          </table:table-cell>
          <table:table-cell office:value-type="float" office:value="9679.33" calcext:value-type="float">
            <text:p>9679.33</text:p>
          </table:table-cell>
          <table:table-cell office:value-type="float" office:value="9687.73" calcext:value-type="float">
            <text:p>9687.73</text:p>
          </table:table-cell>
          <table:table-cell office:value-type="float" office:value="9704.56" calcext:value-type="float">
            <text:p>9704.56</text:p>
          </table:table-cell>
          <table:table-cell office:value-type="float" office:value="9630.45" calcext:value-type="float">
            <text:p>9630.45</text:p>
          </table:table-cell>
          <table:table-cell office:value-type="float" office:value="9590.29" calcext:value-type="float">
            <text:p>9590.29</text:p>
          </table:table-cell>
          <table:table-cell office:value-type="float" office:value="9648.14" calcext:value-type="float">
            <text:p>9648.14</text:p>
          </table:table-cell>
          <table:table-cell office:value-type="float" office:value="9685.59" calcext:value-type="float">
            <text:p>9685.59</text:p>
          </table:table-cell>
          <table:table-cell office:value-type="float" office:value="9680.4" calcext:value-type="float">
            <text:p>9680.4</text:p>
          </table:table-cell>
          <table:table-cell office:value-type="float" office:value="9629.92" calcext:value-type="float">
            <text:p>9629.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780.02" calcext:value-type="float">
            <text:p>9780.02</text:p>
          </table:table-cell>
          <table:table-cell office:value-type="float" office:value="9818.1" calcext:value-type="float">
            <text:p>9818.1</text:p>
          </table:table-cell>
          <table:table-cell office:value-type="float" office:value="9831.95" calcext:value-type="float">
            <text:p>9831.95</text:p>
          </table:table-cell>
          <table:table-cell office:value-type="float" office:value="9846.67" calcext:value-type="float">
            <text:p>9846.67</text:p>
          </table:table-cell>
          <table:table-cell office:value-type="float" office:value="9757.04" calcext:value-type="float">
            <text:p>9757.04</text:p>
          </table:table-cell>
          <table:table-cell office:value-type="float" office:value="9760.69" calcext:value-type="float">
            <text:p>9760.69</text:p>
          </table:table-cell>
          <table:table-cell office:value-type="float" office:value="9727.37" calcext:value-type="float">
            <text:p>9727.37</text:p>
          </table:table-cell>
          <table:table-cell office:value-type="float" office:value="9827.28" calcext:value-type="float">
            <text:p>9827.28</text:p>
          </table:table-cell>
          <table:table-cell office:value-type="float" office:value="9768.96" calcext:value-type="float">
            <text:p>9768.96</text:p>
          </table:table-cell>
          <table:table-cell office:value-type="float" office:value="9747.98" calcext:value-type="float">
            <text:p>9747.9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827.18" calcext:value-type="float">
            <text:p>9827.18</text:p>
          </table:table-cell>
          <table:table-cell office:value-type="float" office:value="9839.31" calcext:value-type="float">
            <text:p>9839.31</text:p>
          </table:table-cell>
          <table:table-cell office:value-type="float" office:value="9915.18" calcext:value-type="float">
            <text:p>9915.18</text:p>
          </table:table-cell>
          <table:table-cell office:value-type="float" office:value="9899.24" calcext:value-type="float">
            <text:p>9899.24</text:p>
          </table:table-cell>
          <table:table-cell office:value-type="float" office:value="9792.89" calcext:value-type="float">
            <text:p>9792.89</text:p>
          </table:table-cell>
          <table:table-cell office:value-type="float" office:value="9827.18" calcext:value-type="float">
            <text:p>9827.18</text:p>
          </table:table-cell>
          <table:table-cell office:value-type="float" office:value="9807.63" calcext:value-type="float">
            <text:p>9807.63</text:p>
          </table:table-cell>
          <table:table-cell office:value-type="float" office:value="9888.15" calcext:value-type="float">
            <text:p>9888.15</text:p>
          </table:table-cell>
          <table:table-cell office:value-type="float" office:value="9872.44" calcext:value-type="float">
            <text:p>9872.44</text:p>
          </table:table-cell>
          <table:table-cell office:value-type="float" office:value="9844.33" calcext:value-type="float">
            <text:p>9844.3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878.98" calcext:value-type="float">
            <text:p>9878.98</text:p>
          </table:table-cell>
          <table:table-cell office:value-type="float" office:value="9899.01" calcext:value-type="float">
            <text:p>9899.01</text:p>
          </table:table-cell>
          <table:table-cell table:number-columns-repeated="2" office:value-type="float" office:value="9934.77" calcext:value-type="float">
            <text:p>9934.77</text:p>
          </table:table-cell>
          <table:table-cell office:value-type="float" office:value="9827.61" calcext:value-type="float">
            <text:p>9827.61</text:p>
          </table:table-cell>
          <table:table-cell office:value-type="float" office:value="9847.72" calcext:value-type="float">
            <text:p>9847.72</text:p>
          </table:table-cell>
          <table:table-cell office:value-type="float" office:value="9838.2" calcext:value-type="float">
            <text:p>9838.2</text:p>
          </table:table-cell>
          <table:table-cell office:value-type="float" office:value="9923.23" calcext:value-type="float">
            <text:p>9923.23</text:p>
          </table:table-cell>
          <table:table-cell office:value-type="float" office:value="9922.2" calcext:value-type="float">
            <text:p>9922.2</text:p>
          </table:table-cell>
          <table:table-cell office:value-type="float" office:value="9930.06" calcext:value-type="float">
            <text:p>9930.0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946.11" calcext:value-type="float">
            <text:p>9946.11</text:p>
          </table:table-cell>
          <table:table-cell office:value-type="float" office:value="9948.25" calcext:value-type="float">
            <text:p>9948.25</text:p>
          </table:table-cell>
          <table:table-cell office:value-type="float" office:value="9950.6" calcext:value-type="float">
            <text:p>9950.6</text:p>
          </table:table-cell>
          <table:table-cell office:value-type="float" office:value="9951.46" calcext:value-type="float">
            <text:p>9951.46</text:p>
          </table:table-cell>
          <table:table-cell office:value-type="float" office:value="9866.81" calcext:value-type="float">
            <text:p>9866.81</text:p>
          </table:table-cell>
          <table:table-cell office:value-type="float" office:value="9933.7" calcext:value-type="float">
            <text:p>9933.7</text:p>
          </table:table-cell>
          <table:table-cell office:value-type="float" office:value="9938.33" calcext:value-type="float">
            <text:p>9938.33</text:p>
          </table:table-cell>
          <table:table-cell office:value-type="float" office:value="9942.54" calcext:value-type="float">
            <text:p>9942.54</text:p>
          </table:table-cell>
          <table:table-cell office:value-type="float" office:value="9941.76" calcext:value-type="float">
            <text:p>9941.76</text:p>
          </table:table-cell>
          <table:table-cell office:value-type="float" office:value="9946.59" calcext:value-type="float">
            <text:p>9946.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9907.03" calcext:value-type="float">
            <text:p>9907.03</text:p>
          </table:table-cell>
          <table:table-cell table:style-name="ce2" office:value-type="float" office:value="9914.55" calcext:value-type="float">
            <text:p>9914.55</text:p>
          </table:table-cell>
          <table:table-cell table:style-name="ce2" office:value-type="float" office:value="9913.36" calcext:value-type="float">
            <text:p>9913.36</text:p>
          </table:table-cell>
          <table:table-cell table:style-name="ce2" office:value-type="float" office:value="9815.04" calcext:value-type="float">
            <text:p>9815.04</text:p>
          </table:table-cell>
          <table:table-cell table:style-name="ce2" office:value-type="float" office:value="9900.64" calcext:value-type="float">
            <text:p>9900.64</text:p>
          </table:table-cell>
          <table:table-cell table:style-name="ce2" office:value-type="float" office:value="9912.67" calcext:value-type="float">
            <text:p>9912.67</text:p>
          </table:table-cell>
          <table:table-cell table:style-name="ce2" office:value-type="float" office:value="9909.56" calcext:value-type="float">
            <text:p>9909.56</text:p>
          </table:table-cell>
          <table:table-cell table:style-name="ce2" office:value-type="float" office:value="9914.28" calcext:value-type="float">
            <text:p>9914.28</text:p>
          </table:table-cell>
          <table:table-cell table:style-name="ce2" office:value-type="float" office:value="9906.46" calcext:value-type="float">
            <text:p>9906.46</text:p>
          </table:table-cell>
          <table:table-cell table:style-name="ce2" office:value-type="float" office:value="9903.94" calcext:value-type="float">
            <text:p>9903.94</text:p>
          </table:table-cell>
          <table:table-cell table:number-columns-repeated="10"/>
          <table:table-cell table:formula="of:=MIN([.D188:.W188])" office:value-type="float" office:value="9815.04" calcext:value-type="float">
            <text:p>9815.04</text:p>
          </table:table-cell>
          <table:table-cell table:formula="of:=AVERAGE([.D188:.M188])" office:value-type="float" office:value="9899.753" calcext:value-type="float">
            <text:p>9899.753</text:p>
          </table:table-cell>
          <table:table-cell table:formula="of:=MAX([.D188:.W188])" office:value-type="float" office:value="9914.55" calcext:value-type="float">
            <text:p>9914.55</text:p>
          </table:table-cell>
          <table:table-cell table:formula="of:=[.Z188]-[.X188]" office:value-type="float" office:value="99.5099999999984" calcext:value-type="float">
            <text:p>99.51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4">
          <table:table-cell table:number-columns-repeated="2"/>
          <table:table-cell table:style-name="ce2" office:value-type="string" calcext:value-type="string">
            <text:p>Size / 4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92]+1" office:value-type="float" office:value="2" calcext:value-type="float">
            <text:p>2</text:p>
          </table:table-cell>
          <table:table-cell table:style-name="ce2" table:formula="of:=[.E192]+1" office:value-type="float" office:value="3" calcext:value-type="float">
            <text:p>3</text:p>
          </table:table-cell>
          <table:table-cell table:style-name="ce2" table:formula="of:=[.F192]+1" office:value-type="float" office:value="4" calcext:value-type="float">
            <text:p>4</text:p>
          </table:table-cell>
          <table:table-cell table:style-name="ce2" table:formula="of:=[.G192]+1" office:value-type="float" office:value="5" calcext:value-type="float">
            <text:p>5</text:p>
          </table:table-cell>
          <table:table-cell table:style-name="ce2" table:formula="of:=[.H192]+1" office:value-type="float" office:value="6" calcext:value-type="float">
            <text:p>6</text:p>
          </table:table-cell>
          <table:table-cell table:style-name="ce2" table:formula="of:=[.I192]+1" office:value-type="float" office:value="7" calcext:value-type="float">
            <text:p>7</text:p>
          </table:table-cell>
          <table:table-cell table:style-name="ce2" table:formula="of:=[.J192]+1" office:value-type="float" office:value="8" calcext:value-type="float">
            <text:p>8</text:p>
          </table:table-cell>
          <table:table-cell table:style-name="ce2" table:formula="of:=[.K192]+1" office:value-type="float" office:value="9" calcext:value-type="float">
            <text:p>9</text:p>
          </table:table-cell>
          <table:table-cell table:style-name="ce2" table:formula="of:=[.L192]+1" office:value-type="float" office:value="10" calcext:value-type="float">
            <text:p>10</text:p>
          </table:table-cell>
          <table:table-cell table:number-columns-repeated="10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.57" calcext:value-type="float">
            <text:p>1.57</text:p>
          </table:table-cell>
          <table:table-cell office:value-type="float" office:value="1.43" calcext:value-type="float">
            <text:p>1.43</text:p>
          </table:table-cell>
          <table:table-cell table:number-columns-repeated="4"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41" calcext:value-type="float">
            <text:p>1.41</text:p>
          </table:table-cell>
          <table:table-cell office:value-type="float" office:value="1.57" calcext:value-type="float">
            <text:p>1.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3.18" calcext:value-type="float">
            <text:p>3.18</text:p>
          </table:table-cell>
          <table:table-cell office:value-type="float" office:value="3.17" calcext:value-type="float">
            <text:p>3.17</text:p>
          </table:table-cell>
          <table:table-cell office:value-type="float" office:value="3.13" calcext:value-type="float">
            <text:p>3.13</text:p>
          </table:table-cell>
          <table:table-cell office:value-type="float" office:value="2.83" calcext:value-type="float">
            <text:p>2.83</text:p>
          </table:table-cell>
          <table:table-cell office:value-type="float" office:value="3.18" calcext:value-type="float">
            <text:p>3.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36" calcext:value-type="float">
            <text:p>6.36</text:p>
          </table:table-cell>
          <table:table-cell office:value-type="float" office:value="6.37" calcext:value-type="float">
            <text:p>6.37</text:p>
          </table:table-cell>
          <table:table-cell office:value-type="float" office:value="5.94" calcext:value-type="float">
            <text:p>5.94</text:p>
          </table:table-cell>
          <table:table-cell office:value-type="float" office:value="6.33" calcext:value-type="float">
            <text:p>6.33</text:p>
          </table:table-cell>
          <table:table-cell office:value-type="float" office:value="6.36" calcext:value-type="float">
            <text:p>6.36</text:p>
          </table:table-cell>
          <table:table-cell office:value-type="float" office:value="6.35" calcext:value-type="float">
            <text:p>6.35</text:p>
          </table:table-cell>
          <table:table-cell office:value-type="float" office:value="6.32" calcext:value-type="float">
            <text:p>6.32</text:p>
          </table:table-cell>
          <table:table-cell office:value-type="float" office:value="6.38" calcext:value-type="float">
            <text:p>6.38</text:p>
          </table:table-cell>
          <table:table-cell office:value-type="float" office:value="5.83" calcext:value-type="float">
            <text:p>5.83</text:p>
          </table:table-cell>
          <table:table-cell office:value-type="float" office:value="6.34" calcext:value-type="float">
            <text:p>6.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office:value-type="float" office:value="12.64" calcext:value-type="float">
            <text:p>12.64</text:p>
          </table:table-cell>
          <table:table-cell office:value-type="float" office:value="11.45" calcext:value-type="float">
            <text:p>11.45</text:p>
          </table:table-cell>
          <table:table-cell office:value-type="float" office:value="12.69" calcext:value-type="float">
            <text:p>12.69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2.67" calcext:value-type="float">
            <text:p>12.67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 office:value-type="float" office:value="12.66" calcext:value-type="float">
            <text:p>12.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.03" calcext:value-type="float">
            <text:p>25.03</text:p>
          </table:table-cell>
          <table:table-cell office:value-type="float" office:value="24.66" calcext:value-type="float">
            <text:p>24.66</text:p>
          </table:table-cell>
          <table:table-cell office:value-type="float" office:value="23.67" calcext:value-type="float">
            <text:p>23.67</text:p>
          </table:table-cell>
          <table:table-cell office:value-type="float" office:value="24.5" calcext:value-type="float">
            <text:p>24.5</text:p>
          </table:table-cell>
          <table:table-cell office:value-type="float" office:value="24.9" calcext:value-type="float">
            <text:p>24.9</text:p>
          </table:table-cell>
          <table:table-cell office:value-type="float" office:value="25.59" calcext:value-type="float">
            <text:p>25.59</text:p>
          </table:table-cell>
          <table:table-cell office:value-type="float" office:value="24.84" calcext:value-type="float">
            <text:p>24.84</text:p>
          </table:table-cell>
          <table:table-cell office:value-type="float" office:value="25.37" calcext:value-type="float">
            <text:p>25.37</text:p>
          </table:table-cell>
          <table:table-cell office:value-type="float" office:value="23.87" calcext:value-type="float">
            <text:p>23.87</text:p>
          </table:table-cell>
          <table:table-cell office:value-type="float" office:value="25.66" calcext:value-type="float">
            <text:p>25.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0.76" calcext:value-type="float">
            <text:p>50.76</text:p>
          </table:table-cell>
          <table:table-cell office:value-type="float" office:value="50.93" calcext:value-type="float">
            <text:p>50.93</text:p>
          </table:table-cell>
          <table:table-cell office:value-type="float" office:value="47.7" calcext:value-type="float">
            <text:p>47.7</text:p>
          </table:table-cell>
          <table:table-cell office:value-type="float" office:value="50.21" calcext:value-type="float">
            <text:p>50.21</text:p>
          </table:table-cell>
          <table:table-cell office:value-type="float" office:value="49.94" calcext:value-type="float">
            <text:p>49.94</text:p>
          </table:table-cell>
          <table:table-cell office:value-type="float" office:value="50.58" calcext:value-type="float">
            <text:p>50.58</text:p>
          </table:table-cell>
          <table:table-cell office:value-type="float" office:value="50.49" calcext:value-type="float">
            <text:p>50.49</text:p>
          </table:table-cell>
          <table:table-cell office:value-type="float" office:value="51.03" calcext:value-type="float">
            <text:p>51.03</text:p>
          </table:table-cell>
          <table:table-cell office:value-type="float" office:value="47.56" calcext:value-type="float">
            <text:p>47.56</text:p>
          </table:table-cell>
          <table:table-cell office:value-type="float" office:value="50.82" calcext:value-type="float">
            <text:p>50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2.51" calcext:value-type="float">
            <text:p>102.51</text:p>
          </table:table-cell>
          <table:table-cell office:value-type="float" office:value="101.58" calcext:value-type="float">
            <text:p>101.58</text:p>
          </table:table-cell>
          <table:table-cell office:value-type="float" office:value="96.54" calcext:value-type="float">
            <text:p>96.54</text:p>
          </table:table-cell>
          <table:table-cell office:value-type="float" office:value="100.83" calcext:value-type="float">
            <text:p>100.83</text:p>
          </table:table-cell>
          <table:table-cell office:value-type="float" office:value="100.17" calcext:value-type="float">
            <text:p>100.17</text:p>
          </table:table-cell>
          <table:table-cell office:value-type="float" office:value="101.94" calcext:value-type="float">
            <text:p>101.94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1.72" calcext:value-type="float">
            <text:p>101.72</text:p>
          </table:table-cell>
          <table:table-cell office:value-type="float" office:value="96.7" calcext:value-type="float">
            <text:p>96.7</text:p>
          </table:table-cell>
          <table:table-cell office:value-type="float" office:value="101.97" calcext:value-type="float">
            <text:p>101.9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00.63" calcext:value-type="float">
            <text:p>200.63</text:p>
          </table:table-cell>
          <table:table-cell office:value-type="float" office:value="199.27" calcext:value-type="float">
            <text:p>199.27</text:p>
          </table:table-cell>
          <table:table-cell office:value-type="float" office:value="190.3" calcext:value-type="float">
            <text:p>190.3</text:p>
          </table:table-cell>
          <table:table-cell office:value-type="float" office:value="198.3" calcext:value-type="float">
            <text:p>198.3</text:p>
          </table:table-cell>
          <table:table-cell office:value-type="float" office:value="199.27" calcext:value-type="float">
            <text:p>199.27</text:p>
          </table:table-cell>
          <table:table-cell office:value-type="float" office:value="200.4" calcext:value-type="float">
            <text:p>200.4</text:p>
          </table:table-cell>
          <table:table-cell office:value-type="float" office:value="197.2" calcext:value-type="float">
            <text:p>197.2</text:p>
          </table:table-cell>
          <table:table-cell office:value-type="float" office:value="200.54" calcext:value-type="float">
            <text:p>200.54</text:p>
          </table:table-cell>
          <table:table-cell office:value-type="float" office:value="188.76" calcext:value-type="float">
            <text:p>188.76</text:p>
          </table:table-cell>
          <table:table-cell office:value-type="float" office:value="201.48" calcext:value-type="float">
            <text:p>201.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91.41" calcext:value-type="float">
            <text:p>391.41</text:p>
          </table:table-cell>
          <table:table-cell office:value-type="float" office:value="389.17" calcext:value-type="float">
            <text:p>389.17</text:p>
          </table:table-cell>
          <table:table-cell office:value-type="float" office:value="380.68" calcext:value-type="float">
            <text:p>380.68</text:p>
          </table:table-cell>
          <table:table-cell office:value-type="float" office:value="383.16" calcext:value-type="float">
            <text:p>383.16</text:p>
          </table:table-cell>
          <table:table-cell office:value-type="float" office:value="391.97" calcext:value-type="float">
            <text:p>391.97</text:p>
          </table:table-cell>
          <table:table-cell office:value-type="float" office:value="386.32" calcext:value-type="float">
            <text:p>386.32</text:p>
          </table:table-cell>
          <table:table-cell office:value-type="float" office:value="391.5" calcext:value-type="float">
            <text:p>391.5</text:p>
          </table:table-cell>
          <table:table-cell office:value-type="float" office:value="390.27" calcext:value-type="float">
            <text:p>390.27</text:p>
          </table:table-cell>
          <table:table-cell office:value-type="float" office:value="377.5" calcext:value-type="float">
            <text:p>377.5</text:p>
          </table:table-cell>
          <table:table-cell office:value-type="float" office:value="394.89" calcext:value-type="float">
            <text:p>394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763.97" calcext:value-type="float">
            <text:p>763.97</text:p>
          </table:table-cell>
          <table:table-cell office:value-type="float" office:value="762.24" calcext:value-type="float">
            <text:p>762.24</text:p>
          </table:table-cell>
          <table:table-cell office:value-type="float" office:value="729" calcext:value-type="float">
            <text:p>729</text:p>
          </table:table-cell>
          <table:table-cell office:value-type="float" office:value="759.04" calcext:value-type="float">
            <text:p>759.04</text:p>
          </table:table-cell>
          <table:table-cell office:value-type="float" office:value="760.47" calcext:value-type="float">
            <text:p>760.47</text:p>
          </table:table-cell>
          <table:table-cell office:value-type="float" office:value="748.29" calcext:value-type="float">
            <text:p>748.29</text:p>
          </table:table-cell>
          <table:table-cell office:value-type="float" office:value="756.57" calcext:value-type="float">
            <text:p>756.57</text:p>
          </table:table-cell>
          <table:table-cell office:value-type="float" office:value="765.25" calcext:value-type="float">
            <text:p>765.25</text:p>
          </table:table-cell>
          <table:table-cell office:value-type="float" office:value="733.87" calcext:value-type="float">
            <text:p>733.87</text:p>
          </table:table-cell>
          <table:table-cell office:value-type="float" office:value="766.32" calcext:value-type="float">
            <text:p>766.3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2" office:value-type="float" office:value="1129.56" calcext:value-type="float">
            <text:p>1129.56</text:p>
          </table:table-cell>
          <table:table-cell office:value-type="float" office:value="1093.52" calcext:value-type="float">
            <text:p>1093.52</text:p>
          </table:table-cell>
          <table:table-cell office:value-type="float" office:value="1126.41" calcext:value-type="float">
            <text:p>1126.41</text:p>
          </table:table-cell>
          <table:table-cell office:value-type="float" office:value="1127.8" calcext:value-type="float">
            <text:p>1127.8</text:p>
          </table:table-cell>
          <table:table-cell table:number-columns-repeated="2" office:value-type="float" office:value="1127.01" calcext:value-type="float">
            <text:p>1127.01</text:p>
          </table:table-cell>
          <table:table-cell office:value-type="float" office:value="1103.13" calcext:value-type="float">
            <text:p>1103.13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1135.62" calcext:value-type="float">
            <text:p>1135.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753.5" calcext:value-type="float">
            <text:p>1753.5</text:p>
          </table:table-cell>
          <table:table-cell office:value-type="float" office:value="1752.77" calcext:value-type="float">
            <text:p>1752.77</text:p>
          </table:table-cell>
          <table:table-cell office:value-type="float" office:value="1703.98" calcext:value-type="float">
            <text:p>1703.98</text:p>
          </table:table-cell>
          <table:table-cell office:value-type="float" office:value="1756.97" calcext:value-type="float">
            <text:p>1756.97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1771.75" calcext:value-type="float">
            <text:p>1771.75</text:p>
          </table:table-cell>
          <table:table-cell office:value-type="float" office:value="1741.33" calcext:value-type="float">
            <text:p>1741.33</text:p>
          </table:table-cell>
          <table:table-cell office:value-type="float" office:value="1729.44" calcext:value-type="float">
            <text:p>1729.44</text:p>
          </table:table-cell>
          <table:table-cell office:value-type="float" office:value="1699.61" calcext:value-type="float">
            <text:p>1699.61</text:p>
          </table:table-cell>
          <table:table-cell office:value-type="float" office:value="1755.34" calcext:value-type="float">
            <text:p>1755.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336.4" calcext:value-type="float">
            <text:p>2336.4</text:p>
          </table:table-cell>
          <table:table-cell office:value-type="float" office:value="2314.13" calcext:value-type="float">
            <text:p>2314.13</text:p>
          </table:table-cell>
          <table:table-cell office:value-type="float" office:value="2306.17" calcext:value-type="float">
            <text:p>2306.17</text:p>
          </table:table-cell>
          <table:table-cell office:value-type="float" office:value="2327.26" calcext:value-type="float">
            <text:p>2327.26</text:p>
          </table:table-cell>
          <table:table-cell office:value-type="float" office:value="2332.69" calcext:value-type="float">
            <text:p>2332.69</text:p>
          </table:table-cell>
          <table:table-cell office:value-type="float" office:value="2349.84" calcext:value-type="float">
            <text:p>2349.84</text:p>
          </table:table-cell>
          <table:table-cell office:value-type="float" office:value="2341.63" calcext:value-type="float">
            <text:p>2341.63</text:p>
          </table:table-cell>
          <table:table-cell office:value-type="float" office:value="2339.73" calcext:value-type="float">
            <text:p>2339.73</text:p>
          </table:table-cell>
          <table:table-cell office:value-type="float" office:value="2310.24" calcext:value-type="float">
            <text:p>2310.24</text:p>
          </table:table-cell>
          <table:table-cell office:value-type="float" office:value="2331.85" calcext:value-type="float">
            <text:p>2331.8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127.12" calcext:value-type="float">
            <text:p>6127.12</text:p>
          </table:table-cell>
          <table:table-cell office:value-type="float" office:value="6050.75" calcext:value-type="float">
            <text:p>6050.75</text:p>
          </table:table-cell>
          <table:table-cell office:value-type="float" office:value="6232" calcext:value-type="float">
            <text:p>6232</text:p>
          </table:table-cell>
          <table:table-cell office:value-type="float" office:value="6185.55" calcext:value-type="float">
            <text:p>6185.55</text:p>
          </table:table-cell>
          <table:table-cell office:value-type="float" office:value="6108.4" calcext:value-type="float">
            <text:p>6108.4</text:p>
          </table:table-cell>
          <table:table-cell office:value-type="float" office:value="6129.17" calcext:value-type="float">
            <text:p>6129.17</text:p>
          </table:table-cell>
          <table:table-cell office:value-type="float" office:value="6036.79" calcext:value-type="float">
            <text:p>6036.79</text:p>
          </table:table-cell>
          <table:table-cell office:value-type="float" office:value="6175.99" calcext:value-type="float">
            <text:p>6175.99</text:p>
          </table:table-cell>
          <table:table-cell office:value-type="float" office:value="6144.24" calcext:value-type="float">
            <text:p>6144.24</text:p>
          </table:table-cell>
          <table:table-cell office:value-type="float" office:value="6033.15" calcext:value-type="float">
            <text:p>6033.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8332" calcext:value-type="float">
            <text:p>8332</text:p>
          </table:table-cell>
          <table:table-cell table:style-name="ce2" office:value-type="float" office:value="8446.41" calcext:value-type="float">
            <text:p>8446.41</text:p>
          </table:table-cell>
          <table:table-cell table:style-name="ce2" office:value-type="float" office:value="8415.7" calcext:value-type="float">
            <text:p>8415.7</text:p>
          </table:table-cell>
          <table:table-cell table:style-name="ce2" office:value-type="float" office:value="8285.69" calcext:value-type="float">
            <text:p>8285.69</text:p>
          </table:table-cell>
          <table:table-cell table:style-name="ce2" office:value-type="float" office:value="8412.48" calcext:value-type="float">
            <text:p>8412.48</text:p>
          </table:table-cell>
          <table:table-cell table:style-name="ce2" office:value-type="float" office:value="8368.46" calcext:value-type="float">
            <text:p>8368.46</text:p>
          </table:table-cell>
          <table:table-cell table:style-name="ce2" office:value-type="float" office:value="8435.88" calcext:value-type="float">
            <text:p>8435.88</text:p>
          </table:table-cell>
          <table:table-cell table:style-name="ce2" office:value-type="float" office:value="8445.6" calcext:value-type="float">
            <text:p>8445.6</text:p>
          </table:table-cell>
          <table:table-cell table:style-name="ce2" office:value-type="float" office:value="8521.69" calcext:value-type="float">
            <text:p>8521.69</text:p>
          </table:table-cell>
          <table:table-cell table:style-name="ce2" office:value-type="float" office:value="8388.42" calcext:value-type="float">
            <text:p>8388.42</text:p>
          </table:table-cell>
          <table:table-cell table:number-columns-repeated="10"/>
          <table:table-cell table:formula="of:=MIN([.D207:.W207])" office:value-type="float" office:value="8285.69" calcext:value-type="float">
            <text:p>8285.69</text:p>
          </table:table-cell>
          <table:table-cell table:formula="of:=AVERAGE([.D207:.M207])" office:value-type="float" office:value="8405.233" calcext:value-type="float">
            <text:p>8405.233</text:p>
          </table:table-cell>
          <table:table-cell table:formula="of:=MAX([.D207:.W207])" office:value-type="float" office:value="8521.69" calcext:value-type="float">
            <text:p>8521.69</text:p>
          </table:table-cell>
          <table:table-cell table:formula="of:=[.Z207]-[.X207]" office:value-type="float" office:value="236" calcext:value-type="float">
            <text:p>236</text:p>
          </table:table-cell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9127.89" calcext:value-type="float">
            <text:p>9127.89</text:p>
          </table:table-cell>
          <table:table-cell office:value-type="float" office:value="9121.74" calcext:value-type="float">
            <text:p>9121.74</text:p>
          </table:table-cell>
          <table:table-cell office:value-type="float" office:value="9142.12" calcext:value-type="float">
            <text:p>9142.12</text:p>
          </table:table-cell>
          <table:table-cell office:value-type="float" office:value="9174.06" calcext:value-type="float">
            <text:p>9174.06</text:p>
          </table:table-cell>
          <table:table-cell office:value-type="float" office:value="9189.88" calcext:value-type="float">
            <text:p>9189.88</text:p>
          </table:table-cell>
          <table:table-cell office:value-type="float" office:value="9033.68" calcext:value-type="float">
            <text:p>9033.68</text:p>
          </table:table-cell>
          <table:table-cell office:value-type="float" office:value="9167.85" calcext:value-type="float">
            <text:p>9167.85</text:p>
          </table:table-cell>
          <table:table-cell office:value-type="float" office:value="9165.94" calcext:value-type="float">
            <text:p>9165.94</text:p>
          </table:table-cell>
          <table:table-cell office:value-type="float" office:value="9108.04" calcext:value-type="float">
            <text:p>9108.04</text:p>
          </table:table-cell>
          <table:table-cell office:value-type="float" office:value="9109.93" calcext:value-type="float">
            <text:p>9109.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9402.06" calcext:value-type="float">
            <text:p>9402.06</text:p>
          </table:table-cell>
          <table:table-cell table:style-name="ce2" office:value-type="float" office:value="9473.19" calcext:value-type="float">
            <text:p>9473.19</text:p>
          </table:table-cell>
          <table:table-cell table:style-name="ce2" office:value-type="float" office:value="9551.89" calcext:value-type="float">
            <text:p>9551.89</text:p>
          </table:table-cell>
          <table:table-cell table:style-name="ce2" office:value-type="float" office:value="9408.34" calcext:value-type="float">
            <text:p>9408.34</text:p>
          </table:table-cell>
          <table:table-cell table:style-name="ce2" office:value-type="float" office:value="9407.59" calcext:value-type="float">
            <text:p>9407.59</text:p>
          </table:table-cell>
          <table:table-cell table:style-name="ce2" office:value-type="float" office:value="9566.17" calcext:value-type="float">
            <text:p>9566.17</text:p>
          </table:table-cell>
          <table:table-cell table:style-name="ce2" office:value-type="float" office:value="9471.15" calcext:value-type="float">
            <text:p>9471.15</text:p>
          </table:table-cell>
          <table:table-cell table:style-name="ce2" office:value-type="float" office:value="9499.28" calcext:value-type="float">
            <text:p>9499.28</text:p>
          </table:table-cell>
          <table:table-cell table:style-name="ce2" office:value-type="float" office:value="9482.89" calcext:value-type="float">
            <text:p>9482.89</text:p>
          </table:table-cell>
          <table:table-cell table:style-name="ce2" office:value-type="float" office:value="9468.09" calcext:value-type="float">
            <text:p>9468.09</text:p>
          </table:table-cell>
          <table:table-cell table:number-columns-repeated="10"/>
          <table:table-cell table:formula="of:=MIN([.D209:.W209])" office:value-type="float" office:value="9402.06" calcext:value-type="float">
            <text:p>9402.06</text:p>
          </table:table-cell>
          <table:table-cell table:formula="of:=AVERAGE([.D209:.M209])" office:value-type="float" office:value="9473.065" calcext:value-type="float">
            <text:p>9473.065</text:p>
          </table:table-cell>
          <table:table-cell table:formula="of:=MAX([.D209:.W209])" office:value-type="float" office:value="9566.17" calcext:value-type="float">
            <text:p>9566.17</text:p>
          </table:table-cell>
          <table:table-cell table:formula="of:=[.Z209]-[.X209]" office:value-type="float" office:value="164.110000000001" calcext:value-type="float">
            <text:p>164.11</text:p>
          </table:table-cell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638.63" calcext:value-type="float">
            <text:p>9638.63</text:p>
          </table:table-cell>
          <table:table-cell office:value-type="float" office:value="9628.21" calcext:value-type="float">
            <text:p>9628.21</text:p>
          </table:table-cell>
          <table:table-cell office:value-type="float" office:value="9720.78" calcext:value-type="float">
            <text:p>9720.78</text:p>
          </table:table-cell>
          <table:table-cell office:value-type="float" office:value="9687.73" calcext:value-type="float">
            <text:p>9687.73</text:p>
          </table:table-cell>
          <table:table-cell office:value-type="float" office:value="9701.22" calcext:value-type="float">
            <text:p>9701.22</text:p>
          </table:table-cell>
          <table:table-cell office:value-type="float" office:value="9754.74" calcext:value-type="float">
            <text:p>9754.74</text:p>
          </table:table-cell>
          <table:table-cell office:value-type="float" office:value="9693.33" calcext:value-type="float">
            <text:p>9693.33</text:p>
          </table:table-cell>
          <table:table-cell office:value-type="float" office:value="9674.81" calcext:value-type="float">
            <text:p>9674.81</text:p>
          </table:table-cell>
          <table:table-cell office:value-type="float" office:value="9693.33" calcext:value-type="float">
            <text:p>9693.33</text:p>
          </table:table-cell>
          <table:table-cell office:value-type="float" office:value="9634.27" calcext:value-type="float">
            <text:p>9634.2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769.84" calcext:value-type="float">
            <text:p>9769.84</text:p>
          </table:table-cell>
          <table:table-cell office:value-type="float" office:value="9766.99" calcext:value-type="float">
            <text:p>9766.99</text:p>
          </table:table-cell>
          <table:table-cell office:value-type="float" office:value="9859.36" calcext:value-type="float">
            <text:p>9859.36</text:p>
          </table:table-cell>
          <table:table-cell office:value-type="float" office:value="9793.77" calcext:value-type="float">
            <text:p>9793.77</text:p>
          </table:table-cell>
          <table:table-cell office:value-type="float" office:value="9795.82" calcext:value-type="float">
            <text:p>9795.82</text:p>
          </table:table-cell>
          <table:table-cell office:value-type="float" office:value="9862.61" calcext:value-type="float">
            <text:p>9862.61</text:p>
          </table:table-cell>
          <table:table-cell office:value-type="float" office:value="9786.89" calcext:value-type="float">
            <text:p>9786.89</text:p>
          </table:table-cell>
          <table:table-cell office:value-type="float" office:value="9791.52" calcext:value-type="float">
            <text:p>9791.52</text:p>
          </table:table-cell>
          <table:table-cell office:value-type="float" office:value="9799.5" calcext:value-type="float">
            <text:p>9799.5</text:p>
          </table:table-cell>
          <table:table-cell office:value-type="float" office:value="9773.5" calcext:value-type="float">
            <text:p>9773.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820.56" calcext:value-type="float">
            <text:p>9820.56</text:p>
          </table:table-cell>
          <table:table-cell office:value-type="float" office:value="9827.21" calcext:value-type="float">
            <text:p>9827.21</text:p>
          </table:table-cell>
          <table:table-cell office:value-type="float" office:value="9909.45" calcext:value-type="float">
            <text:p>9909.45</text:p>
          </table:table-cell>
          <table:table-cell office:value-type="float" office:value="9850.12" calcext:value-type="float">
            <text:p>9850.12</text:p>
          </table:table-cell>
          <table:table-cell office:value-type="float" office:value="9850.84" calcext:value-type="float">
            <text:p>9850.84</text:p>
          </table:table-cell>
          <table:table-cell office:value-type="float" office:value="9900.11" calcext:value-type="float">
            <text:p>9900.11</text:p>
          </table:table-cell>
          <table:table-cell office:value-type="float" office:value="9841.3" calcext:value-type="float">
            <text:p>9841.3</text:p>
          </table:table-cell>
          <table:table-cell office:value-type="float" office:value="9837.69" calcext:value-type="float">
            <text:p>9837.69</text:p>
          </table:table-cell>
          <table:table-cell office:value-type="float" office:value="9839.17" calcext:value-type="float">
            <text:p>9839.17</text:p>
          </table:table-cell>
          <table:table-cell office:value-type="float" office:value="9830.92" calcext:value-type="float">
            <text:p>9830.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934.62" calcext:value-type="float">
            <text:p>9934.62</text:p>
          </table:table-cell>
          <table:table-cell office:value-type="float" office:value="9915.39" calcext:value-type="float">
            <text:p>9915.39</text:p>
          </table:table-cell>
          <table:table-cell office:value-type="float" office:value="9918.91" calcext:value-type="float">
            <text:p>9918.91</text:p>
          </table:table-cell>
          <table:table-cell office:value-type="float" office:value="9869.82" calcext:value-type="float">
            <text:p>9869.82</text:p>
          </table:table-cell>
          <table:table-cell office:value-type="float" office:value="9867.94" calcext:value-type="float">
            <text:p>9867.94</text:p>
          </table:table-cell>
          <table:table-cell office:value-type="float" office:value="9918.62" calcext:value-type="float">
            <text:p>9918.62</text:p>
          </table:table-cell>
          <table:table-cell office:value-type="float" office:value="9850.2" calcext:value-type="float">
            <text:p>9850.2</text:p>
          </table:table-cell>
          <table:table-cell office:value-type="float" office:value="9843.12" calcext:value-type="float">
            <text:p>9843.12</text:p>
          </table:table-cell>
          <table:table-cell office:value-type="float" office:value="9913.62" calcext:value-type="float">
            <text:p>9913.62</text:p>
          </table:table-cell>
          <table:table-cell office:value-type="float" office:value="9858.88" calcext:value-type="float">
            <text:p>9858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943.31" calcext:value-type="float">
            <text:p>9943.31</text:p>
          </table:table-cell>
          <table:table-cell office:value-type="float" office:value="9936.64" calcext:value-type="float">
            <text:p>9936.64</text:p>
          </table:table-cell>
          <table:table-cell office:value-type="float" office:value="9941.28" calcext:value-type="float">
            <text:p>9941.28</text:p>
          </table:table-cell>
          <table:table-cell office:value-type="float" office:value="9910.78" calcext:value-type="float">
            <text:p>9910.78</text:p>
          </table:table-cell>
          <table:table-cell office:value-type="float" office:value="9912.57" calcext:value-type="float">
            <text:p>9912.57</text:p>
          </table:table-cell>
          <table:table-cell office:value-type="float" office:value="9943.09" calcext:value-type="float">
            <text:p>9943.09</text:p>
          </table:table-cell>
          <table:table-cell office:value-type="float" office:value="9931.5" calcext:value-type="float">
            <text:p>9931.5</text:p>
          </table:table-cell>
          <table:table-cell office:value-type="float" office:value="9928.82" calcext:value-type="float">
            <text:p>9928.82</text:p>
          </table:table-cell>
          <table:table-cell office:value-type="float" office:value="9942.28" calcext:value-type="float">
            <text:p>9942.28</text:p>
          </table:table-cell>
          <table:table-cell office:value-type="float" office:value="9910.79" calcext:value-type="float">
            <text:p>9910.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9899.67" calcext:value-type="float">
            <text:p>9899.67</text:p>
          </table:table-cell>
          <table:table-cell table:style-name="ce2" office:value-type="float" office:value="9904.71" calcext:value-type="float">
            <text:p>9904.71</text:p>
          </table:table-cell>
          <table:table-cell table:style-name="ce2" office:value-type="float" office:value="9921.07" calcext:value-type="float">
            <text:p>9921.07</text:p>
          </table:table-cell>
          <table:table-cell table:style-name="ce2" office:value-type="float" office:value="9899.32" calcext:value-type="float">
            <text:p>9899.32</text:p>
          </table:table-cell>
          <table:table-cell table:style-name="ce2" office:value-type="float" office:value="9908.37" calcext:value-type="float">
            <text:p>9908.37</text:p>
          </table:table-cell>
          <table:table-cell table:style-name="ce2" office:value-type="float" office:value="9909.57" calcext:value-type="float">
            <text:p>9909.57</text:p>
          </table:table-cell>
          <table:table-cell table:style-name="ce2" office:value-type="float" office:value="9907.51" calcext:value-type="float">
            <text:p>9907.51</text:p>
          </table:table-cell>
          <table:table-cell table:style-name="ce2" office:value-type="float" office:value="9910.14" calcext:value-type="float">
            <text:p>9910.14</text:p>
          </table:table-cell>
          <table:table-cell table:style-name="ce2" office:value-type="float" office:value="9915.23" calcext:value-type="float">
            <text:p>9915.23</text:p>
          </table:table-cell>
          <table:table-cell table:style-name="ce2" office:value-type="float" office:value="9903.61" calcext:value-type="float">
            <text:p>9903.61</text:p>
          </table:table-cell>
          <table:table-cell table:number-columns-repeated="10"/>
          <table:table-cell table:formula="of:=MIN([.D215:.W215])" office:value-type="float" office:value="9899.32" calcext:value-type="float">
            <text:p>9899.32</text:p>
          </table:table-cell>
          <table:table-cell table:formula="of:=AVERAGE([.D215:.M215])" office:value-type="float" office:value="9907.92" calcext:value-type="float">
            <text:p>9907.92</text:p>
          </table:table-cell>
          <table:table-cell table:formula="of:=MAX([.D215:.W215])" office:value-type="float" office:value="9921.07" calcext:value-type="float">
            <text:p>9921.07</text:p>
          </table:table-cell>
          <table:table-cell table:formula="of:=[.Z215]-[.X215]" office:value-type="float" office:value="21.75" calcext:value-type="float">
            <text:p>21.7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4">
          <table:table-cell table:number-columns-repeated="2"/>
          <table:table-cell table:style-name="ce2" office:value-type="string" calcext:value-type="string">
            <text:p>Size / 8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19]+1" office:value-type="float" office:value="2" calcext:value-type="float">
            <text:p>2</text:p>
          </table:table-cell>
          <table:table-cell table:style-name="ce2" table:formula="of:=[.E219]+1" office:value-type="float" office:value="3" calcext:value-type="float">
            <text:p>3</text:p>
          </table:table-cell>
          <table:table-cell table:style-name="ce2" table:formula="of:=[.F219]+1" office:value-type="float" office:value="4" calcext:value-type="float">
            <text:p>4</text:p>
          </table:table-cell>
          <table:table-cell table:style-name="ce2" table:formula="of:=[.G219]+1" office:value-type="float" office:value="5" calcext:value-type="float">
            <text:p>5</text:p>
          </table:table-cell>
          <table:table-cell table:style-name="ce2" table:formula="of:=[.H219]+1" office:value-type="float" office:value="6" calcext:value-type="float">
            <text:p>6</text:p>
          </table:table-cell>
          <table:table-cell table:style-name="ce2" table:formula="of:=[.I219]+1" office:value-type="float" office:value="7" calcext:value-type="float">
            <text:p>7</text:p>
          </table:table-cell>
          <table:table-cell table:style-name="ce2" table:formula="of:=[.J219]+1" office:value-type="float" office:value="8" calcext:value-type="float">
            <text:p>8</text:p>
          </table:table-cell>
          <table:table-cell table:style-name="ce2" table:formula="of:=[.K219]+1" office:value-type="float" office:value="9" calcext:value-type="float">
            <text:p>9</text:p>
          </table:table-cell>
          <table:table-cell table:style-name="ce2" table:formula="of:=[.L219]+1" office:value-type="float" office:value="10" calcext:value-type="float">
            <text:p>10</text:p>
          </table:table-cell>
          <table:table-cell table:number-columns-repeated="10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.58" calcext:value-type="float">
            <text:p>1.58</text:p>
          </table:table-cell>
          <table:table-cell table:number-columns-repeated="3" office:value-type="float" office:value="1.57" calcext:value-type="float">
            <text:p>1.57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58" calcext:value-type="float">
            <text:p>1.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.95</text:p>
          </table:table-cell>
          <table:table-cell office:value-type="float" office:value="3.18" calcext:value-type="float">
            <text:p>3.18</text:p>
          </table:table-cell>
          <table:table-cell office:value-type="float" office:value="3.16" calcext:value-type="float">
            <text:p>3.16</text:p>
          </table:table-cell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2.88" calcext:value-type="float">
            <text:p>2.88</text:p>
          </table:table-cell>
          <table:table-cell office:value-type="float" office:value="3.19" calcext:value-type="float">
            <text:p>3.19</text:p>
          </table:table-cell>
          <table:table-cell office:value-type="float" office:value="3.17" calcext:value-type="float">
            <text:p>3.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94" calcext:value-type="float">
            <text:p>5.94</text:p>
          </table:table-cell>
          <table:table-cell office:value-type="float" office:value="6.38" calcext:value-type="float">
            <text:p>6.38</text:p>
          </table:table-cell>
          <table:table-cell office:value-type="float" office:value="6.3" calcext:value-type="float">
            <text:p>6.3</text:p>
          </table:table-cell>
          <table:table-cell office:value-type="float" office:value="6.32" calcext:value-type="float">
            <text:p>6.32</text:p>
          </table:table-cell>
          <table:table-cell office:value-type="float" office:value="6.34" calcext:value-type="float">
            <text:p>6.34</text:p>
          </table:table-cell>
          <table:table-cell office:value-type="float" office:value="6.3" calcext:value-type="float">
            <text:p>6.3</text:p>
          </table:table-cell>
          <table:table-cell office:value-type="float" office:value="6.33" calcext:value-type="float">
            <text:p>6.33</text:p>
          </table:table-cell>
          <table:table-cell office:value-type="float" office:value="5.66" calcext:value-type="float">
            <text:p>5.66</text:p>
          </table:table-cell>
          <table:table-cell table:number-columns-repeated="2" office:value-type="float" office:value="6.41" calcext:value-type="float">
            <text:p>6.4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.45" calcext:value-type="float">
            <text:p>11.45</text:p>
          </table:table-cell>
          <table:table-cell office:value-type="float" office:value="12.69" calcext:value-type="float">
            <text:p>12.69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65" calcext:value-type="float">
            <text:p>12.65</text:p>
          </table:table-cell>
          <table:table-cell office:value-type="float" office:value="12.57" calcext:value-type="float">
            <text:p>12.57</text:p>
          </table:table-cell>
          <table:table-cell office:value-type="float" office:value="12.72" calcext:value-type="float">
            <text:p>12.72</text:p>
          </table:table-cell>
          <table:table-cell office:value-type="float" office:value="11.37" calcext:value-type="float">
            <text:p>11.37</text:p>
          </table:table-cell>
          <table:table-cell office:value-type="float" office:value="12.66" calcext:value-type="float">
            <text:p>12.66</text:p>
          </table:table-cell>
          <table:table-cell office:value-type="float" office:value="12.83" calcext:value-type="float">
            <text:p>12.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93" calcext:value-type="float">
            <text:p>23.93</text:p>
          </table:table-cell>
          <table:table-cell office:value-type="float" office:value="24.49" calcext:value-type="float">
            <text:p>24.49</text:p>
          </table:table-cell>
          <table:table-cell office:value-type="float" office:value="25.13" calcext:value-type="float">
            <text:p>25.13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36" calcext:value-type="float">
            <text:p>24.36</text:p>
          </table:table-cell>
          <table:table-cell office:value-type="float" office:value="23.67" calcext:value-type="float">
            <text:p>23.67</text:p>
          </table:table-cell>
          <table:table-cell office:value-type="float" office:value="25.56" calcext:value-type="float">
            <text:p>25.56</text:p>
          </table:table-cell>
          <table:table-cell office:value-type="float" office:value="25.45" calcext:value-type="float">
            <text:p>25.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.29" calcext:value-type="float">
            <text:p>48.29</text:p>
          </table:table-cell>
          <table:table-cell office:value-type="float" office:value="50.35" calcext:value-type="float">
            <text:p>50.35</text:p>
          </table:table-cell>
          <table:table-cell office:value-type="float" office:value="50.39" calcext:value-type="float">
            <text:p>50.39</text:p>
          </table:table-cell>
          <table:table-cell office:value-type="float" office:value="50.86" calcext:value-type="float">
            <text:p>50.86</text:p>
          </table:table-cell>
          <table:table-cell office:value-type="float" office:value="50.54" calcext:value-type="float">
            <text:p>50.54</text:p>
          </table:table-cell>
          <table:table-cell office:value-type="float" office:value="50.74" calcext:value-type="float">
            <text:p>50.74</text:p>
          </table:table-cell>
          <table:table-cell office:value-type="float" office:value="50.54" calcext:value-type="float">
            <text:p>50.54</text:p>
          </table:table-cell>
          <table:table-cell office:value-type="float" office:value="47.68" calcext:value-type="float">
            <text:p>47.68</text:p>
          </table:table-cell>
          <table:table-cell office:value-type="float" office:value="51.38" calcext:value-type="float">
            <text:p>51.38</text:p>
          </table:table-cell>
          <table:table-cell office:value-type="float" office:value="51.28" calcext:value-type="float">
            <text:p>51.2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7.69" calcext:value-type="float">
            <text:p>97.6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00.74" calcext:value-type="float">
            <text:p>100.74</text:p>
          </table:table-cell>
          <table:table-cell table:number-columns-repeated="2" office:value-type="float" office:value="101.51" calcext:value-type="float">
            <text:p>101.51</text:p>
          </table:table-cell>
          <table:table-cell table:number-columns-repeated="2" office:value-type="float" office:value="101.46" calcext:value-type="float">
            <text:p>101.46</text:p>
          </table:table-cell>
          <table:table-cell office:value-type="float" office:value="96.6" calcext:value-type="float">
            <text:p>96.6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86" calcext:value-type="float">
            <text:p>102.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8.98" calcext:value-type="float">
            <text:p>198.98</text:p>
          </table:table-cell>
          <table:table-cell office:value-type="float" office:value="196.93" calcext:value-type="float">
            <text:p>196.93</text:p>
          </table:table-cell>
          <table:table-cell office:value-type="float" office:value="199.31" calcext:value-type="float">
            <text:p>199.31</text:p>
          </table:table-cell>
          <table:table-cell office:value-type="float" office:value="197.64" calcext:value-type="float">
            <text:p>197.64</text:p>
          </table:table-cell>
          <table:table-cell office:value-type="float" office:value="199.31" calcext:value-type="float">
            <text:p>199.31</text:p>
          </table:table-cell>
          <table:table-cell office:value-type="float" office:value="198.89" calcext:value-type="float">
            <text:p>198.89</text:p>
          </table:table-cell>
          <table:table-cell office:value-type="float" office:value="190.24" calcext:value-type="float">
            <text:p>190.24</text:p>
          </table:table-cell>
          <table:table-cell table:number-columns-repeated="2" office:value-type="float" office:value="201.87" calcext:value-type="float">
            <text:p>201.8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82.71" calcext:value-type="float">
            <text:p>382.71</text:p>
          </table:table-cell>
          <table:table-cell office:value-type="float" office:value="390.27" calcext:value-type="float">
            <text:p>390.27</text:p>
          </table:table-cell>
          <table:table-cell office:value-type="float" office:value="384.7" calcext:value-type="float">
            <text:p>384.7</text:p>
          </table:table-cell>
          <table:table-cell office:value-type="float" office:value="392.44" calcext:value-type="float">
            <text:p>392.44</text:p>
          </table:table-cell>
          <table:table-cell office:value-type="float" office:value="391.85" calcext:value-type="float">
            <text:p>391.85</text:p>
          </table:table-cell>
          <table:table-cell office:value-type="float" office:value="390.94" calcext:value-type="float">
            <text:p>390.94</text:p>
          </table:table-cell>
          <table:table-cell office:value-type="float" office:value="391.12" calcext:value-type="float">
            <text:p>391.12</text:p>
          </table:table-cell>
          <table:table-cell office:value-type="float" office:value="379.25" calcext:value-type="float">
            <text:p>379.25</text:p>
          </table:table-cell>
          <table:table-cell office:value-type="float" office:value="396.42" calcext:value-type="float">
            <text:p>396.42</text:p>
          </table:table-cell>
          <table:table-cell office:value-type="float" office:value="396.7" calcext:value-type="float">
            <text:p>396.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742.87" calcext:value-type="float">
            <text:p>742.87</text:p>
          </table:table-cell>
          <table:table-cell office:value-type="float" office:value="763.46" calcext:value-type="float">
            <text:p>763.46</text:p>
          </table:table-cell>
          <table:table-cell office:value-type="float" office:value="757.99" calcext:value-type="float">
            <text:p>757.99</text:p>
          </table:table-cell>
          <table:table-cell office:value-type="float" office:value="759.42" calcext:value-type="float">
            <text:p>759.42</text:p>
          </table:table-cell>
          <table:table-cell office:value-type="float" office:value="752.6" calcext:value-type="float">
            <text:p>752.6</text:p>
          </table:table-cell>
          <table:table-cell office:value-type="float" office:value="759.25" calcext:value-type="float">
            <text:p>759.25</text:p>
          </table:table-cell>
          <table:table-cell office:value-type="float" office:value="753.83" calcext:value-type="float">
            <text:p>753.83</text:p>
          </table:table-cell>
          <table:table-cell office:value-type="float" office:value="738.01" calcext:value-type="float">
            <text:p>738.01</text:p>
          </table:table-cell>
          <table:table-cell office:value-type="float" office:value="766.87" calcext:value-type="float">
            <text:p>766.87</text:p>
          </table:table-cell>
          <table:table-cell office:value-type="float" office:value="761.86" calcext:value-type="float">
            <text:p>761.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107.4" calcext:value-type="float">
            <text:p>1107.4</text:p>
          </table:table-cell>
          <table:table-cell office:value-type="float" office:value="1129.14" calcext:value-type="float">
            <text:p>1129.14</text:p>
          </table:table-cell>
          <table:table-cell office:value-type="float" office:value="1098.5" calcext:value-type="float">
            <text:p>1098.5</text:p>
          </table:table-cell>
          <table:table-cell office:value-type="float" office:value="1123.51" calcext:value-type="float">
            <text:p>1123.51</text:p>
          </table:table-cell>
          <table:table-cell office:value-type="float" office:value="1126.04" calcext:value-type="float">
            <text:p>1126.04</text:p>
          </table:table-cell>
          <table:table-cell office:value-type="float" office:value="1118.16" calcext:value-type="float">
            <text:p>1118.16</text:p>
          </table:table-cell>
          <table:table-cell office:value-type="float" office:value="1126.46" calcext:value-type="float">
            <text:p>1126.46</text:p>
          </table:table-cell>
          <table:table-cell office:value-type="float" office:value="1093.74" calcext:value-type="float">
            <text:p>1093.74</text:p>
          </table:table-cell>
          <table:table-cell office:value-type="float" office:value="1130.91" calcext:value-type="float">
            <text:p>1130.91</text:p>
          </table:table-cell>
          <table:table-cell office:value-type="float" office:value="1136.42" calcext:value-type="float">
            <text:p>1136.4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703.56" calcext:value-type="float">
            <text:p>1703.56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1716.97" calcext:value-type="float">
            <text:p>1716.97</text:p>
          </table:table-cell>
          <table:table-cell office:value-type="float" office:value="1731.02" calcext:value-type="float">
            <text:p>1731.02</text:p>
          </table:table-cell>
          <table:table-cell office:value-type="float" office:value="1752.99" calcext:value-type="float">
            <text:p>1752.99</text:p>
          </table:table-cell>
          <table:table-cell office:value-type="float" office:value="1732.17" calcext:value-type="float">
            <text:p>1732.17</text:p>
          </table:table-cell>
          <table:table-cell office:value-type="float" office:value="1738.58" calcext:value-type="float">
            <text:p>1738.58</text:p>
          </table:table-cell>
          <table:table-cell office:value-type="float" office:value="1713.81" calcext:value-type="float">
            <text:p>1713.81</text:p>
          </table:table-cell>
          <table:table-cell office:value-type="float" office:value="1749.48" calcext:value-type="float">
            <text:p>1749.48</text:p>
          </table:table-cell>
          <table:table-cell office:value-type="float" office:value="1758.66" calcext:value-type="float">
            <text:p>1758.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335.81" calcext:value-type="float">
            <text:p>2335.81</text:p>
          </table:table-cell>
          <table:table-cell office:value-type="float" office:value="2320.67" calcext:value-type="float">
            <text:p>2320.67</text:p>
          </table:table-cell>
          <table:table-cell office:value-type="float" office:value="2319.06" calcext:value-type="float">
            <text:p>2319.06</text:p>
          </table:table-cell>
          <table:table-cell office:value-type="float" office:value="2328.73" calcext:value-type="float">
            <text:p>2328.73</text:p>
          </table:table-cell>
          <table:table-cell office:value-type="float" office:value="2336.21" calcext:value-type="float">
            <text:p>2336.21</text:p>
          </table:table-cell>
          <table:table-cell office:value-type="float" office:value="2331.25" calcext:value-type="float">
            <text:p>2331.25</text:p>
          </table:table-cell>
          <table:table-cell office:value-type="float" office:value="2317.79" calcext:value-type="float">
            <text:p>2317.79</text:p>
          </table:table-cell>
          <table:table-cell office:value-type="float" office:value="2317.2" calcext:value-type="float">
            <text:p>2317.2</text:p>
          </table:table-cell>
          <table:table-cell office:value-type="float" office:value="2358.05" calcext:value-type="float">
            <text:p>2358.05</text:p>
          </table:table-cell>
          <table:table-cell office:value-type="float" office:value="2341.63" calcext:value-type="float">
            <text:p>2341.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059.58" calcext:value-type="float">
            <text:p>6059.58</text:p>
          </table:table-cell>
          <table:table-cell office:value-type="float" office:value="6014.5" calcext:value-type="float">
            <text:p>6014.5</text:p>
          </table:table-cell>
          <table:table-cell office:value-type="float" office:value="6083.56" calcext:value-type="float">
            <text:p>6083.56</text:p>
          </table:table-cell>
          <table:table-cell office:value-type="float" office:value="6063.93" calcext:value-type="float">
            <text:p>6063.93</text:p>
          </table:table-cell>
          <table:table-cell office:value-type="float" office:value="6134.98" calcext:value-type="float">
            <text:p>6134.98</text:p>
          </table:table-cell>
          <table:table-cell office:value-type="float" office:value="6144.93" calcext:value-type="float">
            <text:p>6144.93</text:p>
          </table:table-cell>
          <table:table-cell office:value-type="float" office:value="6174.6" calcext:value-type="float">
            <text:p>6174.6</text:p>
          </table:table-cell>
          <table:table-cell office:value-type="float" office:value="6176.16" calcext:value-type="float">
            <text:p>6176.16</text:p>
          </table:table-cell>
          <table:table-cell office:value-type="float" office:value="6063.26" calcext:value-type="float">
            <text:p>6063.26</text:p>
          </table:table-cell>
          <table:table-cell office:value-type="float" office:value="6042.93" calcext:value-type="float">
            <text:p>6042.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8398.83" calcext:value-type="float">
            <text:p>8398.83</text:p>
          </table:table-cell>
          <table:table-cell table:style-name="ce2" office:value-type="float" office:value="8546.53" calcext:value-type="float">
            <text:p>8546.53</text:p>
          </table:table-cell>
          <table:table-cell table:style-name="ce2" office:value-type="float" office:value="8507.68" calcext:value-type="float">
            <text:p>8507.68</text:p>
          </table:table-cell>
          <table:table-cell table:style-name="ce2" office:value-type="float" office:value="8569.85" calcext:value-type="float">
            <text:p>8569.85</text:p>
          </table:table-cell>
          <table:table-cell table:style-name="ce2" office:value-type="float" office:value="8514.27" calcext:value-type="float">
            <text:p>8514.27</text:p>
          </table:table-cell>
          <table:table-cell table:style-name="ce2" office:value-type="float" office:value="8574.03" calcext:value-type="float">
            <text:p>8574.03</text:p>
          </table:table-cell>
          <table:table-cell table:style-name="ce2" office:value-type="float" office:value="8422.15" calcext:value-type="float">
            <text:p>8422.15</text:p>
          </table:table-cell>
          <table:table-cell table:style-name="ce2" office:value-type="float" office:value="8365.28" calcext:value-type="float">
            <text:p>8365.28</text:p>
          </table:table-cell>
          <table:table-cell table:style-name="ce2" office:value-type="float" office:value="8382.02" calcext:value-type="float">
            <text:p>8382.02</text:p>
          </table:table-cell>
          <table:table-cell table:style-name="ce2" office:value-type="float" office:value="8569.85" calcext:value-type="float">
            <text:p>8569.85</text:p>
          </table:table-cell>
          <table:table-cell table:number-columns-repeated="10"/>
          <table:table-cell table:formula="of:=MIN([.D234:.W234])" office:value-type="float" office:value="8365.28" calcext:value-type="float">
            <text:p>8365.28</text:p>
          </table:table-cell>
          <table:table-cell table:formula="of:=AVERAGE([.D234:.M234])" office:value-type="float" office:value="8485.049" calcext:value-type="float">
            <text:p>8485.049</text:p>
          </table:table-cell>
          <table:table-cell table:formula="of:=MAX([.D234:.W234])" office:value-type="float" office:value="8574.03" calcext:value-type="float">
            <text:p>8574.03</text:p>
          </table:table-cell>
          <table:table-cell table:formula="of:=[.Z234]-[.X234]" office:value-type="float" office:value="208.75" calcext:value-type="float">
            <text:p>208.75</text:p>
          </table:table-cell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9140.22" calcext:value-type="float">
            <text:p>9140.22</text:p>
          </table:table-cell>
          <table:table-cell office:value-type="float" office:value="9061.13" calcext:value-type="float">
            <text:p>9061.13</text:p>
          </table:table-cell>
          <table:table-cell office:value-type="float" office:value="9037.39" calcext:value-type="float">
            <text:p>9037.39</text:p>
          </table:table-cell>
          <table:table-cell office:value-type="float" office:value="9072.81" calcext:value-type="float">
            <text:p>9072.81</text:p>
          </table:table-cell>
          <table:table-cell office:value-type="float" office:value="9116.07" calcext:value-type="float">
            <text:p>9116.07</text:p>
          </table:table-cell>
          <table:table-cell office:value-type="float" office:value="9086.4" calcext:value-type="float">
            <text:p>9086.4</text:p>
          </table:table-cell>
          <table:table-cell office:value-type="float" office:value="9126" calcext:value-type="float">
            <text:p>9126</text:p>
          </table:table-cell>
          <table:table-cell office:value-type="float" office:value="9147.83" calcext:value-type="float">
            <text:p>9147.83</text:p>
          </table:table-cell>
          <table:table-cell office:value-type="float" office:value="9084.53" calcext:value-type="float">
            <text:p>9084.53</text:p>
          </table:table-cell>
          <table:table-cell office:value-type="float" office:value="9126" calcext:value-type="float">
            <text:p>91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9405.32" calcext:value-type="float">
            <text:p>9405.32</text:p>
          </table:table-cell>
          <table:table-cell table:style-name="ce2" office:value-type="float" office:value="9442.43" calcext:value-type="float">
            <text:p>9442.43</text:p>
          </table:table-cell>
          <table:table-cell table:style-name="ce2" office:value-type="float" office:value="9481.87" calcext:value-type="float">
            <text:p>9481.87</text:p>
          </table:table-cell>
          <table:table-cell table:style-name="ce2" office:value-type="float" office:value="9455.11" calcext:value-type="float">
            <text:p>9455.11</text:p>
          </table:table-cell>
          <table:table-cell table:style-name="ce2" office:value-type="float" office:value="9401.05" calcext:value-type="float">
            <text:p>9401.05</text:p>
          </table:table-cell>
          <table:table-cell table:style-name="ce2" office:value-type="float" office:value="9491.59" calcext:value-type="float">
            <text:p>9491.59</text:p>
          </table:table-cell>
          <table:table-cell table:style-name="ce2" office:value-type="float" office:value="9419.17" calcext:value-type="float">
            <text:p>9419.17</text:p>
          </table:table-cell>
          <table:table-cell table:style-name="ce2" office:value-type="float" office:value="9483.91" calcext:value-type="float">
            <text:p>9483.91</text:p>
          </table:table-cell>
          <table:table-cell table:style-name="ce2" office:value-type="float" office:value="9523.96" calcext:value-type="float">
            <text:p>9523.96</text:p>
          </table:table-cell>
          <table:table-cell table:style-name="ce2" office:value-type="float" office:value="9517.52" calcext:value-type="float">
            <text:p>9517.52</text:p>
          </table:table-cell>
          <table:table-cell table:number-columns-repeated="10"/>
          <table:table-cell table:formula="of:=MIN([.D236:.W236])" office:value-type="float" office:value="9401.05" calcext:value-type="float">
            <text:p>9401.05</text:p>
          </table:table-cell>
          <table:table-cell table:formula="of:=AVERAGE([.D236:.M236])" office:value-type="float" office:value="9462.193" calcext:value-type="float">
            <text:p>9462.193</text:p>
          </table:table-cell>
          <table:table-cell table:formula="of:=MAX([.D236:.W236])" office:value-type="float" office:value="9523.96" calcext:value-type="float">
            <text:p>9523.96</text:p>
          </table:table-cell>
          <table:table-cell table:formula="of:=[.Z236]-[.X236]" office:value-type="float" office:value="122.91" calcext:value-type="float">
            <text:p>122.91</text:p>
          </table:table-cell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9688.26" calcext:value-type="float">
            <text:p>9688.26</text:p>
          </table:table-cell>
          <table:table-cell office:value-type="float" office:value="9633.75" calcext:value-type="float">
            <text:p>9633.75</text:p>
          </table:table-cell>
          <table:table-cell office:value-type="float" office:value="9684.93" calcext:value-type="float">
            <text:p>9684.93</text:p>
          </table:table-cell>
          <table:table-cell office:value-type="float" office:value="9678.8" calcext:value-type="float">
            <text:p>9678.8</text:p>
          </table:table-cell>
          <table:table-cell office:value-type="float" office:value="9637.57" calcext:value-type="float">
            <text:p>9637.57</text:p>
          </table:table-cell>
          <table:table-cell office:value-type="float" office:value="9698.41" calcext:value-type="float">
            <text:p>9698.41</text:p>
          </table:table-cell>
          <table:table-cell office:value-type="float" office:value="9607.83" calcext:value-type="float">
            <text:p>9607.83</text:p>
          </table:table-cell>
          <table:table-cell office:value-type="float" office:value="9705.63" calcext:value-type="float">
            <text:p>9705.63</text:p>
          </table:table-cell>
          <table:table-cell office:value-type="float" office:value="9700.55" calcext:value-type="float">
            <text:p>9700.55</text:p>
          </table:table-cell>
          <table:table-cell office:value-type="float" office:value="9695.47" calcext:value-type="float">
            <text:p>9695.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9789.21" calcext:value-type="float">
            <text:p>9789.21</text:p>
          </table:table-cell>
          <table:table-cell office:value-type="float" office:value="9750.21" calcext:value-type="float">
            <text:p>9750.21</text:p>
          </table:table-cell>
          <table:table-cell office:value-type="float" office:value="9808.38" calcext:value-type="float">
            <text:p>9808.38</text:p>
          </table:table-cell>
          <table:table-cell office:value-type="float" office:value="9799.5" calcext:value-type="float">
            <text:p>9799.5</text:p>
          </table:table-cell>
          <table:table-cell office:value-type="float" office:value="9770.65" calcext:value-type="float">
            <text:p>9770.65</text:p>
          </table:table-cell>
          <table:table-cell office:value-type="float" office:value="9809.2" calcext:value-type="float">
            <text:p>9809.2</text:p>
          </table:table-cell>
          <table:table-cell office:value-type="float" office:value="9756.77" calcext:value-type="float">
            <text:p>9756.77</text:p>
          </table:table-cell>
          <table:table-cell office:value-type="float" office:value="9798.07" calcext:value-type="float">
            <text:p>9798.07</text:p>
          </table:table-cell>
          <table:table-cell office:value-type="float" office:value="9836.28" calcext:value-type="float">
            <text:p>9836.28</text:p>
          </table:table-cell>
          <table:table-cell office:value-type="float" office:value="9839.44" calcext:value-type="float">
            <text:p>9839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9848.81" calcext:value-type="float">
            <text:p>9848.81</text:p>
          </table:table-cell>
          <table:table-cell office:value-type="float" office:value="9811.8" calcext:value-type="float">
            <text:p>9811.8</text:p>
          </table:table-cell>
          <table:table-cell office:value-type="float" office:value="9851.12" calcext:value-type="float">
            <text:p>9851.12</text:p>
          </table:table-cell>
          <table:table-cell office:value-type="float" office:value="9849.08" calcext:value-type="float">
            <text:p>9849.08</text:p>
          </table:table-cell>
          <table:table-cell office:value-type="float" office:value="9824.02" calcext:value-type="float">
            <text:p>9824.02</text:p>
          </table:table-cell>
          <table:table-cell office:value-type="float" office:value="9848.39" calcext:value-type="float">
            <text:p>9848.39</text:p>
          </table:table-cell>
          <table:table-cell office:value-type="float" office:value="9810.64" calcext:value-type="float">
            <text:p>9810.64</text:p>
          </table:table-cell>
          <table:table-cell office:value-type="float" office:value="9856.19" calcext:value-type="float">
            <text:p>9856.19</text:p>
          </table:table-cell>
          <table:table-cell office:value-type="float" office:value="9898.06" calcext:value-type="float">
            <text:p>9898.06</text:p>
          </table:table-cell>
          <table:table-cell office:value-type="float" office:value="9903.04" calcext:value-type="float">
            <text:p>9903.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9857.57" calcext:value-type="float">
            <text:p>9857.57</text:p>
          </table:table-cell>
          <table:table-cell office:value-type="float" office:value="9833.24" calcext:value-type="float">
            <text:p>9833.24</text:p>
          </table:table-cell>
          <table:table-cell office:value-type="float" office:value="9900.48" calcext:value-type="float">
            <text:p>9900.48</text:p>
          </table:table-cell>
          <table:table-cell office:value-type="float" office:value="9849.82" calcext:value-type="float">
            <text:p>9849.82</text:p>
          </table:table-cell>
          <table:table-cell office:value-type="float" office:value="9824.38" calcext:value-type="float">
            <text:p>9824.38</text:p>
          </table:table-cell>
          <table:table-cell office:value-type="float" office:value="9855.98" calcext:value-type="float">
            <text:p>9855.98</text:p>
          </table:table-cell>
          <table:table-cell office:value-type="float" office:value="9833.81" calcext:value-type="float">
            <text:p>9833.81</text:p>
          </table:table-cell>
          <table:table-cell office:value-type="float" office:value="9928.82" calcext:value-type="float">
            <text:p>9928.82</text:p>
          </table:table-cell>
          <table:table-cell office:value-type="float" office:value="9929.34" calcext:value-type="float">
            <text:p>9929.34</text:p>
          </table:table-cell>
          <table:table-cell office:value-type="float" office:value="9915.39" calcext:value-type="float">
            <text:p>9915.3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9925.32" calcext:value-type="float">
            <text:p>9925.32</text:p>
          </table:table-cell>
          <table:table-cell office:value-type="float" office:value="9926.31" calcext:value-type="float">
            <text:p>9926.31</text:p>
          </table:table-cell>
          <table:table-cell office:value-type="float" office:value="9944.27" calcext:value-type="float">
            <text:p>9944.27</text:p>
          </table:table-cell>
          <table:table-cell office:value-type="float" office:value="9930.94" calcext:value-type="float">
            <text:p>9930.94</text:p>
          </table:table-cell>
          <table:table-cell office:value-type="float" office:value="9927.49" calcext:value-type="float">
            <text:p>9927.49</text:p>
          </table:table-cell>
          <table:table-cell office:value-type="float" office:value="9920.89" calcext:value-type="float">
            <text:p>9920.89</text:p>
          </table:table-cell>
          <table:table-cell office:value-type="float" office:value="9918.18" calcext:value-type="float">
            <text:p>9918.18</text:p>
          </table:table-cell>
          <table:table-cell office:value-type="float" office:value="9961.12" calcext:value-type="float">
            <text:p>9961.12</text:p>
          </table:table-cell>
          <table:table-cell office:value-type="float" office:value="9944.96" calcext:value-type="float">
            <text:p>9944.96</text:p>
          </table:table-cell>
          <table:table-cell office:value-type="float" office:value="9942.76" calcext:value-type="float">
            <text:p>9942.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9915.39" calcext:value-type="float">
            <text:p>9915.39</text:p>
          </table:table-cell>
          <table:table-cell table:style-name="ce2" office:value-type="float" office:value="9912.3" calcext:value-type="float">
            <text:p>9912.3</text:p>
          </table:table-cell>
          <table:table-cell table:style-name="ce2" office:value-type="float" office:value="9916.93" calcext:value-type="float">
            <text:p>9916.93</text:p>
          </table:table-cell>
          <table:table-cell table:style-name="ce2" office:value-type="float" office:value="9915.41" calcext:value-type="float">
            <text:p>9915.41</text:p>
          </table:table-cell>
          <table:table-cell table:style-name="ce2" office:value-type="float" office:value="9912.76" calcext:value-type="float">
            <text:p>9912.76</text:p>
          </table:table-cell>
          <table:table-cell table:style-name="ce2" office:value-type="float" office:value="9913.05" calcext:value-type="float">
            <text:p>9913.05</text:p>
          </table:table-cell>
          <table:table-cell table:style-name="ce2" office:value-type="float" office:value="9914.97" calcext:value-type="float">
            <text:p>9914.97</text:p>
          </table:table-cell>
          <table:table-cell table:style-name="ce2" office:value-type="float" office:value="9928.14" calcext:value-type="float">
            <text:p>9928.14</text:p>
          </table:table-cell>
          <table:table-cell table:style-name="ce2" office:value-type="float" office:value="9907.07" calcext:value-type="float">
            <text:p>9907.07</text:p>
          </table:table-cell>
          <table:table-cell table:style-name="ce2" office:value-type="float" office:value="9901.84" calcext:value-type="float">
            <text:p>9901.84</text:p>
          </table:table-cell>
          <table:table-cell table:number-columns-repeated="10"/>
          <table:table-cell table:formula="of:=MIN([.D242:.W242])" office:value-type="float" office:value="9901.84" calcext:value-type="float">
            <text:p>9901.84</text:p>
          </table:table-cell>
          <table:table-cell table:formula="of:=AVERAGE([.D242:.M242])" office:value-type="float" office:value="9913.786" calcext:value-type="float">
            <text:p>9913.786</text:p>
          </table:table-cell>
          <table:table-cell table:formula="of:=MAX([.D242:.W242])" office:value-type="float" office:value="9928.14" calcext:value-type="float">
            <text:p>9928.14</text:p>
          </table:table-cell>
          <table:table-cell table:formula="of:=[.Z242]-[.X242]" office:value-type="float" office:value="26.2999999999993" calcext:value-type="float">
            <text:p>26.3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5">
          <table:table-cell table:number-columns-repeated="2"/>
          <table:table-cell table:style-name="ce3" office:value-type="string" calcext:value-type="string">
            <text:p>Size / *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46]+1" office:value-type="float" office:value="2" calcext:value-type="float">
            <text:p>2</text:p>
          </table:table-cell>
          <table:table-cell table:style-name="ce2" table:formula="of:=[.E246]+1" office:value-type="float" office:value="3" calcext:value-type="float">
            <text:p>3</text:p>
          </table:table-cell>
          <table:table-cell table:style-name="ce2" table:formula="of:=[.F246]+1" office:value-type="float" office:value="4" calcext:value-type="float">
            <text:p>4</text:p>
          </table:table-cell>
          <table:table-cell table:style-name="ce2" table:formula="of:=[.G246]+1" office:value-type="float" office:value="5" calcext:value-type="float">
            <text:p>5</text:p>
          </table:table-cell>
          <table:table-cell table:style-name="ce2" table:formula="of:=[.H246]+1" office:value-type="float" office:value="6" calcext:value-type="float">
            <text:p>6</text:p>
          </table:table-cell>
          <table:table-cell table:style-name="ce2" table:formula="of:=[.I246]+1" office:value-type="float" office:value="7" calcext:value-type="float">
            <text:p>7</text:p>
          </table:table-cell>
          <table:table-cell table:style-name="ce2" table:formula="of:=[.J246]+1" office:value-type="float" office:value="8" calcext:value-type="float">
            <text:p>8</text:p>
          </table:table-cell>
          <table:table-cell table:style-name="ce2" table:formula="of:=[.K246]+1" office:value-type="float" office:value="9" calcext:value-type="float">
            <text:p>9</text:p>
          </table:table-cell>
          <table:table-cell table:style-name="ce2" table:formula="of:=[.L246]+1" office:value-type="float" office:value="10" calcext:value-type="float">
            <text:p>10</text:p>
          </table:table-cell>
          <table:table-cell table:number-columns-repeated="10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ax</text:p>
            <text:p>-min</text:p>
          </table:table-cell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4194304/0M</text:p>
          </table:table-cell>
          <table:table-cell table:formula="of:=[.D161]" office:value-type="float" office:value="9896.82" calcext:value-type="float">
            <text:p>9896.82</text:p>
          </table:table-cell>
          <table:table-cell table:formula="of:=[.E161]" office:value-type="float" office:value="9895.2" calcext:value-type="float">
            <text:p>9895.2</text:p>
          </table:table-cell>
          <table:table-cell table:formula="of:=[.F161]" office:value-type="float" office:value="9885.58" calcext:value-type="float">
            <text:p>9885.58</text:p>
          </table:table-cell>
          <table:table-cell table:formula="of:=[.G161]" office:value-type="float" office:value="9888.78" calcext:value-type="float">
            <text:p>9888.78</text:p>
          </table:table-cell>
          <table:table-cell table:formula="of:=[.H161]" office:value-type="float" office:value="9896.19" calcext:value-type="float">
            <text:p>9896.19</text:p>
          </table:table-cell>
          <table:table-cell table:formula="of:=[.I161]" office:value-type="float" office:value="9899.54" calcext:value-type="float">
            <text:p>9899.54</text:p>
          </table:table-cell>
          <table:table-cell table:formula="of:=[.J161]" office:value-type="float" office:value="9915.25" calcext:value-type="float">
            <text:p>9915.25</text:p>
          </table:table-cell>
          <table:table-cell table:formula="of:=[.K161]" office:value-type="float" office:value="9904.1" calcext:value-type="float">
            <text:p>9904.1</text:p>
          </table:table-cell>
          <table:table-cell table:formula="of:=[.L161]" office:value-type="float" office:value="9889.8" calcext:value-type="float">
            <text:p>9889.8</text:p>
          </table:table-cell>
          <table:table-cell table:formula="of:=[.M161]" office:value-type="float" office:value="9868.73" calcext:value-type="float">
            <text:p>9868.73</text:p>
          </table:table-cell>
          <table:table-cell table:number-columns-repeated="10"/>
          <table:table-cell table:formula="of:=MIN([.D247:.W247])" office:value-type="float" office:value="9868.73" calcext:value-type="float">
            <text:p>9868.73</text:p>
          </table:table-cell>
          <table:table-cell table:formula="of:=AVERAGE([.D247:.M247])" office:value-type="float" office:value="9893.999" calcext:value-type="float">
            <text:p>9893.999</text:p>
          </table:table-cell>
          <table:table-cell table:formula="of:=MAX([.D247:.W247])" office:value-type="float" office:value="9915.25" calcext:value-type="float">
            <text:p>9915.25</text:p>
          </table:table-cell>
          <table:table-cell table:formula="of:=[.Z247]-[.X247]" office:value-type="float" office:value="46.5200000000004" calcext:value-type="float">
            <text:p>46.52</text:p>
          </table:table-cell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4194304/2M</text:p>
          </table:table-cell>
          <table:table-cell table:formula="of:=[.D188]" office:value-type="float" office:value="9907.03" calcext:value-type="float">
            <text:p>9907.03</text:p>
          </table:table-cell>
          <table:table-cell table:formula="of:=[.E188]" office:value-type="float" office:value="9914.55" calcext:value-type="float">
            <text:p>9914.55</text:p>
          </table:table-cell>
          <table:table-cell table:formula="of:=[.F188]" office:value-type="float" office:value="9913.36" calcext:value-type="float">
            <text:p>9913.36</text:p>
          </table:table-cell>
          <table:table-cell table:formula="of:=[.G188]" office:value-type="float" office:value="9815.04" calcext:value-type="float">
            <text:p>9815.04</text:p>
          </table:table-cell>
          <table:table-cell table:formula="of:=[.H188]" office:value-type="float" office:value="9900.64" calcext:value-type="float">
            <text:p>9900.64</text:p>
          </table:table-cell>
          <table:table-cell table:formula="of:=[.I188]" office:value-type="float" office:value="9912.67" calcext:value-type="float">
            <text:p>9912.67</text:p>
          </table:table-cell>
          <table:table-cell table:formula="of:=[.J188]" office:value-type="float" office:value="9909.56" calcext:value-type="float">
            <text:p>9909.56</text:p>
          </table:table-cell>
          <table:table-cell table:formula="of:=[.K188]" office:value-type="float" office:value="9914.28" calcext:value-type="float">
            <text:p>9914.28</text:p>
          </table:table-cell>
          <table:table-cell table:formula="of:=[.L188]" office:value-type="float" office:value="9906.46" calcext:value-type="float">
            <text:p>9906.46</text:p>
          </table:table-cell>
          <table:table-cell table:formula="of:=[.M188]" office:value-type="float" office:value="9903.94" calcext:value-type="float">
            <text:p>9903.94</text:p>
          </table:table-cell>
          <table:table-cell table:number-columns-repeated="10"/>
          <table:table-cell table:formula="of:=MIN([.D248:.W248])" office:value-type="float" office:value="9815.04" calcext:value-type="float">
            <text:p>9815.04</text:p>
          </table:table-cell>
          <table:table-cell table:formula="of:=AVERAGE([.D248:.M248])" office:value-type="float" office:value="9899.753" calcext:value-type="float">
            <text:p>9899.753</text:p>
          </table:table-cell>
          <table:table-cell table:formula="of:=MAX([.D248:.W248])" office:value-type="float" office:value="9914.55" calcext:value-type="float">
            <text:p>9914.55</text:p>
          </table:table-cell>
          <table:table-cell table:formula="of:=[.Z248]-[.X248]" office:value-type="float" office:value="99.5099999999984" calcext:value-type="float">
            <text:p>99.51</text:p>
          </table:table-cell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4194304/4M</text:p>
          </table:table-cell>
          <table:table-cell table:formula="of:=[.D215]" office:value-type="float" office:value="9899.67" calcext:value-type="float">
            <text:p>9899.67</text:p>
          </table:table-cell>
          <table:table-cell table:formula="of:=[.E215]" office:value-type="float" office:value="9904.71" calcext:value-type="float">
            <text:p>9904.71</text:p>
          </table:table-cell>
          <table:table-cell table:formula="of:=[.F215]" office:value-type="float" office:value="9921.07" calcext:value-type="float">
            <text:p>9921.07</text:p>
          </table:table-cell>
          <table:table-cell table:formula="of:=[.G215]" office:value-type="float" office:value="9899.32" calcext:value-type="float">
            <text:p>9899.32</text:p>
          </table:table-cell>
          <table:table-cell table:formula="of:=[.H215]" office:value-type="float" office:value="9908.37" calcext:value-type="float">
            <text:p>9908.37</text:p>
          </table:table-cell>
          <table:table-cell table:formula="of:=[.I215]" office:value-type="float" office:value="9909.57" calcext:value-type="float">
            <text:p>9909.57</text:p>
          </table:table-cell>
          <table:table-cell table:formula="of:=[.J215]" office:value-type="float" office:value="9907.51" calcext:value-type="float">
            <text:p>9907.51</text:p>
          </table:table-cell>
          <table:table-cell table:formula="of:=[.K215]" office:value-type="float" office:value="9910.14" calcext:value-type="float">
            <text:p>9910.14</text:p>
          </table:table-cell>
          <table:table-cell table:formula="of:=[.L215]" office:value-type="float" office:value="9915.23" calcext:value-type="float">
            <text:p>9915.23</text:p>
          </table:table-cell>
          <table:table-cell table:formula="of:=[.M215]" office:value-type="float" office:value="9903.61" calcext:value-type="float">
            <text:p>9903.61</text:p>
          </table:table-cell>
          <table:table-cell table:number-columns-repeated="10"/>
          <table:table-cell table:formula="of:=MIN([.D249:.W249])" office:value-type="float" office:value="9899.32" calcext:value-type="float">
            <text:p>9899.32</text:p>
          </table:table-cell>
          <table:table-cell table:formula="of:=AVERAGE([.D249:.M249])" office:value-type="float" office:value="9907.92" calcext:value-type="float">
            <text:p>9907.92</text:p>
          </table:table-cell>
          <table:table-cell table:formula="of:=MAX([.D249:.W249])" office:value-type="float" office:value="9921.07" calcext:value-type="float">
            <text:p>9921.07</text:p>
          </table:table-cell>
          <table:table-cell table:formula="of:=[.Z249]-[.X249]" office:value-type="float" office:value="21.75" calcext:value-type="float">
            <text:p>21.75</text:p>
          </table:table-cell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4194304/8M</text:p>
          </table:table-cell>
          <table:table-cell table:formula="of:=[.D242]" office:value-type="float" office:value="9915.39" calcext:value-type="float">
            <text:p>9915.39</text:p>
          </table:table-cell>
          <table:table-cell table:formula="of:=[.E242]" office:value-type="float" office:value="9912.3" calcext:value-type="float">
            <text:p>9912.3</text:p>
          </table:table-cell>
          <table:table-cell table:formula="of:=[.F242]" office:value-type="float" office:value="9916.93" calcext:value-type="float">
            <text:p>9916.93</text:p>
          </table:table-cell>
          <table:table-cell table:formula="of:=[.G242]" office:value-type="float" office:value="9915.41" calcext:value-type="float">
            <text:p>9915.41</text:p>
          </table:table-cell>
          <table:table-cell table:formula="of:=[.H242]" office:value-type="float" office:value="9912.76" calcext:value-type="float">
            <text:p>9912.76</text:p>
          </table:table-cell>
          <table:table-cell table:formula="of:=[.I242]" office:value-type="float" office:value="9913.05" calcext:value-type="float">
            <text:p>9913.05</text:p>
          </table:table-cell>
          <table:table-cell table:formula="of:=[.J242]" office:value-type="float" office:value="9914.97" calcext:value-type="float">
            <text:p>9914.97</text:p>
          </table:table-cell>
          <table:table-cell table:formula="of:=[.K242]" office:value-type="float" office:value="9928.14" calcext:value-type="float">
            <text:p>9928.14</text:p>
          </table:table-cell>
          <table:table-cell table:formula="of:=[.L242]" office:value-type="float" office:value="9907.07" calcext:value-type="float">
            <text:p>9907.07</text:p>
          </table:table-cell>
          <table:table-cell table:formula="of:=[.M242]" office:value-type="float" office:value="9901.84" calcext:value-type="float">
            <text:p>9901.84</text:p>
          </table:table-cell>
          <table:table-cell table:number-columns-repeated="10"/>
          <table:table-cell table:formula="of:=MIN([.D250:.W250])" office:value-type="float" office:value="9901.84" calcext:value-type="float">
            <text:p>9901.84</text:p>
          </table:table-cell>
          <table:table-cell table:formula="of:=AVERAGE([.D250:.M250])" office:value-type="float" office:value="9913.786" calcext:value-type="float">
            <text:p>9913.786</text:p>
          </table:table-cell>
          <table:table-cell table:formula="of:=MAX([.D250:.W250])" office:value-type="float" office:value="9928.14" calcext:value-type="float">
            <text:p>9928.14</text:p>
          </table:table-cell>
          <table:table-cell table:formula="of:=[.Z250]-[.X250]" office:value-type="float" office:value="26.2999999999993" calcext:value-type="float">
            <text:p>26.3</text:p>
          </table:table-cell>
        </table:table-row>
        <table:table-row table:style-name="ro1">
          <table:table-cell table:number-columns-repeated="21"/>
          <table:table-cell table:style-name="ce6"/>
          <table:table-cell table:number-columns-repeated="5"/>
        </table:table-row>
        <table:table-row table:style-name="ro1">
          <table:table-cell table:number-columns-repeated="27"/>
        </table:table-row>
        <table:table-row table:style-name="ro5">
          <table:table-cell table:number-columns-repeated="2"/>
          <table:table-cell table:style-name="ce3" office:value-type="string" calcext:value-type="string">
            <text:p>Size / *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53]+1" office:value-type="float" office:value="2" calcext:value-type="float">
            <text:p>2</text:p>
          </table:table-cell>
          <table:table-cell table:style-name="ce2" table:formula="of:=[.E253]+1" office:value-type="float" office:value="3" calcext:value-type="float">
            <text:p>3</text:p>
          </table:table-cell>
          <table:table-cell table:style-name="ce2" table:formula="of:=[.F253]+1" office:value-type="float" office:value="4" calcext:value-type="float">
            <text:p>4</text:p>
          </table:table-cell>
          <table:table-cell table:style-name="ce2" table:formula="of:=[.G253]+1" office:value-type="float" office:value="5" calcext:value-type="float">
            <text:p>5</text:p>
          </table:table-cell>
          <table:table-cell table:style-name="ce2" table:formula="of:=[.H253]+1" office:value-type="float" office:value="6" calcext:value-type="float">
            <text:p>6</text:p>
          </table:table-cell>
          <table:table-cell table:style-name="ce2" table:formula="of:=[.I253]+1" office:value-type="float" office:value="7" calcext:value-type="float">
            <text:p>7</text:p>
          </table:table-cell>
          <table:table-cell table:style-name="ce2" table:formula="of:=[.J253]+1" office:value-type="float" office:value="8" calcext:value-type="float">
            <text:p>8</text:p>
          </table:table-cell>
          <table:table-cell table:style-name="ce2" table:formula="of:=[.K253]+1" office:value-type="float" office:value="9" calcext:value-type="float">
            <text:p>9</text:p>
          </table:table-cell>
          <table:table-cell table:style-name="ce2" table:formula="of:=[.L253]+1" office:value-type="float" office:value="10" calcext:value-type="float">
            <text:p>10</text:p>
          </table:table-cell>
          <table:table-cell table:number-columns-repeated="10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65536/0M</text:p>
          </table:table-cell>
          <table:table-cell table:formula="of:=[.D155]" office:value-type="float" office:value="9566.43" calcext:value-type="float">
            <text:p>9566.43</text:p>
          </table:table-cell>
          <table:table-cell table:formula="of:=[.E155]" office:value-type="float" office:value="9431.8" calcext:value-type="float">
            <text:p>9431.8</text:p>
          </table:table-cell>
          <table:table-cell table:formula="of:=[.F155]" office:value-type="float" office:value="9393.77" calcext:value-type="float">
            <text:p>9393.77</text:p>
          </table:table-cell>
          <table:table-cell table:formula="of:=[.G155]" office:value-type="float" office:value="9515.2" calcext:value-type="float">
            <text:p>9515.2</text:p>
          </table:table-cell>
          <table:table-cell table:formula="of:=[.H155]" office:value-type="float" office:value="9509.8" calcext:value-type="float">
            <text:p>9509.8</text:p>
          </table:table-cell>
          <table:table-cell table:formula="of:=[.I155]" office:value-type="float" office:value="9512.89" calcext:value-type="float">
            <text:p>9512.89</text:p>
          </table:table-cell>
          <table:table-cell table:formula="of:=[.J155]" office:value-type="float" office:value="9538.94" calcext:value-type="float">
            <text:p>9538.94</text:p>
          </table:table-cell>
          <table:table-cell table:formula="of:=[.K155]" office:value-type="float" office:value="9576.06" calcext:value-type="float">
            <text:p>9576.06</text:p>
          </table:table-cell>
          <table:table-cell table:formula="of:=[.L155]" office:value-type="float" office:value="9467.07" calcext:value-type="float">
            <text:p>9467.07</text:p>
          </table:table-cell>
          <table:table-cell table:formula="of:=[.M155]" office:value-type="float" office:value="9462.74" calcext:value-type="float">
            <text:p>9462.74</text:p>
          </table:table-cell>
          <table:table-cell table:number-columns-repeated="10"/>
          <table:table-cell table:formula="of:=MIN([.D254:.W254])" office:value-type="float" office:value="9393.77" calcext:value-type="float">
            <text:p>9393.77</text:p>
          </table:table-cell>
          <table:table-cell table:formula="of:=AVERAGE([.D254:.M254])" office:value-type="float" office:value="9497.47" calcext:value-type="float">
            <text:p>9497.47</text:p>
          </table:table-cell>
          <table:table-cell table:formula="of:=MAX([.D254:.W254])" office:value-type="float" office:value="9576.06" calcext:value-type="float">
            <text:p>9576.06</text:p>
          </table:table-cell>
          <table:table-cell table:formula="of:=[.Z254]-[.X254]" office:value-type="float" office:value="182.289999999999" calcext:value-type="float">
            <text:p>182.2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65536/2M</text:p>
          </table:table-cell>
          <table:table-cell table:formula="of:=[.D182]" office:value-type="float" office:value="9421.19" calcext:value-type="float">
            <text:p>9421.19</text:p>
          </table:table-cell>
          <table:table-cell table:formula="of:=[.E182]" office:value-type="float" office:value="9433.82" calcext:value-type="float">
            <text:p>9433.82</text:p>
          </table:table-cell>
          <table:table-cell table:formula="of:=[.F182]" office:value-type="float" office:value="9515.2" calcext:value-type="float">
            <text:p>9515.2</text:p>
          </table:table-cell>
          <table:table-cell table:formula="of:=[.G182]" office:value-type="float" office:value="9502.36" calcext:value-type="float">
            <text:p>9502.36</text:p>
          </table:table-cell>
          <table:table-cell table:formula="of:=[.H182]" office:value-type="float" office:value="9395.78" calcext:value-type="float">
            <text:p>9395.78</text:p>
          </table:table-cell>
          <table:table-cell table:formula="of:=[.I182]" office:value-type="float" office:value="9448.77" calcext:value-type="float">
            <text:p>9448.77</text:p>
          </table:table-cell>
          <table:table-cell table:formula="of:=[.J182]" office:value-type="float" office:value="9398.79" calcext:value-type="float">
            <text:p>9398.79</text:p>
          </table:table-cell>
          <table:table-cell table:formula="of:=[.K182]" office:value-type="float" office:value="9384.25" calcext:value-type="float">
            <text:p>9384.25</text:p>
          </table:table-cell>
          <table:table-cell table:formula="of:=[.L182]" office:value-type="float" office:value="9472.17" calcext:value-type="float">
            <text:p>9472.17</text:p>
          </table:table-cell>
          <table:table-cell table:formula="of:=[.M182]" office:value-type="float" office:value="9392.77" calcext:value-type="float">
            <text:p>9392.77</text:p>
          </table:table-cell>
          <table:table-cell table:number-columns-repeated="10"/>
          <table:table-cell table:formula="of:=MIN([.D255:.W255])" office:value-type="float" office:value="9384.25" calcext:value-type="float">
            <text:p>9384.25</text:p>
          </table:table-cell>
          <table:table-cell table:formula="of:=AVERAGE([.D255:.M255])" office:value-type="float" office:value="9436.51" calcext:value-type="float">
            <text:p>9436.51</text:p>
          </table:table-cell>
          <table:table-cell table:formula="of:=MAX([.D255:.W255])" office:value-type="float" office:value="9515.2" calcext:value-type="float">
            <text:p>9515.2</text:p>
          </table:table-cell>
          <table:table-cell table:formula="of:=[.Z255]-[.X255]" office:value-type="float" office:value="130.950000000001" calcext:value-type="float">
            <text:p>130.9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65536/4M</text:p>
          </table:table-cell>
          <table:table-cell table:formula="of:=[.D209]" office:value-type="float" office:value="9402.06" calcext:value-type="float">
            <text:p>9402.06</text:p>
          </table:table-cell>
          <table:table-cell table:formula="of:=[.E209]" office:value-type="float" office:value="9473.19" calcext:value-type="float">
            <text:p>9473.19</text:p>
          </table:table-cell>
          <table:table-cell table:formula="of:=[.F209]" office:value-type="float" office:value="9551.89" calcext:value-type="float">
            <text:p>9551.89</text:p>
          </table:table-cell>
          <table:table-cell table:formula="of:=[.G209]" office:value-type="float" office:value="9408.34" calcext:value-type="float">
            <text:p>9408.34</text:p>
          </table:table-cell>
          <table:table-cell table:formula="of:=[.H209]" office:value-type="float" office:value="9407.59" calcext:value-type="float">
            <text:p>9407.59</text:p>
          </table:table-cell>
          <table:table-cell table:formula="of:=[.I209]" office:value-type="float" office:value="9566.17" calcext:value-type="float">
            <text:p>9566.17</text:p>
          </table:table-cell>
          <table:table-cell table:formula="of:=[.J209]" office:value-type="float" office:value="9471.15" calcext:value-type="float">
            <text:p>9471.15</text:p>
          </table:table-cell>
          <table:table-cell table:formula="of:=[.K209]" office:value-type="float" office:value="9499.28" calcext:value-type="float">
            <text:p>9499.28</text:p>
          </table:table-cell>
          <table:table-cell table:formula="of:=[.L209]" office:value-type="float" office:value="9482.89" calcext:value-type="float">
            <text:p>9482.89</text:p>
          </table:table-cell>
          <table:table-cell table:formula="of:=[.M209]" office:value-type="float" office:value="9468.09" calcext:value-type="float">
            <text:p>9468.09</text:p>
          </table:table-cell>
          <table:table-cell table:number-columns-repeated="10"/>
          <table:table-cell table:formula="of:=MIN([.D256:.W256])" office:value-type="float" office:value="9402.06" calcext:value-type="float">
            <text:p>9402.06</text:p>
          </table:table-cell>
          <table:table-cell table:formula="of:=AVERAGE([.D256:.M256])" office:value-type="float" office:value="9473.065" calcext:value-type="float">
            <text:p>9473.065</text:p>
          </table:table-cell>
          <table:table-cell table:formula="of:=MAX([.D256:.W256])" office:value-type="float" office:value="9566.17" calcext:value-type="float">
            <text:p>9566.17</text:p>
          </table:table-cell>
          <table:table-cell table:formula="of:=[.Z256]-[.X256]" office:value-type="float" office:value="164.110000000001" calcext:value-type="float">
            <text:p>164.1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65536/8M</text:p>
          </table:table-cell>
          <table:table-cell table:formula="of:=[.D236]" office:value-type="float" office:value="9405.32" calcext:value-type="float">
            <text:p>9405.32</text:p>
          </table:table-cell>
          <table:table-cell table:formula="of:=[.E236]" office:value-type="float" office:value="9442.43" calcext:value-type="float">
            <text:p>9442.43</text:p>
          </table:table-cell>
          <table:table-cell table:formula="of:=[.F236]" office:value-type="float" office:value="9481.87" calcext:value-type="float">
            <text:p>9481.87</text:p>
          </table:table-cell>
          <table:table-cell table:formula="of:=[.G236]" office:value-type="float" office:value="9455.11" calcext:value-type="float">
            <text:p>9455.11</text:p>
          </table:table-cell>
          <table:table-cell table:formula="of:=[.H236]" office:value-type="float" office:value="9401.05" calcext:value-type="float">
            <text:p>9401.05</text:p>
          </table:table-cell>
          <table:table-cell table:formula="of:=[.I236]" office:value-type="float" office:value="9491.59" calcext:value-type="float">
            <text:p>9491.59</text:p>
          </table:table-cell>
          <table:table-cell table:formula="of:=[.J236]" office:value-type="float" office:value="9419.17" calcext:value-type="float">
            <text:p>9419.17</text:p>
          </table:table-cell>
          <table:table-cell table:formula="of:=[.K236]" office:value-type="float" office:value="9483.91" calcext:value-type="float">
            <text:p>9483.91</text:p>
          </table:table-cell>
          <table:table-cell table:formula="of:=[.L236]" office:value-type="float" office:value="9523.96" calcext:value-type="float">
            <text:p>9523.96</text:p>
          </table:table-cell>
          <table:table-cell table:formula="of:=[.M236]" office:value-type="float" office:value="9517.52" calcext:value-type="float">
            <text:p>9517.52</text:p>
          </table:table-cell>
          <table:table-cell table:number-columns-repeated="10"/>
          <table:table-cell table:formula="of:=MIN([.D257:.W257])" office:value-type="float" office:value="9401.05" calcext:value-type="float">
            <text:p>9401.05</text:p>
          </table:table-cell>
          <table:table-cell table:formula="of:=AVERAGE([.D257:.M257])" office:value-type="float" office:value="9462.193" calcext:value-type="float">
            <text:p>9462.193</text:p>
          </table:table-cell>
          <table:table-cell table:formula="of:=MAX([.D257:.W257])" office:value-type="float" office:value="9523.96" calcext:value-type="float">
            <text:p>9523.96</text:p>
          </table:table-cell>
          <table:table-cell table:formula="of:=[.Z257]-[.X257]" office:value-type="float" office:value="122.91" calcext:value-type="float">
            <text:p>122.91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5">
          <table:table-cell table:number-columns-repeated="2"/>
          <table:table-cell table:style-name="ce3" office:value-type="string" calcext:value-type="string">
            <text:p>Size / *M</text:p>
            <text:p>Same 2 nod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60]+1" office:value-type="float" office:value="2" calcext:value-type="float">
            <text:p>2</text:p>
          </table:table-cell>
          <table:table-cell table:style-name="ce2" table:formula="of:=[.E260]+1" office:value-type="float" office:value="3" calcext:value-type="float">
            <text:p>3</text:p>
          </table:table-cell>
          <table:table-cell table:style-name="ce2" table:formula="of:=[.F260]+1" office:value-type="float" office:value="4" calcext:value-type="float">
            <text:p>4</text:p>
          </table:table-cell>
          <table:table-cell table:style-name="ce2" table:formula="of:=[.G260]+1" office:value-type="float" office:value="5" calcext:value-type="float">
            <text:p>5</text:p>
          </table:table-cell>
          <table:table-cell table:style-name="ce2" table:formula="of:=[.H260]+1" office:value-type="float" office:value="6" calcext:value-type="float">
            <text:p>6</text:p>
          </table:table-cell>
          <table:table-cell table:style-name="ce2" table:formula="of:=[.I260]+1" office:value-type="float" office:value="7" calcext:value-type="float">
            <text:p>7</text:p>
          </table:table-cell>
          <table:table-cell table:style-name="ce2" table:formula="of:=[.J260]+1" office:value-type="float" office:value="8" calcext:value-type="float">
            <text:p>8</text:p>
          </table:table-cell>
          <table:table-cell table:style-name="ce2" table:formula="of:=[.K260]+1" office:value-type="float" office:value="9" calcext:value-type="float">
            <text:p>9</text:p>
          </table:table-cell>
          <table:table-cell table:style-name="ce2" table:formula="of:=[.L260]+1" office:value-type="float" office:value="10" calcext:value-type="float">
            <text:p>10</text:p>
          </table:table-cell>
          <table:table-cell table:number-columns-repeated="10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ax</text:p>
            <text:p>-min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6384/0M</text:p>
          </table:table-cell>
          <table:table-cell table:formula="of:=[.D153]" office:value-type="float" office:value="8545.7" calcext:value-type="float">
            <text:p>8545.7</text:p>
          </table:table-cell>
          <table:table-cell table:formula="of:=[.E153]" office:value-type="float" office:value="8408.46" calcext:value-type="float">
            <text:p>8408.46</text:p>
          </table:table-cell>
          <table:table-cell table:formula="of:=[.F153]" office:value-type="float" office:value="8405.25" calcext:value-type="float">
            <text:p>8405.25</text:p>
          </table:table-cell>
          <table:table-cell table:formula="of:=[.G153]" office:value-type="float" office:value="8425.38" calcext:value-type="float">
            <text:p>8425.38</text:p>
          </table:table-cell>
          <table:table-cell table:formula="of:=[.H153]" office:value-type="float" office:value="8611.8" calcext:value-type="float">
            <text:p>8611.8</text:p>
          </table:table-cell>
          <table:table-cell table:formula="of:=[.I153]" office:value-type="float" office:value="8594.97" calcext:value-type="float">
            <text:p>8594.97</text:p>
          </table:table-cell>
          <table:table-cell table:formula="of:=[.J153]" office:value-type="float" office:value="8584.07" calcext:value-type="float">
            <text:p>8584.07</text:p>
          </table:table-cell>
          <table:table-cell table:formula="of:=[.K153]" office:value-type="float" office:value="8493.72" calcext:value-type="float">
            <text:p>8493.72</text:p>
          </table:table-cell>
          <table:table-cell table:formula="of:=[.L153]" office:value-type="float" office:value="8497.82" calcext:value-type="float">
            <text:p>8497.82</text:p>
          </table:table-cell>
          <table:table-cell table:formula="of:=[.M153]" office:value-type="float" office:value="8462.66" calcext:value-type="float">
            <text:p>8462.66</text:p>
          </table:table-cell>
          <table:table-cell table:number-columns-repeated="10"/>
          <table:table-cell table:formula="of:=MIN([.D261:.W261])" office:value-type="float" office:value="8405.25" calcext:value-type="float">
            <text:p>8405.25</text:p>
          </table:table-cell>
          <table:table-cell table:formula="of:=AVERAGE([.D261:.M261])" office:value-type="float" office:value="8502.983" calcext:value-type="float">
            <text:p>8502.983</text:p>
          </table:table-cell>
          <table:table-cell table:formula="of:=MAX([.D261:.W261])" office:value-type="float" office:value="8611.8" calcext:value-type="float">
            <text:p>8611.8</text:p>
          </table:table-cell>
          <table:table-cell table:formula="of:=[.Z261]-[.X261]" office:value-type="float" office:value="206.549999999999" calcext:value-type="float">
            <text:p>206.5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6384/2M</text:p>
          </table:table-cell>
          <table:table-cell table:formula="of:=[.D180]" office:value-type="float" office:value="8429.41" calcext:value-type="float">
            <text:p>8429.41</text:p>
          </table:table-cell>
          <table:table-cell table:formula="of:=[.E180]" office:value-type="float" office:value="8365.28" calcext:value-type="float">
            <text:p>8365.28</text:p>
          </table:table-cell>
          <table:table-cell table:formula="of:=[.F180]" office:value-type="float" office:value="8525" calcext:value-type="float">
            <text:p>8525</text:p>
          </table:table-cell>
          <table:table-cell table:formula="of:=[.G180]" office:value-type="float" office:value="8515.09" calcext:value-type="float">
            <text:p>8515.09</text:p>
          </table:table-cell>
          <table:table-cell table:formula="of:=[.H180]" office:value-type="float" office:value="8318.61" calcext:value-type="float">
            <text:p>8318.61</text:p>
          </table:table-cell>
          <table:table-cell table:formula="of:=[.I180]" office:value-type="float" office:value="8411.68" calcext:value-type="float">
            <text:p>8411.68</text:p>
          </table:table-cell>
          <table:table-cell table:formula="of:=[.J180]" office:value-type="float" office:value="8291.94" calcext:value-type="float">
            <text:p>8291.94</text:p>
          </table:table-cell>
          <table:table-cell table:formula="of:=[.K180]" office:value-type="float" office:value="8256.92" calcext:value-type="float">
            <text:p>8256.92</text:p>
          </table:table-cell>
          <table:table-cell table:formula="of:=[.L180]" office:value-type="float" office:value="8463.48" calcext:value-type="float">
            <text:p>8463.48</text:p>
          </table:table-cell>
          <table:table-cell table:formula="of:=[.M180]" office:value-type="float" office:value="8339.11" calcext:value-type="float">
            <text:p>8339.11</text:p>
          </table:table-cell>
          <table:table-cell table:number-columns-repeated="10"/>
          <table:table-cell table:formula="of:=MIN([.D262:.W262])" office:value-type="float" office:value="8256.92" calcext:value-type="float">
            <text:p>8256.92</text:p>
          </table:table-cell>
          <table:table-cell table:formula="of:=AVERAGE([.D262:.M262])" office:value-type="float" office:value="8391.652" calcext:value-type="float">
            <text:p>8391.652</text:p>
          </table:table-cell>
          <table:table-cell table:formula="of:=MAX([.D262:.W262])" office:value-type="float" office:value="8525" calcext:value-type="float">
            <text:p>8525</text:p>
          </table:table-cell>
          <table:table-cell table:formula="of:=[.Z262]-[.X262]" office:value-type="float" office:value="268.08" calcext:value-type="float">
            <text:p>268.0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6384/4M</text:p>
          </table:table-cell>
          <table:table-cell table:formula="of:=[.D207]" office:value-type="float" office:value="8332" calcext:value-type="float">
            <text:p>8332</text:p>
          </table:table-cell>
          <table:table-cell table:formula="of:=[.E207]" office:value-type="float" office:value="8446.41" calcext:value-type="float">
            <text:p>8446.41</text:p>
          </table:table-cell>
          <table:table-cell table:formula="of:=[.F207]" office:value-type="float" office:value="8415.7" calcext:value-type="float">
            <text:p>8415.7</text:p>
          </table:table-cell>
          <table:table-cell table:formula="of:=[.G207]" office:value-type="float" office:value="8285.69" calcext:value-type="float">
            <text:p>8285.69</text:p>
          </table:table-cell>
          <table:table-cell table:formula="of:=[.H207]" office:value-type="float" office:value="8412.48" calcext:value-type="float">
            <text:p>8412.48</text:p>
          </table:table-cell>
          <table:table-cell table:formula="of:=[.I207]" office:value-type="float" office:value="8368.46" calcext:value-type="float">
            <text:p>8368.46</text:p>
          </table:table-cell>
          <table:table-cell table:formula="of:=[.J207]" office:value-type="float" office:value="8435.88" calcext:value-type="float">
            <text:p>8435.88</text:p>
          </table:table-cell>
          <table:table-cell table:formula="of:=[.K207]" office:value-type="float" office:value="8445.6" calcext:value-type="float">
            <text:p>8445.6</text:p>
          </table:table-cell>
          <table:table-cell table:formula="of:=[.L207]" office:value-type="float" office:value="8521.69" calcext:value-type="float">
            <text:p>8521.69</text:p>
          </table:table-cell>
          <table:table-cell table:formula="of:=[.M207]" office:value-type="float" office:value="8388.42" calcext:value-type="float">
            <text:p>8388.42</text:p>
          </table:table-cell>
          <table:table-cell table:number-columns-repeated="10"/>
          <table:table-cell table:formula="of:=MIN([.D263:.W263])" office:value-type="float" office:value="8285.69" calcext:value-type="float">
            <text:p>8285.69</text:p>
          </table:table-cell>
          <table:table-cell table:formula="of:=AVERAGE([.D263:.M263])" office:value-type="float" office:value="8405.233" calcext:value-type="float">
            <text:p>8405.233</text:p>
          </table:table-cell>
          <table:table-cell table:formula="of:=MAX([.D263:.W263])" office:value-type="float" office:value="8521.69" calcext:value-type="float">
            <text:p>8521.69</text:p>
          </table:table-cell>
          <table:table-cell table:formula="of:=[.Z263]-[.X263]" office:value-type="float" office:value="236" calcext:value-type="float">
            <text:p>236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6384/8M</text:p>
          </table:table-cell>
          <table:table-cell table:formula="of:=[.D234]" office:value-type="float" office:value="8398.83" calcext:value-type="float">
            <text:p>8398.83</text:p>
          </table:table-cell>
          <table:table-cell table:formula="of:=[.E234]" office:value-type="float" office:value="8546.53" calcext:value-type="float">
            <text:p>8546.53</text:p>
          </table:table-cell>
          <table:table-cell table:formula="of:=[.F234]" office:value-type="float" office:value="8507.68" calcext:value-type="float">
            <text:p>8507.68</text:p>
          </table:table-cell>
          <table:table-cell table:formula="of:=[.G234]" office:value-type="float" office:value="8569.85" calcext:value-type="float">
            <text:p>8569.85</text:p>
          </table:table-cell>
          <table:table-cell table:formula="of:=[.H234]" office:value-type="float" office:value="8514.27" calcext:value-type="float">
            <text:p>8514.27</text:p>
          </table:table-cell>
          <table:table-cell table:formula="of:=[.I234]" office:value-type="float" office:value="8574.03" calcext:value-type="float">
            <text:p>8574.03</text:p>
          </table:table-cell>
          <table:table-cell table:formula="of:=[.J234]" office:value-type="float" office:value="8422.15" calcext:value-type="float">
            <text:p>8422.15</text:p>
          </table:table-cell>
          <table:table-cell table:formula="of:=[.K234]" office:value-type="float" office:value="8365.28" calcext:value-type="float">
            <text:p>8365.28</text:p>
          </table:table-cell>
          <table:table-cell table:formula="of:=[.L234]" office:value-type="float" office:value="8382.02" calcext:value-type="float">
            <text:p>8382.02</text:p>
          </table:table-cell>
          <table:table-cell table:formula="of:=[.M234]" office:value-type="float" office:value="8569.85" calcext:value-type="float">
            <text:p>8569.85</text:p>
          </table:table-cell>
          <table:table-cell table:number-columns-repeated="10"/>
          <table:table-cell table:formula="of:=MIN([.D264:.W264])" office:value-type="float" office:value="8365.28" calcext:value-type="float">
            <text:p>8365.28</text:p>
          </table:table-cell>
          <table:table-cell table:formula="of:=AVERAGE([.D264:.M264])" office:value-type="float" office:value="8485.049" calcext:value-type="float">
            <text:p>8485.049</text:p>
          </table:table-cell>
          <table:table-cell table:formula="of:=MAX([.D264:.W264])" office:value-type="float" office:value="8574.03" calcext:value-type="float">
            <text:p>8574.03</text:p>
          </table:table-cell>
          <table:table-cell table:formula="of:=[.Z264]-[.X264]" office:value-type="float" office:value="208.75" calcext:value-type="float">
            <text:p>208.75</text:p>
          </table:table-cell>
        </table:table-row>
        <calcext:conditional-formats>
          <calcext:conditional-format calcext:target-range-address="tiger.D72:tiger.W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g2g_osu_microbenchmark_p2p_cpu_bandwidth" table:style-name="ta1">
        <table:shapes>
          <draw:frame draw:z-index="0" draw:style-name="gr3" draw:text-style-name="P1" svg:width="1389.77pt" svg:height="437.75pt" svg:x="219.37pt" svg:y="4266.06pt">
            <loext:p draw:notify-on-update-of-ranges="g2g_osu_microbenchmark_p2p_cpu_bandwidth.B3:g2g_osu_microbenchmark_p2p_cpu_bandwidth.B362 g2g_osu_microbenchmark_p2p_cpu_bandwidth.C3:g2g_osu_microbenchmark_p2p_cpu_bandwidth.C362" text:style-name="P2">=</loext:p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Daint-gpu</text:p>
          </table:table-cell>
          <table:table-cell table:style-name="ce2" office:value-type="string" calcext:value-type="string">
            <text:p>Reframe logs can’t make difference between the 3 PrgEnv…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2" office:value-type="string" calcext:value-type="string">
            <text:p>/apps/daint/UES/jenscscs/regression/production/logs/gp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-07-21</text:p>
          </table:table-cell>
          <table:table-cell office:value-type="float" office:value="9861.9" calcext:value-type="float">
            <text:p>9861.9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2017-07-21</text:p>
          </table:table-cell>
          <table:table-cell office:value-type="float" office:value="9050.86" calcext:value-type="float">
            <text:p>9050.86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2017-07-21</text:p>
          </table:table-cell>
          <table:table-cell office:value-type="float" office:value="9891.92" calcext:value-type="float">
            <text:p>9891.92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2017-07-25</text:p>
          </table:table-cell>
          <table:table-cell office:value-type="float" office:value="9882.34" calcext:value-type="float">
            <text:p>9882.34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2017-07-25</text:p>
          </table:table-cell>
          <table:table-cell office:value-type="float" office:value="9134.79" calcext:value-type="float">
            <text:p>9134.79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2017-07-25</text:p>
          </table:table-cell>
          <table:table-cell office:value-type="float" office:value="9870.2" calcext:value-type="float">
            <text:p>9870.2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2017-07-25</text:p>
          </table:table-cell>
          <table:table-cell office:value-type="float" office:value="9891.13" calcext:value-type="float">
            <text:p>9891.13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2017-07-25</text:p>
          </table:table-cell>
          <table:table-cell office:value-type="float" office:value="9125.24" calcext:value-type="float">
            <text:p>9125.24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2017-07-25</text:p>
          </table:table-cell>
          <table:table-cell office:value-type="float" office:value="9906.02" calcext:value-type="float">
            <text:p>9906.02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2017-07-30</text:p>
          </table:table-cell>
          <table:table-cell office:value-type="float" office:value="9913.2" calcext:value-type="float">
            <text:p>9913.2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2017-07-30</text:p>
          </table:table-cell>
          <table:table-cell office:value-type="float" office:value="9045.97" calcext:value-type="float">
            <text:p>9045.97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2017-07-30</text:p>
          </table:table-cell>
          <table:table-cell office:value-type="float" office:value="9828.82" calcext:value-type="float">
            <text:p>9828.82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2017-07-31</text:p>
          </table:table-cell>
          <table:table-cell office:value-type="float" office:value="9789.75" calcext:value-type="float">
            <text:p>9789.75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2017-07-31</text:p>
          </table:table-cell>
          <table:table-cell office:value-type="float" office:value="8302.97" calcext:value-type="float">
            <text:p>8302.97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2017-07-31</text:p>
          </table:table-cell>
          <table:table-cell office:value-type="float" office:value="9842.54" calcext:value-type="float">
            <text:p>9842.54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2017-08-01</text:p>
          </table:table-cell>
          <table:table-cell office:value-type="float" office:value="9879.63" calcext:value-type="float">
            <text:p>9879.63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2017-08-01</text:p>
          </table:table-cell>
          <table:table-cell office:value-type="float" office:value="9035.45" calcext:value-type="float">
            <text:p>9035.45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2017-08-01</text:p>
          </table:table-cell>
          <table:table-cell office:value-type="float" office:value="9888.93" calcext:value-type="float">
            <text:p>9888.93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2017-08-02</text:p>
          </table:table-cell>
          <table:table-cell office:value-type="float" office:value="9884.56" calcext:value-type="float">
            <text:p>9884.56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2017-08-02</text:p>
          </table:table-cell>
          <table:table-cell office:value-type="float" office:value="8956.87" calcext:value-type="float">
            <text:p>8956.87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2017-08-02</text:p>
          </table:table-cell>
          <table:table-cell office:value-type="float" office:value="9896.88" calcext:value-type="float">
            <text:p>9896.88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2017-08-03</text:p>
          </table:table-cell>
          <table:table-cell office:value-type="float" office:value="9637.1" calcext:value-type="float">
            <text:p>9637.1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2017-08-03</text:p>
          </table:table-cell>
          <table:table-cell office:value-type="float" office:value="9087.92" calcext:value-type="float">
            <text:p>9087.92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2017-08-03</text:p>
          </table:table-cell>
          <table:table-cell office:value-type="float" office:value="9875.31" calcext:value-type="float">
            <text:p>9875.31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2017-08-04</text:p>
          </table:table-cell>
          <table:table-cell office:value-type="float" office:value="9898.08" calcext:value-type="float">
            <text:p>9898.08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2017-08-04</text:p>
          </table:table-cell>
          <table:table-cell office:value-type="float" office:value="9028.67" calcext:value-type="float">
            <text:p>9028.67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2017-08-04</text:p>
          </table:table-cell>
          <table:table-cell office:value-type="float" office:value="9905.66" calcext:value-type="float">
            <text:p>9905.66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2017-08-05</text:p>
          </table:table-cell>
          <table:table-cell office:value-type="float" office:value="9907.65" calcext:value-type="float">
            <text:p>9907.65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2017-08-05</text:p>
          </table:table-cell>
          <table:table-cell office:value-type="float" office:value="9079.75" calcext:value-type="float">
            <text:p>9079.75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2017-08-05</text:p>
          </table:table-cell>
          <table:table-cell office:value-type="float" office:value="9897.33" calcext:value-type="float">
            <text:p>9897.33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2017-08-06</text:p>
          </table:table-cell>
          <table:table-cell office:value-type="float" office:value="9901.15" calcext:value-type="float">
            <text:p>9901.15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2017-08-06</text:p>
          </table:table-cell>
          <table:table-cell office:value-type="float" office:value="9060.1" calcext:value-type="float">
            <text:p>9060.1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2017-08-06</text:p>
          </table:table-cell>
          <table:table-cell office:value-type="float" office:value="9897.26" calcext:value-type="float">
            <text:p>9897.26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2017-08-07</text:p>
          </table:table-cell>
          <table:table-cell office:value-type="float" office:value="9889.84" calcext:value-type="float">
            <text:p>9889.84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2017-08-07</text:p>
          </table:table-cell>
          <table:table-cell office:value-type="float" office:value="8943.24" calcext:value-type="float">
            <text:p>8943.24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2017-08-07</text:p>
          </table:table-cell>
          <table:table-cell office:value-type="float" office:value="9884.54" calcext:value-type="float">
            <text:p>9884.54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2017-08-08</text:p>
          </table:table-cell>
          <table:table-cell office:value-type="float" office:value="9901.68" calcext:value-type="float">
            <text:p>9901.68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2017-08-08</text:p>
          </table:table-cell>
          <table:table-cell office:value-type="float" office:value="9021.98" calcext:value-type="float">
            <text:p>9021.98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2017-08-08</text:p>
          </table:table-cell>
          <table:table-cell office:value-type="float" office:value="9870.37" calcext:value-type="float">
            <text:p>9870.37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2017-08-09</text:p>
          </table:table-cell>
          <table:table-cell office:value-type="float" office:value="9898.8" calcext:value-type="float">
            <text:p>9898.8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2017-08-09</text:p>
          </table:table-cell>
          <table:table-cell office:value-type="float" office:value="9041.12" calcext:value-type="float">
            <text:p>9041.12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2017-08-09</text:p>
          </table:table-cell>
          <table:table-cell office:value-type="float" office:value="9895.85" calcext:value-type="float">
            <text:p>9895.85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2017-08-10</text:p>
          </table:table-cell>
          <table:table-cell office:value-type="float" office:value="9770.95" calcext:value-type="float">
            <text:p>9770.95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2017-08-10</text:p>
          </table:table-cell>
          <table:table-cell office:value-type="float" office:value="8942.02" calcext:value-type="float">
            <text:p>8942.02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2017-08-10</text:p>
          </table:table-cell>
          <table:table-cell office:value-type="float" office:value="9554.96" calcext:value-type="float">
            <text:p>9554.96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2017-08-11</text:p>
          </table:table-cell>
          <table:table-cell office:value-type="float" office:value="9888.93" calcext:value-type="float">
            <text:p>9888.93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2017-08-11</text:p>
          </table:table-cell>
          <table:table-cell office:value-type="float" office:value="9100.06" calcext:value-type="float">
            <text:p>9100.06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2017-08-11</text:p>
          </table:table-cell>
          <table:table-cell office:value-type="float" office:value="9898.24" calcext:value-type="float">
            <text:p>9898.24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2017-08-12</text:p>
          </table:table-cell>
          <table:table-cell office:value-type="float" office:value="8949.21" calcext:value-type="float">
            <text:p>8949.21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2017-08-12</text:p>
          </table:table-cell>
          <table:table-cell office:value-type="float" office:value="9063.97" calcext:value-type="float">
            <text:p>9063.97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2017-08-12</text:p>
          </table:table-cell>
          <table:table-cell office:value-type="float" office:value="9524.07" calcext:value-type="float">
            <text:p>9524.07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2017-08-13</text:p>
          </table:table-cell>
          <table:table-cell office:value-type="float" office:value="9431.22" calcext:value-type="float">
            <text:p>9431.22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2017-08-13</text:p>
          </table:table-cell>
          <table:table-cell office:value-type="float" office:value="8720.04" calcext:value-type="float">
            <text:p>8720.04</text:p>
          </table:table-cell>
          <table:table-cell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2017-08-13</text:p>
          </table:table-cell>
          <table:table-cell office:value-type="float" office:value="9772.11" calcext:value-type="float">
            <text:p>9772.11</text:p>
          </table:table-cell>
          <table:table-cell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2017-08-25</text:p>
          </table:table-cell>
          <table:table-cell office:value-type="float" office:value="9436.42" calcext:value-type="float">
            <text:p>9436.42</text:p>
          </table:table-cell>
          <table:table-cell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2017-08-25</text:p>
          </table:table-cell>
          <table:table-cell office:value-type="float" office:value="9018.9" calcext:value-type="float">
            <text:p>9018.9</text:p>
          </table:table-cell>
          <table:table-cell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2017-08-25</text:p>
          </table:table-cell>
          <table:table-cell office:value-type="float" office:value="9887.74" calcext:value-type="float">
            <text:p>9887.74</text:p>
          </table:table-cell>
          <table:table-cell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2017-08-25</text:p>
          </table:table-cell>
          <table:table-cell office:value-type="float" office:value="9888.89" calcext:value-type="float">
            <text:p>9888.89</text:p>
          </table:table-cell>
          <table:table-cell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2017-08-25</text:p>
          </table:table-cell>
          <table:table-cell office:value-type="float" office:value="9096.5" calcext:value-type="float">
            <text:p>9096.5</text:p>
          </table:table-cell>
          <table:table-cell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2017-08-25</text:p>
          </table:table-cell>
          <table:table-cell office:value-type="float" office:value="9919.04" calcext:value-type="float">
            <text:p>9919.04</text:p>
          </table:table-cell>
          <table:table-cell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2017-08-26</text:p>
          </table:table-cell>
          <table:table-cell office:value-type="float" office:value="9815.13" calcext:value-type="float">
            <text:p>9815.13</text:p>
          </table:table-cell>
          <table:table-cell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2017-08-26</text:p>
          </table:table-cell>
          <table:table-cell office:value-type="float" office:value="9097.3" calcext:value-type="float">
            <text:p>9097.3</text:p>
          </table:table-cell>
          <table:table-cell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2017-08-26</text:p>
          </table:table-cell>
          <table:table-cell office:value-type="float" office:value="9893.52" calcext:value-type="float">
            <text:p>9893.52</text:p>
          </table:table-cell>
          <table:table-cell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2017-08-27</text:p>
          </table:table-cell>
          <table:table-cell office:value-type="float" office:value="9835.13" calcext:value-type="float">
            <text:p>9835.13</text:p>
          </table:table-cell>
          <table:table-cell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2017-08-27</text:p>
          </table:table-cell>
          <table:table-cell office:value-type="float" office:value="9013.47" calcext:value-type="float">
            <text:p>9013.47</text:p>
          </table:table-cell>
          <table:table-cell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2017-08-27</text:p>
          </table:table-cell>
          <table:table-cell office:value-type="float" office:value="9834.87" calcext:value-type="float">
            <text:p>9834.87</text:p>
          </table:table-cell>
          <table:table-cell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2017-08-28</text:p>
          </table:table-cell>
          <table:table-cell office:value-type="float" office:value="9891.39" calcext:value-type="float">
            <text:p>9891.39</text:p>
          </table:table-cell>
          <table:table-cell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2017-08-28</text:p>
          </table:table-cell>
          <table:table-cell office:value-type="float" office:value="9100.79" calcext:value-type="float">
            <text:p>9100.79</text:p>
          </table:table-cell>
          <table:table-cell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2017-08-28</text:p>
          </table:table-cell>
          <table:table-cell office:value-type="float" office:value="9898.8" calcext:value-type="float">
            <text:p>9898.8</text:p>
          </table:table-cell>
          <table:table-cell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2017-08-29</text:p>
          </table:table-cell>
          <table:table-cell office:value-type="float" office:value="9900.75" calcext:value-type="float">
            <text:p>9900.75</text:p>
          </table:table-cell>
          <table:table-cell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2017-08-29</text:p>
          </table:table-cell>
          <table:table-cell office:value-type="float" office:value="8973.81" calcext:value-type="float">
            <text:p>8973.81</text:p>
          </table:table-cell>
          <table:table-cell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2017-08-29</text:p>
          </table:table-cell>
          <table:table-cell office:value-type="float" office:value="9847.52" calcext:value-type="float">
            <text:p>9847.52</text:p>
          </table:table-cell>
          <table:table-cell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2017-08-30</text:p>
          </table:table-cell>
          <table:table-cell office:value-type="float" office:value="9875.54" calcext:value-type="float">
            <text:p>9875.54</text:p>
          </table:table-cell>
          <table:table-cell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2017-08-30</text:p>
          </table:table-cell>
          <table:table-cell office:value-type="float" office:value="9098.6" calcext:value-type="float">
            <text:p>9098.6</text:p>
          </table:table-cell>
          <table:table-cell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2017-08-30</text:p>
          </table:table-cell>
          <table:table-cell office:value-type="float" office:value="9810.14" calcext:value-type="float">
            <text:p>9810.14</text:p>
          </table:table-cell>
          <table:table-cell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2017-08-31</text:p>
          </table:table-cell>
          <table:table-cell office:value-type="float" office:value="9903.54" calcext:value-type="float">
            <text:p>9903.54</text:p>
          </table:table-cell>
          <table:table-cell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2017-08-31</text:p>
          </table:table-cell>
          <table:table-cell office:value-type="float" office:value="9103.02" calcext:value-type="float">
            <text:p>9103.02</text:p>
          </table:table-cell>
          <table:table-cell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2017-08-31</text:p>
          </table:table-cell>
          <table:table-cell office:value-type="float" office:value="9885.52" calcext:value-type="float">
            <text:p>9885.52</text:p>
          </table:table-cell>
          <table:table-cell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2017-09-01</text:p>
          </table:table-cell>
          <table:table-cell office:value-type="float" office:value="9853.76" calcext:value-type="float">
            <text:p>9853.76</text:p>
          </table:table-cell>
          <table:table-cell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2017-09-01</text:p>
          </table:table-cell>
          <table:table-cell office:value-type="float" office:value="9099.21" calcext:value-type="float">
            <text:p>9099.21</text:p>
          </table:table-cell>
          <table:table-cell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2017-09-01</text:p>
          </table:table-cell>
          <table:table-cell office:value-type="float" office:value="9669.27" calcext:value-type="float">
            <text:p>9669.27</text:p>
          </table:table-cell>
          <table:table-cell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2017-09-02</text:p>
          </table:table-cell>
          <table:table-cell office:value-type="float" office:value="9869.77" calcext:value-type="float">
            <text:p>9869.77</text:p>
          </table:table-cell>
          <table:table-cell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2017-09-02</text:p>
          </table:table-cell>
          <table:table-cell office:value-type="float" office:value="9118.24" calcext:value-type="float">
            <text:p>9118.24</text:p>
          </table:table-cell>
          <table:table-cell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2017-09-02</text:p>
          </table:table-cell>
          <table:table-cell office:value-type="float" office:value="9920.6" calcext:value-type="float">
            <text:p>9920.6</text:p>
          </table:table-cell>
          <table:table-cell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2017-09-03</text:p>
          </table:table-cell>
          <table:table-cell office:value-type="float" office:value="9886.34" calcext:value-type="float">
            <text:p>9886.34</text:p>
          </table:table-cell>
          <table:table-cell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2017-09-03</text:p>
          </table:table-cell>
          <table:table-cell office:value-type="float" office:value="9123.45" calcext:value-type="float">
            <text:p>9123.45</text:p>
          </table:table-cell>
          <table:table-cell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2017-09-03</text:p>
          </table:table-cell>
          <table:table-cell office:value-type="float" office:value="9882.7" calcext:value-type="float">
            <text:p>9882.7</text:p>
          </table:table-cell>
          <table:table-cell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2017-09-04</text:p>
          </table:table-cell>
          <table:table-cell office:value-type="float" office:value="9885.81" calcext:value-type="float">
            <text:p>9885.81</text:p>
          </table:table-cell>
          <table:table-cell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2017-09-04</text:p>
          </table:table-cell>
          <table:table-cell office:value-type="float" office:value="9027.04" calcext:value-type="float">
            <text:p>9027.04</text:p>
          </table:table-cell>
          <table:table-cell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2017-09-04</text:p>
          </table:table-cell>
          <table:table-cell office:value-type="float" office:value="9919.5" calcext:value-type="float">
            <text:p>9919.5</text:p>
          </table:table-cell>
          <table:table-cell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2017-09-05</text:p>
          </table:table-cell>
          <table:table-cell office:value-type="float" office:value="9882.7" calcext:value-type="float">
            <text:p>9882.7</text:p>
          </table:table-cell>
          <table:table-cell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2017-09-05</text:p>
          </table:table-cell>
          <table:table-cell office:value-type="float" office:value="9093.07" calcext:value-type="float">
            <text:p>9093.07</text:p>
          </table:table-cell>
          <table:table-cell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2017-09-05</text:p>
          </table:table-cell>
          <table:table-cell office:value-type="float" office:value="9821.61" calcext:value-type="float">
            <text:p>9821.61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2017-09-06</text:p>
          </table:table-cell>
          <table:table-cell office:value-type="float" office:value="9897.9" calcext:value-type="float">
            <text:p>9897.9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2017-09-06</text:p>
          </table:table-cell>
          <table:table-cell office:value-type="float" office:value="9012.36" calcext:value-type="float">
            <text:p>9012.36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2017-09-06</text:p>
          </table:table-cell>
          <table:table-cell office:value-type="float" office:value="9891.86" calcext:value-type="float">
            <text:p>9891.86</text:p>
          </table:table-cell>
          <table:table-cell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2017-09-07</text:p>
          </table:table-cell>
          <table:table-cell office:value-type="float" office:value="9845.75" calcext:value-type="float">
            <text:p>9845.75</text:p>
          </table:table-cell>
          <table:table-cell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2017-09-07</text:p>
          </table:table-cell>
          <table:table-cell office:value-type="float" office:value="8552.98" calcext:value-type="float">
            <text:p>8552.98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2017-09-07</text:p>
          </table:table-cell>
          <table:table-cell office:value-type="float" office:value="9902.28" calcext:value-type="float">
            <text:p>9902.28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2017-09-08</text:p>
          </table:table-cell>
          <table:table-cell office:value-type="float" office:value="9894.14" calcext:value-type="float">
            <text:p>9894.14</text:p>
          </table:table-cell>
          <table:table-cell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2017-09-08</text:p>
          </table:table-cell>
          <table:table-cell office:value-type="float" office:value="8882.56" calcext:value-type="float">
            <text:p>8882.56</text:p>
          </table:table-cell>
          <table:table-cell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2017-09-08</text:p>
          </table:table-cell>
          <table:table-cell office:value-type="float" office:value="9915.56" calcext:value-type="float">
            <text:p>9915.56</text:p>
          </table:table-cell>
          <table:table-cell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2017-09-09</text:p>
          </table:table-cell>
          <table:table-cell office:value-type="float" office:value="9881.48" calcext:value-type="float">
            <text:p>9881.48</text:p>
          </table:table-cell>
          <table:table-cell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2017-09-09</text:p>
          </table:table-cell>
          <table:table-cell office:value-type="float" office:value="9006.24" calcext:value-type="float">
            <text:p>9006.24</text:p>
          </table:table-cell>
          <table:table-cell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2017-09-09</text:p>
          </table:table-cell>
          <table:table-cell office:value-type="float" office:value="9881.12" calcext:value-type="float">
            <text:p>9881.12</text:p>
          </table:table-cell>
          <table:table-cell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2017-09-10</text:p>
          </table:table-cell>
          <table:table-cell office:value-type="float" office:value="9506.88" calcext:value-type="float">
            <text:p>9506.88</text:p>
          </table:table-cell>
          <table:table-cell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2017-09-10</text:p>
          </table:table-cell>
          <table:table-cell office:value-type="float" office:value="9014.03" calcext:value-type="float">
            <text:p>9014.03</text:p>
          </table:table-cell>
          <table:table-cell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2017-09-10</text:p>
          </table:table-cell>
          <table:table-cell office:value-type="float" office:value="9896.13" calcext:value-type="float">
            <text:p>9896.13</text:p>
          </table:table-cell>
          <table:table-cell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2017-09-11</text:p>
          </table:table-cell>
          <table:table-cell office:value-type="float" office:value="9860.11" calcext:value-type="float">
            <text:p>9860.11</text:p>
          </table:table-cell>
          <table:table-cell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2017-09-11</text:p>
          </table:table-cell>
          <table:table-cell office:value-type="float" office:value="9099.43" calcext:value-type="float">
            <text:p>9099.43</text:p>
          </table:table-cell>
          <table:table-cell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2017-09-11</text:p>
          </table:table-cell>
          <table:table-cell office:value-type="float" office:value="9892.15" calcext:value-type="float">
            <text:p>9892.15</text:p>
          </table:table-cell>
          <table:table-cell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2017-09-12</text:p>
          </table:table-cell>
          <table:table-cell office:value-type="float" office:value="9893.66" calcext:value-type="float">
            <text:p>9893.66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2017-09-12</text:p>
          </table:table-cell>
          <table:table-cell office:value-type="float" office:value="9112" calcext:value-type="float">
            <text:p>9112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2017-09-12</text:p>
          </table:table-cell>
          <table:table-cell office:value-type="float" office:value="9265.63" calcext:value-type="float">
            <text:p>9265.63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2017-09-13</text:p>
          </table:table-cell>
          <table:table-cell office:value-type="float" office:value="9900.2" calcext:value-type="float">
            <text:p>9900.2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2017-09-13</text:p>
          </table:table-cell>
          <table:table-cell office:value-type="float" office:value="9118.33" calcext:value-type="float">
            <text:p>9118.33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2017-09-13</text:p>
          </table:table-cell>
          <table:table-cell office:value-type="float" office:value="9864.67" calcext:value-type="float">
            <text:p>9864.67</text:p>
          </table:table-cell>
          <table:table-cell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2017-09-14</text:p>
          </table:table-cell>
          <table:table-cell office:value-type="float" office:value="9897.75" calcext:value-type="float">
            <text:p>9897.75</text:p>
          </table:table-cell>
          <table:table-cell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2017-09-14</text:p>
          </table:table-cell>
          <table:table-cell office:value-type="float" office:value="9020.11" calcext:value-type="float">
            <text:p>9020.11</text:p>
          </table:table-cell>
          <table:table-cell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2017-09-14</text:p>
          </table:table-cell>
          <table:table-cell office:value-type="float" office:value="9899.36" calcext:value-type="float">
            <text:p>9899.36</text:p>
          </table:table-cell>
          <table:table-cell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2017-09-15</text:p>
          </table:table-cell>
          <table:table-cell office:value-type="float" office:value="9777.47" calcext:value-type="float">
            <text:p>9777.47</text:p>
          </table:table-cell>
          <table:table-cell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2017-09-15</text:p>
          </table:table-cell>
          <table:table-cell office:value-type="float" office:value="8929.92" calcext:value-type="float">
            <text:p>8929.92</text:p>
          </table:table-cell>
          <table:table-cell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2017-09-15</text:p>
          </table:table-cell>
          <table:table-cell office:value-type="float" office:value="9885.8" calcext:value-type="float">
            <text:p>9885.8</text:p>
          </table:table-cell>
          <table:table-cell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2017-09-16</text:p>
          </table:table-cell>
          <table:table-cell office:value-type="float" office:value="9882.03" calcext:value-type="float">
            <text:p>9882.03</text:p>
          </table:table-cell>
          <table:table-cell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2017-09-16</text:p>
          </table:table-cell>
          <table:table-cell office:value-type="float" office:value="9055.21" calcext:value-type="float">
            <text:p>9055.21</text:p>
          </table:table-cell>
          <table:table-cell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2017-09-16</text:p>
          </table:table-cell>
          <table:table-cell office:value-type="float" office:value="9899.78" calcext:value-type="float">
            <text:p>9899.78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2017-09-17</text:p>
          </table:table-cell>
          <table:table-cell office:value-type="float" office:value="9718.61" calcext:value-type="float">
            <text:p>9718.61</text:p>
          </table:table-cell>
          <table:table-cell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2017-09-17</text:p>
          </table:table-cell>
          <table:table-cell office:value-type="float" office:value="9024.44" calcext:value-type="float">
            <text:p>9024.44</text:p>
          </table:table-cell>
          <table:table-cell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2017-09-17</text:p>
          </table:table-cell>
          <table:table-cell office:value-type="float" office:value="9896.67" calcext:value-type="float">
            <text:p>9896.67</text:p>
          </table:table-cell>
          <table:table-cell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2017-09-18</text:p>
          </table:table-cell>
          <table:table-cell office:value-type="float" office:value="9497.3" calcext:value-type="float">
            <text:p>9497.3</text:p>
          </table:table-cell>
          <table:table-cell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2017-09-18</text:p>
          </table:table-cell>
          <table:table-cell office:value-type="float" office:value="8802.87" calcext:value-type="float">
            <text:p>8802.87</text:p>
          </table:table-cell>
          <table:table-cell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2017-09-18</text:p>
          </table:table-cell>
          <table:table-cell office:value-type="float" office:value="9855.87" calcext:value-type="float">
            <text:p>9855.87</text:p>
          </table:table-cell>
          <table:table-cell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2017-09-19</text:p>
          </table:table-cell>
          <table:table-cell office:value-type="float" office:value="9577.09" calcext:value-type="float">
            <text:p>9577.09</text:p>
          </table:table-cell>
          <table:table-cell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2017-09-19</text:p>
          </table:table-cell>
          <table:table-cell office:value-type="float" office:value="9096.52" calcext:value-type="float">
            <text:p>9096.52</text:p>
          </table:table-cell>
          <table:table-cell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2017-09-19</text:p>
          </table:table-cell>
          <table:table-cell office:value-type="float" office:value="9731.88" calcext:value-type="float">
            <text:p>9731.88</text:p>
          </table:table-cell>
          <table:table-cell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2017-09-20</text:p>
          </table:table-cell>
          <table:table-cell office:value-type="float" office:value="9820.99" calcext:value-type="float">
            <text:p>9820.99</text:p>
          </table:table-cell>
          <table:table-cell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2017-09-20</text:p>
          </table:table-cell>
          <table:table-cell office:value-type="float" office:value="8989.62" calcext:value-type="float">
            <text:p>8989.62</text:p>
          </table:table-cell>
          <table:table-cell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2017-09-20</text:p>
          </table:table-cell>
          <table:table-cell office:value-type="float" office:value="9793.95" calcext:value-type="float">
            <text:p>9793.95</text:p>
          </table:table-cell>
          <table:table-cell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2017-09-21</text:p>
          </table:table-cell>
          <table:table-cell office:value-type="float" office:value="9885.42" calcext:value-type="float">
            <text:p>9885.42</text:p>
          </table:table-cell>
          <table:table-cell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2017-09-21</text:p>
          </table:table-cell>
          <table:table-cell office:value-type="float" office:value="9019.13" calcext:value-type="float">
            <text:p>9019.13</text:p>
          </table:table-cell>
          <table:table-cell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2017-09-21</text:p>
          </table:table-cell>
          <table:table-cell office:value-type="float" office:value="9892.59" calcext:value-type="float">
            <text:p>9892.59</text:p>
          </table:table-cell>
          <table:table-cell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2017-09-22</text:p>
          </table:table-cell>
          <table:table-cell office:value-type="float" office:value="9852.53" calcext:value-type="float">
            <text:p>9852.53</text:p>
          </table:table-cell>
          <table:table-cell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2017-09-22</text:p>
          </table:table-cell>
          <table:table-cell office:value-type="float" office:value="9030.56" calcext:value-type="float">
            <text:p>9030.56</text:p>
          </table:table-cell>
          <table:table-cell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2017-09-22</text:p>
          </table:table-cell>
          <table:table-cell office:value-type="float" office:value="9530.24" calcext:value-type="float">
            <text:p>9530.24</text:p>
          </table:table-cell>
          <table:table-cell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2017-09-23</text:p>
          </table:table-cell>
          <table:table-cell office:value-type="float" office:value="9892.81" calcext:value-type="float">
            <text:p>9892.81</text:p>
          </table:table-cell>
          <table:table-cell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2017-09-23</text:p>
          </table:table-cell>
          <table:table-cell office:value-type="float" office:value="9018.07" calcext:value-type="float">
            <text:p>9018.07</text:p>
          </table:table-cell>
          <table:table-cell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2017-09-23</text:p>
          </table:table-cell>
          <table:table-cell office:value-type="float" office:value="9900.65" calcext:value-type="float">
            <text:p>9900.65</text:p>
          </table:table-cell>
          <table:table-cell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2017-09-24</text:p>
          </table:table-cell>
          <table:table-cell office:value-type="float" office:value="9896.05" calcext:value-type="float">
            <text:p>9896.05</text:p>
          </table:table-cell>
          <table:table-cell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2017-09-24</text:p>
          </table:table-cell>
          <table:table-cell office:value-type="float" office:value="9042.48" calcext:value-type="float">
            <text:p>9042.48</text:p>
          </table:table-cell>
          <table:table-cell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2017-09-24</text:p>
          </table:table-cell>
          <table:table-cell office:value-type="float" office:value="9887.03" calcext:value-type="float">
            <text:p>9887.03</text:p>
          </table:table-cell>
          <table:table-cell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2017-09-25</text:p>
          </table:table-cell>
          <table:table-cell office:value-type="float" office:value="9556.96" calcext:value-type="float">
            <text:p>9556.96</text:p>
          </table:table-cell>
          <table:table-cell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2017-09-25</text:p>
          </table:table-cell>
          <table:table-cell office:value-type="float" office:value="8608.13" calcext:value-type="float">
            <text:p>8608.13</text:p>
          </table:table-cell>
          <table:table-cell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2017-09-25</text:p>
          </table:table-cell>
          <table:table-cell office:value-type="float" office:value="9813.44" calcext:value-type="float">
            <text:p>9813.44</text:p>
          </table:table-cell>
          <table:table-cell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2017-09-26</text:p>
          </table:table-cell>
          <table:table-cell office:value-type="float" office:value="9907.31" calcext:value-type="float">
            <text:p>9907.31</text:p>
          </table:table-cell>
          <table:table-cell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2017-09-26</text:p>
          </table:table-cell>
          <table:table-cell office:value-type="float" office:value="9052.42" calcext:value-type="float">
            <text:p>9052.42</text:p>
          </table:table-cell>
          <table:table-cell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2017-09-26</text:p>
          </table:table-cell>
          <table:table-cell office:value-type="float" office:value="9881.98" calcext:value-type="float">
            <text:p>9881.98</text:p>
          </table:table-cell>
          <table:table-cell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2017-09-27</text:p>
          </table:table-cell>
          <table:table-cell office:value-type="float" office:value="9902.11" calcext:value-type="float">
            <text:p>9902.11</text:p>
          </table:table-cell>
          <table:table-cell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2017-09-27</text:p>
          </table:table-cell>
          <table:table-cell office:value-type="float" office:value="9003.21" calcext:value-type="float">
            <text:p>9003.21</text:p>
          </table:table-cell>
          <table:table-cell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2017-09-27</text:p>
          </table:table-cell>
          <table:table-cell office:value-type="float" office:value="9919.02" calcext:value-type="float">
            <text:p>9919.02</text:p>
          </table:table-cell>
          <table:table-cell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2017-09-29</text:p>
          </table:table-cell>
          <table:table-cell office:value-type="float" office:value="9855.27" calcext:value-type="float">
            <text:p>9855.27</text:p>
          </table:table-cell>
          <table:table-cell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2017-09-29</text:p>
          </table:table-cell>
          <table:table-cell office:value-type="float" office:value="9836.78" calcext:value-type="float">
            <text:p>9836.78</text:p>
          </table:table-cell>
          <table:table-cell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office:value-type="string" calcext:value-type="string">
            <text:p>2017-09-29</text:p>
          </table:table-cell>
          <table:table-cell office:value-type="float" office:value="9889.62" calcext:value-type="float">
            <text:p>9889.62</text:p>
          </table:table-cell>
          <table:table-cell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string" calcext:value-type="string">
            <text:p>2017-09-30</text:p>
          </table:table-cell>
          <table:table-cell office:value-type="float" office:value="8934.48" calcext:value-type="float">
            <text:p>8934.48</text:p>
          </table:table-cell>
          <table:table-cell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string" calcext:value-type="string">
            <text:p>2017-09-30</text:p>
          </table:table-cell>
          <table:table-cell office:value-type="float" office:value="9857.86" calcext:value-type="float">
            <text:p>9857.86</text:p>
          </table:table-cell>
          <table:table-cell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string" calcext:value-type="string">
            <text:p>2017-09-30</text:p>
          </table:table-cell>
          <table:table-cell office:value-type="float" office:value="9838.1" calcext:value-type="float">
            <text:p>9838.1</text:p>
          </table:table-cell>
          <table:table-cell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string" calcext:value-type="string">
            <text:p>2017-10-01</text:p>
          </table:table-cell>
          <table:table-cell office:value-type="float" office:value="9010.83" calcext:value-type="float">
            <text:p>9010.83</text:p>
          </table:table-cell>
          <table:table-cell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string" calcext:value-type="string">
            <text:p>2017-10-01</text:p>
          </table:table-cell>
          <table:table-cell office:value-type="float" office:value="9870.4" calcext:value-type="float">
            <text:p>9870.4</text:p>
          </table:table-cell>
          <table:table-cell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string" calcext:value-type="string">
            <text:p>2017-10-01</text:p>
          </table:table-cell>
          <table:table-cell office:value-type="float" office:value="9869.17" calcext:value-type="float">
            <text:p>9869.17</text:p>
          </table:table-cell>
          <table:table-cell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string" calcext:value-type="string">
            <text:p>2017-10-02</text:p>
          </table:table-cell>
          <table:table-cell office:value-type="float" office:value="9555.55" calcext:value-type="float">
            <text:p>9555.55</text:p>
          </table:table-cell>
          <table:table-cell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string" calcext:value-type="string">
            <text:p>2017-10-02</text:p>
          </table:table-cell>
          <table:table-cell office:value-type="float" office:value="9866.72" calcext:value-type="float">
            <text:p>9866.72</text:p>
          </table:table-cell>
          <table:table-cell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string" calcext:value-type="string">
            <text:p>2017-10-02</text:p>
          </table:table-cell>
          <table:table-cell office:value-type="float" office:value="9844.29" calcext:value-type="float">
            <text:p>9844.29</text:p>
          </table:table-cell>
          <table:table-cell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string" calcext:value-type="string">
            <text:p>2017-10-03</text:p>
          </table:table-cell>
          <table:table-cell office:value-type="float" office:value="9870.84" calcext:value-type="float">
            <text:p>9870.84</text:p>
          </table:table-cell>
          <table:table-cell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string" calcext:value-type="string">
            <text:p>2017-10-03</text:p>
          </table:table-cell>
          <table:table-cell office:value-type="float" office:value="9834.33" calcext:value-type="float">
            <text:p>9834.33</text:p>
          </table:table-cell>
          <table:table-cell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string" calcext:value-type="string">
            <text:p>2017-10-03</text:p>
          </table:table-cell>
          <table:table-cell office:value-type="float" office:value="9854.95" calcext:value-type="float">
            <text:p>9854.95</text:p>
          </table:table-cell>
          <table:table-cell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string" calcext:value-type="string">
            <text:p>2017-10-04</text:p>
          </table:table-cell>
          <table:table-cell office:value-type="float" office:value="9876.83" calcext:value-type="float">
            <text:p>9876.83</text:p>
          </table:table-cell>
          <table:table-cell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string" calcext:value-type="string">
            <text:p>2017-10-04</text:p>
          </table:table-cell>
          <table:table-cell office:value-type="float" office:value="9842.1" calcext:value-type="float">
            <text:p>9842.1</text:p>
          </table:table-cell>
          <table:table-cell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string" calcext:value-type="string">
            <text:p>2017-10-04</text:p>
          </table:table-cell>
          <table:table-cell office:value-type="float" office:value="9842.3" calcext:value-type="float">
            <text:p>9842.3</text:p>
          </table:table-cell>
          <table:table-cell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string" calcext:value-type="string">
            <text:p>2017-10-05</text:p>
          </table:table-cell>
          <table:table-cell office:value-type="float" office:value="9637.16" calcext:value-type="float">
            <text:p>9637.16</text:p>
          </table:table-cell>
          <table:table-cell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string" calcext:value-type="string">
            <text:p>2017-10-05</text:p>
          </table:table-cell>
          <table:table-cell office:value-type="float" office:value="9850.22" calcext:value-type="float">
            <text:p>9850.22</text:p>
          </table:table-cell>
          <table:table-cell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string" calcext:value-type="string">
            <text:p>2017-10-05</text:p>
          </table:table-cell>
          <table:table-cell office:value-type="float" office:value="9576.26" calcext:value-type="float">
            <text:p>9576.26</text:p>
          </table:table-cell>
          <table:table-cell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string" calcext:value-type="string">
            <text:p>2017-10-05</text:p>
          </table:table-cell>
          <table:table-cell office:value-type="float" office:value="8875.92" calcext:value-type="float">
            <text:p>8875.92</text:p>
          </table:table-cell>
          <table:table-cell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string" calcext:value-type="string">
            <text:p>2017-10-05</text:p>
          </table:table-cell>
          <table:table-cell office:value-type="float" office:value="9874.4" calcext:value-type="float">
            <text:p>9874.4</text:p>
          </table:table-cell>
          <table:table-cell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string" calcext:value-type="string">
            <text:p>2017-10-05</text:p>
          </table:table-cell>
          <table:table-cell office:value-type="float" office:value="9877.87" calcext:value-type="float">
            <text:p>9877.87</text:p>
          </table:table-cell>
          <table:table-cell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string" calcext:value-type="string">
            <text:p>2017-10-06</text:p>
          </table:table-cell>
          <table:table-cell office:value-type="float" office:value="8924.26" calcext:value-type="float">
            <text:p>8924.26</text:p>
          </table:table-cell>
          <table:table-cell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string" calcext:value-type="string">
            <text:p>2017-10-06</text:p>
          </table:table-cell>
          <table:table-cell office:value-type="float" office:value="9077.01" calcext:value-type="float">
            <text:p>9077.01</text:p>
          </table:table-cell>
          <table:table-cell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string" calcext:value-type="string">
            <text:p>2017-10-06</text:p>
          </table:table-cell>
          <table:table-cell office:value-type="float" office:value="9455.13" calcext:value-type="float">
            <text:p>9455.13</text:p>
          </table:table-cell>
          <table:table-cell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string" calcext:value-type="string">
            <text:p>2017-10-07</text:p>
          </table:table-cell>
          <table:table-cell office:value-type="float" office:value="8961.65" calcext:value-type="float">
            <text:p>8961.65</text:p>
          </table:table-cell>
          <table:table-cell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string" calcext:value-type="string">
            <text:p>2017-10-07</text:p>
          </table:table-cell>
          <table:table-cell office:value-type="float" office:value="9193.23" calcext:value-type="float">
            <text:p>9193.23</text:p>
          </table:table-cell>
          <table:table-cell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string" calcext:value-type="string">
            <text:p>2017-10-07</text:p>
          </table:table-cell>
          <table:table-cell office:value-type="float" office:value="9858.66" calcext:value-type="float">
            <text:p>9858.66</text:p>
          </table:table-cell>
          <table:table-cell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office:value-type="string" calcext:value-type="string">
            <text:p>2017-10-08</text:p>
          </table:table-cell>
          <table:table-cell office:value-type="float" office:value="8964.97" calcext:value-type="float">
            <text:p>8964.97</text:p>
          </table:table-cell>
          <table:table-cell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string" calcext:value-type="string">
            <text:p>2017-10-08</text:p>
          </table:table-cell>
          <table:table-cell office:value-type="float" office:value="9562.2" calcext:value-type="float">
            <text:p>9562.2</text:p>
          </table:table-cell>
          <table:table-cell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office:value-type="string" calcext:value-type="string">
            <text:p>2017-10-08</text:p>
          </table:table-cell>
          <table:table-cell office:value-type="float" office:value="9715.78" calcext:value-type="float">
            <text:p>9715.78</text:p>
          </table:table-cell>
          <table:table-cell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office:value-type="string" calcext:value-type="string">
            <text:p>2017-10-09</text:p>
          </table:table-cell>
          <table:table-cell office:value-type="float" office:value="8924.65" calcext:value-type="float">
            <text:p>8924.65</text:p>
          </table:table-cell>
          <table:table-cell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office:value-type="string" calcext:value-type="string">
            <text:p>2017-10-09</text:p>
          </table:table-cell>
          <table:table-cell office:value-type="float" office:value="9838.67" calcext:value-type="float">
            <text:p>9838.67</text:p>
          </table:table-cell>
          <table:table-cell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office:value-type="string" calcext:value-type="string">
            <text:p>2017-10-09</text:p>
          </table:table-cell>
          <table:table-cell office:value-type="float" office:value="9865.92" calcext:value-type="float">
            <text:p>9865.92</text:p>
          </table:table-cell>
          <table:table-cell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office:value-type="string" calcext:value-type="string">
            <text:p>2017-10-10</text:p>
          </table:table-cell>
          <table:table-cell office:value-type="float" office:value="8844.66" calcext:value-type="float">
            <text:p>8844.66</text:p>
          </table:table-cell>
          <table:table-cell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office:value-type="string" calcext:value-type="string">
            <text:p>2017-10-10</text:p>
          </table:table-cell>
          <table:table-cell office:value-type="float" office:value="9760.28" calcext:value-type="float">
            <text:p>9760.28</text:p>
          </table:table-cell>
          <table:table-cell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office:value-type="string" calcext:value-type="string">
            <text:p>2017-10-10</text:p>
          </table:table-cell>
          <table:table-cell office:value-type="float" office:value="9778.07" calcext:value-type="float">
            <text:p>9778.07</text:p>
          </table:table-cell>
          <table:table-cell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office:value-type="string" calcext:value-type="string">
            <text:p>2017-10-11</text:p>
          </table:table-cell>
          <table:table-cell office:value-type="float" office:value="9028.06" calcext:value-type="float">
            <text:p>9028.06</text:p>
          </table:table-cell>
          <table:table-cell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office:value-type="string" calcext:value-type="string">
            <text:p>2017-10-11</text:p>
          </table:table-cell>
          <table:table-cell office:value-type="float" office:value="9836.98" calcext:value-type="float">
            <text:p>9836.98</text:p>
          </table:table-cell>
          <table:table-cell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office:value-type="string" calcext:value-type="string">
            <text:p>2017-10-11</text:p>
          </table:table-cell>
          <table:table-cell office:value-type="float" office:value="9818.56" calcext:value-type="float">
            <text:p>9818.56</text:p>
          </table:table-cell>
          <table:table-cell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office:value-type="string" calcext:value-type="string">
            <text:p>2017-10-12</text:p>
          </table:table-cell>
          <table:table-cell office:value-type="float" office:value="8949.61" calcext:value-type="float">
            <text:p>8949.61</text:p>
          </table:table-cell>
          <table:table-cell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office:value-type="string" calcext:value-type="string">
            <text:p>2017-10-12</text:p>
          </table:table-cell>
          <table:table-cell office:value-type="float" office:value="9861.26" calcext:value-type="float">
            <text:p>9861.26</text:p>
          </table:table-cell>
          <table:table-cell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office:value-type="string" calcext:value-type="string">
            <text:p>2017-10-12</text:p>
          </table:table-cell>
          <table:table-cell office:value-type="float" office:value="9852.07" calcext:value-type="float">
            <text:p>9852.07</text:p>
          </table:table-cell>
          <table:table-cell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office:value-type="string" calcext:value-type="string">
            <text:p>2017-10-13</text:p>
          </table:table-cell>
          <table:table-cell office:value-type="float" office:value="9024.24" calcext:value-type="float">
            <text:p>9024.24</text:p>
          </table:table-cell>
          <table:table-cell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office:value-type="string" calcext:value-type="string">
            <text:p>2017-10-13</text:p>
          </table:table-cell>
          <table:table-cell office:value-type="float" office:value="9857.01" calcext:value-type="float">
            <text:p>9857.01</text:p>
          </table:table-cell>
          <table:table-cell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office:value-type="string" calcext:value-type="string">
            <text:p>2017-10-13</text:p>
          </table:table-cell>
          <table:table-cell office:value-type="float" office:value="9861.68" calcext:value-type="float">
            <text:p>9861.68</text:p>
          </table:table-cell>
          <table:table-cell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office:value-type="string" calcext:value-type="string">
            <text:p>2017-10-14</text:p>
          </table:table-cell>
          <table:table-cell office:value-type="float" office:value="9868.01" calcext:value-type="float">
            <text:p>9868.01</text:p>
          </table:table-cell>
          <table:table-cell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office:value-type="string" calcext:value-type="string">
            <text:p>2017-10-14</text:p>
          </table:table-cell>
          <table:table-cell office:value-type="float" office:value="9844.32" calcext:value-type="float">
            <text:p>9844.32</text:p>
          </table:table-cell>
          <table:table-cell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office:value-type="string" calcext:value-type="string">
            <text:p>2017-10-14</text:p>
          </table:table-cell>
          <table:table-cell office:value-type="float" office:value="9629.54" calcext:value-type="float">
            <text:p>9629.54</text:p>
          </table:table-cell>
          <table:table-cell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office:value-type="string" calcext:value-type="string">
            <text:p>2017-10-15</text:p>
          </table:table-cell>
          <table:table-cell office:value-type="float" office:value="9086.71" calcext:value-type="float">
            <text:p>9086.71</text:p>
          </table:table-cell>
          <table:table-cell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office:value-type="string" calcext:value-type="string">
            <text:p>2017-10-15</text:p>
          </table:table-cell>
          <table:table-cell office:value-type="float" office:value="9875.52" calcext:value-type="float">
            <text:p>9875.52</text:p>
          </table:table-cell>
          <table:table-cell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office:value-type="string" calcext:value-type="string">
            <text:p>2017-10-15</text:p>
          </table:table-cell>
          <table:table-cell office:value-type="float" office:value="9587.1" calcext:value-type="float">
            <text:p>9587.1</text:p>
          </table:table-cell>
          <table:table-cell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office:value-type="string" calcext:value-type="string">
            <text:p>2017-10-16</text:p>
          </table:table-cell>
          <table:table-cell office:value-type="float" office:value="9020.75" calcext:value-type="float">
            <text:p>9020.75</text:p>
          </table:table-cell>
          <table:table-cell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office:value-type="string" calcext:value-type="string">
            <text:p>2017-10-16</text:p>
          </table:table-cell>
          <table:table-cell office:value-type="float" office:value="9889.53" calcext:value-type="float">
            <text:p>9889.53</text:p>
          </table:table-cell>
          <table:table-cell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office:value-type="string" calcext:value-type="string">
            <text:p>2017-10-16</text:p>
          </table:table-cell>
          <table:table-cell office:value-type="float" office:value="9864.18" calcext:value-type="float">
            <text:p>9864.18</text:p>
          </table:table-cell>
          <table:table-cell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office:value-type="string" calcext:value-type="string">
            <text:p>2017-10-17</text:p>
          </table:table-cell>
          <table:table-cell office:value-type="float" office:value="9858.42" calcext:value-type="float">
            <text:p>9858.42</text:p>
          </table:table-cell>
          <table:table-cell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office:value-type="string" calcext:value-type="string">
            <text:p>2017-10-17</text:p>
          </table:table-cell>
          <table:table-cell office:value-type="float" office:value="9164.37" calcext:value-type="float">
            <text:p>9164.37</text:p>
          </table:table-cell>
          <table:table-cell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office:value-type="string" calcext:value-type="string">
            <text:p>2017-10-17</text:p>
          </table:table-cell>
          <table:table-cell office:value-type="float" office:value="9860.76" calcext:value-type="float">
            <text:p>9860.76</text:p>
          </table:table-cell>
          <table:table-cell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office:value-type="string" calcext:value-type="string">
            <text:p>2017-10-18</text:p>
          </table:table-cell>
          <table:table-cell office:value-type="float" office:value="9302.47" calcext:value-type="float">
            <text:p>9302.47</text:p>
          </table:table-cell>
          <table:table-cell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office:value-type="string" calcext:value-type="string">
            <text:p>2017-10-18</text:p>
          </table:table-cell>
          <table:table-cell office:value-type="float" office:value="9474.76" calcext:value-type="float">
            <text:p>9474.76</text:p>
          </table:table-cell>
          <table:table-cell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office:value-type="string" calcext:value-type="string">
            <text:p>2017-10-18</text:p>
          </table:table-cell>
          <table:table-cell office:value-type="float" office:value="9402.99" calcext:value-type="float">
            <text:p>9402.99</text:p>
          </table:table-cell>
          <table:table-cell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office:value-type="string" calcext:value-type="string">
            <text:p>2017-10-19</text:p>
          </table:table-cell>
          <table:table-cell office:value-type="float" office:value="9893.43" calcext:value-type="float">
            <text:p>9893.43</text:p>
          </table:table-cell>
          <table:table-cell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office:value-type="string" calcext:value-type="string">
            <text:p>2017-10-19</text:p>
          </table:table-cell>
          <table:table-cell office:value-type="float" office:value="9858.33" calcext:value-type="float">
            <text:p>9858.33</text:p>
          </table:table-cell>
          <table:table-cell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office:value-type="string" calcext:value-type="string">
            <text:p>2017-10-19</text:p>
          </table:table-cell>
          <table:table-cell office:value-type="float" office:value="9838.73" calcext:value-type="float">
            <text:p>9838.73</text:p>
          </table:table-cell>
          <table:table-cell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office:value-type="string" calcext:value-type="string">
            <text:p>2017-10-20</text:p>
          </table:table-cell>
          <table:table-cell office:value-type="float" office:value="9869.35" calcext:value-type="float">
            <text:p>9869.35</text:p>
          </table:table-cell>
          <table:table-cell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office:value-type="string" calcext:value-type="string">
            <text:p>2017-10-20</text:p>
          </table:table-cell>
          <table:table-cell office:value-type="float" office:value="9860.11" calcext:value-type="float">
            <text:p>9860.11</text:p>
          </table:table-cell>
          <table:table-cell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office:value-type="string" calcext:value-type="string">
            <text:p>2017-10-20</text:p>
          </table:table-cell>
          <table:table-cell office:value-type="float" office:value="9865.05" calcext:value-type="float">
            <text:p>9865.05</text:p>
          </table:table-cell>
          <table:table-cell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office:value-type="string" calcext:value-type="string">
            <text:p>2017-10-21</text:p>
          </table:table-cell>
          <table:table-cell office:value-type="float" office:value="9851.54" calcext:value-type="float">
            <text:p>9851.54</text:p>
          </table:table-cell>
          <table:table-cell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office:value-type="string" calcext:value-type="string">
            <text:p>2017-10-21</text:p>
          </table:table-cell>
          <table:table-cell office:value-type="float" office:value="9866.05" calcext:value-type="float">
            <text:p>9866.05</text:p>
          </table:table-cell>
          <table:table-cell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office:value-type="string" calcext:value-type="string">
            <text:p>2017-10-21</text:p>
          </table:table-cell>
          <table:table-cell office:value-type="float" office:value="9152.23" calcext:value-type="float">
            <text:p>9152.23</text:p>
          </table:table-cell>
          <table:table-cell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office:value-type="string" calcext:value-type="string">
            <text:p>2017-10-22</text:p>
          </table:table-cell>
          <table:table-cell office:value-type="float" office:value="9581.59" calcext:value-type="float">
            <text:p>9581.59</text:p>
          </table:table-cell>
          <table:table-cell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office:value-type="string" calcext:value-type="string">
            <text:p>2017-10-22</text:p>
          </table:table-cell>
          <table:table-cell office:value-type="float" office:value="9862.68" calcext:value-type="float">
            <text:p>9862.68</text:p>
          </table:table-cell>
          <table:table-cell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office:value-type="string" calcext:value-type="string">
            <text:p>2017-10-22</text:p>
          </table:table-cell>
          <table:table-cell office:value-type="float" office:value="9793.29" calcext:value-type="float">
            <text:p>9793.29</text:p>
          </table:table-cell>
          <table:table-cell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office:value-type="string" calcext:value-type="string">
            <text:p>2017-10-23</text:p>
          </table:table-cell>
          <table:table-cell office:value-type="float" office:value="9851.89" calcext:value-type="float">
            <text:p>9851.89</text:p>
          </table:table-cell>
          <table:table-cell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office:value-type="string" calcext:value-type="string">
            <text:p>2017-10-23</text:p>
          </table:table-cell>
          <table:table-cell office:value-type="float" office:value="9878.05" calcext:value-type="float">
            <text:p>9878.05</text:p>
          </table:table-cell>
          <table:table-cell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office:value-type="string" calcext:value-type="string">
            <text:p>2017-10-23</text:p>
          </table:table-cell>
          <table:table-cell office:value-type="float" office:value="9861.09" calcext:value-type="float">
            <text:p>9861.09</text:p>
          </table:table-cell>
          <table:table-cell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office:value-type="string" calcext:value-type="string">
            <text:p>2017-10-24</text:p>
          </table:table-cell>
          <table:table-cell office:value-type="float" office:value="9126.55" calcext:value-type="float">
            <text:p>9126.55</text:p>
          </table:table-cell>
          <table:table-cell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office:value-type="string" calcext:value-type="string">
            <text:p>2017-10-24</text:p>
          </table:table-cell>
          <table:table-cell office:value-type="float" office:value="8864.52" calcext:value-type="float">
            <text:p>8864.52</text:p>
          </table:table-cell>
          <table:table-cell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office:value-type="string" calcext:value-type="string">
            <text:p>2017-10-24</text:p>
          </table:table-cell>
          <table:table-cell office:value-type="float" office:value="9852.07" calcext:value-type="float">
            <text:p>9852.07</text:p>
          </table:table-cell>
          <table:table-cell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office:value-type="string" calcext:value-type="string">
            <text:p>2017-10-25</text:p>
          </table:table-cell>
          <table:table-cell office:value-type="float" office:value="9129.7" calcext:value-type="float">
            <text:p>9129.7</text:p>
          </table:table-cell>
          <table:table-cell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office:value-type="string" calcext:value-type="string">
            <text:p>2017-10-25</text:p>
          </table:table-cell>
          <table:table-cell office:value-type="float" office:value="9860.33" calcext:value-type="float">
            <text:p>9860.33</text:p>
          </table:table-cell>
          <table:table-cell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office:value-type="string" calcext:value-type="string">
            <text:p>2017-10-25</text:p>
          </table:table-cell>
          <table:table-cell office:value-type="float" office:value="9868.66" calcext:value-type="float">
            <text:p>9868.66</text:p>
          </table:table-cell>
          <table:table-cell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office:value-type="string" calcext:value-type="string">
            <text:p>2017-10-26</text:p>
          </table:table-cell>
          <table:table-cell office:value-type="float" office:value="9539.74" calcext:value-type="float">
            <text:p>9539.74</text:p>
          </table:table-cell>
          <table:table-cell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office:value-type="string" calcext:value-type="string">
            <text:p>2017-10-26</text:p>
          </table:table-cell>
          <table:table-cell office:value-type="float" office:value="9703.28" calcext:value-type="float">
            <text:p>9703.28</text:p>
          </table:table-cell>
          <table:table-cell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office:value-type="string" calcext:value-type="string">
            <text:p>2017-10-26</text:p>
          </table:table-cell>
          <table:table-cell office:value-type="float" office:value="9326.68" calcext:value-type="float">
            <text:p>9326.68</text:p>
          </table:table-cell>
          <table:table-cell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office:value-type="string" calcext:value-type="string">
            <text:p>2017-10-27</text:p>
          </table:table-cell>
          <table:table-cell office:value-type="float" office:value="8948.16" calcext:value-type="float">
            <text:p>8948.16</text:p>
          </table:table-cell>
          <table:table-cell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office:value-type="string" calcext:value-type="string">
            <text:p>2017-10-27</text:p>
          </table:table-cell>
          <table:table-cell office:value-type="float" office:value="9857.88" calcext:value-type="float">
            <text:p>9857.88</text:p>
          </table:table-cell>
          <table:table-cell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office:value-type="string" calcext:value-type="string">
            <text:p>2017-10-27</text:p>
          </table:table-cell>
          <table:table-cell office:value-type="float" office:value="9670.23" calcext:value-type="float">
            <text:p>9670.23</text:p>
          </table:table-cell>
          <table:table-cell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office:value-type="string" calcext:value-type="string">
            <text:p>2017-10-28</text:p>
          </table:table-cell>
          <table:table-cell office:value-type="float" office:value="8989.73" calcext:value-type="float">
            <text:p>8989.73</text:p>
          </table:table-cell>
          <table:table-cell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office:value-type="string" calcext:value-type="string">
            <text:p>2017-10-28</text:p>
          </table:table-cell>
          <table:table-cell office:value-type="float" office:value="9840.19" calcext:value-type="float">
            <text:p>9840.19</text:p>
          </table:table-cell>
          <table:table-cell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office:value-type="string" calcext:value-type="string">
            <text:p>2017-10-28</text:p>
          </table:table-cell>
          <table:table-cell office:value-type="float" office:value="9851.33" calcext:value-type="float">
            <text:p>9851.33</text:p>
          </table:table-cell>
          <table:table-cell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office:value-type="string" calcext:value-type="string">
            <text:p>2017-10-29</text:p>
          </table:table-cell>
          <table:table-cell office:value-type="float" office:value="9836.11" calcext:value-type="float">
            <text:p>9836.11</text:p>
          </table:table-cell>
          <table:table-cell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office:value-type="string" calcext:value-type="string">
            <text:p>2017-10-29</text:p>
          </table:table-cell>
          <table:table-cell office:value-type="float" office:value="9800.44" calcext:value-type="float">
            <text:p>9800.44</text:p>
          </table:table-cell>
          <table:table-cell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office:value-type="string" calcext:value-type="string">
            <text:p>2017-10-29</text:p>
          </table:table-cell>
          <table:table-cell office:value-type="float" office:value="9863.93" calcext:value-type="float">
            <text:p>9863.93</text:p>
          </table:table-cell>
          <table:table-cell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office:value-type="string" calcext:value-type="string">
            <text:p>2017-10-30</text:p>
          </table:table-cell>
          <table:table-cell office:value-type="float" office:value="9683.94" calcext:value-type="float">
            <text:p>9683.94</text:p>
          </table:table-cell>
          <table:table-cell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office:value-type="string" calcext:value-type="string">
            <text:p>2017-10-30</text:p>
          </table:table-cell>
          <table:table-cell office:value-type="float" office:value="9838.71" calcext:value-type="float">
            <text:p>9838.71</text:p>
          </table:table-cell>
          <table:table-cell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office:value-type="string" calcext:value-type="string">
            <text:p>2017-10-30</text:p>
          </table:table-cell>
          <table:table-cell office:value-type="float" office:value="9855.82" calcext:value-type="float">
            <text:p>9855.82</text:p>
          </table:table-cell>
          <table:table-cell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office:value-type="string" calcext:value-type="string">
            <text:p>2017-10-31</text:p>
          </table:table-cell>
          <table:table-cell office:value-type="float" office:value="9871.09" calcext:value-type="float">
            <text:p>9871.09</text:p>
          </table:table-cell>
          <table:table-cell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office:value-type="string" calcext:value-type="string">
            <text:p>2017-10-31</text:p>
          </table:table-cell>
          <table:table-cell office:value-type="float" office:value="9850.07" calcext:value-type="float">
            <text:p>9850.07</text:p>
          </table:table-cell>
          <table:table-cell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office:value-type="string" calcext:value-type="string">
            <text:p>2017-10-31</text:p>
          </table:table-cell>
          <table:table-cell office:value-type="float" office:value="9868.7" calcext:value-type="float">
            <text:p>9868.7</text:p>
          </table:table-cell>
          <table:table-cell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office:value-type="string" calcext:value-type="string">
            <text:p>2017-11-02</text:p>
          </table:table-cell>
          <table:table-cell office:value-type="float" office:value="9006.51" calcext:value-type="float">
            <text:p>9006.51</text:p>
          </table:table-cell>
          <table:table-cell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office:value-type="string" calcext:value-type="string">
            <text:p>2017-11-02</text:p>
          </table:table-cell>
          <table:table-cell office:value-type="float" office:value="9857.57" calcext:value-type="float">
            <text:p>9857.57</text:p>
          </table:table-cell>
          <table:table-cell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office:value-type="string" calcext:value-type="string">
            <text:p>2017-11-02</text:p>
          </table:table-cell>
          <table:table-cell office:value-type="float" office:value="9837.43" calcext:value-type="float">
            <text:p>9837.43</text:p>
          </table:table-cell>
          <table:table-cell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office:value-type="string" calcext:value-type="string">
            <text:p>2017-11-02</text:p>
          </table:table-cell>
          <table:table-cell office:value-type="float" office:value="9729.64" calcext:value-type="float">
            <text:p>9729.64</text:p>
          </table:table-cell>
          <table:table-cell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office:value-type="string" calcext:value-type="string">
            <text:p>2017-11-02</text:p>
          </table:table-cell>
          <table:table-cell office:value-type="float" office:value="9352.06" calcext:value-type="float">
            <text:p>9352.06</text:p>
          </table:table-cell>
          <table:table-cell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office:value-type="string" calcext:value-type="string">
            <text:p>2017-11-02</text:p>
          </table:table-cell>
          <table:table-cell office:value-type="float" office:value="9203.52" calcext:value-type="float">
            <text:p>9203.52</text:p>
          </table:table-cell>
          <table:table-cell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office:value-type="string" calcext:value-type="string">
            <text:p>2017-11-03</text:p>
          </table:table-cell>
          <table:table-cell office:value-type="float" office:value="9744.03" calcext:value-type="float">
            <text:p>9744.03</text:p>
          </table:table-cell>
          <table:table-cell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office:value-type="string" calcext:value-type="string">
            <text:p>2017-11-03</text:p>
          </table:table-cell>
          <table:table-cell office:value-type="float" office:value="9839.23" calcext:value-type="float">
            <text:p>9839.23</text:p>
          </table:table-cell>
          <table:table-cell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office:value-type="string" calcext:value-type="string">
            <text:p>2017-11-03</text:p>
          </table:table-cell>
          <table:table-cell office:value-type="float" office:value="9766.14" calcext:value-type="float">
            <text:p>9766.14</text:p>
          </table:table-cell>
          <table:table-cell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office:value-type="string" calcext:value-type="string">
            <text:p>2017-11-04</text:p>
          </table:table-cell>
          <table:table-cell office:value-type="float" office:value="9844.45" calcext:value-type="float">
            <text:p>9844.45</text:p>
          </table:table-cell>
          <table:table-cell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office:value-type="string" calcext:value-type="string">
            <text:p>2017-11-04</text:p>
          </table:table-cell>
          <table:table-cell office:value-type="float" office:value="9875.39" calcext:value-type="float">
            <text:p>9875.39</text:p>
          </table:table-cell>
          <table:table-cell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office:value-type="string" calcext:value-type="string">
            <text:p>2017-11-04</text:p>
          </table:table-cell>
          <table:table-cell office:value-type="float" office:value="9860.25" calcext:value-type="float">
            <text:p>9860.25</text:p>
          </table:table-cell>
          <table:table-cell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office:value-type="string" calcext:value-type="string">
            <text:p>2017-11-05</text:p>
          </table:table-cell>
          <table:table-cell office:value-type="float" office:value="9857.84" calcext:value-type="float">
            <text:p>9857.84</text:p>
          </table:table-cell>
          <table:table-cell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office:value-type="string" calcext:value-type="string">
            <text:p>2017-11-05</text:p>
          </table:table-cell>
          <table:table-cell office:value-type="float" office:value="9859.65" calcext:value-type="float">
            <text:p>9859.65</text:p>
          </table:table-cell>
          <table:table-cell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office:value-type="string" calcext:value-type="string">
            <text:p>2017-11-05</text:p>
          </table:table-cell>
          <table:table-cell office:value-type="float" office:value="9874.07" calcext:value-type="float">
            <text:p>9874.07</text:p>
          </table:table-cell>
          <table:table-cell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office:value-type="string" calcext:value-type="string">
            <text:p>2017-11-06</text:p>
          </table:table-cell>
          <table:table-cell office:value-type="float" office:value="9830.01" calcext:value-type="float">
            <text:p>9830.01</text:p>
          </table:table-cell>
          <table:table-cell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office:value-type="string" calcext:value-type="string">
            <text:p>2017-11-06</text:p>
          </table:table-cell>
          <table:table-cell office:value-type="float" office:value="9566.82" calcext:value-type="float">
            <text:p>9566.82</text:p>
          </table:table-cell>
          <table:table-cell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office:value-type="string" calcext:value-type="string">
            <text:p>2017-11-06</text:p>
          </table:table-cell>
          <table:table-cell office:value-type="float" office:value="9849.67" calcext:value-type="float">
            <text:p>9849.67</text:p>
          </table:table-cell>
          <table:table-cell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office:value-type="string" calcext:value-type="string">
            <text:p>2017-11-07</text:p>
          </table:table-cell>
          <table:table-cell office:value-type="float" office:value="9865.32" calcext:value-type="float">
            <text:p>9865.32</text:p>
          </table:table-cell>
          <table:table-cell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office:value-type="string" calcext:value-type="string">
            <text:p>2017-11-07</text:p>
          </table:table-cell>
          <table:table-cell office:value-type="float" office:value="9856.67" calcext:value-type="float">
            <text:p>9856.67</text:p>
          </table:table-cell>
          <table:table-cell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office:value-type="string" calcext:value-type="string">
            <text:p>2017-11-07</text:p>
          </table:table-cell>
          <table:table-cell office:value-type="float" office:value="9866.21" calcext:value-type="float">
            <text:p>9866.21</text:p>
          </table:table-cell>
          <table:table-cell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office:value-type="string" calcext:value-type="string">
            <text:p>2017-11-08</text:p>
          </table:table-cell>
          <table:table-cell office:value-type="float" office:value="9871.78" calcext:value-type="float">
            <text:p>9871.78</text:p>
          </table:table-cell>
          <table:table-cell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office:value-type="string" calcext:value-type="string">
            <text:p>2017-11-08</text:p>
          </table:table-cell>
          <table:table-cell office:value-type="float" office:value="9874.78" calcext:value-type="float">
            <text:p>9874.78</text:p>
          </table:table-cell>
          <table:table-cell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office:value-type="string" calcext:value-type="string">
            <text:p>2017-11-08</text:p>
          </table:table-cell>
          <table:table-cell office:value-type="float" office:value="9858.08" calcext:value-type="float">
            <text:p>9858.08</text:p>
          </table:table-cell>
          <table:table-cell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office:value-type="string" calcext:value-type="string">
            <text:p>2017-11-08</text:p>
          </table:table-cell>
          <table:table-cell office:value-type="float" office:value="9834.08" calcext:value-type="float">
            <text:p>9834.08</text:p>
          </table:table-cell>
          <table:table-cell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office:value-type="string" calcext:value-type="string">
            <text:p>2017-11-08</text:p>
          </table:table-cell>
          <table:table-cell office:value-type="float" office:value="9865.85" calcext:value-type="float">
            <text:p>9865.85</text:p>
          </table:table-cell>
          <table:table-cell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office:value-type="string" calcext:value-type="string">
            <text:p>2017-11-08</text:p>
          </table:table-cell>
          <table:table-cell office:value-type="float" office:value="9864.53" calcext:value-type="float">
            <text:p>9864.53</text:p>
          </table:table-cell>
          <table:table-cell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office:value-type="string" calcext:value-type="string">
            <text:p>2017-11-08</text:p>
          </table:table-cell>
          <table:table-cell office:value-type="float" office:value="9864" calcext:value-type="float">
            <text:p>9864</text:p>
          </table:table-cell>
          <table:table-cell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office:value-type="string" calcext:value-type="string">
            <text:p>2017-11-08</text:p>
          </table:table-cell>
          <table:table-cell office:value-type="float" office:value="9888.4" calcext:value-type="float">
            <text:p>9888.4</text:p>
          </table:table-cell>
          <table:table-cell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office:value-type="string" calcext:value-type="string">
            <text:p>2017-11-08</text:p>
          </table:table-cell>
          <table:table-cell office:value-type="float" office:value="9859.09" calcext:value-type="float">
            <text:p>9859.09</text:p>
          </table:table-cell>
          <table:table-cell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office:value-type="string" calcext:value-type="string">
            <text:p>2017-11-08</text:p>
          </table:table-cell>
          <table:table-cell office:value-type="float" office:value="8918.67" calcext:value-type="float">
            <text:p>8918.67</text:p>
          </table:table-cell>
          <table:table-cell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office:value-type="string" calcext:value-type="string">
            <text:p>2017-11-08</text:p>
          </table:table-cell>
          <table:table-cell office:value-type="float" office:value="9832.77" calcext:value-type="float">
            <text:p>9832.77</text:p>
          </table:table-cell>
          <table:table-cell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office:value-type="string" calcext:value-type="string">
            <text:p>2017-11-08</text:p>
          </table:table-cell>
          <table:table-cell office:value-type="float" office:value="9866.5" calcext:value-type="float">
            <text:p>9866.5</text:p>
          </table:table-cell>
          <table:table-cell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office:value-type="string" calcext:value-type="string">
            <text:p>2017-11-08</text:p>
          </table:table-cell>
          <table:table-cell office:value-type="float" office:value="9859.99" calcext:value-type="float">
            <text:p>9859.99</text:p>
          </table:table-cell>
          <table:table-cell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office:value-type="string" calcext:value-type="string">
            <text:p>2017-11-08</text:p>
          </table:table-cell>
          <table:table-cell office:value-type="float" office:value="9827.67" calcext:value-type="float">
            <text:p>9827.67</text:p>
          </table:table-cell>
          <table:table-cell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office:value-type="string" calcext:value-type="string">
            <text:p>2017-11-08</text:p>
          </table:table-cell>
          <table:table-cell office:value-type="float" office:value="9906.97" calcext:value-type="float">
            <text:p>9906.97</text:p>
          </table:table-cell>
          <table:table-cell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office:value-type="string" calcext:value-type="string">
            <text:p>2017-11-09</text:p>
          </table:table-cell>
          <table:table-cell office:value-type="float" office:value="9776.09" calcext:value-type="float">
            <text:p>9776.09</text:p>
          </table:table-cell>
          <table:table-cell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office:value-type="string" calcext:value-type="string">
            <text:p>2017-11-09</text:p>
          </table:table-cell>
          <table:table-cell office:value-type="float" office:value="9841.67" calcext:value-type="float">
            <text:p>9841.67</text:p>
          </table:table-cell>
          <table:table-cell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office:value-type="string" calcext:value-type="string">
            <text:p>2017-11-09</text:p>
          </table:table-cell>
          <table:table-cell office:value-type="float" office:value="9855.47" calcext:value-type="float">
            <text:p>9855.47</text:p>
          </table:table-cell>
          <table:table-cell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office:value-type="string" calcext:value-type="string">
            <text:p>2017-11-10</text:p>
          </table:table-cell>
          <table:table-cell office:value-type="float" office:value="9855.51" calcext:value-type="float">
            <text:p>9855.51</text:p>
          </table:table-cell>
          <table:table-cell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office:value-type="string" calcext:value-type="string">
            <text:p>2017-11-10</text:p>
          </table:table-cell>
          <table:table-cell office:value-type="float" office:value="9609.98" calcext:value-type="float">
            <text:p>9609.98</text:p>
          </table:table-cell>
          <table:table-cell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office:value-type="string" calcext:value-type="string">
            <text:p>2017-11-10</text:p>
          </table:table-cell>
          <table:table-cell office:value-type="float" office:value="9854.67" calcext:value-type="float">
            <text:p>9854.67</text:p>
          </table:table-cell>
          <table:table-cell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office:value-type="string" calcext:value-type="string">
            <text:p>2017-11-11</text:p>
          </table:table-cell>
          <table:table-cell office:value-type="float" office:value="9837.48" calcext:value-type="float">
            <text:p>9837.48</text:p>
          </table:table-cell>
          <table:table-cell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office:value-type="string" calcext:value-type="string">
            <text:p>2017-11-11</text:p>
          </table:table-cell>
          <table:table-cell office:value-type="float" office:value="9863.54" calcext:value-type="float">
            <text:p>9863.54</text:p>
          </table:table-cell>
          <table:table-cell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office:value-type="string" calcext:value-type="string">
            <text:p>2017-11-11</text:p>
          </table:table-cell>
          <table:table-cell office:value-type="float" office:value="9874.56" calcext:value-type="float">
            <text:p>9874.56</text:p>
          </table:table-cell>
          <table:table-cell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office:value-type="string" calcext:value-type="string">
            <text:p>2017-11-13</text:p>
          </table:table-cell>
          <table:table-cell office:value-type="float" office:value="9582.58" calcext:value-type="float">
            <text:p>9582.58</text:p>
          </table:table-cell>
          <table:table-cell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office:value-type="string" calcext:value-type="string">
            <text:p>2017-11-13</text:p>
          </table:table-cell>
          <table:table-cell office:value-type="float" office:value="9487.99" calcext:value-type="float">
            <text:p>9487.99</text:p>
          </table:table-cell>
          <table:table-cell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office:value-type="string" calcext:value-type="string">
            <text:p>2017-11-13</text:p>
          </table:table-cell>
          <table:table-cell office:value-type="float" office:value="9850.5" calcext:value-type="float">
            <text:p>9850.5</text:p>
          </table:table-cell>
          <table:table-cell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office:value-type="string" calcext:value-type="string">
            <text:p>2017-11-14</text:p>
          </table:table-cell>
          <table:table-cell office:value-type="float" office:value="9865.63" calcext:value-type="float">
            <text:p>9865.63</text:p>
          </table:table-cell>
          <table:table-cell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office:value-type="string" calcext:value-type="string">
            <text:p>2017-11-14</text:p>
          </table:table-cell>
          <table:table-cell office:value-type="float" office:value="9859.29" calcext:value-type="float">
            <text:p>9859.29</text:p>
          </table:table-cell>
          <table:table-cell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office:value-type="string" calcext:value-type="string">
            <text:p>2017-11-14</text:p>
          </table:table-cell>
          <table:table-cell office:value-type="float" office:value="9837.65" calcext:value-type="float">
            <text:p>9837.65</text:p>
          </table:table-cell>
          <table:table-cell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office:value-type="string" calcext:value-type="string">
            <text:p>2017-11-15</text:p>
          </table:table-cell>
          <table:table-cell office:value-type="float" office:value="9861.7" calcext:value-type="float">
            <text:p>9861.7</text:p>
          </table:table-cell>
          <table:table-cell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office:value-type="string" calcext:value-type="string">
            <text:p>2017-11-15</text:p>
          </table:table-cell>
          <table:table-cell office:value-type="float" office:value="9848.35" calcext:value-type="float">
            <text:p>9848.35</text:p>
          </table:table-cell>
          <table:table-cell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office:value-type="string" calcext:value-type="string">
            <text:p>2017-11-15</text:p>
          </table:table-cell>
          <table:table-cell office:value-type="float" office:value="9867.39" calcext:value-type="float">
            <text:p>9867.39</text:p>
          </table:table-cell>
          <table:table-cell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office:value-type="string" calcext:value-type="string">
            <text:p>2017-11-17</text:p>
          </table:table-cell>
          <table:table-cell office:value-type="float" office:value="9709.57" calcext:value-type="float">
            <text:p>9709.57</text:p>
          </table:table-cell>
          <table:table-cell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office:value-type="string" calcext:value-type="string">
            <text:p>2017-11-17</text:p>
          </table:table-cell>
          <table:table-cell office:value-type="float" office:value="9854.4" calcext:value-type="float">
            <text:p>9854.4</text:p>
          </table:table-cell>
          <table:table-cell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office:value-type="string" calcext:value-type="string">
            <text:p>2017-11-17</text:p>
          </table:table-cell>
          <table:table-cell office:value-type="float" office:value="9875.45" calcext:value-type="float">
            <text:p>9875.45</text:p>
          </table:table-cell>
          <table:table-cell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office:value-type="string" calcext:value-type="string">
            <text:p>2017-11-17</text:p>
          </table:table-cell>
          <table:table-cell office:value-type="float" office:value="8932.29" calcext:value-type="float">
            <text:p>8932.29</text:p>
          </table:table-cell>
          <table:table-cell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office:value-type="string" calcext:value-type="string">
            <text:p>2017-11-17</text:p>
          </table:table-cell>
          <table:table-cell office:value-type="float" office:value="9862.86" calcext:value-type="float">
            <text:p>9862.86</text:p>
          </table:table-cell>
          <table:table-cell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office:value-type="string" calcext:value-type="string">
            <text:p>2017-11-17</text:p>
          </table:table-cell>
          <table:table-cell office:value-type="float" office:value="9878.63" calcext:value-type="float">
            <text:p>9878.63</text:p>
          </table:table-cell>
          <table:table-cell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office:value-type="string" calcext:value-type="string">
            <text:p>2017-11-18</text:p>
          </table:table-cell>
          <table:table-cell office:value-type="float" office:value="9844.65" calcext:value-type="float">
            <text:p>9844.65</text:p>
          </table:table-cell>
          <table:table-cell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office:value-type="string" calcext:value-type="string">
            <text:p>2017-11-18</text:p>
          </table:table-cell>
          <table:table-cell office:value-type="float" office:value="9677.76" calcext:value-type="float">
            <text:p>9677.76</text:p>
          </table:table-cell>
          <table:table-cell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office:value-type="string" calcext:value-type="string">
            <text:p>2017-11-18</text:p>
          </table:table-cell>
          <table:table-cell office:value-type="float" office:value="9841.9" calcext:value-type="float">
            <text:p>9841.9</text:p>
          </table:table-cell>
          <table:table-cell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office:value-type="string" calcext:value-type="string">
            <text:p>2017-11-19</text:p>
          </table:table-cell>
          <table:table-cell office:value-type="float" office:value="9063.47" calcext:value-type="float">
            <text:p>9063.47</text:p>
          </table:table-cell>
          <table:table-cell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office:value-type="string" calcext:value-type="string">
            <text:p>2017-11-19</text:p>
          </table:table-cell>
          <table:table-cell office:value-type="float" office:value="9575.77" calcext:value-type="float">
            <text:p>9575.77</text:p>
          </table:table-cell>
          <table:table-cell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office:value-type="string" calcext:value-type="string">
            <text:p>2017-11-19</text:p>
          </table:table-cell>
          <table:table-cell office:value-type="float" office:value="9866.49" calcext:value-type="float">
            <text:p>9866.49</text:p>
          </table:table-cell>
          <table:table-cell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office:value-type="string" calcext:value-type="string">
            <text:p>2017-11-20</text:p>
          </table:table-cell>
          <table:table-cell office:value-type="float" office:value="8731.82" calcext:value-type="float">
            <text:p>8731.82</text:p>
          </table:table-cell>
          <table:table-cell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office:value-type="string" calcext:value-type="string">
            <text:p>2017-11-20</text:p>
          </table:table-cell>
          <table:table-cell office:value-type="float" office:value="9852.2" calcext:value-type="float">
            <text:p>9852.2</text:p>
          </table:table-cell>
          <table:table-cell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office:value-type="string" calcext:value-type="string">
            <text:p>2017-11-20</text:p>
          </table:table-cell>
          <table:table-cell office:value-type="float" office:value="9837.74" calcext:value-type="float">
            <text:p>9837.74</text:p>
          </table:table-cell>
          <table:table-cell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office:value-type="string" calcext:value-type="string">
            <text:p>2017-11-21</text:p>
          </table:table-cell>
          <table:table-cell office:value-type="float" office:value="9052.91" calcext:value-type="float">
            <text:p>9052.91</text:p>
          </table:table-cell>
          <table:table-cell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office:value-type="string" calcext:value-type="string">
            <text:p>2017-11-21</text:p>
          </table:table-cell>
          <table:table-cell office:value-type="float" office:value="9876.38" calcext:value-type="float">
            <text:p>9876.38</text:p>
          </table:table-cell>
          <table:table-cell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office:value-type="string" calcext:value-type="string">
            <text:p>2017-11-21</text:p>
          </table:table-cell>
          <table:table-cell office:value-type="float" office:value="9525.91" calcext:value-type="float">
            <text:p>9525.91</text:p>
          </table:table-cell>
          <table:table-cell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office:value-type="string" calcext:value-type="string">
            <text:p>2017-11-22</text:p>
          </table:table-cell>
          <table:table-cell office:value-type="float" office:value="8902.09" calcext:value-type="float">
            <text:p>8902.09</text:p>
          </table:table-cell>
          <table:table-cell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office:value-type="string" calcext:value-type="string">
            <text:p>2017-11-22</text:p>
          </table:table-cell>
          <table:table-cell office:value-type="float" office:value="9856.42" calcext:value-type="float">
            <text:p>9856.42</text:p>
          </table:table-cell>
          <table:table-cell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office:value-type="string" calcext:value-type="string">
            <text:p>2017-11-22</text:p>
          </table:table-cell>
          <table:table-cell office:value-type="float" office:value="9851.02" calcext:value-type="float">
            <text:p>9851.02</text:p>
          </table:table-cell>
          <table:table-cell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office:value-type="string" calcext:value-type="string">
            <text:p>2017-11-23</text:p>
          </table:table-cell>
          <table:table-cell office:value-type="float" office:value="8995.05" calcext:value-type="float">
            <text:p>8995.05</text:p>
          </table:table-cell>
          <table:table-cell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office:value-type="string" calcext:value-type="string">
            <text:p>2017-11-23</text:p>
          </table:table-cell>
          <table:table-cell office:value-type="float" office:value="9868.3" calcext:value-type="float">
            <text:p>9868.3</text:p>
          </table:table-cell>
          <table:table-cell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office:value-type="string" calcext:value-type="string">
            <text:p>2017-11-23</text:p>
          </table:table-cell>
          <table:table-cell office:value-type="float" office:value="9749.2" calcext:value-type="float">
            <text:p>9749.2</text:p>
          </table:table-cell>
          <table:table-cell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office:value-type="string" calcext:value-type="string">
            <text:p>2017-11-24</text:p>
          </table:table-cell>
          <table:table-cell office:value-type="float" office:value="9068.81" calcext:value-type="float">
            <text:p>9068.81</text:p>
          </table:table-cell>
          <table:table-cell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office:value-type="string" calcext:value-type="string">
            <text:p>2017-11-24</text:p>
          </table:table-cell>
          <table:table-cell office:value-type="float" office:value="9873" calcext:value-type="float">
            <text:p>9873</text:p>
          </table:table-cell>
          <table:table-cell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office:value-type="string" calcext:value-type="string">
            <text:p>2017-11-24</text:p>
          </table:table-cell>
          <table:table-cell office:value-type="float" office:value="9873" calcext:value-type="float">
            <text:p>9873</text:p>
          </table:table-cell>
          <table:table-cell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office:value-type="string" calcext:value-type="string">
            <text:p>2017-11-25</text:p>
          </table:table-cell>
          <table:table-cell office:value-type="float" office:value="8936.2" calcext:value-type="float">
            <text:p>8936.2</text:p>
          </table:table-cell>
          <table:table-cell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office:value-type="string" calcext:value-type="string">
            <text:p>2017-11-25</text:p>
          </table:table-cell>
          <table:table-cell office:value-type="float" office:value="9672.67" calcext:value-type="float">
            <text:p>9672.67</text:p>
          </table:table-cell>
          <table:table-cell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office:value-type="string" calcext:value-type="string">
            <text:p>2017-11-25</text:p>
          </table:table-cell>
          <table:table-cell office:value-type="float" office:value="9807.44" calcext:value-type="float">
            <text:p>9807.44</text:p>
          </table:table-cell>
          <table:table-cell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office:value-type="string" calcext:value-type="string">
            <text:p>2017-11-26</text:p>
          </table:table-cell>
          <table:table-cell office:value-type="float" office:value="9055" calcext:value-type="float">
            <text:p>9055</text:p>
          </table:table-cell>
          <table:table-cell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office:value-type="string" calcext:value-type="string">
            <text:p>2017-11-26</text:p>
          </table:table-cell>
          <table:table-cell office:value-type="float" office:value="9863.75" calcext:value-type="float">
            <text:p>9863.75</text:p>
          </table:table-cell>
          <table:table-cell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office:value-type="string" calcext:value-type="string">
            <text:p>2017-11-26</text:p>
          </table:table-cell>
          <table:table-cell office:value-type="float" office:value="9693.16" calcext:value-type="float">
            <text:p>9693.16</text:p>
          </table:table-cell>
          <table:table-cell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office:value-type="string" calcext:value-type="string">
            <text:p>2017-11-27</text:p>
          </table:table-cell>
          <table:table-cell office:value-type="float" office:value="9874.81" calcext:value-type="float">
            <text:p>9874.81</text:p>
          </table:table-cell>
          <table:table-cell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office:value-type="string" calcext:value-type="string">
            <text:p>2017-11-27</text:p>
          </table:table-cell>
          <table:table-cell office:value-type="float" office:value="9863.02" calcext:value-type="float">
            <text:p>9863.02</text:p>
          </table:table-cell>
          <table:table-cell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office:value-type="string" calcext:value-type="string">
            <text:p>2017-11-27</text:p>
          </table:table-cell>
          <table:table-cell office:value-type="float" office:value="9871.04" calcext:value-type="float">
            <text:p>9871.04</text:p>
          </table:table-cell>
          <table:table-cell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office:value-type="string" calcext:value-type="string">
            <text:p>2017-11-28</text:p>
          </table:table-cell>
          <table:table-cell office:value-type="float" office:value="9003.66" calcext:value-type="float">
            <text:p>9003.66</text:p>
          </table:table-cell>
          <table:table-cell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office:value-type="string" calcext:value-type="string">
            <text:p>2017-11-28</text:p>
          </table:table-cell>
          <table:table-cell office:value-type="float" office:value="9756.78" calcext:value-type="float">
            <text:p>9756.78</text:p>
          </table:table-cell>
          <table:table-cell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office:value-type="string" calcext:value-type="string">
            <text:p>2017-11-28</text:p>
          </table:table-cell>
          <table:table-cell office:value-type="float" office:value="9869.37" calcext:value-type="float">
            <text:p>9869.37</text:p>
          </table:table-cell>
          <table:table-cell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office:value-type="string" calcext:value-type="string">
            <text:p>2017-11-29</text:p>
          </table:table-cell>
          <table:table-cell office:value-type="float" office:value="8980.25" calcext:value-type="float">
            <text:p>8980.25</text:p>
          </table:table-cell>
          <table:table-cell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office:value-type="string" calcext:value-type="string">
            <text:p>2017-11-29</text:p>
          </table:table-cell>
          <table:table-cell office:value-type="float" office:value="9905.21" calcext:value-type="float">
            <text:p>9905.21</text:p>
          </table:table-cell>
          <table:table-cell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office:value-type="string" calcext:value-type="string">
            <text:p>2017-11-29</text:p>
          </table:table-cell>
          <table:table-cell office:value-type="float" office:value="9870.04" calcext:value-type="float">
            <text:p>9870.04</text:p>
          </table:table-cell>
          <table:table-cell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office:value-type="string" calcext:value-type="string">
            <text:p>2017-11-30</text:p>
          </table:table-cell>
          <table:table-cell office:value-type="float" office:value="9859.22" calcext:value-type="float">
            <text:p>9859.22</text:p>
          </table:table-cell>
          <table:table-cell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office:value-type="string" calcext:value-type="string">
            <text:p>2017-11-30</text:p>
          </table:table-cell>
          <table:table-cell office:value-type="float" office:value="9812.35" calcext:value-type="float">
            <text:p>9812.35</text:p>
          </table:table-cell>
          <table:table-cell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office:value-type="string" calcext:value-type="string">
            <text:p>2017-11-30</text:p>
          </table:table-cell>
          <table:table-cell office:value-type="float" office:value="9697.72" calcext:value-type="float">
            <text:p>9697.7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ax</text:p>
          </table:table-cell>
          <table:table-cell table:style-name="ce8" table:formula="of:=MAX([.C3:.C362])" office:value-type="float" office:value="9920.6" calcext:value-type="float">
            <text:p>9920.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8" table:formula="of:=AVERAGE([.C3:.C362])" office:value-type="float" office:value="9611.25947222222" calcext:value-type="float">
            <text:p>9611.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8" table:formula="of:=MIN([.C3:.C362])" office:value-type="float" office:value="8302.97" calcext:value-type="float">
            <text:p>8303.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ize=</text:p>
          </table:table-cell>
          <table:table-cell table:style-name="ce2" office:value-type="float" office:value="4194304" calcext:value-type="float">
            <text:p>4194304</text:p>
          </table:table-cell>
          <table:table-cell office:value-type="string" calcext:value-type="string">
            <text:p>4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cinal </meta:initial-creator>
    <meta:creation-date>2017-11-30T10:51:42.033097844</meta:creation-date>
    <dc:date>2017-11-30T16:56:02.508735565</dc:date>
    <dc:creator>piccinal </dc:creator>
    <meta:editing-duration>PT2H21M11S</meta:editing-duration>
    <meta:editing-cycles>28</meta:editing-cycles>
    <meta:generator>LibreOffice/5.1.2.2$Linux_X86_64 LibreOffice_project/d3bf12ecb743fc0d20e0be0c58ca359301eb705f</meta:generator>
    <meta:document-statistic meta:table-count="2" meta:cell-count="490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5.223cm" xlink:href=".." xlink:type="simple" chart:class="chart:line" chart:style-name="ch1">
        <chart:legend chart:legend-position="end" svg:x="13.73cm" svg:y="2.063cm" style:legend-expansion="high" chart:style-name="ch2"/>
        <chart:plot-area chart:style-name="ch3" table:cell-range-address="tiger.C22:tiger.W22 tiger.C55:tiger.W55" chart:data-source-has-labels="column" svg:x="0.32cm" svg:y="0.104cm" svg:width="13.09cm" svg:height="5.015cm">
          <chartooo:coordinate-region svg:x="1.312cm" svg:y="0.303cm" svg:width="11.106cm" svg:height="4.16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tiger.D22:tiger.W22" chart:label-cell-address="tiger.C22:tiger.C22" chart:class="chart:line">
            <chart:data-point chart:repeated="20"/>
          </chart:series>
          <chart:series chart:attached-axis="primary-y" chart:style-name="ch9" chart:values-cell-range-address="tiger.D55:tiger.W55" chart:label-cell-address="tiger.C55:tiger.C5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65536</text:p>
                <draw:g>
                  <svg:desc>tiger.C22:tiger.C22</svg:desc>
                </draw:g>
              </table:table-cell>
              <table:table-cell office:value-type="float" office:value="8585.46">
                <text:p>8585.46</text:p>
                <draw:g>
                  <svg:desc>tiger.D22:tiger.W22</svg:desc>
                </draw:g>
              </table:table-cell>
              <table:table-cell office:value-type="float" office:value="8680.35">
                <text:p>8680.35</text:p>
              </table:table-cell>
              <table:table-cell office:value-type="float" office:value="8363.43">
                <text:p>8363.43</text:p>
              </table:table-cell>
              <table:table-cell office:value-type="float" office:value="8363.43">
                <text:p>8363.43</text:p>
              </table:table-cell>
              <table:table-cell office:value-type="float" office:value="8384.68">
                <text:p>8384.68</text:p>
              </table:table-cell>
              <table:table-cell office:value-type="float" office:value="8492.62">
                <text:p>8492.62</text:p>
              </table:table-cell>
              <table:table-cell office:value-type="float" office:value="8401.77">
                <text:p>8401.77</text:p>
              </table:table-cell>
              <table:table-cell office:value-type="float" office:value="8418.93">
                <text:p>8418.93</text:p>
              </table:table-cell>
              <table:table-cell office:value-type="float" office:value="8639.43">
                <text:p>8639.43</text:p>
              </table:table-cell>
              <table:table-cell office:value-type="float" office:value="8457.78">
                <text:p>8457.78</text:p>
              </table:table-cell>
              <table:table-cell office:value-type="float" office:value="8172.78">
                <text:p>8172.78</text:p>
              </table:table-cell>
              <table:table-cell office:value-type="float" office:value="8510.15">
                <text:p>8510.15</text:p>
              </table:table-cell>
              <table:table-cell office:value-type="float" office:value="8436.15">
                <text:p>8436.15</text:p>
              </table:table-cell>
              <table:table-cell office:value-type="float" office:value="8384.68">
                <text:p>8384.68</text:p>
              </table:table-cell>
              <table:table-cell office:value-type="float" office:value="8384.68">
                <text:p>8384.68</text:p>
              </table:table-cell>
              <table:table-cell office:value-type="float" office:value="8680.35">
                <text:p>8680.35</text:p>
              </table:table-cell>
              <table:table-cell office:value-type="float" office:value="8680.35">
                <text:p>8680.35</text:p>
              </table:table-cell>
              <table:table-cell office:value-type="float" office:value="8401.77">
                <text:p>8401.77</text:p>
              </table:table-cell>
              <table:table-cell office:value-type="float" office:value="8418.93">
                <text:p>8418.93</text:p>
              </table:table-cell>
              <table:table-cell office:value-type="float" office:value="8643.96">
                <text:p>8643.96</text:p>
              </table:table-cell>
            </table:table-row>
            <table:table-row>
              <table:table-cell office:value-type="string">
                <text:p>65536</text:p>
                <draw:g>
                  <svg:desc>tiger.C55:tiger.C55</svg:desc>
                </draw:g>
              </table:table-cell>
              <table:table-cell office:value-type="float" office:value="7783.23">
                <text:p>7783.23</text:p>
                <draw:g>
                  <svg:desc>tiger.D55:tiger.W55</svg:desc>
                </draw:g>
              </table:table-cell>
              <table:table-cell office:value-type="float" office:value="7831.28">
                <text:p>7831.28</text:p>
              </table:table-cell>
              <table:table-cell office:value-type="float" office:value="7710.46">
                <text:p>7710.46</text:p>
              </table:table-cell>
              <table:table-cell office:value-type="float" office:value="7530.9">
                <text:p>7530.9</text:p>
              </table:table-cell>
              <table:table-cell office:value-type="float" office:value="7925.36">
                <text:p>7925.36</text:p>
              </table:table-cell>
              <table:table-cell office:value-type="float" office:value="7783.23">
                <text:p>7783.23</text:p>
              </table:table-cell>
              <table:table-cell office:value-type="float" office:value="7849.92">
                <text:p>7849.92</text:p>
              </table:table-cell>
              <table:table-cell office:value-type="float" office:value="7739.41">
                <text:p>7739.41</text:p>
              </table:table-cell>
              <table:table-cell office:value-type="float" office:value="8057">
                <text:p>8057</text:p>
              </table:table-cell>
              <table:table-cell office:value-type="float" office:value="7940.62">
                <text:p>7940.62</text:p>
              </table:table-cell>
              <table:table-cell office:value-type="float" office:value="7820.14">
                <text:p>7820.14</text:p>
              </table:table-cell>
              <table:table-cell office:value-type="float" office:value="7849.92">
                <text:p>7849.92</text:p>
              </table:table-cell>
              <table:table-cell office:value-type="float" office:value="8209.39">
                <text:p>8209.39</text:p>
              </table:table-cell>
              <table:table-cell office:value-type="float" office:value="7449.27">
                <text:p>7449.27</text:p>
              </table:table-cell>
              <table:table-cell office:value-type="float" office:value="8108.49">
                <text:p>8108.49</text:p>
              </table:table-cell>
              <table:table-cell office:value-type="float" office:value="7959.78">
                <text:p>7959.78</text:p>
              </table:table-cell>
              <table:table-cell office:value-type="float" office:value="7864.89">
                <text:p>7864.89</text:p>
              </table:table-cell>
              <table:table-cell office:value-type="float" office:value="7786.91">
                <text:p>7786.91</text:p>
              </table:table-cell>
              <table:table-cell office:value-type="float" office:value="7959.78">
                <text:p>7959.78</text:p>
              </table:table-cell>
              <table:table-cell office:value-type="float" office:value="7929.17">
                <text:p>7929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3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tiger.C253:tiger.M257" chart:data-source-has-labels="both" svg:x="0.32cm" svg:y="0.18cm" svg:width="12.508cm" svg:height="8.64cm">
          <chartooo:coordinate-region svg:x="1.312cm" svg:y="0.379cm" svg:width="11.329cm" svg:height="7.794cm"/>
          <chart:axis chart:dimension="x" chart:name="primary-x" chart:style-name="ch4" chartooo:axis-type="auto">
            <chartooo:date-scale/>
            <chart:categories table:cell-range-address="tiger.D253:tiger.M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ger.D254:tiger.M254" chart:label-cell-address="tiger.C254:tiger.C254" chart:class="chart:line">
            <chart:data-point chart:repeated="10"/>
          </chart:series>
          <chart:series chart:style-name="ch8" chart:values-cell-range-address="tiger.D255:tiger.M255" chart:label-cell-address="tiger.C255:tiger.C255" chart:class="chart:line">
            <chart:data-point chart:repeated="10"/>
          </chart:series>
          <chart:series chart:style-name="ch9" chart:values-cell-range-address="tiger.D256:tiger.M256" chart:label-cell-address="tiger.C256:tiger.C256" chart:class="chart:line">
            <chart:data-point chart:repeated="10"/>
          </chart:series>
          <chart:series chart:style-name="ch10" chart:values-cell-range-address="tiger.D257:tiger.M257" chart:label-cell-address="tiger.C257:tiger.C25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ger.D253:tiger.M25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65536/0M</text:p>
                <draw:g>
                  <svg:desc>tiger.C254:tiger.C254</svg:desc>
                </draw:g>
              </table:table-cell>
              <table:table-cell office:value-type="float" office:value="9566.43">
                <text:p>9566.43</text:p>
                <draw:g>
                  <svg:desc>tiger.D254:tiger.M254</svg:desc>
                </draw:g>
              </table:table-cell>
              <table:table-cell office:value-type="float" office:value="9431.8">
                <text:p>9431.8</text:p>
              </table:table-cell>
              <table:table-cell office:value-type="float" office:value="9393.77">
                <text:p>9393.77</text:p>
              </table:table-cell>
              <table:table-cell office:value-type="float" office:value="9515.2">
                <text:p>9515.2</text:p>
              </table:table-cell>
              <table:table-cell office:value-type="float" office:value="9509.8">
                <text:p>9509.8</text:p>
              </table:table-cell>
              <table:table-cell office:value-type="float" office:value="9512.89">
                <text:p>9512.89</text:p>
              </table:table-cell>
              <table:table-cell office:value-type="float" office:value="9538.94">
                <text:p>9538.94</text:p>
              </table:table-cell>
              <table:table-cell office:value-type="float" office:value="9576.06">
                <text:p>9576.06</text:p>
              </table:table-cell>
              <table:table-cell office:value-type="float" office:value="9467.07">
                <text:p>9467.07</text:p>
              </table:table-cell>
              <table:table-cell office:value-type="float" office:value="9462.74">
                <text:p>9462.74</text:p>
              </table:table-cell>
            </table:table-row>
            <table:table-row>
              <table:table-cell office:value-type="string">
                <text:p>65536/2M</text:p>
                <draw:g>
                  <svg:desc>tiger.C255:tiger.C255</svg:desc>
                </draw:g>
              </table:table-cell>
              <table:table-cell office:value-type="float" office:value="9421.19">
                <text:p>9421.19</text:p>
                <draw:g>
                  <svg:desc>tiger.D255:tiger.M255</svg:desc>
                </draw:g>
              </table:table-cell>
              <table:table-cell office:value-type="float" office:value="9433.82">
                <text:p>9433.82</text:p>
              </table:table-cell>
              <table:table-cell office:value-type="float" office:value="9515.2">
                <text:p>9515.2</text:p>
              </table:table-cell>
              <table:table-cell office:value-type="float" office:value="9502.36">
                <text:p>9502.36</text:p>
              </table:table-cell>
              <table:table-cell office:value-type="float" office:value="9395.78">
                <text:p>9395.78</text:p>
              </table:table-cell>
              <table:table-cell office:value-type="float" office:value="9448.77">
                <text:p>9448.77</text:p>
              </table:table-cell>
              <table:table-cell office:value-type="float" office:value="9398.79">
                <text:p>9398.79</text:p>
              </table:table-cell>
              <table:table-cell office:value-type="float" office:value="9384.25">
                <text:p>9384.25</text:p>
              </table:table-cell>
              <table:table-cell office:value-type="float" office:value="9472.17">
                <text:p>9472.17</text:p>
              </table:table-cell>
              <table:table-cell office:value-type="float" office:value="9392.77">
                <text:p>9392.77</text:p>
              </table:table-cell>
            </table:table-row>
            <table:table-row>
              <table:table-cell office:value-type="string">
                <text:p>65536/4M</text:p>
                <draw:g>
                  <svg:desc>tiger.C256:tiger.C256</svg:desc>
                </draw:g>
              </table:table-cell>
              <table:table-cell office:value-type="float" office:value="9402.06">
                <text:p>9402.06</text:p>
                <draw:g>
                  <svg:desc>tiger.D256:tiger.M256</svg:desc>
                </draw:g>
              </table:table-cell>
              <table:table-cell office:value-type="float" office:value="9473.19">
                <text:p>9473.19</text:p>
              </table:table-cell>
              <table:table-cell office:value-type="float" office:value="9551.89">
                <text:p>9551.89</text:p>
              </table:table-cell>
              <table:table-cell office:value-type="float" office:value="9408.34">
                <text:p>9408.34</text:p>
              </table:table-cell>
              <table:table-cell office:value-type="float" office:value="9407.59">
                <text:p>9407.59</text:p>
              </table:table-cell>
              <table:table-cell office:value-type="float" office:value="9566.17">
                <text:p>9566.17</text:p>
              </table:table-cell>
              <table:table-cell office:value-type="float" office:value="9471.15">
                <text:p>9471.15</text:p>
              </table:table-cell>
              <table:table-cell office:value-type="float" office:value="9499.28">
                <text:p>9499.28</text:p>
              </table:table-cell>
              <table:table-cell office:value-type="float" office:value="9482.89">
                <text:p>9482.89</text:p>
              </table:table-cell>
              <table:table-cell office:value-type="float" office:value="9468.09">
                <text:p>9468.09</text:p>
              </table:table-cell>
            </table:table-row>
            <table:table-row>
              <table:table-cell office:value-type="string">
                <text:p>65536/8M</text:p>
                <draw:g>
                  <svg:desc>tiger.C257:tiger.C257</svg:desc>
                </draw:g>
              </table:table-cell>
              <table:table-cell office:value-type="float" office:value="9405.32">
                <text:p>9405.32</text:p>
                <draw:g>
                  <svg:desc>tiger.D257:tiger.M257</svg:desc>
                </draw:g>
              </table:table-cell>
              <table:table-cell office:value-type="float" office:value="9442.43">
                <text:p>9442.43</text:p>
              </table:table-cell>
              <table:table-cell office:value-type="float" office:value="9481.87">
                <text:p>9481.87</text:p>
              </table:table-cell>
              <table:table-cell office:value-type="float" office:value="9455.11">
                <text:p>9455.11</text:p>
              </table:table-cell>
              <table:table-cell office:value-type="float" office:value="9401.05">
                <text:p>9401.05</text:p>
              </table:table-cell>
              <table:table-cell office:value-type="float" office:value="9491.59">
                <text:p>9491.59</text:p>
              </table:table-cell>
              <table:table-cell office:value-type="float" office:value="9419.17">
                <text:p>9419.17</text:p>
              </table:table-cell>
              <table:table-cell office:value-type="float" office:value="9483.91">
                <text:p>9483.91</text:p>
              </table:table-cell>
              <table:table-cell office:value-type="float" office:value="9523.96">
                <text:p>9523.96</text:p>
              </table:table-cell>
              <table:table-cell office:value-type="float" office:value="9517.52">
                <text:p>9517.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tiger.C260:tiger.M264" chart:data-source-has-labels="both" svg:x="0.32cm" svg:y="0.18cm" svg:width="12.508cm" svg:height="8.64cm">
          <chartooo:coordinate-region svg:x="1.312cm" svg:y="0.379cm" svg:width="11.329cm" svg:height="7.794cm"/>
          <chart:axis chart:dimension="x" chart:name="primary-x" chart:style-name="ch4" chartooo:axis-type="auto">
            <chartooo:date-scale/>
            <chart:categories table:cell-range-address="tiger.D260:tiger.M2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ger.D261:tiger.M261" chart:label-cell-address="tiger.C261:tiger.C261" chart:class="chart:line">
            <chart:data-point chart:repeated="10"/>
          </chart:series>
          <chart:series chart:style-name="ch8" chart:values-cell-range-address="tiger.D262:tiger.M262" chart:label-cell-address="tiger.C262:tiger.C262" chart:class="chart:line">
            <chart:data-point chart:repeated="10"/>
          </chart:series>
          <chart:series chart:style-name="ch9" chart:values-cell-range-address="tiger.D263:tiger.M263" chart:label-cell-address="tiger.C263:tiger.C263" chart:class="chart:line">
            <chart:data-point chart:repeated="10"/>
          </chart:series>
          <chart:series chart:style-name="ch10" chart:values-cell-range-address="tiger.D264:tiger.M264" chart:label-cell-address="tiger.C264:tiger.C26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ger.D260:tiger.M26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6384/0M</text:p>
                <draw:g>
                  <svg:desc>tiger.C261:tiger.C261</svg:desc>
                </draw:g>
              </table:table-cell>
              <table:table-cell office:value-type="float" office:value="8545.7">
                <text:p>8545.7</text:p>
                <draw:g>
                  <svg:desc>tiger.D261:tiger.M261</svg:desc>
                </draw:g>
              </table:table-cell>
              <table:table-cell office:value-type="float" office:value="8408.46">
                <text:p>8408.46</text:p>
              </table:table-cell>
              <table:table-cell office:value-type="float" office:value="8405.25">
                <text:p>8405.25</text:p>
              </table:table-cell>
              <table:table-cell office:value-type="float" office:value="8425.38">
                <text:p>8425.38</text:p>
              </table:table-cell>
              <table:table-cell office:value-type="float" office:value="8611.8">
                <text:p>8611.8</text:p>
              </table:table-cell>
              <table:table-cell office:value-type="float" office:value="8594.97">
                <text:p>8594.97</text:p>
              </table:table-cell>
              <table:table-cell office:value-type="float" office:value="8584.07">
                <text:p>8584.07</text:p>
              </table:table-cell>
              <table:table-cell office:value-type="float" office:value="8493.72">
                <text:p>8493.72</text:p>
              </table:table-cell>
              <table:table-cell office:value-type="float" office:value="8497.82">
                <text:p>8497.82</text:p>
              </table:table-cell>
              <table:table-cell office:value-type="float" office:value="8462.66">
                <text:p>8462.66</text:p>
              </table:table-cell>
            </table:table-row>
            <table:table-row>
              <table:table-cell office:value-type="string">
                <text:p>16384/2M</text:p>
                <draw:g>
                  <svg:desc>tiger.C262:tiger.C262</svg:desc>
                </draw:g>
              </table:table-cell>
              <table:table-cell office:value-type="float" office:value="8429.41">
                <text:p>8429.41</text:p>
                <draw:g>
                  <svg:desc>tiger.D262:tiger.M262</svg:desc>
                </draw:g>
              </table:table-cell>
              <table:table-cell office:value-type="float" office:value="8365.28">
                <text:p>8365.28</text:p>
              </table:table-cell>
              <table:table-cell office:value-type="float" office:value="8525">
                <text:p>8525</text:p>
              </table:table-cell>
              <table:table-cell office:value-type="float" office:value="8515.09">
                <text:p>8515.09</text:p>
              </table:table-cell>
              <table:table-cell office:value-type="float" office:value="8318.61">
                <text:p>8318.61</text:p>
              </table:table-cell>
              <table:table-cell office:value-type="float" office:value="8411.68">
                <text:p>8411.68</text:p>
              </table:table-cell>
              <table:table-cell office:value-type="float" office:value="8291.94">
                <text:p>8291.94</text:p>
              </table:table-cell>
              <table:table-cell office:value-type="float" office:value="8256.92">
                <text:p>8256.92</text:p>
              </table:table-cell>
              <table:table-cell office:value-type="float" office:value="8463.48">
                <text:p>8463.48</text:p>
              </table:table-cell>
              <table:table-cell office:value-type="float" office:value="8339.11">
                <text:p>8339.11</text:p>
              </table:table-cell>
            </table:table-row>
            <table:table-row>
              <table:table-cell office:value-type="string">
                <text:p>16384/4M</text:p>
                <draw:g>
                  <svg:desc>tiger.C263:tiger.C263</svg:desc>
                </draw:g>
              </table:table-cell>
              <table:table-cell office:value-type="float" office:value="8332">
                <text:p>8332</text:p>
                <draw:g>
                  <svg:desc>tiger.D263:tiger.M263</svg:desc>
                </draw:g>
              </table:table-cell>
              <table:table-cell office:value-type="float" office:value="8446.41">
                <text:p>8446.41</text:p>
              </table:table-cell>
              <table:table-cell office:value-type="float" office:value="8415.7">
                <text:p>8415.7</text:p>
              </table:table-cell>
              <table:table-cell office:value-type="float" office:value="8285.69">
                <text:p>8285.69</text:p>
              </table:table-cell>
              <table:table-cell office:value-type="float" office:value="8412.48">
                <text:p>8412.48</text:p>
              </table:table-cell>
              <table:table-cell office:value-type="float" office:value="8368.46">
                <text:p>8368.46</text:p>
              </table:table-cell>
              <table:table-cell office:value-type="float" office:value="8435.88">
                <text:p>8435.88</text:p>
              </table:table-cell>
              <table:table-cell office:value-type="float" office:value="8445.6">
                <text:p>8445.6</text:p>
              </table:table-cell>
              <table:table-cell office:value-type="float" office:value="8521.69">
                <text:p>8521.69</text:p>
              </table:table-cell>
              <table:table-cell office:value-type="float" office:value="8388.42">
                <text:p>8388.42</text:p>
              </table:table-cell>
            </table:table-row>
            <table:table-row>
              <table:table-cell office:value-type="string">
                <text:p>16384/8M</text:p>
                <draw:g>
                  <svg:desc>tiger.C264:tiger.C264</svg:desc>
                </draw:g>
              </table:table-cell>
              <table:table-cell office:value-type="float" office:value="8398.83">
                <text:p>8398.83</text:p>
                <draw:g>
                  <svg:desc>tiger.D264:tiger.M264</svg:desc>
                </draw:g>
              </table:table-cell>
              <table:table-cell office:value-type="float" office:value="8546.53">
                <text:p>8546.53</text:p>
              </table:table-cell>
              <table:table-cell office:value-type="float" office:value="8507.68">
                <text:p>8507.68</text:p>
              </table:table-cell>
              <table:table-cell office:value-type="float" office:value="8569.85">
                <text:p>8569.85</text:p>
              </table:table-cell>
              <table:table-cell office:value-type="float" office:value="8514.27">
                <text:p>8514.27</text:p>
              </table:table-cell>
              <table:table-cell office:value-type="float" office:value="8574.03">
                <text:p>8574.03</text:p>
              </table:table-cell>
              <table:table-cell office:value-type="float" office:value="8422.15">
                <text:p>8422.15</text:p>
              </table:table-cell>
              <table:table-cell office:value-type="float" office:value="8365.28">
                <text:p>8365.28</text:p>
              </table:table-cell>
              <table:table-cell office:value-type="float" office:value="8382.02">
                <text:p>8382.02</text:p>
              </table:table-cell>
              <table:table-cell office:value-type="float" office:value="8569.85">
                <text:p>8569.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5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5.223cm" xlink:href=".." xlink:type="simple" chart:class="chart:line" chart:style-name="ch1">
        <chart:legend chart:legend-position="end" svg:x="13.73cm" svg:y="2.063cm" style:legend-expansion="high" chart:style-name="ch2"/>
        <chart:plot-area chart:style-name="ch3" table:cell-range-address="tiger.C20:tiger.W20 tiger.C53:tiger.W53" chart:data-source-has-labels="column" svg:x="0.32cm" svg:y="0.104cm" svg:width="13.09cm" svg:height="5.015cm">
          <chartooo:coordinate-region svg:x="1.312cm" svg:y="0.303cm" svg:width="11.106cm" svg:height="4.16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tiger.D20:tiger.W20" chart:label-cell-address="tiger.C20:tiger.C20" chart:class="chart:line">
            <chart:data-point chart:repeated="20"/>
          </chart:series>
          <chart:series chart:attached-axis="primary-y" chart:style-name="ch9" chart:values-cell-range-address="tiger.D53:tiger.W53" chart:label-cell-address="tiger.C53:tiger.C53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iger.C20:tiger.C20</svg:desc>
                </draw:g>
              </table:table-cell>
              <table:table-cell office:value-type="float" office:value="6503.42">
                <text:p>6503.42</text:p>
                <draw:g>
                  <svg:desc>tiger.D20:tiger.W20</svg:desc>
                </draw:g>
              </table:table-cell>
              <table:table-cell office:value-type="float" office:value="5881.84">
                <text:p>5881.84</text:p>
              </table:table-cell>
              <table:table-cell office:value-type="float" office:value="6555.12">
                <text:p>6555.12</text:p>
              </table:table-cell>
              <table:table-cell office:value-type="float" office:value="6555.12">
                <text:p>6555.12</text:p>
              </table:table-cell>
              <table:table-cell office:value-type="float" office:value="6555.12">
                <text:p>6555.12</text:p>
              </table:table-cell>
              <table:table-cell office:value-type="float" office:value="6555.12">
                <text:p>6555.12</text:p>
              </table:table-cell>
              <table:table-cell office:value-type="float" office:value="6503.42">
                <text:p>6503.42</text:p>
              </table:table-cell>
              <table:table-cell office:value-type="float" office:value="6555.12">
                <text:p>6555.12</text:p>
              </table:table-cell>
              <table:table-cell office:value-type="float" office:value="6422.38">
                <text:p>6422.38</text:p>
              </table:table-cell>
              <table:table-cell office:value-type="float" office:value="6555.12">
                <text:p>6555.12</text:p>
              </table:table-cell>
              <table:table-cell office:value-type="float" office:value="6544.71">
                <text:p>6544.71</text:p>
              </table:table-cell>
              <table:table-cell office:value-type="float" office:value="6462.65">
                <text:p>6462.65</text:p>
              </table:table-cell>
              <table:table-cell office:value-type="float" office:value="6555.12">
                <text:p>6555.12</text:p>
              </table:table-cell>
              <table:table-cell office:value-type="float" office:value="6555.12">
                <text:p>6555.12</text:p>
              </table:table-cell>
              <table:table-cell office:value-type="float" office:value="6544.71">
                <text:p>6544.71</text:p>
              </table:table-cell>
              <table:table-cell office:value-type="float" office:value="6555.12">
                <text:p>6555.12</text:p>
              </table:table-cell>
              <table:table-cell office:value-type="float" office:value="6462.65">
                <text:p>6462.65</text:p>
              </table:table-cell>
              <table:table-cell office:value-type="float" office:value="6513.69">
                <text:p>6513.69</text:p>
              </table:table-cell>
              <table:table-cell office:value-type="float" office:value="6555.12">
                <text:p>6555.12</text:p>
              </table:table-cell>
              <table:table-cell office:value-type="float" office:value="6472.79">
                <text:p>6472.79</text:p>
              </table:table-cell>
            </table:table-row>
            <table:table-row>
              <table:table-cell office:value-type="string">
                <text:p>16384</text:p>
                <draw:g>
                  <svg:desc>tiger.C53:tiger.C53</svg:desc>
                </draw:g>
              </table:table-cell>
              <table:table-cell office:value-type="float" office:value="6072.41">
                <text:p>6072.41</text:p>
                <draw:g>
                  <svg:desc>tiger.D53:tiger.W53</svg:desc>
                </draw:g>
              </table:table-cell>
              <table:table-cell office:value-type="float" office:value="6597.07">
                <text:p>6597.07</text:p>
              </table:table-cell>
              <table:table-cell office:value-type="float" office:value="6555.12">
                <text:p>6555.12</text:p>
              </table:table-cell>
              <table:table-cell office:value-type="float" office:value="6639.56">
                <text:p>6639.56</text:p>
              </table:table-cell>
              <table:table-cell office:value-type="float" office:value="6597.07">
                <text:p>6597.07</text:p>
              </table:table-cell>
              <table:table-cell office:value-type="float" office:value="6650.27">
                <text:p>6650.27</text:p>
              </table:table-cell>
              <table:table-cell office:value-type="float" office:value="6597.07">
                <text:p>6597.07</text:p>
              </table:table-cell>
              <table:table-cell office:value-type="float" office:value="6028.02">
                <text:p>6028.02</text:p>
              </table:table-cell>
              <table:table-cell office:value-type="float" office:value="6555.12">
                <text:p>6555.12</text:p>
              </table:table-cell>
              <table:table-cell office:value-type="float" office:value="6639.56">
                <text:p>6639.56</text:p>
              </table:table-cell>
              <table:table-cell office:value-type="float" office:value="6597.07">
                <text:p>6597.07</text:p>
              </table:table-cell>
              <table:table-cell office:value-type="float" office:value="6597.07">
                <text:p>6597.07</text:p>
              </table:table-cell>
              <table:table-cell office:value-type="float" office:value="6597.07">
                <text:p>6597.07</text:p>
              </table:table-cell>
              <table:table-cell office:value-type="float" office:value="6555.12">
                <text:p>6555.12</text:p>
              </table:table-cell>
              <table:table-cell office:value-type="float" office:value="5958.34">
                <text:p>5958.34</text:p>
              </table:table-cell>
              <table:table-cell office:value-type="float" office:value="6597.07">
                <text:p>6597.07</text:p>
              </table:table-cell>
              <table:table-cell office:value-type="float" office:value="6597.07">
                <text:p>6597.07</text:p>
              </table:table-cell>
              <table:table-cell office:value-type="float" office:value="6597.07">
                <text:p>6597.07</text:p>
              </table:table-cell>
              <table:table-cell office:value-type="float" office:value="6597.07">
                <text:p>6597.07</text:p>
              </table:table-cell>
              <table:table-cell office:value-type="float" office:value="5815.47">
                <text:p>5815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8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029cm" svg:height="15.444cm" xlink:href=".." xlink:type="simple" chart:class="chart:line" chart:style-name="ch1">
        <chart:plot-area chart:style-name="ch2" table:cell-range-address="g2g_osu_microbenchmark_p2p_cpu_bandwidth.B3:g2g_osu_microbenchmark_p2p_cpu_bandwidth.C362" chart:data-source-has-labels="column" svg:x="0.98cm" svg:y="0.308cm" svg:width="47.069cm" svg:height="14.828cm">
          <chartooo:coordinate-region svg:x="1.972cm" svg:y="0.308cm" svg:width="44.552cm" svg:height="12.9cm"/>
          <chart:axis chart:dimension="x" chart:name="primary-x" chart:style-name="ch3" chartooo:axis-type="auto">
            <chartooo:date-scale/>
            <chart:categories table:cell-range-address="g2g_osu_microbenchmark_p2p_cpu_bandwidth.B3:g2g_osu_microbenchmark_p2p_cpu_bandwidth.B36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g2g_osu_microbenchmark_p2p_cpu_bandwidth.C3:g2g_osu_microbenchmark_p2p_cpu_bandwidth.C362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017-07-21</text:p>
                <draw:g>
                  <svg:desc>g2g_osu_microbenchmark_p2p_cpu_bandwidth.B3:g2g_osu_microbenchmark_p2p_cpu_bandwidth.B362</svg:desc>
                </draw:g>
              </table:table-cell>
              <table:table-cell office:value-type="float" office:value="9861.9">
                <text:p>9861.9</text:p>
                <draw:g>
                  <svg:desc>g2g_osu_microbenchmark_p2p_cpu_bandwidth.C3:g2g_osu_microbenchmark_p2p_cpu_bandwidth.C362</svg:desc>
                </draw:g>
              </table:table-cell>
            </table:table-row>
            <table:table-row>
              <table:table-cell office:value-type="string">
                <text:p>2017-07-21</text:p>
              </table:table-cell>
              <table:table-cell office:value-type="float" office:value="9050.86">
                <text:p>9050.86</text:p>
              </table:table-cell>
            </table:table-row>
            <table:table-row>
              <table:table-cell office:value-type="string">
                <text:p>2017-07-21</text:p>
              </table:table-cell>
              <table:table-cell office:value-type="float" office:value="9891.92">
                <text:p>9891.92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9882.34">
                <text:p>9882.34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9134.79">
                <text:p>9134.79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9870.2">
                <text:p>9870.2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9891.13">
                <text:p>9891.13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9125.24">
                <text:p>9125.24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9906.02">
                <text:p>9906.02</text:p>
              </table:table-cell>
            </table:table-row>
            <table:table-row>
              <table:table-cell office:value-type="string">
                <text:p>2017-07-30</text:p>
              </table:table-cell>
              <table:table-cell office:value-type="float" office:value="9913.2">
                <text:p>9913.2</text:p>
              </table:table-cell>
            </table:table-row>
            <table:table-row>
              <table:table-cell office:value-type="string">
                <text:p>2017-07-30</text:p>
              </table:table-cell>
              <table:table-cell office:value-type="float" office:value="9045.97">
                <text:p>9045.97</text:p>
              </table:table-cell>
            </table:table-row>
            <table:table-row>
              <table:table-cell office:value-type="string">
                <text:p>2017-07-30</text:p>
              </table:table-cell>
              <table:table-cell office:value-type="float" office:value="9828.82">
                <text:p>9828.82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9789.75">
                <text:p>9789.75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8302.97">
                <text:p>8302.97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9842.54">
                <text:p>9842.54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9879.63">
                <text:p>9879.63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9035.45">
                <text:p>9035.45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9888.93">
                <text:p>9888.93</text:p>
              </table:table-cell>
            </table:table-row>
            <table:table-row>
              <table:table-cell office:value-type="string">
                <text:p>2017-08-02</text:p>
              </table:table-cell>
              <table:table-cell office:value-type="float" office:value="9884.56">
                <text:p>9884.56</text:p>
              </table:table-cell>
            </table:table-row>
            <table:table-row>
              <table:table-cell office:value-type="string">
                <text:p>2017-08-02</text:p>
              </table:table-cell>
              <table:table-cell office:value-type="float" office:value="8956.87">
                <text:p>8956.87</text:p>
              </table:table-cell>
            </table:table-row>
            <table:table-row>
              <table:table-cell office:value-type="string">
                <text:p>2017-08-02</text:p>
              </table:table-cell>
              <table:table-cell office:value-type="float" office:value="9896.88">
                <text:p>9896.88</text:p>
              </table:table-cell>
            </table:table-row>
            <table:table-row>
              <table:table-cell office:value-type="string">
                <text:p>2017-08-03</text:p>
              </table:table-cell>
              <table:table-cell office:value-type="float" office:value="9637.1">
                <text:p>9637.1</text:p>
              </table:table-cell>
            </table:table-row>
            <table:table-row>
              <table:table-cell office:value-type="string">
                <text:p>2017-08-03</text:p>
              </table:table-cell>
              <table:table-cell office:value-type="float" office:value="9087.92">
                <text:p>9087.92</text:p>
              </table:table-cell>
            </table:table-row>
            <table:table-row>
              <table:table-cell office:value-type="string">
                <text:p>2017-08-03</text:p>
              </table:table-cell>
              <table:table-cell office:value-type="float" office:value="9875.31">
                <text:p>9875.31</text:p>
              </table:table-cell>
            </table:table-row>
            <table:table-row>
              <table:table-cell office:value-type="string">
                <text:p>2017-08-04</text:p>
              </table:table-cell>
              <table:table-cell office:value-type="float" office:value="9898.08">
                <text:p>9898.08</text:p>
              </table:table-cell>
            </table:table-row>
            <table:table-row>
              <table:table-cell office:value-type="string">
                <text:p>2017-08-04</text:p>
              </table:table-cell>
              <table:table-cell office:value-type="float" office:value="9028.67">
                <text:p>9028.67</text:p>
              </table:table-cell>
            </table:table-row>
            <table:table-row>
              <table:table-cell office:value-type="string">
                <text:p>2017-08-04</text:p>
              </table:table-cell>
              <table:table-cell office:value-type="float" office:value="9905.66">
                <text:p>9905.66</text:p>
              </table:table-cell>
            </table:table-row>
            <table:table-row>
              <table:table-cell office:value-type="string">
                <text:p>2017-08-05</text:p>
              </table:table-cell>
              <table:table-cell office:value-type="float" office:value="9907.65">
                <text:p>9907.65</text:p>
              </table:table-cell>
            </table:table-row>
            <table:table-row>
              <table:table-cell office:value-type="string">
                <text:p>2017-08-05</text:p>
              </table:table-cell>
              <table:table-cell office:value-type="float" office:value="9079.75">
                <text:p>9079.75</text:p>
              </table:table-cell>
            </table:table-row>
            <table:table-row>
              <table:table-cell office:value-type="string">
                <text:p>2017-08-05</text:p>
              </table:table-cell>
              <table:table-cell office:value-type="float" office:value="9897.33">
                <text:p>9897.33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9901.15">
                <text:p>9901.15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9060.1">
                <text:p>9060.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9897.26">
                <text:p>9897.26</text:p>
              </table:table-cell>
            </table:table-row>
            <table:table-row>
              <table:table-cell office:value-type="string">
                <text:p>2017-08-07</text:p>
              </table:table-cell>
              <table:table-cell office:value-type="float" office:value="9889.84">
                <text:p>9889.84</text:p>
              </table:table-cell>
            </table:table-row>
            <table:table-row>
              <table:table-cell office:value-type="string">
                <text:p>2017-08-07</text:p>
              </table:table-cell>
              <table:table-cell office:value-type="float" office:value="8943.24">
                <text:p>8943.24</text:p>
              </table:table-cell>
            </table:table-row>
            <table:table-row>
              <table:table-cell office:value-type="string">
                <text:p>2017-08-07</text:p>
              </table:table-cell>
              <table:table-cell office:value-type="float" office:value="9884.54">
                <text:p>9884.54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9901.68">
                <text:p>9901.68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9021.98">
                <text:p>9021.98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9870.37">
                <text:p>9870.37</text:p>
              </table:table-cell>
            </table:table-row>
            <table:table-row>
              <table:table-cell office:value-type="string">
                <text:p>2017-08-09</text:p>
              </table:table-cell>
              <table:table-cell office:value-type="float" office:value="9898.8">
                <text:p>9898.8</text:p>
              </table:table-cell>
            </table:table-row>
            <table:table-row>
              <table:table-cell office:value-type="string">
                <text:p>2017-08-09</text:p>
              </table:table-cell>
              <table:table-cell office:value-type="float" office:value="9041.12">
                <text:p>9041.12</text:p>
              </table:table-cell>
            </table:table-row>
            <table:table-row>
              <table:table-cell office:value-type="string">
                <text:p>2017-08-09</text:p>
              </table:table-cell>
              <table:table-cell office:value-type="float" office:value="9895.85">
                <text:p>9895.85</text:p>
              </table:table-cell>
            </table:table-row>
            <table:table-row>
              <table:table-cell office:value-type="string">
                <text:p>2017-08-10</text:p>
              </table:table-cell>
              <table:table-cell office:value-type="float" office:value="9770.95">
                <text:p>9770.95</text:p>
              </table:table-cell>
            </table:table-row>
            <table:table-row>
              <table:table-cell office:value-type="string">
                <text:p>2017-08-10</text:p>
              </table:table-cell>
              <table:table-cell office:value-type="float" office:value="8942.02">
                <text:p>8942.02</text:p>
              </table:table-cell>
            </table:table-row>
            <table:table-row>
              <table:table-cell office:value-type="string">
                <text:p>2017-08-10</text:p>
              </table:table-cell>
              <table:table-cell office:value-type="float" office:value="9554.96">
                <text:p>9554.96</text:p>
              </table:table-cell>
            </table:table-row>
            <table:table-row>
              <table:table-cell office:value-type="string">
                <text:p>2017-08-11</text:p>
              </table:table-cell>
              <table:table-cell office:value-type="float" office:value="9888.93">
                <text:p>9888.93</text:p>
              </table:table-cell>
            </table:table-row>
            <table:table-row>
              <table:table-cell office:value-type="string">
                <text:p>2017-08-11</text:p>
              </table:table-cell>
              <table:table-cell office:value-type="float" office:value="9100.06">
                <text:p>9100.06</text:p>
              </table:table-cell>
            </table:table-row>
            <table:table-row>
              <table:table-cell office:value-type="string">
                <text:p>2017-08-11</text:p>
              </table:table-cell>
              <table:table-cell office:value-type="float" office:value="9898.24">
                <text:p>9898.24</text:p>
              </table:table-cell>
            </table:table-row>
            <table:table-row>
              <table:table-cell office:value-type="string">
                <text:p>2017-08-12</text:p>
              </table:table-cell>
              <table:table-cell office:value-type="float" office:value="8949.21">
                <text:p>8949.21</text:p>
              </table:table-cell>
            </table:table-row>
            <table:table-row>
              <table:table-cell office:value-type="string">
                <text:p>2017-08-12</text:p>
              </table:table-cell>
              <table:table-cell office:value-type="float" office:value="9063.97">
                <text:p>9063.97</text:p>
              </table:table-cell>
            </table:table-row>
            <table:table-row>
              <table:table-cell office:value-type="string">
                <text:p>2017-08-12</text:p>
              </table:table-cell>
              <table:table-cell office:value-type="float" office:value="9524.07">
                <text:p>9524.07</text:p>
              </table:table-cell>
            </table:table-row>
            <table:table-row>
              <table:table-cell office:value-type="string">
                <text:p>2017-08-13</text:p>
              </table:table-cell>
              <table:table-cell office:value-type="float" office:value="9431.22">
                <text:p>9431.22</text:p>
              </table:table-cell>
            </table:table-row>
            <table:table-row>
              <table:table-cell office:value-type="string">
                <text:p>2017-08-13</text:p>
              </table:table-cell>
              <table:table-cell office:value-type="float" office:value="8720.04">
                <text:p>8720.04</text:p>
              </table:table-cell>
            </table:table-row>
            <table:table-row>
              <table:table-cell office:value-type="string">
                <text:p>2017-08-13</text:p>
              </table:table-cell>
              <table:table-cell office:value-type="float" office:value="9772.11">
                <text:p>9772.11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9436.42">
                <text:p>9436.42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9018.9">
                <text:p>9018.9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9887.74">
                <text:p>9887.74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9888.89">
                <text:p>9888.89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9096.5">
                <text:p>9096.5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9919.04">
                <text:p>9919.04</text:p>
              </table:table-cell>
            </table:table-row>
            <table:table-row>
              <table:table-cell office:value-type="string">
                <text:p>2017-08-26</text:p>
              </table:table-cell>
              <table:table-cell office:value-type="float" office:value="9815.13">
                <text:p>9815.13</text:p>
              </table:table-cell>
            </table:table-row>
            <table:table-row>
              <table:table-cell office:value-type="string">
                <text:p>2017-08-26</text:p>
              </table:table-cell>
              <table:table-cell office:value-type="float" office:value="9097.3">
                <text:p>9097.3</text:p>
              </table:table-cell>
            </table:table-row>
            <table:table-row>
              <table:table-cell office:value-type="string">
                <text:p>2017-08-26</text:p>
              </table:table-cell>
              <table:table-cell office:value-type="float" office:value="9893.52">
                <text:p>9893.52</text:p>
              </table:table-cell>
            </table:table-row>
            <table:table-row>
              <table:table-cell office:value-type="string">
                <text:p>2017-08-27</text:p>
              </table:table-cell>
              <table:table-cell office:value-type="float" office:value="9835.13">
                <text:p>9835.13</text:p>
              </table:table-cell>
            </table:table-row>
            <table:table-row>
              <table:table-cell office:value-type="string">
                <text:p>2017-08-27</text:p>
              </table:table-cell>
              <table:table-cell office:value-type="float" office:value="9013.47">
                <text:p>9013.47</text:p>
              </table:table-cell>
            </table:table-row>
            <table:table-row>
              <table:table-cell office:value-type="string">
                <text:p>2017-08-27</text:p>
              </table:table-cell>
              <table:table-cell office:value-type="float" office:value="9834.87">
                <text:p>9834.87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9891.39">
                <text:p>9891.39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9100.79">
                <text:p>9100.79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9898.8">
                <text:p>9898.8</text:p>
              </table:table-cell>
            </table:table-row>
            <table:table-row>
              <table:table-cell office:value-type="string">
                <text:p>2017-08-29</text:p>
              </table:table-cell>
              <table:table-cell office:value-type="float" office:value="9900.75">
                <text:p>9900.75</text:p>
              </table:table-cell>
            </table:table-row>
            <table:table-row>
              <table:table-cell office:value-type="string">
                <text:p>2017-08-29</text:p>
              </table:table-cell>
              <table:table-cell office:value-type="float" office:value="8973.81">
                <text:p>8973.81</text:p>
              </table:table-cell>
            </table:table-row>
            <table:table-row>
              <table:table-cell office:value-type="string">
                <text:p>2017-08-29</text:p>
              </table:table-cell>
              <table:table-cell office:value-type="float" office:value="9847.52">
                <text:p>9847.52</text:p>
              </table:table-cell>
            </table:table-row>
            <table:table-row>
              <table:table-cell office:value-type="string">
                <text:p>2017-08-30</text:p>
              </table:table-cell>
              <table:table-cell office:value-type="float" office:value="9875.54">
                <text:p>9875.54</text:p>
              </table:table-cell>
            </table:table-row>
            <table:table-row>
              <table:table-cell office:value-type="string">
                <text:p>2017-08-30</text:p>
              </table:table-cell>
              <table:table-cell office:value-type="float" office:value="9098.6">
                <text:p>9098.6</text:p>
              </table:table-cell>
            </table:table-row>
            <table:table-row>
              <table:table-cell office:value-type="string">
                <text:p>2017-08-30</text:p>
              </table:table-cell>
              <table:table-cell office:value-type="float" office:value="9810.14">
                <text:p>9810.14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9903.54">
                <text:p>9903.54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9103.02">
                <text:p>9103.02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9885.52">
                <text:p>9885.52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9853.76">
                <text:p>9853.76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9099.21">
                <text:p>9099.21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9669.27">
                <text:p>9669.27</text:p>
              </table:table-cell>
            </table:table-row>
            <table:table-row>
              <table:table-cell office:value-type="string">
                <text:p>2017-09-02</text:p>
              </table:table-cell>
              <table:table-cell office:value-type="float" office:value="9869.77">
                <text:p>9869.77</text:p>
              </table:table-cell>
            </table:table-row>
            <table:table-row>
              <table:table-cell office:value-type="string">
                <text:p>2017-09-02</text:p>
              </table:table-cell>
              <table:table-cell office:value-type="float" office:value="9118.24">
                <text:p>9118.24</text:p>
              </table:table-cell>
            </table:table-row>
            <table:table-row>
              <table:table-cell office:value-type="string">
                <text:p>2017-09-02</text:p>
              </table:table-cell>
              <table:table-cell office:value-type="float" office:value="9920.6">
                <text:p>9920.6</text:p>
              </table:table-cell>
            </table:table-row>
            <table:table-row>
              <table:table-cell office:value-type="string">
                <text:p>2017-09-03</text:p>
              </table:table-cell>
              <table:table-cell office:value-type="float" office:value="9886.34">
                <text:p>9886.34</text:p>
              </table:table-cell>
            </table:table-row>
            <table:table-row>
              <table:table-cell office:value-type="string">
                <text:p>2017-09-03</text:p>
              </table:table-cell>
              <table:table-cell office:value-type="float" office:value="9123.45">
                <text:p>9123.45</text:p>
              </table:table-cell>
            </table:table-row>
            <table:table-row>
              <table:table-cell office:value-type="string">
                <text:p>2017-09-03</text:p>
              </table:table-cell>
              <table:table-cell office:value-type="float" office:value="9882.7">
                <text:p>9882.7</text:p>
              </table:table-cell>
            </table:table-row>
            <table:table-row>
              <table:table-cell office:value-type="string">
                <text:p>2017-09-04</text:p>
              </table:table-cell>
              <table:table-cell office:value-type="float" office:value="9885.81">
                <text:p>9885.81</text:p>
              </table:table-cell>
            </table:table-row>
            <table:table-row>
              <table:table-cell office:value-type="string">
                <text:p>2017-09-04</text:p>
              </table:table-cell>
              <table:table-cell office:value-type="float" office:value="9027.04">
                <text:p>9027.04</text:p>
              </table:table-cell>
            </table:table-row>
            <table:table-row>
              <table:table-cell office:value-type="string">
                <text:p>2017-09-04</text:p>
              </table:table-cell>
              <table:table-cell office:value-type="float" office:value="9919.5">
                <text:p>9919.5</text:p>
              </table:table-cell>
            </table:table-row>
            <table:table-row>
              <table:table-cell office:value-type="string">
                <text:p>2017-09-05</text:p>
              </table:table-cell>
              <table:table-cell office:value-type="float" office:value="9882.7">
                <text:p>9882.7</text:p>
              </table:table-cell>
            </table:table-row>
            <table:table-row>
              <table:table-cell office:value-type="string">
                <text:p>2017-09-05</text:p>
              </table:table-cell>
              <table:table-cell office:value-type="float" office:value="9093.07">
                <text:p>9093.07</text:p>
              </table:table-cell>
            </table:table-row>
            <table:table-row>
              <table:table-cell office:value-type="string">
                <text:p>2017-09-05</text:p>
              </table:table-cell>
              <table:table-cell office:value-type="float" office:value="9821.61">
                <text:p>9821.61</text:p>
              </table:table-cell>
            </table:table-row>
            <table:table-row>
              <table:table-cell office:value-type="string">
                <text:p>2017-09-06</text:p>
              </table:table-cell>
              <table:table-cell office:value-type="float" office:value="9897.9">
                <text:p>9897.9</text:p>
              </table:table-cell>
            </table:table-row>
            <table:table-row>
              <table:table-cell office:value-type="string">
                <text:p>2017-09-06</text:p>
              </table:table-cell>
              <table:table-cell office:value-type="float" office:value="9012.36">
                <text:p>9012.36</text:p>
              </table:table-cell>
            </table:table-row>
            <table:table-row>
              <table:table-cell office:value-type="string">
                <text:p>2017-09-06</text:p>
              </table:table-cell>
              <table:table-cell office:value-type="float" office:value="9891.86">
                <text:p>9891.86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9845.75">
                <text:p>9845.75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8552.98">
                <text:p>8552.98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9902.28">
                <text:p>9902.28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9894.14">
                <text:p>9894.14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8882.56">
                <text:p>8882.56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9915.56">
                <text:p>9915.56</text:p>
              </table:table-cell>
            </table:table-row>
            <table:table-row>
              <table:table-cell office:value-type="string">
                <text:p>2017-09-09</text:p>
              </table:table-cell>
              <table:table-cell office:value-type="float" office:value="9881.48">
                <text:p>9881.48</text:p>
              </table:table-cell>
            </table:table-row>
            <table:table-row>
              <table:table-cell office:value-type="string">
                <text:p>2017-09-09</text:p>
              </table:table-cell>
              <table:table-cell office:value-type="float" office:value="9006.24">
                <text:p>9006.24</text:p>
              </table:table-cell>
            </table:table-row>
            <table:table-row>
              <table:table-cell office:value-type="string">
                <text:p>2017-09-09</text:p>
              </table:table-cell>
              <table:table-cell office:value-type="float" office:value="9881.12">
                <text:p>9881.12</text:p>
              </table:table-cell>
            </table:table-row>
            <table:table-row>
              <table:table-cell office:value-type="string">
                <text:p>2017-09-10</text:p>
              </table:table-cell>
              <table:table-cell office:value-type="float" office:value="9506.88">
                <text:p>9506.88</text:p>
              </table:table-cell>
            </table:table-row>
            <table:table-row>
              <table:table-cell office:value-type="string">
                <text:p>2017-09-10</text:p>
              </table:table-cell>
              <table:table-cell office:value-type="float" office:value="9014.03">
                <text:p>9014.03</text:p>
              </table:table-cell>
            </table:table-row>
            <table:table-row>
              <table:table-cell office:value-type="string">
                <text:p>2017-09-10</text:p>
              </table:table-cell>
              <table:table-cell office:value-type="float" office:value="9896.13">
                <text:p>9896.13</text:p>
              </table:table-cell>
            </table:table-row>
            <table:table-row>
              <table:table-cell office:value-type="string">
                <text:p>2017-09-11</text:p>
              </table:table-cell>
              <table:table-cell office:value-type="float" office:value="9860.11">
                <text:p>9860.11</text:p>
              </table:table-cell>
            </table:table-row>
            <table:table-row>
              <table:table-cell office:value-type="string">
                <text:p>2017-09-11</text:p>
              </table:table-cell>
              <table:table-cell office:value-type="float" office:value="9099.43">
                <text:p>9099.43</text:p>
              </table:table-cell>
            </table:table-row>
            <table:table-row>
              <table:table-cell office:value-type="string">
                <text:p>2017-09-11</text:p>
              </table:table-cell>
              <table:table-cell office:value-type="float" office:value="9892.15">
                <text:p>9892.15</text:p>
              </table:table-cell>
            </table:table-row>
            <table:table-row>
              <table:table-cell office:value-type="string">
                <text:p>2017-09-12</text:p>
              </table:table-cell>
              <table:table-cell office:value-type="float" office:value="9893.66">
                <text:p>9893.66</text:p>
              </table:table-cell>
            </table:table-row>
            <table:table-row>
              <table:table-cell office:value-type="string">
                <text:p>2017-09-12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2017-09-12</text:p>
              </table:table-cell>
              <table:table-cell office:value-type="float" office:value="9265.63">
                <text:p>9265.63</text:p>
              </table:table-cell>
            </table:table-row>
            <table:table-row>
              <table:table-cell office:value-type="string">
                <text:p>2017-09-13</text:p>
              </table:table-cell>
              <table:table-cell office:value-type="float" office:value="9900.2">
                <text:p>9900.2</text:p>
              </table:table-cell>
            </table:table-row>
            <table:table-row>
              <table:table-cell office:value-type="string">
                <text:p>2017-09-13</text:p>
              </table:table-cell>
              <table:table-cell office:value-type="float" office:value="9118.33">
                <text:p>9118.33</text:p>
              </table:table-cell>
            </table:table-row>
            <table:table-row>
              <table:table-cell office:value-type="string">
                <text:p>2017-09-13</text:p>
              </table:table-cell>
              <table:table-cell office:value-type="float" office:value="9864.67">
                <text:p>9864.67</text:p>
              </table:table-cell>
            </table:table-row>
            <table:table-row>
              <table:table-cell office:value-type="string">
                <text:p>2017-09-14</text:p>
              </table:table-cell>
              <table:table-cell office:value-type="float" office:value="9897.75">
                <text:p>9897.75</text:p>
              </table:table-cell>
            </table:table-row>
            <table:table-row>
              <table:table-cell office:value-type="string">
                <text:p>2017-09-14</text:p>
              </table:table-cell>
              <table:table-cell office:value-type="float" office:value="9020.11">
                <text:p>9020.11</text:p>
              </table:table-cell>
            </table:table-row>
            <table:table-row>
              <table:table-cell office:value-type="string">
                <text:p>2017-09-14</text:p>
              </table:table-cell>
              <table:table-cell office:value-type="float" office:value="9899.36">
                <text:p>9899.36</text:p>
              </table:table-cell>
            </table:table-row>
            <table:table-row>
              <table:table-cell office:value-type="string">
                <text:p>2017-09-15</text:p>
              </table:table-cell>
              <table:table-cell office:value-type="float" office:value="9777.47">
                <text:p>9777.47</text:p>
              </table:table-cell>
            </table:table-row>
            <table:table-row>
              <table:table-cell office:value-type="string">
                <text:p>2017-09-15</text:p>
              </table:table-cell>
              <table:table-cell office:value-type="float" office:value="8929.92">
                <text:p>8929.92</text:p>
              </table:table-cell>
            </table:table-row>
            <table:table-row>
              <table:table-cell office:value-type="string">
                <text:p>2017-09-15</text:p>
              </table:table-cell>
              <table:table-cell office:value-type="float" office:value="9885.8">
                <text:p>9885.8</text:p>
              </table:table-cell>
            </table:table-row>
            <table:table-row>
              <table:table-cell office:value-type="string">
                <text:p>2017-09-16</text:p>
              </table:table-cell>
              <table:table-cell office:value-type="float" office:value="9882.03">
                <text:p>9882.03</text:p>
              </table:table-cell>
            </table:table-row>
            <table:table-row>
              <table:table-cell office:value-type="string">
                <text:p>2017-09-16</text:p>
              </table:table-cell>
              <table:table-cell office:value-type="float" office:value="9055.21">
                <text:p>9055.21</text:p>
              </table:table-cell>
            </table:table-row>
            <table:table-row>
              <table:table-cell office:value-type="string">
                <text:p>2017-09-16</text:p>
              </table:table-cell>
              <table:table-cell office:value-type="float" office:value="9899.78">
                <text:p>9899.78</text:p>
              </table:table-cell>
            </table:table-row>
            <table:table-row>
              <table:table-cell office:value-type="string">
                <text:p>2017-09-17</text:p>
              </table:table-cell>
              <table:table-cell office:value-type="float" office:value="9718.61">
                <text:p>9718.61</text:p>
              </table:table-cell>
            </table:table-row>
            <table:table-row>
              <table:table-cell office:value-type="string">
                <text:p>2017-09-17</text:p>
              </table:table-cell>
              <table:table-cell office:value-type="float" office:value="9024.44">
                <text:p>9024.44</text:p>
              </table:table-cell>
            </table:table-row>
            <table:table-row>
              <table:table-cell office:value-type="string">
                <text:p>2017-09-17</text:p>
              </table:table-cell>
              <table:table-cell office:value-type="float" office:value="9896.67">
                <text:p>9896.67</text:p>
              </table:table-cell>
            </table:table-row>
            <table:table-row>
              <table:table-cell office:value-type="string">
                <text:p>2017-09-18</text:p>
              </table:table-cell>
              <table:table-cell office:value-type="float" office:value="9497.3">
                <text:p>9497.3</text:p>
              </table:table-cell>
            </table:table-row>
            <table:table-row>
              <table:table-cell office:value-type="string">
                <text:p>2017-09-18</text:p>
              </table:table-cell>
              <table:table-cell office:value-type="float" office:value="8802.87">
                <text:p>8802.87</text:p>
              </table:table-cell>
            </table:table-row>
            <table:table-row>
              <table:table-cell office:value-type="string">
                <text:p>2017-09-18</text:p>
              </table:table-cell>
              <table:table-cell office:value-type="float" office:value="9855.87">
                <text:p>9855.87</text:p>
              </table:table-cell>
            </table:table-row>
            <table:table-row>
              <table:table-cell office:value-type="string">
                <text:p>2017-09-19</text:p>
              </table:table-cell>
              <table:table-cell office:value-type="float" office:value="9577.09">
                <text:p>9577.09</text:p>
              </table:table-cell>
            </table:table-row>
            <table:table-row>
              <table:table-cell office:value-type="string">
                <text:p>2017-09-19</text:p>
              </table:table-cell>
              <table:table-cell office:value-type="float" office:value="9096.52">
                <text:p>9096.52</text:p>
              </table:table-cell>
            </table:table-row>
            <table:table-row>
              <table:table-cell office:value-type="string">
                <text:p>2017-09-19</text:p>
              </table:table-cell>
              <table:table-cell office:value-type="float" office:value="9731.88">
                <text:p>9731.88</text:p>
              </table:table-cell>
            </table:table-row>
            <table:table-row>
              <table:table-cell office:value-type="string">
                <text:p>2017-09-20</text:p>
              </table:table-cell>
              <table:table-cell office:value-type="float" office:value="9820.99">
                <text:p>9820.99</text:p>
              </table:table-cell>
            </table:table-row>
            <table:table-row>
              <table:table-cell office:value-type="string">
                <text:p>2017-09-20</text:p>
              </table:table-cell>
              <table:table-cell office:value-type="float" office:value="8989.62">
                <text:p>8989.62</text:p>
              </table:table-cell>
            </table:table-row>
            <table:table-row>
              <table:table-cell office:value-type="string">
                <text:p>2017-09-20</text:p>
              </table:table-cell>
              <table:table-cell office:value-type="float" office:value="9793.95">
                <text:p>9793.95</text:p>
              </table:table-cell>
            </table:table-row>
            <table:table-row>
              <table:table-cell office:value-type="string">
                <text:p>2017-09-21</text:p>
              </table:table-cell>
              <table:table-cell office:value-type="float" office:value="9885.42">
                <text:p>9885.42</text:p>
              </table:table-cell>
            </table:table-row>
            <table:table-row>
              <table:table-cell office:value-type="string">
                <text:p>2017-09-21</text:p>
              </table:table-cell>
              <table:table-cell office:value-type="float" office:value="9019.13">
                <text:p>9019.13</text:p>
              </table:table-cell>
            </table:table-row>
            <table:table-row>
              <table:table-cell office:value-type="string">
                <text:p>2017-09-21</text:p>
              </table:table-cell>
              <table:table-cell office:value-type="float" office:value="9892.59">
                <text:p>9892.59</text:p>
              </table:table-cell>
            </table:table-row>
            <table:table-row>
              <table:table-cell office:value-type="string">
                <text:p>2017-09-22</text:p>
              </table:table-cell>
              <table:table-cell office:value-type="float" office:value="9852.53">
                <text:p>9852.53</text:p>
              </table:table-cell>
            </table:table-row>
            <table:table-row>
              <table:table-cell office:value-type="string">
                <text:p>2017-09-22</text:p>
              </table:table-cell>
              <table:table-cell office:value-type="float" office:value="9030.56">
                <text:p>9030.56</text:p>
              </table:table-cell>
            </table:table-row>
            <table:table-row>
              <table:table-cell office:value-type="string">
                <text:p>2017-09-22</text:p>
              </table:table-cell>
              <table:table-cell office:value-type="float" office:value="9530.24">
                <text:p>9530.24</text:p>
              </table:table-cell>
            </table:table-row>
            <table:table-row>
              <table:table-cell office:value-type="string">
                <text:p>2017-09-23</text:p>
              </table:table-cell>
              <table:table-cell office:value-type="float" office:value="9892.81">
                <text:p>9892.81</text:p>
              </table:table-cell>
            </table:table-row>
            <table:table-row>
              <table:table-cell office:value-type="string">
                <text:p>2017-09-23</text:p>
              </table:table-cell>
              <table:table-cell office:value-type="float" office:value="9018.07">
                <text:p>9018.07</text:p>
              </table:table-cell>
            </table:table-row>
            <table:table-row>
              <table:table-cell office:value-type="string">
                <text:p>2017-09-23</text:p>
              </table:table-cell>
              <table:table-cell office:value-type="float" office:value="9900.65">
                <text:p>9900.65</text:p>
              </table:table-cell>
            </table:table-row>
            <table:table-row>
              <table:table-cell office:value-type="string">
                <text:p>2017-09-24</text:p>
              </table:table-cell>
              <table:table-cell office:value-type="float" office:value="9896.05">
                <text:p>9896.05</text:p>
              </table:table-cell>
            </table:table-row>
            <table:table-row>
              <table:table-cell office:value-type="string">
                <text:p>2017-09-24</text:p>
              </table:table-cell>
              <table:table-cell office:value-type="float" office:value="9042.48">
                <text:p>9042.48</text:p>
              </table:table-cell>
            </table:table-row>
            <table:table-row>
              <table:table-cell office:value-type="string">
                <text:p>2017-09-24</text:p>
              </table:table-cell>
              <table:table-cell office:value-type="float" office:value="9887.03">
                <text:p>9887.03</text:p>
              </table:table-cell>
            </table:table-row>
            <table:table-row>
              <table:table-cell office:value-type="string">
                <text:p>2017-09-25</text:p>
              </table:table-cell>
              <table:table-cell office:value-type="float" office:value="9556.96">
                <text:p>9556.96</text:p>
              </table:table-cell>
            </table:table-row>
            <table:table-row>
              <table:table-cell office:value-type="string">
                <text:p>2017-09-25</text:p>
              </table:table-cell>
              <table:table-cell office:value-type="float" office:value="8608.13">
                <text:p>8608.13</text:p>
              </table:table-cell>
            </table:table-row>
            <table:table-row>
              <table:table-cell office:value-type="string">
                <text:p>2017-09-25</text:p>
              </table:table-cell>
              <table:table-cell office:value-type="float" office:value="9813.44">
                <text:p>9813.44</text:p>
              </table:table-cell>
            </table:table-row>
            <table:table-row>
              <table:table-cell office:value-type="string">
                <text:p>2017-09-26</text:p>
              </table:table-cell>
              <table:table-cell office:value-type="float" office:value="9907.31">
                <text:p>9907.31</text:p>
              </table:table-cell>
            </table:table-row>
            <table:table-row>
              <table:table-cell office:value-type="string">
                <text:p>2017-09-26</text:p>
              </table:table-cell>
              <table:table-cell office:value-type="float" office:value="9052.42">
                <text:p>9052.42</text:p>
              </table:table-cell>
            </table:table-row>
            <table:table-row>
              <table:table-cell office:value-type="string">
                <text:p>2017-09-26</text:p>
              </table:table-cell>
              <table:table-cell office:value-type="float" office:value="9881.98">
                <text:p>9881.98</text:p>
              </table:table-cell>
            </table:table-row>
            <table:table-row>
              <table:table-cell office:value-type="string">
                <text:p>2017-09-27</text:p>
              </table:table-cell>
              <table:table-cell office:value-type="float" office:value="9902.11">
                <text:p>9902.11</text:p>
              </table:table-cell>
            </table:table-row>
            <table:table-row>
              <table:table-cell office:value-type="string">
                <text:p>2017-09-27</text:p>
              </table:table-cell>
              <table:table-cell office:value-type="float" office:value="9003.21">
                <text:p>9003.21</text:p>
              </table:table-cell>
            </table:table-row>
            <table:table-row>
              <table:table-cell office:value-type="string">
                <text:p>2017-09-27</text:p>
              </table:table-cell>
              <table:table-cell office:value-type="float" office:value="9919.02">
                <text:p>9919.02</text:p>
              </table:table-cell>
            </table:table-row>
            <table:table-row>
              <table:table-cell office:value-type="string">
                <text:p>2017-09-29</text:p>
              </table:table-cell>
              <table:table-cell office:value-type="float" office:value="9855.27">
                <text:p>9855.27</text:p>
              </table:table-cell>
            </table:table-row>
            <table:table-row>
              <table:table-cell office:value-type="string">
                <text:p>2017-09-29</text:p>
              </table:table-cell>
              <table:table-cell office:value-type="float" office:value="9836.78">
                <text:p>9836.78</text:p>
              </table:table-cell>
            </table:table-row>
            <table:table-row>
              <table:table-cell office:value-type="string">
                <text:p>2017-09-29</text:p>
              </table:table-cell>
              <table:table-cell office:value-type="float" office:value="9889.62">
                <text:p>9889.62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8934.48">
                <text:p>8934.48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9857.86">
                <text:p>9857.86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9838.1">
                <text:p>9838.1</text:p>
              </table:table-cell>
            </table:table-row>
            <table:table-row>
              <table:table-cell office:value-type="string">
                <text:p>2017-10-01</text:p>
              </table:table-cell>
              <table:table-cell office:value-type="float" office:value="9010.83">
                <text:p>9010.83</text:p>
              </table:table-cell>
            </table:table-row>
            <table:table-row>
              <table:table-cell office:value-type="string">
                <text:p>2017-10-01</text:p>
              </table:table-cell>
              <table:table-cell office:value-type="float" office:value="9870.4">
                <text:p>9870.4</text:p>
              </table:table-cell>
            </table:table-row>
            <table:table-row>
              <table:table-cell office:value-type="string">
                <text:p>2017-10-01</text:p>
              </table:table-cell>
              <table:table-cell office:value-type="float" office:value="9869.17">
                <text:p>9869.17</text:p>
              </table:table-cell>
            </table:table-row>
            <table:table-row>
              <table:table-cell office:value-type="string">
                <text:p>2017-10-02</text:p>
              </table:table-cell>
              <table:table-cell office:value-type="float" office:value="9555.55">
                <text:p>9555.55</text:p>
              </table:table-cell>
            </table:table-row>
            <table:table-row>
              <table:table-cell office:value-type="string">
                <text:p>2017-10-02</text:p>
              </table:table-cell>
              <table:table-cell office:value-type="float" office:value="9866.72">
                <text:p>9866.72</text:p>
              </table:table-cell>
            </table:table-row>
            <table:table-row>
              <table:table-cell office:value-type="string">
                <text:p>2017-10-02</text:p>
              </table:table-cell>
              <table:table-cell office:value-type="float" office:value="9844.29">
                <text:p>9844.29</text:p>
              </table:table-cell>
            </table:table-row>
            <table:table-row>
              <table:table-cell office:value-type="string">
                <text:p>2017-10-03</text:p>
              </table:table-cell>
              <table:table-cell office:value-type="float" office:value="9870.84">
                <text:p>9870.84</text:p>
              </table:table-cell>
            </table:table-row>
            <table:table-row>
              <table:table-cell office:value-type="string">
                <text:p>2017-10-03</text:p>
              </table:table-cell>
              <table:table-cell office:value-type="float" office:value="9834.33">
                <text:p>9834.33</text:p>
              </table:table-cell>
            </table:table-row>
            <table:table-row>
              <table:table-cell office:value-type="string">
                <text:p>2017-10-03</text:p>
              </table:table-cell>
              <table:table-cell office:value-type="float" office:value="9854.95">
                <text:p>9854.95</text:p>
              </table:table-cell>
            </table:table-row>
            <table:table-row>
              <table:table-cell office:value-type="string">
                <text:p>2017-10-04</text:p>
              </table:table-cell>
              <table:table-cell office:value-type="float" office:value="9876.83">
                <text:p>9876.83</text:p>
              </table:table-cell>
            </table:table-row>
            <table:table-row>
              <table:table-cell office:value-type="string">
                <text:p>2017-10-04</text:p>
              </table:table-cell>
              <table:table-cell office:value-type="float" office:value="9842.1">
                <text:p>9842.1</text:p>
              </table:table-cell>
            </table:table-row>
            <table:table-row>
              <table:table-cell office:value-type="string">
                <text:p>2017-10-04</text:p>
              </table:table-cell>
              <table:table-cell office:value-type="float" office:value="9842.3">
                <text:p>9842.3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9637.16">
                <text:p>9637.16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9850.22">
                <text:p>9850.22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9576.26">
                <text:p>9576.26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8875.92">
                <text:p>8875.92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9874.4">
                <text:p>9874.4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9877.87">
                <text:p>9877.87</text:p>
              </table:table-cell>
            </table:table-row>
            <table:table-row>
              <table:table-cell office:value-type="string">
                <text:p>2017-10-06</text:p>
              </table:table-cell>
              <table:table-cell office:value-type="float" office:value="8924.26">
                <text:p>8924.26</text:p>
              </table:table-cell>
            </table:table-row>
            <table:table-row>
              <table:table-cell office:value-type="string">
                <text:p>2017-10-06</text:p>
              </table:table-cell>
              <table:table-cell office:value-type="float" office:value="9077.01">
                <text:p>9077.01</text:p>
              </table:table-cell>
            </table:table-row>
            <table:table-row>
              <table:table-cell office:value-type="string">
                <text:p>2017-10-06</text:p>
              </table:table-cell>
              <table:table-cell office:value-type="float" office:value="9455.13">
                <text:p>9455.13</text:p>
              </table:table-cell>
            </table:table-row>
            <table:table-row>
              <table:table-cell office:value-type="string">
                <text:p>2017-10-07</text:p>
              </table:table-cell>
              <table:table-cell office:value-type="float" office:value="8961.65">
                <text:p>8961.65</text:p>
              </table:table-cell>
            </table:table-row>
            <table:table-row>
              <table:table-cell office:value-type="string">
                <text:p>2017-10-07</text:p>
              </table:table-cell>
              <table:table-cell office:value-type="float" office:value="9193.23">
                <text:p>9193.23</text:p>
              </table:table-cell>
            </table:table-row>
            <table:table-row>
              <table:table-cell office:value-type="string">
                <text:p>2017-10-07</text:p>
              </table:table-cell>
              <table:table-cell office:value-type="float" office:value="9858.66">
                <text:p>9858.66</text:p>
              </table:table-cell>
            </table:table-row>
            <table:table-row>
              <table:table-cell office:value-type="string">
                <text:p>2017-10-08</text:p>
              </table:table-cell>
              <table:table-cell office:value-type="float" office:value="8964.97">
                <text:p>8964.97</text:p>
              </table:table-cell>
            </table:table-row>
            <table:table-row>
              <table:table-cell office:value-type="string">
                <text:p>2017-10-08</text:p>
              </table:table-cell>
              <table:table-cell office:value-type="float" office:value="9562.2">
                <text:p>9562.2</text:p>
              </table:table-cell>
            </table:table-row>
            <table:table-row>
              <table:table-cell office:value-type="string">
                <text:p>2017-10-08</text:p>
              </table:table-cell>
              <table:table-cell office:value-type="float" office:value="9715.78">
                <text:p>9715.78</text:p>
              </table:table-cell>
            </table:table-row>
            <table:table-row>
              <table:table-cell office:value-type="string">
                <text:p>2017-10-09</text:p>
              </table:table-cell>
              <table:table-cell office:value-type="float" office:value="8924.65">
                <text:p>8924.65</text:p>
              </table:table-cell>
            </table:table-row>
            <table:table-row>
              <table:table-cell office:value-type="string">
                <text:p>2017-10-09</text:p>
              </table:table-cell>
              <table:table-cell office:value-type="float" office:value="9838.67">
                <text:p>9838.67</text:p>
              </table:table-cell>
            </table:table-row>
            <table:table-row>
              <table:table-cell office:value-type="string">
                <text:p>2017-10-09</text:p>
              </table:table-cell>
              <table:table-cell office:value-type="float" office:value="9865.92">
                <text:p>9865.92</text:p>
              </table:table-cell>
            </table:table-row>
            <table:table-row>
              <table:table-cell office:value-type="string">
                <text:p>2017-10-10</text:p>
              </table:table-cell>
              <table:table-cell office:value-type="float" office:value="8844.66">
                <text:p>8844.66</text:p>
              </table:table-cell>
            </table:table-row>
            <table:table-row>
              <table:table-cell office:value-type="string">
                <text:p>2017-10-10</text:p>
              </table:table-cell>
              <table:table-cell office:value-type="float" office:value="9760.28">
                <text:p>9760.28</text:p>
              </table:table-cell>
            </table:table-row>
            <table:table-row>
              <table:table-cell office:value-type="string">
                <text:p>2017-10-10</text:p>
              </table:table-cell>
              <table:table-cell office:value-type="float" office:value="9778.07">
                <text:p>9778.07</text:p>
              </table:table-cell>
            </table:table-row>
            <table:table-row>
              <table:table-cell office:value-type="string">
                <text:p>2017-10-11</text:p>
              </table:table-cell>
              <table:table-cell office:value-type="float" office:value="9028.06">
                <text:p>9028.06</text:p>
              </table:table-cell>
            </table:table-row>
            <table:table-row>
              <table:table-cell office:value-type="string">
                <text:p>2017-10-11</text:p>
              </table:table-cell>
              <table:table-cell office:value-type="float" office:value="9836.98">
                <text:p>9836.98</text:p>
              </table:table-cell>
            </table:table-row>
            <table:table-row>
              <table:table-cell office:value-type="string">
                <text:p>2017-10-11</text:p>
              </table:table-cell>
              <table:table-cell office:value-type="float" office:value="9818.56">
                <text:p>9818.56</text:p>
              </table:table-cell>
            </table:table-row>
            <table:table-row>
              <table:table-cell office:value-type="string">
                <text:p>2017-10-12</text:p>
              </table:table-cell>
              <table:table-cell office:value-type="float" office:value="8949.61">
                <text:p>8949.61</text:p>
              </table:table-cell>
            </table:table-row>
            <table:table-row>
              <table:table-cell office:value-type="string">
                <text:p>2017-10-12</text:p>
              </table:table-cell>
              <table:table-cell office:value-type="float" office:value="9861.26">
                <text:p>9861.26</text:p>
              </table:table-cell>
            </table:table-row>
            <table:table-row>
              <table:table-cell office:value-type="string">
                <text:p>2017-10-12</text:p>
              </table:table-cell>
              <table:table-cell office:value-type="float" office:value="9852.07">
                <text:p>9852.07</text:p>
              </table:table-cell>
            </table:table-row>
            <table:table-row>
              <table:table-cell office:value-type="string">
                <text:p>2017-10-13</text:p>
              </table:table-cell>
              <table:table-cell office:value-type="float" office:value="9024.24">
                <text:p>9024.24</text:p>
              </table:table-cell>
            </table:table-row>
            <table:table-row>
              <table:table-cell office:value-type="string">
                <text:p>2017-10-13</text:p>
              </table:table-cell>
              <table:table-cell office:value-type="float" office:value="9857.01">
                <text:p>9857.01</text:p>
              </table:table-cell>
            </table:table-row>
            <table:table-row>
              <table:table-cell office:value-type="string">
                <text:p>2017-10-13</text:p>
              </table:table-cell>
              <table:table-cell office:value-type="float" office:value="9861.68">
                <text:p>9861.68</text:p>
              </table:table-cell>
            </table:table-row>
            <table:table-row>
              <table:table-cell office:value-type="string">
                <text:p>2017-10-14</text:p>
              </table:table-cell>
              <table:table-cell office:value-type="float" office:value="9868.01">
                <text:p>9868.01</text:p>
              </table:table-cell>
            </table:table-row>
            <table:table-row>
              <table:table-cell office:value-type="string">
                <text:p>2017-10-14</text:p>
              </table:table-cell>
              <table:table-cell office:value-type="float" office:value="9844.32">
                <text:p>9844.32</text:p>
              </table:table-cell>
            </table:table-row>
            <table:table-row>
              <table:table-cell office:value-type="string">
                <text:p>2017-10-14</text:p>
              </table:table-cell>
              <table:table-cell office:value-type="float" office:value="9629.54">
                <text:p>9629.54</text:p>
              </table:table-cell>
            </table:table-row>
            <table:table-row>
              <table:table-cell office:value-type="string">
                <text:p>2017-10-15</text:p>
              </table:table-cell>
              <table:table-cell office:value-type="float" office:value="9086.71">
                <text:p>9086.71</text:p>
              </table:table-cell>
            </table:table-row>
            <table:table-row>
              <table:table-cell office:value-type="string">
                <text:p>2017-10-15</text:p>
              </table:table-cell>
              <table:table-cell office:value-type="float" office:value="9875.52">
                <text:p>9875.52</text:p>
              </table:table-cell>
            </table:table-row>
            <table:table-row>
              <table:table-cell office:value-type="string">
                <text:p>2017-10-15</text:p>
              </table:table-cell>
              <table:table-cell office:value-type="float" office:value="9587.1">
                <text:p>9587.1</text:p>
              </table:table-cell>
            </table:table-row>
            <table:table-row>
              <table:table-cell office:value-type="string">
                <text:p>2017-10-16</text:p>
              </table:table-cell>
              <table:table-cell office:value-type="float" office:value="9020.75">
                <text:p>9020.75</text:p>
              </table:table-cell>
            </table:table-row>
            <table:table-row>
              <table:table-cell office:value-type="string">
                <text:p>2017-10-16</text:p>
              </table:table-cell>
              <table:table-cell office:value-type="float" office:value="9889.53">
                <text:p>9889.53</text:p>
              </table:table-cell>
            </table:table-row>
            <table:table-row>
              <table:table-cell office:value-type="string">
                <text:p>2017-10-16</text:p>
              </table:table-cell>
              <table:table-cell office:value-type="float" office:value="9864.18">
                <text:p>9864.18</text:p>
              </table:table-cell>
            </table:table-row>
            <table:table-row>
              <table:table-cell office:value-type="string">
                <text:p>2017-10-17</text:p>
              </table:table-cell>
              <table:table-cell office:value-type="float" office:value="9858.42">
                <text:p>9858.42</text:p>
              </table:table-cell>
            </table:table-row>
            <table:table-row>
              <table:table-cell office:value-type="string">
                <text:p>2017-10-17</text:p>
              </table:table-cell>
              <table:table-cell office:value-type="float" office:value="9164.37">
                <text:p>9164.37</text:p>
              </table:table-cell>
            </table:table-row>
            <table:table-row>
              <table:table-cell office:value-type="string">
                <text:p>2017-10-17</text:p>
              </table:table-cell>
              <table:table-cell office:value-type="float" office:value="9860.76">
                <text:p>9860.76</text:p>
              </table:table-cell>
            </table:table-row>
            <table:table-row>
              <table:table-cell office:value-type="string">
                <text:p>2017-10-18</text:p>
              </table:table-cell>
              <table:table-cell office:value-type="float" office:value="9302.47">
                <text:p>9302.47</text:p>
              </table:table-cell>
            </table:table-row>
            <table:table-row>
              <table:table-cell office:value-type="string">
                <text:p>2017-10-18</text:p>
              </table:table-cell>
              <table:table-cell office:value-type="float" office:value="9474.76">
                <text:p>9474.76</text:p>
              </table:table-cell>
            </table:table-row>
            <table:table-row>
              <table:table-cell office:value-type="string">
                <text:p>2017-10-18</text:p>
              </table:table-cell>
              <table:table-cell office:value-type="float" office:value="9402.99">
                <text:p>9402.99</text:p>
              </table:table-cell>
            </table:table-row>
            <table:table-row>
              <table:table-cell office:value-type="string">
                <text:p>2017-10-19</text:p>
              </table:table-cell>
              <table:table-cell office:value-type="float" office:value="9893.43">
                <text:p>9893.43</text:p>
              </table:table-cell>
            </table:table-row>
            <table:table-row>
              <table:table-cell office:value-type="string">
                <text:p>2017-10-19</text:p>
              </table:table-cell>
              <table:table-cell office:value-type="float" office:value="9858.33">
                <text:p>9858.33</text:p>
              </table:table-cell>
            </table:table-row>
            <table:table-row>
              <table:table-cell office:value-type="string">
                <text:p>2017-10-19</text:p>
              </table:table-cell>
              <table:table-cell office:value-type="float" office:value="9838.73">
                <text:p>9838.73</text:p>
              </table:table-cell>
            </table:table-row>
            <table:table-row>
              <table:table-cell office:value-type="string">
                <text:p>2017-10-20</text:p>
              </table:table-cell>
              <table:table-cell office:value-type="float" office:value="9869.35">
                <text:p>9869.35</text:p>
              </table:table-cell>
            </table:table-row>
            <table:table-row>
              <table:table-cell office:value-type="string">
                <text:p>2017-10-20</text:p>
              </table:table-cell>
              <table:table-cell office:value-type="float" office:value="9860.11">
                <text:p>9860.11</text:p>
              </table:table-cell>
            </table:table-row>
            <table:table-row>
              <table:table-cell office:value-type="string">
                <text:p>2017-10-20</text:p>
              </table:table-cell>
              <table:table-cell office:value-type="float" office:value="9865.05">
                <text:p>9865.05</text:p>
              </table:table-cell>
            </table:table-row>
            <table:table-row>
              <table:table-cell office:value-type="string">
                <text:p>2017-10-21</text:p>
              </table:table-cell>
              <table:table-cell office:value-type="float" office:value="9851.54">
                <text:p>9851.54</text:p>
              </table:table-cell>
            </table:table-row>
            <table:table-row>
              <table:table-cell office:value-type="string">
                <text:p>2017-10-21</text:p>
              </table:table-cell>
              <table:table-cell office:value-type="float" office:value="9866.05">
                <text:p>9866.05</text:p>
              </table:table-cell>
            </table:table-row>
            <table:table-row>
              <table:table-cell office:value-type="string">
                <text:p>2017-10-21</text:p>
              </table:table-cell>
              <table:table-cell office:value-type="float" office:value="9152.23">
                <text:p>9152.23</text:p>
              </table:table-cell>
            </table:table-row>
            <table:table-row>
              <table:table-cell office:value-type="string">
                <text:p>2017-10-22</text:p>
              </table:table-cell>
              <table:table-cell office:value-type="float" office:value="9581.59">
                <text:p>9581.59</text:p>
              </table:table-cell>
            </table:table-row>
            <table:table-row>
              <table:table-cell office:value-type="string">
                <text:p>2017-10-22</text:p>
              </table:table-cell>
              <table:table-cell office:value-type="float" office:value="9862.68">
                <text:p>9862.68</text:p>
              </table:table-cell>
            </table:table-row>
            <table:table-row>
              <table:table-cell office:value-type="string">
                <text:p>2017-10-22</text:p>
              </table:table-cell>
              <table:table-cell office:value-type="float" office:value="9793.29">
                <text:p>9793.29</text:p>
              </table:table-cell>
            </table:table-row>
            <table:table-row>
              <table:table-cell office:value-type="string">
                <text:p>2017-10-23</text:p>
              </table:table-cell>
              <table:table-cell office:value-type="float" office:value="9851.89">
                <text:p>9851.89</text:p>
              </table:table-cell>
            </table:table-row>
            <table:table-row>
              <table:table-cell office:value-type="string">
                <text:p>2017-10-23</text:p>
              </table:table-cell>
              <table:table-cell office:value-type="float" office:value="9878.05">
                <text:p>9878.05</text:p>
              </table:table-cell>
            </table:table-row>
            <table:table-row>
              <table:table-cell office:value-type="string">
                <text:p>2017-10-23</text:p>
              </table:table-cell>
              <table:table-cell office:value-type="float" office:value="9861.09">
                <text:p>9861.09</text:p>
              </table:table-cell>
            </table:table-row>
            <table:table-row>
              <table:table-cell office:value-type="string">
                <text:p>2017-10-24</text:p>
              </table:table-cell>
              <table:table-cell office:value-type="float" office:value="9126.55">
                <text:p>9126.55</text:p>
              </table:table-cell>
            </table:table-row>
            <table:table-row>
              <table:table-cell office:value-type="string">
                <text:p>2017-10-24</text:p>
              </table:table-cell>
              <table:table-cell office:value-type="float" office:value="8864.52">
                <text:p>8864.52</text:p>
              </table:table-cell>
            </table:table-row>
            <table:table-row>
              <table:table-cell office:value-type="string">
                <text:p>2017-10-24</text:p>
              </table:table-cell>
              <table:table-cell office:value-type="float" office:value="9852.07">
                <text:p>9852.07</text:p>
              </table:table-cell>
            </table:table-row>
            <table:table-row>
              <table:table-cell office:value-type="string">
                <text:p>2017-10-25</text:p>
              </table:table-cell>
              <table:table-cell office:value-type="float" office:value="9129.7">
                <text:p>9129.7</text:p>
              </table:table-cell>
            </table:table-row>
            <table:table-row>
              <table:table-cell office:value-type="string">
                <text:p>2017-10-25</text:p>
              </table:table-cell>
              <table:table-cell office:value-type="float" office:value="9860.33">
                <text:p>9860.33</text:p>
              </table:table-cell>
            </table:table-row>
            <table:table-row>
              <table:table-cell office:value-type="string">
                <text:p>2017-10-25</text:p>
              </table:table-cell>
              <table:table-cell office:value-type="float" office:value="9868.66">
                <text:p>9868.66</text:p>
              </table:table-cell>
            </table:table-row>
            <table:table-row>
              <table:table-cell office:value-type="string">
                <text:p>2017-10-26</text:p>
              </table:table-cell>
              <table:table-cell office:value-type="float" office:value="9539.74">
                <text:p>9539.74</text:p>
              </table:table-cell>
            </table:table-row>
            <table:table-row>
              <table:table-cell office:value-type="string">
                <text:p>2017-10-26</text:p>
              </table:table-cell>
              <table:table-cell office:value-type="float" office:value="9703.28">
                <text:p>9703.28</text:p>
              </table:table-cell>
            </table:table-row>
            <table:table-row>
              <table:table-cell office:value-type="string">
                <text:p>2017-10-26</text:p>
              </table:table-cell>
              <table:table-cell office:value-type="float" office:value="9326.68">
                <text:p>9326.68</text:p>
              </table:table-cell>
            </table:table-row>
            <table:table-row>
              <table:table-cell office:value-type="string">
                <text:p>2017-10-27</text:p>
              </table:table-cell>
              <table:table-cell office:value-type="float" office:value="8948.16">
                <text:p>8948.16</text:p>
              </table:table-cell>
            </table:table-row>
            <table:table-row>
              <table:table-cell office:value-type="string">
                <text:p>2017-10-27</text:p>
              </table:table-cell>
              <table:table-cell office:value-type="float" office:value="9857.88">
                <text:p>9857.88</text:p>
              </table:table-cell>
            </table:table-row>
            <table:table-row>
              <table:table-cell office:value-type="string">
                <text:p>2017-10-27</text:p>
              </table:table-cell>
              <table:table-cell office:value-type="float" office:value="9670.23">
                <text:p>9670.23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8989.73">
                <text:p>8989.73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9840.19">
                <text:p>9840.19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9851.33">
                <text:p>9851.33</text:p>
              </table:table-cell>
            </table:table-row>
            <table:table-row>
              <table:table-cell office:value-type="string">
                <text:p>2017-10-29</text:p>
              </table:table-cell>
              <table:table-cell office:value-type="float" office:value="9836.11">
                <text:p>9836.11</text:p>
              </table:table-cell>
            </table:table-row>
            <table:table-row>
              <table:table-cell office:value-type="string">
                <text:p>2017-10-29</text:p>
              </table:table-cell>
              <table:table-cell office:value-type="float" office:value="9800.44">
                <text:p>9800.44</text:p>
              </table:table-cell>
            </table:table-row>
            <table:table-row>
              <table:table-cell office:value-type="string">
                <text:p>2017-10-29</text:p>
              </table:table-cell>
              <table:table-cell office:value-type="float" office:value="9863.93">
                <text:p>9863.93</text:p>
              </table:table-cell>
            </table:table-row>
            <table:table-row>
              <table:table-cell office:value-type="string">
                <text:p>2017-10-30</text:p>
              </table:table-cell>
              <table:table-cell office:value-type="float" office:value="9683.94">
                <text:p>9683.94</text:p>
              </table:table-cell>
            </table:table-row>
            <table:table-row>
              <table:table-cell office:value-type="string">
                <text:p>2017-10-30</text:p>
              </table:table-cell>
              <table:table-cell office:value-type="float" office:value="9838.71">
                <text:p>9838.71</text:p>
              </table:table-cell>
            </table:table-row>
            <table:table-row>
              <table:table-cell office:value-type="string">
                <text:p>2017-10-30</text:p>
              </table:table-cell>
              <table:table-cell office:value-type="float" office:value="9855.82">
                <text:p>9855.82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9871.09">
                <text:p>9871.09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9850.07">
                <text:p>9850.07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9868.7">
                <text:p>9868.7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9006.51">
                <text:p>9006.51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9857.57">
                <text:p>9857.57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9837.43">
                <text:p>9837.43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9729.64">
                <text:p>9729.64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9352.06">
                <text:p>9352.06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9203.52">
                <text:p>9203.52</text:p>
              </table:table-cell>
            </table:table-row>
            <table:table-row>
              <table:table-cell office:value-type="string">
                <text:p>2017-11-03</text:p>
              </table:table-cell>
              <table:table-cell office:value-type="float" office:value="9744.03">
                <text:p>9744.03</text:p>
              </table:table-cell>
            </table:table-row>
            <table:table-row>
              <table:table-cell office:value-type="string">
                <text:p>2017-11-03</text:p>
              </table:table-cell>
              <table:table-cell office:value-type="float" office:value="9839.23">
                <text:p>9839.23</text:p>
              </table:table-cell>
            </table:table-row>
            <table:table-row>
              <table:table-cell office:value-type="string">
                <text:p>2017-11-03</text:p>
              </table:table-cell>
              <table:table-cell office:value-type="float" office:value="9766.14">
                <text:p>9766.14</text:p>
              </table:table-cell>
            </table:table-row>
            <table:table-row>
              <table:table-cell office:value-type="string">
                <text:p>2017-11-04</text:p>
              </table:table-cell>
              <table:table-cell office:value-type="float" office:value="9844.45">
                <text:p>9844.45</text:p>
              </table:table-cell>
            </table:table-row>
            <table:table-row>
              <table:table-cell office:value-type="string">
                <text:p>2017-11-04</text:p>
              </table:table-cell>
              <table:table-cell office:value-type="float" office:value="9875.39">
                <text:p>9875.39</text:p>
              </table:table-cell>
            </table:table-row>
            <table:table-row>
              <table:table-cell office:value-type="string">
                <text:p>2017-11-04</text:p>
              </table:table-cell>
              <table:table-cell office:value-type="float" office:value="9860.25">
                <text:p>9860.25</text:p>
              </table:table-cell>
            </table:table-row>
            <table:table-row>
              <table:table-cell office:value-type="string">
                <text:p>2017-11-05</text:p>
              </table:table-cell>
              <table:table-cell office:value-type="float" office:value="9857.84">
                <text:p>9857.84</text:p>
              </table:table-cell>
            </table:table-row>
            <table:table-row>
              <table:table-cell office:value-type="string">
                <text:p>2017-11-05</text:p>
              </table:table-cell>
              <table:table-cell office:value-type="float" office:value="9859.65">
                <text:p>9859.65</text:p>
              </table:table-cell>
            </table:table-row>
            <table:table-row>
              <table:table-cell office:value-type="string">
                <text:p>2017-11-05</text:p>
              </table:table-cell>
              <table:table-cell office:value-type="float" office:value="9874.07">
                <text:p>9874.07</text:p>
              </table:table-cell>
            </table:table-row>
            <table:table-row>
              <table:table-cell office:value-type="string">
                <text:p>2017-11-06</text:p>
              </table:table-cell>
              <table:table-cell office:value-type="float" office:value="9830.01">
                <text:p>9830.01</text:p>
              </table:table-cell>
            </table:table-row>
            <table:table-row>
              <table:table-cell office:value-type="string">
                <text:p>2017-11-06</text:p>
              </table:table-cell>
              <table:table-cell office:value-type="float" office:value="9566.82">
                <text:p>9566.82</text:p>
              </table:table-cell>
            </table:table-row>
            <table:table-row>
              <table:table-cell office:value-type="string">
                <text:p>2017-11-06</text:p>
              </table:table-cell>
              <table:table-cell office:value-type="float" office:value="9849.67">
                <text:p>9849.67</text:p>
              </table:table-cell>
            </table:table-row>
            <table:table-row>
              <table:table-cell office:value-type="string">
                <text:p>2017-11-07</text:p>
              </table:table-cell>
              <table:table-cell office:value-type="float" office:value="9865.32">
                <text:p>9865.32</text:p>
              </table:table-cell>
            </table:table-row>
            <table:table-row>
              <table:table-cell office:value-type="string">
                <text:p>2017-11-07</text:p>
              </table:table-cell>
              <table:table-cell office:value-type="float" office:value="9856.67">
                <text:p>9856.67</text:p>
              </table:table-cell>
            </table:table-row>
            <table:table-row>
              <table:table-cell office:value-type="string">
                <text:p>2017-11-07</text:p>
              </table:table-cell>
              <table:table-cell office:value-type="float" office:value="9866.21">
                <text:p>9866.21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71.78">
                <text:p>9871.78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74.78">
                <text:p>9874.78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58.08">
                <text:p>9858.08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34.08">
                <text:p>9834.08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65.85">
                <text:p>9865.85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64.53">
                <text:p>9864.53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88.4">
                <text:p>9888.4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59.09">
                <text:p>9859.09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8918.67">
                <text:p>8918.67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32.77">
                <text:p>9832.77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66.5">
                <text:p>9866.5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59.99">
                <text:p>9859.99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827.67">
                <text:p>9827.67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9906.97">
                <text:p>9906.97</text:p>
              </table:table-cell>
            </table:table-row>
            <table:table-row>
              <table:table-cell office:value-type="string">
                <text:p>2017-11-09</text:p>
              </table:table-cell>
              <table:table-cell office:value-type="float" office:value="9776.09">
                <text:p>9776.09</text:p>
              </table:table-cell>
            </table:table-row>
            <table:table-row>
              <table:table-cell office:value-type="string">
                <text:p>2017-11-09</text:p>
              </table:table-cell>
              <table:table-cell office:value-type="float" office:value="9841.67">
                <text:p>9841.67</text:p>
              </table:table-cell>
            </table:table-row>
            <table:table-row>
              <table:table-cell office:value-type="string">
                <text:p>2017-11-09</text:p>
              </table:table-cell>
              <table:table-cell office:value-type="float" office:value="9855.47">
                <text:p>9855.47</text:p>
              </table:table-cell>
            </table:table-row>
            <table:table-row>
              <table:table-cell office:value-type="string">
                <text:p>2017-11-10</text:p>
              </table:table-cell>
              <table:table-cell office:value-type="float" office:value="9855.51">
                <text:p>9855.51</text:p>
              </table:table-cell>
            </table:table-row>
            <table:table-row>
              <table:table-cell office:value-type="string">
                <text:p>2017-11-10</text:p>
              </table:table-cell>
              <table:table-cell office:value-type="float" office:value="9609.98">
                <text:p>9609.98</text:p>
              </table:table-cell>
            </table:table-row>
            <table:table-row>
              <table:table-cell office:value-type="string">
                <text:p>2017-11-10</text:p>
              </table:table-cell>
              <table:table-cell office:value-type="float" office:value="9854.67">
                <text:p>9854.67</text:p>
              </table:table-cell>
            </table:table-row>
            <table:table-row>
              <table:table-cell office:value-type="string">
                <text:p>2017-11-11</text:p>
              </table:table-cell>
              <table:table-cell office:value-type="float" office:value="9837.48">
                <text:p>9837.48</text:p>
              </table:table-cell>
            </table:table-row>
            <table:table-row>
              <table:table-cell office:value-type="string">
                <text:p>2017-11-11</text:p>
              </table:table-cell>
              <table:table-cell office:value-type="float" office:value="9863.54">
                <text:p>9863.54</text:p>
              </table:table-cell>
            </table:table-row>
            <table:table-row>
              <table:table-cell office:value-type="string">
                <text:p>2017-11-11</text:p>
              </table:table-cell>
              <table:table-cell office:value-type="float" office:value="9874.56">
                <text:p>9874.56</text:p>
              </table:table-cell>
            </table:table-row>
            <table:table-row>
              <table:table-cell office:value-type="string">
                <text:p>2017-11-13</text:p>
              </table:table-cell>
              <table:table-cell office:value-type="float" office:value="9582.58">
                <text:p>9582.58</text:p>
              </table:table-cell>
            </table:table-row>
            <table:table-row>
              <table:table-cell office:value-type="string">
                <text:p>2017-11-13</text:p>
              </table:table-cell>
              <table:table-cell office:value-type="float" office:value="9487.99">
                <text:p>9487.99</text:p>
              </table:table-cell>
            </table:table-row>
            <table:table-row>
              <table:table-cell office:value-type="string">
                <text:p>2017-11-13</text:p>
              </table:table-cell>
              <table:table-cell office:value-type="float" office:value="9850.5">
                <text:p>9850.5</text:p>
              </table:table-cell>
            </table:table-row>
            <table:table-row>
              <table:table-cell office:value-type="string">
                <text:p>2017-11-14</text:p>
              </table:table-cell>
              <table:table-cell office:value-type="float" office:value="9865.63">
                <text:p>9865.63</text:p>
              </table:table-cell>
            </table:table-row>
            <table:table-row>
              <table:table-cell office:value-type="string">
                <text:p>2017-11-14</text:p>
              </table:table-cell>
              <table:table-cell office:value-type="float" office:value="9859.29">
                <text:p>9859.29</text:p>
              </table:table-cell>
            </table:table-row>
            <table:table-row>
              <table:table-cell office:value-type="string">
                <text:p>2017-11-14</text:p>
              </table:table-cell>
              <table:table-cell office:value-type="float" office:value="9837.65">
                <text:p>9837.65</text:p>
              </table:table-cell>
            </table:table-row>
            <table:table-row>
              <table:table-cell office:value-type="string">
                <text:p>2017-11-15</text:p>
              </table:table-cell>
              <table:table-cell office:value-type="float" office:value="9861.7">
                <text:p>9861.7</text:p>
              </table:table-cell>
            </table:table-row>
            <table:table-row>
              <table:table-cell office:value-type="string">
                <text:p>2017-11-15</text:p>
              </table:table-cell>
              <table:table-cell office:value-type="float" office:value="9848.35">
                <text:p>9848.35</text:p>
              </table:table-cell>
            </table:table-row>
            <table:table-row>
              <table:table-cell office:value-type="string">
                <text:p>2017-11-15</text:p>
              </table:table-cell>
              <table:table-cell office:value-type="float" office:value="9867.39">
                <text:p>9867.39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9709.57">
                <text:p>9709.57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9854.4">
                <text:p>9854.4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9875.45">
                <text:p>9875.45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8932.29">
                <text:p>8932.29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9862.86">
                <text:p>9862.86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9878.63">
                <text:p>9878.63</text:p>
              </table:table-cell>
            </table:table-row>
            <table:table-row>
              <table:table-cell office:value-type="string">
                <text:p>2017-11-18</text:p>
              </table:table-cell>
              <table:table-cell office:value-type="float" office:value="9844.65">
                <text:p>9844.65</text:p>
              </table:table-cell>
            </table:table-row>
            <table:table-row>
              <table:table-cell office:value-type="string">
                <text:p>2017-11-18</text:p>
              </table:table-cell>
              <table:table-cell office:value-type="float" office:value="9677.76">
                <text:p>9677.76</text:p>
              </table:table-cell>
            </table:table-row>
            <table:table-row>
              <table:table-cell office:value-type="string">
                <text:p>2017-11-18</text:p>
              </table:table-cell>
              <table:table-cell office:value-type="float" office:value="9841.9">
                <text:p>9841.9</text:p>
              </table:table-cell>
            </table:table-row>
            <table:table-row>
              <table:table-cell office:value-type="string">
                <text:p>2017-11-19</text:p>
              </table:table-cell>
              <table:table-cell office:value-type="float" office:value="9063.47">
                <text:p>9063.47</text:p>
              </table:table-cell>
            </table:table-row>
            <table:table-row>
              <table:table-cell office:value-type="string">
                <text:p>2017-11-19</text:p>
              </table:table-cell>
              <table:table-cell office:value-type="float" office:value="9575.77">
                <text:p>9575.77</text:p>
              </table:table-cell>
            </table:table-row>
            <table:table-row>
              <table:table-cell office:value-type="string">
                <text:p>2017-11-19</text:p>
              </table:table-cell>
              <table:table-cell office:value-type="float" office:value="9866.49">
                <text:p>9866.49</text:p>
              </table:table-cell>
            </table:table-row>
            <table:table-row>
              <table:table-cell office:value-type="string">
                <text:p>2017-11-20</text:p>
              </table:table-cell>
              <table:table-cell office:value-type="float" office:value="8731.82">
                <text:p>8731.82</text:p>
              </table:table-cell>
            </table:table-row>
            <table:table-row>
              <table:table-cell office:value-type="string">
                <text:p>2017-11-20</text:p>
              </table:table-cell>
              <table:table-cell office:value-type="float" office:value="9852.2">
                <text:p>9852.2</text:p>
              </table:table-cell>
            </table:table-row>
            <table:table-row>
              <table:table-cell office:value-type="string">
                <text:p>2017-11-20</text:p>
              </table:table-cell>
              <table:table-cell office:value-type="float" office:value="9837.74">
                <text:p>9837.74</text:p>
              </table:table-cell>
            </table:table-row>
            <table:table-row>
              <table:table-cell office:value-type="string">
                <text:p>2017-11-21</text:p>
              </table:table-cell>
              <table:table-cell office:value-type="float" office:value="9052.91">
                <text:p>9052.91</text:p>
              </table:table-cell>
            </table:table-row>
            <table:table-row>
              <table:table-cell office:value-type="string">
                <text:p>2017-11-21</text:p>
              </table:table-cell>
              <table:table-cell office:value-type="float" office:value="9876.38">
                <text:p>9876.38</text:p>
              </table:table-cell>
            </table:table-row>
            <table:table-row>
              <table:table-cell office:value-type="string">
                <text:p>2017-11-21</text:p>
              </table:table-cell>
              <table:table-cell office:value-type="float" office:value="9525.91">
                <text:p>9525.91</text:p>
              </table:table-cell>
            </table:table-row>
            <table:table-row>
              <table:table-cell office:value-type="string">
                <text:p>2017-11-22</text:p>
              </table:table-cell>
              <table:table-cell office:value-type="float" office:value="8902.09">
                <text:p>8902.09</text:p>
              </table:table-cell>
            </table:table-row>
            <table:table-row>
              <table:table-cell office:value-type="string">
                <text:p>2017-11-22</text:p>
              </table:table-cell>
              <table:table-cell office:value-type="float" office:value="9856.42">
                <text:p>9856.42</text:p>
              </table:table-cell>
            </table:table-row>
            <table:table-row>
              <table:table-cell office:value-type="string">
                <text:p>2017-11-22</text:p>
              </table:table-cell>
              <table:table-cell office:value-type="float" office:value="9851.02">
                <text:p>9851.02</text:p>
              </table:table-cell>
            </table:table-row>
            <table:table-row>
              <table:table-cell office:value-type="string">
                <text:p>2017-11-23</text:p>
              </table:table-cell>
              <table:table-cell office:value-type="float" office:value="8995.05">
                <text:p>8995.05</text:p>
              </table:table-cell>
            </table:table-row>
            <table:table-row>
              <table:table-cell office:value-type="string">
                <text:p>2017-11-23</text:p>
              </table:table-cell>
              <table:table-cell office:value-type="float" office:value="9868.3">
                <text:p>9868.3</text:p>
              </table:table-cell>
            </table:table-row>
            <table:table-row>
              <table:table-cell office:value-type="string">
                <text:p>2017-11-23</text:p>
              </table:table-cell>
              <table:table-cell office:value-type="float" office:value="9749.2">
                <text:p>9749.2</text:p>
              </table:table-cell>
            </table:table-row>
            <table:table-row>
              <table:table-cell office:value-type="string">
                <text:p>2017-11-24</text:p>
              </table:table-cell>
              <table:table-cell office:value-type="float" office:value="9068.81">
                <text:p>9068.81</text:p>
              </table:table-cell>
            </table:table-row>
            <table:table-row>
              <table:table-cell office:value-type="string">
                <text:p>2017-11-24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string">
                <text:p>2017-11-24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string">
                <text:p>2017-11-25</text:p>
              </table:table-cell>
              <table:table-cell office:value-type="float" office:value="8936.2">
                <text:p>8936.2</text:p>
              </table:table-cell>
            </table:table-row>
            <table:table-row>
              <table:table-cell office:value-type="string">
                <text:p>2017-11-25</text:p>
              </table:table-cell>
              <table:table-cell office:value-type="float" office:value="9672.67">
                <text:p>9672.67</text:p>
              </table:table-cell>
            </table:table-row>
            <table:table-row>
              <table:table-cell office:value-type="string">
                <text:p>2017-11-25</text:p>
              </table:table-cell>
              <table:table-cell office:value-type="float" office:value="9807.44">
                <text:p>9807.44</text:p>
              </table:table-cell>
            </table:table-row>
            <table:table-row>
              <table:table-cell office:value-type="string">
                <text:p>2017-11-26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2017-11-26</text:p>
              </table:table-cell>
              <table:table-cell office:value-type="float" office:value="9863.75">
                <text:p>9863.75</text:p>
              </table:table-cell>
            </table:table-row>
            <table:table-row>
              <table:table-cell office:value-type="string">
                <text:p>2017-11-26</text:p>
              </table:table-cell>
              <table:table-cell office:value-type="float" office:value="9693.16">
                <text:p>9693.16</text:p>
              </table:table-cell>
            </table:table-row>
            <table:table-row>
              <table:table-cell office:value-type="string">
                <text:p>2017-11-27</text:p>
              </table:table-cell>
              <table:table-cell office:value-type="float" office:value="9874.81">
                <text:p>9874.81</text:p>
              </table:table-cell>
            </table:table-row>
            <table:table-row>
              <table:table-cell office:value-type="string">
                <text:p>2017-11-27</text:p>
              </table:table-cell>
              <table:table-cell office:value-type="float" office:value="9863.02">
                <text:p>9863.02</text:p>
              </table:table-cell>
            </table:table-row>
            <table:table-row>
              <table:table-cell office:value-type="string">
                <text:p>2017-11-27</text:p>
              </table:table-cell>
              <table:table-cell office:value-type="float" office:value="9871.04">
                <text:p>9871.04</text:p>
              </table:table-cell>
            </table:table-row>
            <table:table-row>
              <table:table-cell office:value-type="string">
                <text:p>2017-11-28</text:p>
              </table:table-cell>
              <table:table-cell office:value-type="float" office:value="9003.66">
                <text:p>9003.66</text:p>
              </table:table-cell>
            </table:table-row>
            <table:table-row>
              <table:table-cell office:value-type="string">
                <text:p>2017-11-28</text:p>
              </table:table-cell>
              <table:table-cell office:value-type="float" office:value="9756.78">
                <text:p>9756.78</text:p>
              </table:table-cell>
            </table:table-row>
            <table:table-row>
              <table:table-cell office:value-type="string">
                <text:p>2017-11-28</text:p>
              </table:table-cell>
              <table:table-cell office:value-type="float" office:value="9869.37">
                <text:p>9869.37</text:p>
              </table:table-cell>
            </table:table-row>
            <table:table-row>
              <table:table-cell office:value-type="string">
                <text:p>2017-11-29</text:p>
              </table:table-cell>
              <table:table-cell office:value-type="float" office:value="8980.25">
                <text:p>8980.25</text:p>
              </table:table-cell>
            </table:table-row>
            <table:table-row>
              <table:table-cell office:value-type="string">
                <text:p>2017-11-29</text:p>
              </table:table-cell>
              <table:table-cell office:value-type="float" office:value="9905.21">
                <text:p>9905.21</text:p>
              </table:table-cell>
            </table:table-row>
            <table:table-row>
              <table:table-cell office:value-type="string">
                <text:p>2017-11-29</text:p>
              </table:table-cell>
              <table:table-cell office:value-type="float" office:value="9870.04">
                <text:p>9870.04</text:p>
              </table:table-cell>
            </table:table-row>
            <table:table-row>
              <table:table-cell office:value-type="string">
                <text:p>2017-11-30</text:p>
              </table:table-cell>
              <table:table-cell office:value-type="float" office:value="9859.22">
                <text:p>9859.22</text:p>
              </table:table-cell>
            </table:table-row>
            <table:table-row>
              <table:table-cell office:value-type="string">
                <text:p>2017-11-30</text:p>
              </table:table-cell>
              <table:table-cell office:value-type="float" office:value="9812.35">
                <text:p>9812.35</text:p>
              </table:table-cell>
            </table:table-row>
            <table:table-row>
              <table:table-cell office:value-type="string">
                <text:p>2017-11-30</text:p>
              </table:table-cell>
              <table:table-cell office:value-type="float" office:value="9697.72">
                <text:p>9697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4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tiger.C126:tiger.W126 tiger.C128:tiger.W128 tiger.C134:tiger.W134" chart:data-source-has-labels="column" svg:x="0.32cm" svg:y="0.18cm" svg:width="12.72cm" svg:height="8.64cm">
          <chartooo:coordinate-region svg:x="1.312cm" svg:y="0.379cm" svg:width="10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ger.D126:tiger.W126" chart:label-cell-address="tiger.C126:tiger.C126" chart:class="chart:line">
            <chart:data-point chart:repeated="20"/>
          </chart:series>
          <chart:series chart:attached-axis="primary-y" chart:style-name="ch9" chart:values-cell-range-address="tiger.D128:tiger.W128" chart:label-cell-address="tiger.C128:tiger.C128" chart:class="chart:line">
            <chart:data-point chart:repeated="20"/>
          </chart:series>
          <chart:series chart:attached-axis="primary-y" chart:style-name="ch10" chart:values-cell-range-address="tiger.D134:tiger.W134" chart:label-cell-address="tiger.C134:tiger.C13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iger.C126:tiger.C126</svg:desc>
                </draw:g>
              </table:table-cell>
              <table:table-cell office:value-type="float" office:value="8644.81">
                <text:p>8644.81</text:p>
                <draw:g>
                  <svg:desc>tiger.D126:tiger.W126</svg:desc>
                </draw:g>
              </table:table-cell>
              <table:table-cell office:value-type="float" office:value="8574.03">
                <text:p>8574.03</text:p>
              </table:table-cell>
              <table:table-cell office:value-type="float" office:value="8609.27">
                <text:p>8609.27</text:p>
              </table:table-cell>
              <table:table-cell office:value-type="float" office:value="8594.97">
                <text:p>8594.97</text:p>
              </table:table-cell>
              <table:table-cell office:value-type="float" office:value="8528.3">
                <text:p>8528.3</text:p>
              </table:table-cell>
              <table:table-cell office:value-type="float" office:value="8559.84">
                <text:p>8559.84</text:p>
              </table:table-cell>
              <table:table-cell office:value-type="float" office:value="8542.38">
                <text:p>8542.38</text:p>
              </table:table-cell>
              <table:table-cell office:value-type="float" office:value="8567.34">
                <text:p>8567.34</text:p>
              </table:table-cell>
              <table:table-cell office:value-type="float" office:value="8456.16">
                <text:p>8456.16</text:p>
              </table:table-cell>
              <table:table-cell office:value-type="float" office:value="8549.03">
                <text:p>8549.03</text:p>
              </table:table-cell>
              <table:table-cell office:value-type="float" office:value="8460.22">
                <text:p>8460.22</text:p>
              </table:table-cell>
              <table:table-cell office:value-type="float" office:value="8601.69">
                <text:p>8601.69</text:p>
              </table:table-cell>
              <table:table-cell office:value-type="float" office:value="8655.02">
                <text:p>8655.02</text:p>
              </table:table-cell>
              <table:table-cell office:value-type="float" office:value="8599.17">
                <text:p>8599.17</text:p>
              </table:table-cell>
              <table:table-cell office:value-type="float" office:value="8549.86">
                <text:p>8549.86</text:p>
              </table:table-cell>
              <table:table-cell office:value-type="float" office:value="8435.88">
                <text:p>8435.88</text:p>
              </table:table-cell>
              <table:table-cell office:value-type="float" office:value="8426.18">
                <text:p>8426.18</text:p>
              </table:table-cell>
              <table:table-cell office:value-type="float" office:value="8598.33">
                <text:p>8598.33</text:p>
              </table:table-cell>
              <table:table-cell office:value-type="float" office:value="8546.53">
                <text:p>8546.53</text:p>
              </table:table-cell>
              <table:table-cell office:value-type="float" office:value="8580.72">
                <text:p>8580.72</text:p>
              </table:table-cell>
            </table:table-row>
            <table:table-row>
              <table:table-cell office:value-type="string">
                <text:p>65536</text:p>
                <draw:g>
                  <svg:desc>tiger.C128:tiger.C128</svg:desc>
                </draw:g>
              </table:table-cell>
              <table:table-cell office:value-type="float" office:value="9418.92">
                <text:p>9418.92</text:p>
                <draw:g>
                  <svg:desc>tiger.D128:tiger.W128</svg:desc>
                </draw:g>
              </table:table-cell>
              <table:table-cell office:value-type="float" office:value="9598.01">
                <text:p>9598.01</text:p>
              </table:table-cell>
              <table:table-cell office:value-type="float" office:value="9529.38">
                <text:p>9529.38</text:p>
              </table:table-cell>
              <table:table-cell office:value-type="float" office:value="9459.44">
                <text:p>9459.44</text:p>
              </table:table-cell>
              <table:table-cell office:value-type="float" office:value="9572.94">
                <text:p>9572.94</text:p>
              </table:table-cell>
              <table:table-cell office:value-type="float" office:value="9446.74">
                <text:p>9446.74</text:p>
              </table:table-cell>
              <table:table-cell office:value-type="float" office:value="9471.4">
                <text:p>9471.4</text:p>
              </table:table-cell>
              <table:table-cell office:value-type="float" office:value="9510.83">
                <text:p>9510.83</text:p>
              </table:table-cell>
              <table:table-cell office:value-type="float" office:value="9526.02">
                <text:p>9526.02</text:p>
              </table:table-cell>
              <table:table-cell office:value-type="float" office:value="9486.22">
                <text:p>9486.22</text:p>
              </table:table-cell>
              <table:table-cell office:value-type="float" office:value="9438.12">
                <text:p>9438.12</text:p>
              </table:table-cell>
              <table:table-cell office:value-type="float" office:value="9460.45">
                <text:p>9460.45</text:p>
              </table:table-cell>
              <table:table-cell office:value-type="float" office:value="9562.01">
                <text:p>9562.01</text:p>
              </table:table-cell>
              <table:table-cell office:value-type="float" office:value="9455.37">
                <text:p>9455.37</text:p>
              </table:table-cell>
              <table:table-cell office:value-type="float" office:value="9545.41">
                <text:p>9545.41</text:p>
              </table:table-cell>
              <table:table-cell office:value-type="float" office:value="9550.85">
                <text:p>9550.85</text:p>
              </table:table-cell>
              <table:table-cell office:value-type="float" office:value="9464.78">
                <text:p>9464.78</text:p>
              </table:table-cell>
              <table:table-cell office:value-type="float" office:value="9573.72">
                <text:p>9573.72</text:p>
              </table:table-cell>
              <table:table-cell office:value-type="float" office:value="9445.72">
                <text:p>9445.72</text:p>
              </table:table-cell>
              <table:table-cell office:value-type="float" office:value="9570.59">
                <text:p>9570.59</text:p>
              </table:table-cell>
            </table:table-row>
            <table:table-row>
              <table:table-cell office:value-type="string">
                <text:p>4194304</text:p>
                <draw:g>
                  <svg:desc>tiger.C134:tiger.C134</svg:desc>
                </draw:g>
              </table:table-cell>
              <table:table-cell office:value-type="float" office:value="9910.38">
                <text:p>9910.38</text:p>
                <draw:g>
                  <svg:desc>tiger.D134:tiger.W134</svg:desc>
                </draw:g>
              </table:table-cell>
              <table:table-cell office:value-type="float" office:value="9901.09">
                <text:p>9901.09</text:p>
              </table:table-cell>
              <table:table-cell office:value-type="float" office:value="9879.59">
                <text:p>9879.59</text:p>
              </table:table-cell>
              <table:table-cell office:value-type="float" office:value="9881.72">
                <text:p>9881.72</text:p>
              </table:table-cell>
              <table:table-cell office:value-type="float" office:value="9901.44">
                <text:p>9901.44</text:p>
              </table:table-cell>
              <table:table-cell office:value-type="float" office:value="9901.88">
                <text:p>9901.88</text:p>
              </table:table-cell>
              <table:table-cell office:value-type="float" office:value="9893.28">
                <text:p>9893.28</text:p>
              </table:table-cell>
              <table:table-cell office:value-type="float" office:value="9887.98">
                <text:p>9887.98</text:p>
              </table:table-cell>
              <table:table-cell office:value-type="float" office:value="9887.51">
                <text:p>9887.51</text:p>
              </table:table-cell>
              <table:table-cell office:value-type="float" office:value="9884.5">
                <text:p>9884.5</text:p>
              </table:table-cell>
              <table:table-cell office:value-type="float" office:value="9885.56">
                <text:p>9885.56</text:p>
              </table:table-cell>
              <table:table-cell office:value-type="float" office:value="9868.44">
                <text:p>9868.44</text:p>
              </table:table-cell>
              <table:table-cell office:value-type="float" office:value="9897.68">
                <text:p>9897.68</text:p>
              </table:table-cell>
              <table:table-cell office:value-type="float" office:value="9889.64">
                <text:p>9889.64</text:p>
              </table:table-cell>
              <table:table-cell office:value-type="float" office:value="9890.24">
                <text:p>9890.24</text:p>
              </table:table-cell>
              <table:table-cell office:value-type="float" office:value="9894.87">
                <text:p>9894.87</text:p>
              </table:table-cell>
              <table:table-cell office:value-type="float" office:value="9892.46">
                <text:p>9892.46</text:p>
              </table:table-cell>
              <table:table-cell office:value-type="float" office:value="9902.77">
                <text:p>9902.77</text:p>
              </table:table-cell>
              <table:table-cell office:value-type="float" office:value="9891.24">
                <text:p>9891.24</text:p>
              </table:table-cell>
              <table:table-cell office:value-type="float" office:value="9887.65">
                <text:p>9887.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4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tiger.C153:tiger.M153 tiger.C155:tiger.M155 tiger.C161:tiger.M161" chart:data-source-has-labels="column" svg:x="0.32cm" svg:y="0.18cm" svg:width="12.72cm" svg:height="8.64cm">
          <chartooo:coordinate-region svg:x="1.312cm" svg:y="0.379cm" svg:width="10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ger.D153:tiger.M153" chart:label-cell-address="tiger.C153:tiger.C153" chart:class="chart:line">
            <chart:data-point chart:repeated="10"/>
          </chart:series>
          <chart:series chart:attached-axis="primary-y" chart:style-name="ch9" chart:values-cell-range-address="tiger.D155:tiger.M155" chart:label-cell-address="tiger.C155:tiger.C155" chart:class="chart:line">
            <chart:data-point chart:repeated="10"/>
          </chart:series>
          <chart:series chart:attached-axis="primary-y" chart:style-name="ch10" chart:values-cell-range-address="tiger.D161:tiger.M161" chart:label-cell-address="tiger.C161:tiger.C16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iger.C153:tiger.C153</svg:desc>
                </draw:g>
              </table:table-cell>
              <table:table-cell office:value-type="float" office:value="8545.7">
                <text:p>8545.7</text:p>
                <draw:g>
                  <svg:desc>tiger.D153:tiger.M153</svg:desc>
                </draw:g>
              </table:table-cell>
              <table:table-cell office:value-type="float" office:value="8408.46">
                <text:p>8408.46</text:p>
              </table:table-cell>
              <table:table-cell office:value-type="float" office:value="8405.25">
                <text:p>8405.25</text:p>
              </table:table-cell>
              <table:table-cell office:value-type="float" office:value="8425.38">
                <text:p>8425.38</text:p>
              </table:table-cell>
              <table:table-cell office:value-type="float" office:value="8611.8">
                <text:p>8611.8</text:p>
              </table:table-cell>
              <table:table-cell office:value-type="float" office:value="8594.97">
                <text:p>8594.97</text:p>
              </table:table-cell>
              <table:table-cell office:value-type="float" office:value="8584.07">
                <text:p>8584.07</text:p>
              </table:table-cell>
              <table:table-cell office:value-type="float" office:value="8493.72">
                <text:p>8493.72</text:p>
              </table:table-cell>
              <table:table-cell office:value-type="float" office:value="8497.82">
                <text:p>8497.82</text:p>
              </table:table-cell>
              <table:table-cell office:value-type="float" office:value="8462.66">
                <text:p>8462.66</text:p>
              </table:table-cell>
            </table:table-row>
            <table:table-row>
              <table:table-cell office:value-type="string">
                <text:p>65536</text:p>
                <draw:g>
                  <svg:desc>tiger.C155:tiger.C155</svg:desc>
                </draw:g>
              </table:table-cell>
              <table:table-cell office:value-type="float" office:value="9566.43">
                <text:p>9566.43</text:p>
                <draw:g>
                  <svg:desc>tiger.D155:tiger.M155</svg:desc>
                </draw:g>
              </table:table-cell>
              <table:table-cell office:value-type="float" office:value="9431.8">
                <text:p>9431.8</text:p>
              </table:table-cell>
              <table:table-cell office:value-type="float" office:value="9393.77">
                <text:p>9393.77</text:p>
              </table:table-cell>
              <table:table-cell office:value-type="float" office:value="9515.2">
                <text:p>9515.2</text:p>
              </table:table-cell>
              <table:table-cell office:value-type="float" office:value="9509.8">
                <text:p>9509.8</text:p>
              </table:table-cell>
              <table:table-cell office:value-type="float" office:value="9512.89">
                <text:p>9512.89</text:p>
              </table:table-cell>
              <table:table-cell office:value-type="float" office:value="9538.94">
                <text:p>9538.94</text:p>
              </table:table-cell>
              <table:table-cell office:value-type="float" office:value="9576.06">
                <text:p>9576.06</text:p>
              </table:table-cell>
              <table:table-cell office:value-type="float" office:value="9467.07">
                <text:p>9467.07</text:p>
              </table:table-cell>
              <table:table-cell office:value-type="float" office:value="9462.74">
                <text:p>9462.74</text:p>
              </table:table-cell>
            </table:table-row>
            <table:table-row>
              <table:table-cell office:value-type="string">
                <text:p>4194304</text:p>
                <draw:g>
                  <svg:desc>tiger.C161:tiger.C161</svg:desc>
                </draw:g>
              </table:table-cell>
              <table:table-cell office:value-type="float" office:value="9896.82">
                <text:p>9896.82</text:p>
                <draw:g>
                  <svg:desc>tiger.D161:tiger.M161</svg:desc>
                </draw:g>
              </table:table-cell>
              <table:table-cell office:value-type="float" office:value="9895.2">
                <text:p>9895.2</text:p>
              </table:table-cell>
              <table:table-cell office:value-type="float" office:value="9885.58">
                <text:p>9885.58</text:p>
              </table:table-cell>
              <table:table-cell office:value-type="float" office:value="9888.78">
                <text:p>9888.78</text:p>
              </table:table-cell>
              <table:table-cell office:value-type="float" office:value="9896.19">
                <text:p>9896.19</text:p>
              </table:table-cell>
              <table:table-cell office:value-type="float" office:value="9899.54">
                <text:p>9899.54</text:p>
              </table:table-cell>
              <table:table-cell office:value-type="float" office:value="9915.25">
                <text:p>9915.25</text:p>
              </table:table-cell>
              <table:table-cell office:value-type="float" office:value="9904.1">
                <text:p>9904.1</text:p>
              </table:table-cell>
              <table:table-cell office:value-type="float" office:value="9889.8">
                <text:p>9889.8</text:p>
              </table:table-cell>
              <table:table-cell office:value-type="float" office:value="9868.73">
                <text:p>9868.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4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tiger.C180:tiger.M180 tiger.C182:tiger.M182 tiger.C188:tiger.M188" chart:data-source-has-labels="column" svg:x="0.32cm" svg:y="0.18cm" svg:width="12.72cm" svg:height="8.64cm">
          <chartooo:coordinate-region svg:x="1.312cm" svg:y="0.379cm" svg:width="10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ger.D180:tiger.M180" chart:label-cell-address="tiger.C180:tiger.C180" chart:class="chart:line">
            <chart:data-point chart:repeated="10"/>
          </chart:series>
          <chart:series chart:attached-axis="primary-y" chart:style-name="ch9" chart:values-cell-range-address="tiger.D182:tiger.M182" chart:label-cell-address="tiger.C182:tiger.C182" chart:class="chart:line">
            <chart:data-point chart:repeated="10"/>
          </chart:series>
          <chart:series chart:attached-axis="primary-y" chart:style-name="ch10" chart:values-cell-range-address="tiger.D188:tiger.M188" chart:label-cell-address="tiger.C188:tiger.C18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iger.C180:tiger.C180</svg:desc>
                </draw:g>
              </table:table-cell>
              <table:table-cell office:value-type="float" office:value="8429.41">
                <text:p>8429.41</text:p>
                <draw:g>
                  <svg:desc>tiger.D180:tiger.M180</svg:desc>
                </draw:g>
              </table:table-cell>
              <table:table-cell office:value-type="float" office:value="8365.28">
                <text:p>8365.28</text:p>
              </table:table-cell>
              <table:table-cell office:value-type="float" office:value="8525">
                <text:p>8525</text:p>
              </table:table-cell>
              <table:table-cell office:value-type="float" office:value="8515.09">
                <text:p>8515.09</text:p>
              </table:table-cell>
              <table:table-cell office:value-type="float" office:value="8318.61">
                <text:p>8318.61</text:p>
              </table:table-cell>
              <table:table-cell office:value-type="float" office:value="8411.68">
                <text:p>8411.68</text:p>
              </table:table-cell>
              <table:table-cell office:value-type="float" office:value="8291.94">
                <text:p>8291.94</text:p>
              </table:table-cell>
              <table:table-cell office:value-type="float" office:value="8256.92">
                <text:p>8256.92</text:p>
              </table:table-cell>
              <table:table-cell office:value-type="float" office:value="8463.48">
                <text:p>8463.48</text:p>
              </table:table-cell>
              <table:table-cell office:value-type="float" office:value="8339.11">
                <text:p>8339.11</text:p>
              </table:table-cell>
            </table:table-row>
            <table:table-row>
              <table:table-cell office:value-type="string">
                <text:p>65536</text:p>
                <draw:g>
                  <svg:desc>tiger.C182:tiger.C182</svg:desc>
                </draw:g>
              </table:table-cell>
              <table:table-cell office:value-type="float" office:value="9421.19">
                <text:p>9421.19</text:p>
                <draw:g>
                  <svg:desc>tiger.D182:tiger.M182</svg:desc>
                </draw:g>
              </table:table-cell>
              <table:table-cell office:value-type="float" office:value="9433.82">
                <text:p>9433.82</text:p>
              </table:table-cell>
              <table:table-cell office:value-type="float" office:value="9515.2">
                <text:p>9515.2</text:p>
              </table:table-cell>
              <table:table-cell office:value-type="float" office:value="9502.36">
                <text:p>9502.36</text:p>
              </table:table-cell>
              <table:table-cell office:value-type="float" office:value="9395.78">
                <text:p>9395.78</text:p>
              </table:table-cell>
              <table:table-cell office:value-type="float" office:value="9448.77">
                <text:p>9448.77</text:p>
              </table:table-cell>
              <table:table-cell office:value-type="float" office:value="9398.79">
                <text:p>9398.79</text:p>
              </table:table-cell>
              <table:table-cell office:value-type="float" office:value="9384.25">
                <text:p>9384.25</text:p>
              </table:table-cell>
              <table:table-cell office:value-type="float" office:value="9472.17">
                <text:p>9472.17</text:p>
              </table:table-cell>
              <table:table-cell office:value-type="float" office:value="9392.77">
                <text:p>9392.77</text:p>
              </table:table-cell>
            </table:table-row>
            <table:table-row>
              <table:table-cell office:value-type="string">
                <text:p>4194304</text:p>
                <draw:g>
                  <svg:desc>tiger.C188:tiger.C188</svg:desc>
                </draw:g>
              </table:table-cell>
              <table:table-cell office:value-type="float" office:value="9907.03">
                <text:p>9907.03</text:p>
                <draw:g>
                  <svg:desc>tiger.D188:tiger.M188</svg:desc>
                </draw:g>
              </table:table-cell>
              <table:table-cell office:value-type="float" office:value="9914.55">
                <text:p>9914.55</text:p>
              </table:table-cell>
              <table:table-cell office:value-type="float" office:value="9913.36">
                <text:p>9913.36</text:p>
              </table:table-cell>
              <table:table-cell office:value-type="float" office:value="9815.04">
                <text:p>9815.04</text:p>
              </table:table-cell>
              <table:table-cell office:value-type="float" office:value="9900.64">
                <text:p>9900.64</text:p>
              </table:table-cell>
              <table:table-cell office:value-type="float" office:value="9912.67">
                <text:p>9912.67</text:p>
              </table:table-cell>
              <table:table-cell office:value-type="float" office:value="9909.56">
                <text:p>9909.56</text:p>
              </table:table-cell>
              <table:table-cell office:value-type="float" office:value="9914.28">
                <text:p>9914.28</text:p>
              </table:table-cell>
              <table:table-cell office:value-type="float" office:value="9906.46">
                <text:p>9906.46</text:p>
              </table:table-cell>
              <table:table-cell office:value-type="float" office:value="9903.94">
                <text:p>9903.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4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tiger.C207:tiger.M207 tiger.C209:tiger.M209 tiger.C215:tiger.M215" chart:data-source-has-labels="column" svg:x="0.32cm" svg:y="0.18cm" svg:width="12.72cm" svg:height="8.64cm">
          <chartooo:coordinate-region svg:x="1.312cm" svg:y="0.379cm" svg:width="10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ger.D207:tiger.M207" chart:label-cell-address="tiger.C207:tiger.C207" chart:class="chart:line">
            <chart:data-point chart:repeated="10"/>
          </chart:series>
          <chart:series chart:attached-axis="primary-y" chart:style-name="ch9" chart:values-cell-range-address="tiger.D209:tiger.M209" chart:label-cell-address="tiger.C209:tiger.C209" chart:class="chart:line">
            <chart:data-point chart:repeated="10"/>
          </chart:series>
          <chart:series chart:attached-axis="primary-y" chart:style-name="ch10" chart:values-cell-range-address="tiger.D215:tiger.M215" chart:label-cell-address="tiger.C215:tiger.C21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iger.C207:tiger.C207</svg:desc>
                </draw:g>
              </table:table-cell>
              <table:table-cell office:value-type="float" office:value="8332">
                <text:p>8332</text:p>
                <draw:g>
                  <svg:desc>tiger.D207:tiger.M207</svg:desc>
                </draw:g>
              </table:table-cell>
              <table:table-cell office:value-type="float" office:value="8446.41">
                <text:p>8446.41</text:p>
              </table:table-cell>
              <table:table-cell office:value-type="float" office:value="8415.7">
                <text:p>8415.7</text:p>
              </table:table-cell>
              <table:table-cell office:value-type="float" office:value="8285.69">
                <text:p>8285.69</text:p>
              </table:table-cell>
              <table:table-cell office:value-type="float" office:value="8412.48">
                <text:p>8412.48</text:p>
              </table:table-cell>
              <table:table-cell office:value-type="float" office:value="8368.46">
                <text:p>8368.46</text:p>
              </table:table-cell>
              <table:table-cell office:value-type="float" office:value="8435.88">
                <text:p>8435.88</text:p>
              </table:table-cell>
              <table:table-cell office:value-type="float" office:value="8445.6">
                <text:p>8445.6</text:p>
              </table:table-cell>
              <table:table-cell office:value-type="float" office:value="8521.69">
                <text:p>8521.69</text:p>
              </table:table-cell>
              <table:table-cell office:value-type="float" office:value="8388.42">
                <text:p>8388.42</text:p>
              </table:table-cell>
            </table:table-row>
            <table:table-row>
              <table:table-cell office:value-type="string">
                <text:p>65536</text:p>
                <draw:g>
                  <svg:desc>tiger.C209:tiger.C209</svg:desc>
                </draw:g>
              </table:table-cell>
              <table:table-cell office:value-type="float" office:value="9402.06">
                <text:p>9402.06</text:p>
                <draw:g>
                  <svg:desc>tiger.D209:tiger.M209</svg:desc>
                </draw:g>
              </table:table-cell>
              <table:table-cell office:value-type="float" office:value="9473.19">
                <text:p>9473.19</text:p>
              </table:table-cell>
              <table:table-cell office:value-type="float" office:value="9551.89">
                <text:p>9551.89</text:p>
              </table:table-cell>
              <table:table-cell office:value-type="float" office:value="9408.34">
                <text:p>9408.34</text:p>
              </table:table-cell>
              <table:table-cell office:value-type="float" office:value="9407.59">
                <text:p>9407.59</text:p>
              </table:table-cell>
              <table:table-cell office:value-type="float" office:value="9566.17">
                <text:p>9566.17</text:p>
              </table:table-cell>
              <table:table-cell office:value-type="float" office:value="9471.15">
                <text:p>9471.15</text:p>
              </table:table-cell>
              <table:table-cell office:value-type="float" office:value="9499.28">
                <text:p>9499.28</text:p>
              </table:table-cell>
              <table:table-cell office:value-type="float" office:value="9482.89">
                <text:p>9482.89</text:p>
              </table:table-cell>
              <table:table-cell office:value-type="float" office:value="9468.09">
                <text:p>9468.09</text:p>
              </table:table-cell>
            </table:table-row>
            <table:table-row>
              <table:table-cell office:value-type="string">
                <text:p>4194304</text:p>
                <draw:g>
                  <svg:desc>tiger.C215:tiger.C215</svg:desc>
                </draw:g>
              </table:table-cell>
              <table:table-cell office:value-type="float" office:value="9899.67">
                <text:p>9899.67</text:p>
                <draw:g>
                  <svg:desc>tiger.D215:tiger.M215</svg:desc>
                </draw:g>
              </table:table-cell>
              <table:table-cell office:value-type="float" office:value="9904.71">
                <text:p>9904.71</text:p>
              </table:table-cell>
              <table:table-cell office:value-type="float" office:value="9921.07">
                <text:p>9921.07</text:p>
              </table:table-cell>
              <table:table-cell office:value-type="float" office:value="9899.32">
                <text:p>9899.32</text:p>
              </table:table-cell>
              <table:table-cell office:value-type="float" office:value="9908.37">
                <text:p>9908.37</text:p>
              </table:table-cell>
              <table:table-cell office:value-type="float" office:value="9909.57">
                <text:p>9909.57</text:p>
              </table:table-cell>
              <table:table-cell office:value-type="float" office:value="9907.51">
                <text:p>9907.51</text:p>
              </table:table-cell>
              <table:table-cell office:value-type="float" office:value="9910.14">
                <text:p>9910.14</text:p>
              </table:table-cell>
              <table:table-cell office:value-type="float" office:value="9915.23">
                <text:p>9915.23</text:p>
              </table:table-cell>
              <table:table-cell office:value-type="float" office:value="9903.61">
                <text:p>9903.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4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tiger.C234:tiger.M234 tiger.C236:tiger.M236 tiger.C242:tiger.M242" chart:data-source-has-labels="column" svg:x="0.32cm" svg:y="0.18cm" svg:width="12.72cm" svg:height="8.64cm">
          <chartooo:coordinate-region svg:x="1.312cm" svg:y="0.379cm" svg:width="10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ger.D234:tiger.M234" chart:label-cell-address="tiger.C234:tiger.C234" chart:class="chart:line">
            <chart:data-point chart:repeated="10"/>
          </chart:series>
          <chart:series chart:attached-axis="primary-y" chart:style-name="ch9" chart:values-cell-range-address="tiger.D236:tiger.M236" chart:label-cell-address="tiger.C236:tiger.C236" chart:class="chart:line">
            <chart:data-point chart:repeated="10"/>
          </chart:series>
          <chart:series chart:attached-axis="primary-y" chart:style-name="ch10" chart:values-cell-range-address="tiger.D242:tiger.M242" chart:label-cell-address="tiger.C242:tiger.C2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iger.C234:tiger.C234</svg:desc>
                </draw:g>
              </table:table-cell>
              <table:table-cell office:value-type="float" office:value="8398.83">
                <text:p>8398.83</text:p>
                <draw:g>
                  <svg:desc>tiger.D234:tiger.M234</svg:desc>
                </draw:g>
              </table:table-cell>
              <table:table-cell office:value-type="float" office:value="8546.53">
                <text:p>8546.53</text:p>
              </table:table-cell>
              <table:table-cell office:value-type="float" office:value="8507.68">
                <text:p>8507.68</text:p>
              </table:table-cell>
              <table:table-cell office:value-type="float" office:value="8569.85">
                <text:p>8569.85</text:p>
              </table:table-cell>
              <table:table-cell office:value-type="float" office:value="8514.27">
                <text:p>8514.27</text:p>
              </table:table-cell>
              <table:table-cell office:value-type="float" office:value="8574.03">
                <text:p>8574.03</text:p>
              </table:table-cell>
              <table:table-cell office:value-type="float" office:value="8422.15">
                <text:p>8422.15</text:p>
              </table:table-cell>
              <table:table-cell office:value-type="float" office:value="8365.28">
                <text:p>8365.28</text:p>
              </table:table-cell>
              <table:table-cell office:value-type="float" office:value="8382.02">
                <text:p>8382.02</text:p>
              </table:table-cell>
              <table:table-cell office:value-type="float" office:value="8569.85">
                <text:p>8569.85</text:p>
              </table:table-cell>
            </table:table-row>
            <table:table-row>
              <table:table-cell office:value-type="string">
                <text:p>65536</text:p>
                <draw:g>
                  <svg:desc>tiger.C236:tiger.C236</svg:desc>
                </draw:g>
              </table:table-cell>
              <table:table-cell office:value-type="float" office:value="9405.32">
                <text:p>9405.32</text:p>
                <draw:g>
                  <svg:desc>tiger.D236:tiger.M236</svg:desc>
                </draw:g>
              </table:table-cell>
              <table:table-cell office:value-type="float" office:value="9442.43">
                <text:p>9442.43</text:p>
              </table:table-cell>
              <table:table-cell office:value-type="float" office:value="9481.87">
                <text:p>9481.87</text:p>
              </table:table-cell>
              <table:table-cell office:value-type="float" office:value="9455.11">
                <text:p>9455.11</text:p>
              </table:table-cell>
              <table:table-cell office:value-type="float" office:value="9401.05">
                <text:p>9401.05</text:p>
              </table:table-cell>
              <table:table-cell office:value-type="float" office:value="9491.59">
                <text:p>9491.59</text:p>
              </table:table-cell>
              <table:table-cell office:value-type="float" office:value="9419.17">
                <text:p>9419.17</text:p>
              </table:table-cell>
              <table:table-cell office:value-type="float" office:value="9483.91">
                <text:p>9483.91</text:p>
              </table:table-cell>
              <table:table-cell office:value-type="float" office:value="9523.96">
                <text:p>9523.96</text:p>
              </table:table-cell>
              <table:table-cell office:value-type="float" office:value="9517.52">
                <text:p>9517.52</text:p>
              </table:table-cell>
            </table:table-row>
            <table:table-row>
              <table:table-cell office:value-type="string">
                <text:p>4194304</text:p>
                <draw:g>
                  <svg:desc>tiger.C242:tiger.C242</svg:desc>
                </draw:g>
              </table:table-cell>
              <table:table-cell office:value-type="float" office:value="9915.39">
                <text:p>9915.39</text:p>
                <draw:g>
                  <svg:desc>tiger.D242:tiger.M242</svg:desc>
                </draw:g>
              </table:table-cell>
              <table:table-cell office:value-type="float" office:value="9912.3">
                <text:p>9912.3</text:p>
              </table:table-cell>
              <table:table-cell office:value-type="float" office:value="9916.93">
                <text:p>9916.93</text:p>
              </table:table-cell>
              <table:table-cell office:value-type="float" office:value="9915.41">
                <text:p>9915.41</text:p>
              </table:table-cell>
              <table:table-cell office:value-type="float" office:value="9912.76">
                <text:p>9912.76</text:p>
              </table:table-cell>
              <table:table-cell office:value-type="float" office:value="9913.05">
                <text:p>9913.05</text:p>
              </table:table-cell>
              <table:table-cell office:value-type="float" office:value="9914.97">
                <text:p>9914.97</text:p>
              </table:table-cell>
              <table:table-cell office:value-type="float" office:value="9928.14">
                <text:p>9928.14</text:p>
              </table:table-cell>
              <table:table-cell office:value-type="float" office:value="9907.07">
                <text:p>9907.07</text:p>
              </table:table-cell>
              <table:table-cell office:value-type="float" office:value="9901.84">
                <text:p>9901.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8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454cm" style:legend-expansion="high" chart:style-name="ch2"/>
        <chart:plot-area chart:style-name="ch3" table:cell-range-address="tiger.C246:tiger.M250" chart:data-source-has-labels="both" svg:x="0.32cm" svg:y="0.18cm" svg:width="12.137cm" svg:height="8.64cm">
          <chartooo:coordinate-region svg:x="1.312cm" svg:y="0.38cm" svg:width="10.959cm" svg:height="7.794cm"/>
          <chart:axis chart:dimension="x" chart:name="primary-x" chart:style-name="ch4" chartooo:axis-type="auto">
            <chartooo:date-scale/>
            <chart:categories table:cell-range-address="tiger.D246:tiger.M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ger.D247:tiger.M247" chart:label-cell-address="tiger.C247:tiger.C247" chart:class="chart:line">
            <chart:data-point chart:repeated="10"/>
          </chart:series>
          <chart:series chart:style-name="ch8" chart:values-cell-range-address="tiger.D248:tiger.M248" chart:label-cell-address="tiger.C248:tiger.C248" chart:class="chart:line">
            <chart:data-point chart:repeated="10"/>
          </chart:series>
          <chart:series chart:style-name="ch9" chart:values-cell-range-address="tiger.D249:tiger.M249" chart:label-cell-address="tiger.C249:tiger.C249" chart:class="chart:line">
            <chart:data-point chart:repeated="10"/>
          </chart:series>
          <chart:series chart:style-name="ch10" chart:values-cell-range-address="tiger.D250:tiger.M250" chart:label-cell-address="tiger.C250:tiger.C25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ger.D246:tiger.M2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4194304/0M</text:p>
                <draw:g>
                  <svg:desc>tiger.C247:tiger.C247</svg:desc>
                </draw:g>
              </table:table-cell>
              <table:table-cell office:value-type="float" office:value="9896.82">
                <text:p>9896.82</text:p>
                <draw:g>
                  <svg:desc>tiger.D247:tiger.M247</svg:desc>
                </draw:g>
              </table:table-cell>
              <table:table-cell office:value-type="float" office:value="9895.2">
                <text:p>9895.2</text:p>
              </table:table-cell>
              <table:table-cell office:value-type="float" office:value="9885.58">
                <text:p>9885.58</text:p>
              </table:table-cell>
              <table:table-cell office:value-type="float" office:value="9888.78">
                <text:p>9888.78</text:p>
              </table:table-cell>
              <table:table-cell office:value-type="float" office:value="9896.19">
                <text:p>9896.19</text:p>
              </table:table-cell>
              <table:table-cell office:value-type="float" office:value="9899.54">
                <text:p>9899.54</text:p>
              </table:table-cell>
              <table:table-cell office:value-type="float" office:value="9915.25">
                <text:p>9915.25</text:p>
              </table:table-cell>
              <table:table-cell office:value-type="float" office:value="9904.1">
                <text:p>9904.1</text:p>
              </table:table-cell>
              <table:table-cell office:value-type="float" office:value="9889.8">
                <text:p>9889.8</text:p>
              </table:table-cell>
              <table:table-cell office:value-type="float" office:value="9868.73">
                <text:p>9868.73</text:p>
              </table:table-cell>
            </table:table-row>
            <table:table-row>
              <table:table-cell office:value-type="string">
                <text:p>4194304/2M</text:p>
                <draw:g>
                  <svg:desc>tiger.C248:tiger.C248</svg:desc>
                </draw:g>
              </table:table-cell>
              <table:table-cell office:value-type="float" office:value="9907.03">
                <text:p>9907.03</text:p>
                <draw:g>
                  <svg:desc>tiger.D248:tiger.M248</svg:desc>
                </draw:g>
              </table:table-cell>
              <table:table-cell office:value-type="float" office:value="9914.55">
                <text:p>9914.55</text:p>
              </table:table-cell>
              <table:table-cell office:value-type="float" office:value="9913.36">
                <text:p>9913.36</text:p>
              </table:table-cell>
              <table:table-cell office:value-type="float" office:value="9815.04">
                <text:p>9815.04</text:p>
              </table:table-cell>
              <table:table-cell office:value-type="float" office:value="9900.64">
                <text:p>9900.64</text:p>
              </table:table-cell>
              <table:table-cell office:value-type="float" office:value="9912.67">
                <text:p>9912.67</text:p>
              </table:table-cell>
              <table:table-cell office:value-type="float" office:value="9909.56">
                <text:p>9909.56</text:p>
              </table:table-cell>
              <table:table-cell office:value-type="float" office:value="9914.28">
                <text:p>9914.28</text:p>
              </table:table-cell>
              <table:table-cell office:value-type="float" office:value="9906.46">
                <text:p>9906.46</text:p>
              </table:table-cell>
              <table:table-cell office:value-type="float" office:value="9903.94">
                <text:p>9903.94</text:p>
              </table:table-cell>
            </table:table-row>
            <table:table-row>
              <table:table-cell office:value-type="string">
                <text:p>4194304/4M</text:p>
                <draw:g>
                  <svg:desc>tiger.C249:tiger.C249</svg:desc>
                </draw:g>
              </table:table-cell>
              <table:table-cell office:value-type="float" office:value="9899.67">
                <text:p>9899.67</text:p>
                <draw:g>
                  <svg:desc>tiger.D249:tiger.M249</svg:desc>
                </draw:g>
              </table:table-cell>
              <table:table-cell office:value-type="float" office:value="9904.71">
                <text:p>9904.71</text:p>
              </table:table-cell>
              <table:table-cell office:value-type="float" office:value="9921.07">
                <text:p>9921.07</text:p>
              </table:table-cell>
              <table:table-cell office:value-type="float" office:value="9899.32">
                <text:p>9899.32</text:p>
              </table:table-cell>
              <table:table-cell office:value-type="float" office:value="9908.37">
                <text:p>9908.37</text:p>
              </table:table-cell>
              <table:table-cell office:value-type="float" office:value="9909.57">
                <text:p>9909.57</text:p>
              </table:table-cell>
              <table:table-cell office:value-type="float" office:value="9907.51">
                <text:p>9907.51</text:p>
              </table:table-cell>
              <table:table-cell office:value-type="float" office:value="9910.14">
                <text:p>9910.14</text:p>
              </table:table-cell>
              <table:table-cell office:value-type="float" office:value="9915.23">
                <text:p>9915.23</text:p>
              </table:table-cell>
              <table:table-cell office:value-type="float" office:value="9903.61">
                <text:p>9903.61</text:p>
              </table:table-cell>
            </table:table-row>
            <table:table-row>
              <table:table-cell office:value-type="string">
                <text:p>4194304/8M</text:p>
                <draw:g>
                  <svg:desc>tiger.C250:tiger.C250</svg:desc>
                </draw:g>
              </table:table-cell>
              <table:table-cell office:value-type="float" office:value="9915.39">
                <text:p>9915.39</text:p>
                <draw:g>
                  <svg:desc>tiger.D250:tiger.M250</svg:desc>
                </draw:g>
              </table:table-cell>
              <table:table-cell office:value-type="float" office:value="9912.3">
                <text:p>9912.3</text:p>
              </table:table-cell>
              <table:table-cell office:value-type="float" office:value="9916.93">
                <text:p>9916.93</text:p>
              </table:table-cell>
              <table:table-cell office:value-type="float" office:value="9915.41">
                <text:p>9915.41</text:p>
              </table:table-cell>
              <table:table-cell office:value-type="float" office:value="9912.76">
                <text:p>9912.76</text:p>
              </table:table-cell>
              <table:table-cell office:value-type="float" office:value="9913.05">
                <text:p>9913.05</text:p>
              </table:table-cell>
              <table:table-cell office:value-type="float" office:value="9914.97">
                <text:p>9914.97</text:p>
              </table:table-cell>
              <table:table-cell office:value-type="float" office:value="9928.14">
                <text:p>9928.14</text:p>
              </table:table-cell>
              <table:table-cell office:value-type="float" office:value="9907.07">
                <text:p>9907.07</text:p>
              </table:table-cell>
              <table:table-cell office:value-type="float" office:value="9901.84">
                <text:p>9901.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